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Messi arrived in China to participate in hundreds of fans in the friendly match to pick up the aircraft warmly</text:span>
</text:h>
      <text:p text:style-name="P4">
Publisher: 法新社</text:p>
      <text:p text:style-name="P4">
Published Time: 2023-06-10T-19:02:07+00:00</text:p>
      <text:p text:style-name="P4">
Modified Time: 2023-06-10T08:50:01+00:00</text:p>
      <text:p text:style-name="P4">
Description: (Agence France -Presse, Beijing, 10th) Argentina's football superstar Messi arrived in Beijing today and was welcomed by hundreds of highly high fans. The World Cup champion Argentine will face the Australian team in a friendly match nex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10T-19-02-07-00-00/000000.png" xlink:type="simple" xlink:show="embed" xlink:actuate="onLoad" draw:mime-type="image/png"/>
</draw:frame>
According to social media pictures, hundreds of fans waiting for his fans at the airport shouted the slogan, many of them wearing the Argentine National Football Team No. 10 blue and white striped jersey.</text:p>
      <text:p text:style-name="P4">
According to local media reports, this was the seventh visit of Messi, the last time in 2017.</text:p>
      <text:p text:style-name="P4">
The Argentine team will be renovated in Beijing on June 15th and the Australian team in Beijing's newly renovated and accommodated 68,000 people.</text:p>
      <text:p text:style-name="P4">
News Source: <text:a xlink:type="simple" xlink:href="https://www.rfi.fr/cn/%E8%BF%90%E5%8A%A8%E5%A4%A9%E5%9C%B0/20230610-%E6%A2%85%E8%A5%BF%E6%8A%B5%E8%BE%BE%E4%B8%AD%E5%9B%BD%E5%8F%82%E5%8A%A0%E5%8F%8B%E8%B0%8A%E8%B5%9B-%E6%95%B0%E7%99%BE%E7%90%83%E8%BF%B7%E7%83%AD%E7%83%88%E6%8E%A5%E6%9C%BA" text:style-name="Internet_20_link" text:visited-style-name="Visited_20_Internet_20_Link">
https://www.rfi.fr/cn/%E8%BF%90%E5%8A%A8%E5%A4%A9%E5%9C%B0/20230610-%E6%A2%85%E8%A5%BF%E6%8A%B5%E8%BE%BE%E4%B8%AD%E5%9B%BD%E5%8F%82%E5%8A%A0%E5%8F%8B%E8%B0%8A%E8%B5%9B-%E6%95%B0%E7%99%BE%E7%90%83%E8%BF%B7%E7%83%AD%E7%83%88%E6%8E%A5%E6%9C%BA</text:a>
</text:p>
      <!--NEWS-->
      <text:h text:style-name="P10" text:outline-level="1">
<text:span text:style-name="T4">
Canadian investigating China's intervention election leaders resigned without fulfillment</text:span>
</text:h>
      <text:p text:style-name="P4">
Publisher: 法新社</text:p>
      <text:p text:style-name="P4">
Published Time: 2023-06-10T-23:32:07+00:00</text:p>
      <text:p text:style-name="P4">
Modified Time: 2023-06-10T08:20:04+00:00</text:p>
      <text:p text:style-name="P4">
Description: (Agence France -Presse Ottawa, 9th) Canadian Prime Minister Justin Trudeau previously assigned David Johnston, who was former Governor, to investigate the accusation of China twice in the Canadian elections, but the opposition party questioned the appointment. Johnson resign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10T-23-32-07-00-00/000000.png" xlink:type="simple" xlink:show="embed" xlink:actuate="onLoad" draw:mime-type="image/png"/>
</draw:frame>
Johnsonfu announced a temporary report at the end of May, determining that the Chinese government attempted to interfere with Canada's 2019 and 2021 elections, but it did not affect the election results.</text:p>
      <text:p text:style-name="P4">
Johnson should start a hearing in July. Hearing the opinions of the obstetrics of the diasporas who had been intervened as the target, collected the opinions of experts from national security and international relations, and then submitted the final report in October.</text:p>
      <text:p text:style-name="P4">
However, the opposition party accused Johnson of the relationship with Trump, and demanded an independent public investigation.</text:p>
      <text:p text:style-name="P4">
Johnston said in his resignation: "When I took the task of investigating the independent special reporter of foreign intervention, my goal was to help build a trust in our democratic system ... My conclusion is that in my appointment and work, my appointment, work, work, work, work, work, work, work, work, work, work, work, work, work, work, work, work, work, work, work, work, in my appointment and work. Based on a serious party atmosphere, my leadership produced a counter -effect. "</text:p>
      <text:p text:style-name="P4">
Liberalparty, which belongs to Trump, did not obtain a majority in the last election, so a small number of governments were organized. The Canadian media previously quoted external intelligence documents and unknown sources to expose China's attempt to intervene and even destroy the Democratic procedures of Canada. Now the Trumodi government is facing the pressure of explaining the official response. The allegations mentioned by the media include secrets to donate donations, Chinese spies that are effective for Canadian candidates or members, etc., the purpose is to want to control the policy.</text:p>
      <text:p text:style-name="P4">
Last month, Canadian media reported that a Chinese diplomat was accused of trying to intimidate Michaelchong and his family in Hong Kong because Zhuang Wenhao once criticized China; Canada then expelled Chinese diplomat involved in the case Zhao Wei.</text:p>
      <text:p text:style-name="P4">
China refutes these allegations, and also derived a Canadian diplomat and warned Canada that if it takes a consistent position with the United States in Chinese policies, it may destroy the relationship with China, the second largest trading partner in China.</text:p>
      <text:p text:style-name="P4">
Johnson mentioned in a preliminary report that common foreign intervention tricks include online attacks, online wind direction, malicious fraud information and "use interpersonal relationships." He also pointed out that there is a lack of information on the government's internal information.</text:p>
      <text:p text:style-name="P4">
However, Johston refused to investigate publicly because it was about "intelligence sensitivity."</text:p>
      <text:p text:style-name="P4">
He said he would leave at the end of this month.</text:p>
      <text:p text:style-name="P4">
News Source: <text:a xlink:type="simple" xlink:href="https://www.rfi.fr/cn/%E5%9B%BD%E9%99%85%E6%8A%A5%E9%81%93/20230610-%E5%8A%A0%E6%8B%BF%E5%A4%A7%E8%B0%83%E6%9F%A5%E4%B8%AD%E5%9B%BD%E5%B9%B2%E9%A2%84%E9%80%89%E4%B8%BE-%E8%B4%9F%E8%B4%A3%E4%BA%BA%E6%9C%AA%E7%AB%9F%E5%85%A8%E5%8A%9F%E5%B0%B1%E8%BE%9E%E8%81%8C" text:style-name="Internet_20_link" text:visited-style-name="Visited_20_Internet_20_Link">
https://www.rfi.fr/cn/%E5%9B%BD%E9%99%85%E6%8A%A5%E9%81%93/20230610-%E5%8A%A0%E6%8B%BF%E5%A4%A7%E8%B0%83%E6%9F%A5%E4%B8%AD%E5%9B%BD%E5%B9%B2%E9%A2%84%E9%80%89%E4%B8%BE-%E8%B4%9F%E8%B4%A3%E4%BA%BA%E6%9C%AA%E7%AB%9F%E5%85%A8%E5%8A%9F%E5%B0%B1%E8%BE%9E%E8%81%8C</text:a>
</text:p>
      <!--NEWS-->
      <text:h text:style-name="P10" text:outline-level="1">
<text:span text:style-name="T4">
Zerrenceky confirms that Ukraine is fighting against Russia</text:span>
</text:h>
      <text:p text:style-name="P4">
Publisher: 法新社</text:p>
      <text:p text:style-name="P4">
Published Time: 2023-06-10T-6:32:09+00:00</text:p>
      <text:p text:style-name="P4">
Modified Time: 2023-06-10T15:05:03+00:00</text:p>
      <text:p text:style-name="P4">
Description: (AFP, Kiev, 10th) Ukrainian President Zeroski said today that the counterattack against the Russian forces is underw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6-10T-6-32-09-00-00/000000.png" xlink:type="simple" xlink:show="embed" xlink:actuate="onLoad" draw:mime-type="image/png"/>
</draw:frame>
Volodymyr ZELENSkyYy, in Kiev, Ukrainian capital Kiev, a joint press conference on Junintrudeau, who visited the Canadian Prime Minister, pointed out: "Counterattack and defense operations are occurring in Ukraine, but I will not talk about what stage I am currently in the current place. ","</text:p>
      <text:p text:style-name="P4">
He also said that he kept in touch with the military commanders, including Valery Zaluzhny, chief commander of the Ukrainian armed forces every day. Everyone is full of hope now.</text:p>
      <text:p text:style-name="P4">
News Source: <text:a xlink:type="simple" xlink:href="https://www.rfi.fr/cn/%E5%9B%BD%E9%99%85%E6%8A%A5%E9%81%93/20230610-%E6%B3%BD%E4%BC%A6%E6%96%AF%E5%9F%BA%E8%AF%81%E5%AE%9E-%E4%B9%8C%E5%85%8B%E5%85%B0%E6%AD%A3%E5%AF%B9%E4%BF%84%E7%BD%97%E6%96%AF%E8%BF%9B%E8%A1%8C%E5%8F%8D%E6%94%BB" text:style-name="Internet_20_link" text:visited-style-name="Visited_20_Internet_20_Link">
https://www.rfi.fr/cn/%E5%9B%BD%E9%99%85%E6%8A%A5%E9%81%93/20230610-%E6%B3%BD%E4%BC%A6%E6%96%AF%E5%9F%BA%E8%AF%81%E5%AE%9E-%E4%B9%8C%E5%85%8B%E5%85%B0%E6%AD%A3%E5%AF%B9%E4%BF%84%E7%BD%97%E6%96%AF%E8%BF%9B%E8%A1%8C%E5%8F%8D%E6%94%BB</text:a>
</text:p>
      <!--NEWS-->
      <text:h text:style-name="P10" text:outline-level="1">
<text:span text:style-name="T4">
Hong Kong BNO immigration tide: the story of two mothers who immigrate to the United Kingdom with the whole family</text:span>
</text:h>
      <text:p text:style-name="P4">
Author: https://www.facebook.com/bbcworldservice/</text:p>
      <text:p text:style-name="P4">
Publisher: BBC News 中文</text:p>
      <text:p text:style-name="P4">
Published Time: 2023-06-10T02:25:53.000Z</text:p>
      <text:p text:style-name="P4">
Modified Time: 2023-06-10T02:25:53.000Z</text:p>
      <text:p text:style-name="P4">
Description: Since the implementation of Hong Kong's "Counterfeit" and the National Security Law, Hong Kong society has ushered in the wave of immigration in recent years. Luby and Effie are two Hong Kong mothers. After they moved their family to Britain, did they adapt to the life there?</text:p>
      <text:p text:style-name="P4">
Images: []</text:p>
      <text:p text:style-name="P4">
Videos: ["<text:a xlink:type="simple" xlink:href="https://www.bbc.com/ws/av-embeds/cps/zhongwen/simp/chinese-news-65857150/p0ftfz54/zh-hans" text:style-name="Internet_20_link" text:visited-style-name="Visited_20_Internet_20_Link">
zh-hans</text:a>
"]</text:p>
      <text:p text:style-name="P4">
Tags: ['家庭', '英国', '香港版国安法', '逃犯条例', '香港', '年轻人', '婚姻']</text:p>
      <text:p text:style-name="P4">
Type: Article</text:p>
      <!--METADATA-->
      <text:h text:style-name="P12" text:outline-level="3">
<text:span text:style-name="T4">
Hong Kong BNO Immigration Tide: The story of the two mothers immigrated to the UK with the whole family</text:span>
</text:h>
      <text:p text:style-name="P4">
<text:a xlink:type="simple" xlink:href="https://www.bbc.com/ws/av-embeds/cps/zhongwen/simp/chinese-news-65857150/p0ftfz54/zh-hans" text:style-name="Internet_20_link" text:visited-style-name="Visited_20_Internet_20_Link">
Video-1-Link:/WS/AV-EMBEDS/CPS/ZHONGWEN/SIMP/Chinese-News-65857150/P0TFZ54/ZH-HansS</text:a>
<text:span text:style-name="T4">
 Your equipment does not support the playback multimedia materials </text:span>
<text:span text:style-name="T4">
 Hong Kong BNO immigration tide: The story of the two mothers immigrated to the UK with the whole family </text:span>
 June 10, 2023</text:p>
      <text:p text:style-name="P4">
Since the implementation of Hong Kong's "Counterfeit" and the National Security Law, Hong Kong society has ushered in the wave of immigration in recent years. The British government opens a visa plan to Hong Kong people who hold the status of British overseas citizens (BNO) immigrants and their families.</text:p>
      <text:p text:style-name="P4">
Luby and Effie are two Hong Kong mothers. After they moved their family to Britain, did they adapt to the life there?</text:p>
      <text:p text:style-name="P4">
News Source: <text:a xlink:type="simple" xlink:href="https://www.bbc.com/zhongwen/simp/chinese-news-65857150" text:style-name="Internet_20_link" text:visited-style-name="Visited_20_Internet_20_Link">
https://www.bbc.com/zhongwen/simp/chinese-news-65857150</text:a>
</text:p>
      <!--NEWS-->
      <text:h text:style-name="P10" text:outline-level="1">
<text:span text:style-name="T4">
The 34th anniversary of the 64th, the fourth anniversary of the "Disciplinary Middle", the Ukrainian dam was blown up and more important stories this week</text:span>
</text:h>
      <text:p text:style-name="P4">
Author: https://www.facebook.com/bbcworldservice/</text:p>
      <text:p text:style-name="P4">
Publisher: BBC News 中文</text:p>
      <text:p text:style-name="P4">
Published Time: 2023-06-10T03:11:32.000Z</text:p>
      <text:p text:style-name="P4">
Modified Time: 2023-06-10T03:11:32.000Z</text:p>
      <text:p text:style-name="P4">
Description: The BBC International Channel Investigation Team "BBC Eye" is undercover to expose behind the scenes behind the scenes of sexual violence. This week, "sexual harassment" in Taiwan's political scene accused the tsunami strike.</text:p>
      <text:p text:style-name="P4">
Images: ["<text:a xlink:type="simple" xlink:href="https://ichef.bbci.co.uk/news/640/cpsprodpb/0C9E/production/_130003230_a7a40d2d-2ce8-4db3-91e7-84671a793fd5.jpg" text:style-name="Internet_20_link" text:visited-style-name="Visited_20_Internet_20_Link">
_130003230_a7...</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5853731/p0fs9pzr/zh-hans" text:style-name="Internet_20_link" text:visited-style-name="Visited_20_Internet_20_Link">
zh-hans</text:a>
", "<text:a xlink:type="simple" xlink:href="https://www.bbc.com/ws/av-embeds/cps/zhongwen/simp/press-review-65853731/p0ft5s47/zh-hans" text:style-name="Internet_20_link" text:visited-style-name="Visited_20_Internet_20_Link">
zh-hans</text:a>
", "<text:a xlink:type="simple" xlink:href="https://www.bbc.com/ws/av-embeds/cps/zhongwen/simp/press-review-65853731/p0fsqrbd/zh-hans" text:style-name="Internet_20_link" text:visited-style-name="Visited_20_Internet_20_Link">
zh-hans</text:a>
", "<text:a xlink:type="simple" xlink:href="https://www.bbc.com/ws/av-embeds/cps/zhongwen/simp/press-review-65853731/p0ft5zy4/zh-hans" text:style-name="Internet_20_link" text:visited-style-name="Visited_20_Internet_20_Link">
zh-hans</text:a>
"]</text:p>
      <text:p text:style-name="P4">
Tags: ['乌克兰局势升温', '香港版国安法', '逃犯条例', '中國', '政治', '台湾', '军事', '乌克兰']</text:p>
      <text:p text:style-name="P4">
Type: Article</text:p>
      <!--METADATA-->
      <text:h text:style-name="P12" text:outline-level="3">
<text:span text:style-name="T4">
34th anniversary, the fourth anniversary of "Disciplinary", the Ukrainian dam was blown up, sexual harassment of Taiwan's political harassment, and more important stories this week</text:span>
</text:h>
      <text:p text:style-name="P4">
June 10, 2023<draw:frame draw:style-name="fr1" draw:name="Image6" text:anchor-type="as-char" svg:width="6.9236in" svg:height="3.894525in" draw:z-index="0">
<draw:image xlink:href="../Images/BBC Chinese/2023-06-10T03-11-32.000Z/_130003230_a7a40d2d-2ce8-4db3-91e7-84671a793fd5.jpg" xlink:type="simple" xlink:show="embed" xlink:actuate="onLoad" draw:mime-type="image/jpeg"/>
</draw:frame>
Image source, Reuters/Maxar Technology</text:p>
      <text:p text:style-name="P4">
Image adding text,</text:p>
      <text:p text:style-name="P4">
Satellite images show that the flood poured over the new Carhofka dam and several towns have been flooded.</text:p>
      <text:p text:style-name="P4">
<text:span text:style-name="T4">
 This week, the four -year commemorative of the Hong Kong "Counterfeit China" movement in 2019. The BBC Chinese will successively launch a series of reports to review how the social movement changes Hong Kong. It is worth noting that last weekend was the 34th anniversary of the "June 4th Incident" in 1989. In previous years, a commemorative event was held in Victoria Park in Hong Kong. </text:span>
</text:p>
      <text:p text:style-name="P4">
After the Russian battlefield, an important Ukrainian dam in the Russian occupation area was blown up, thousands of people were evacuated from the lower reaches of the dam. Russia and Ukraine accused each other the culprit that bombed the dam.</text:p>
      <text:p text:style-name="P4">
The BBC International Channel Investigation Team "BBC Eye" is undercover to expose behind the scenes behind the scenes of sexual violence. This week, the "sexual harassment" charged tsunami on Taiwan's political arena. Related real -name accusations began to appear within the DPP. After that, senior media people accused the Kuomintang's Democratic harassment. The issue of sexual harassment became an unexpected storm shortly after the presidential election of Taiwan's presidential election.</text:p>
      <text:p text:style-name="P4">
In addition, 10 Chinese players were punished to varying degrees in the largest corruption case in the Snooker world.</text:p>
      <text:p text:style-name="P4">
Just in the past week, the content of the BBC Chinese and above has attracted the attention of readers. If you missed them, we will take you to review one by one.</text:p>
      <text:p text:style-name="P4">
<draw:frame draw:style-name="fr1" draw:name="Image7"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1 . June 4th Anniversary: Hong Kong police strictly prevent the alert from taking away several people in Causeway Bay</text:span>
</text:h>
      <text:p text:style-name="P4">
[Video-1-Link:/WS/AV-EMBEDS/CPS/ZHONGWEN/SIMP/Press-Review-65853731/P0FS9PZR/ZH-HansS]](https://www.bbc.com/ws/av-embeds/cps/zhongwen/simp/press-review-65853731/p0fs9pzr/zh-hans)<text:span text:style-name="T4">
 Your equipment does not support playing multimedia materials </text:span>
 video plus injection text,</text:p>
      <text:p text:style-name="P4">
Sunday (June 4) was the 34th anniversary of the "June 4th" incident in 1989. The Victoria Park in Hong Kong did not hold a candlelight rally for the fourth consecutive year. Starting during the day, a large number of police forces have been stationed in Causeway Bay, and the counter -terrorism special team has also dispatched patrols.</text:p>
      <text:p text:style-name="P4">
<text:a xlink:type="simple" xlink:href="https://www.bbc.com/zhongwen/simp/chinese-news-65807448" text:style-name="Internet_20_link" text:visited-style-name="Visited_20_Internet_20_Link">
June 4th Anniversary: Hong Kong Police Strictly Prevent the alert to take away several people near Causeway Bay</text:a>
On the 34th anniversary of the "June 4th" incident in 1989, the Victoria Park in Hong Kong did not hold a candlelight rally for the fourth consecutive year. Starting during the day, a large number of police forces have been stationed in Causeway Bay, and the counter -terrorism special team has also dispatched patrols.</text:p>
      <text:p text:style-name="P4">
<draw:frame draw:style-name="fr1" draw:name="Image9"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2. Hong Kong's "Counter Delivery" fourth anniversary</text:span>
</text:h>
      <text:p text:style-name="P4">
[Video-Link:/WS/AV-EMBEDS/CPS/ZHONGWEN/SIMP/Press-Review-65853731/P0FT5S47/ZH-HansS]](https://www.bbc.com/ws/av-embeds/cps/zhongwen/simp/press-review-65853731/p0ft5s47/zh-hans)<text:span text:style-name="T4">
 Your equipment does not support playing multimedia materials </text:span>
 video plus injection text,</text:p>
      <text:p text:style-name="P4">
After the "anti -repair" movement in Hong Kong in 2019, a large number of young people were arrested and imprisoned for related protests. BBC interviewed the "anti -repair" motion demonstrators from prison, as well as supporting networks for helping people into prison for social movement cases.</text:p>
      <text:p text:style-name="P4">
<text:a xlink:type="simple" xlink:href="https://www.bbc.com/zhongwen/simp/chinese-news-65842285" text:style-name="Internet_20_link" text:visited-style-name="Visited_20_Internet_20_Link">
Hong Kong's "Counter Delivery" 4th Anniversary: Forbidden Books, Forbidden language, self -examination, and Hong Kong people are "re -educated"</text:a>
In 2019, the Hong Kong's "Counterfeit and China" movement was officially characterized by the official "color revolution", and the "National Security Law" marked Hong Kong's "secondary return". The BBC Chinese interviews with education, media, civil servants and other frontline personnel, they all said they felt tremendous changes, and said that the official was culturally transforming Hong Kong from culturally.</text:p>
      <text:p text:style-name="P4">
In addition, after the start of the "anti -repair" movement in Hong Kong in 2019, a large number of young people were arrested and imprisoned for related protests. BBC interviewed the "anti -repair" motion demonstrators from prison and supported the support network of those who helped enter prison for social movement cases.</text:p>
      <text:p text:style-name="P4">
<draw:frame draw:style-name="fr1" draw:name="Image11"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3. Ukrainian dam was blown up</text:span>
</text:h>
      <text:p text:style-name="P4">
<text:a xlink:type="simple" xlink:href="https://www.bbc.com/ws/av-embeds/cps/zhongwen/simp/press-review-65853731/p0fsqrbd/zh-hans" text:style-name="Internet_20_link" text:visited-style-name="Visited_20_Internet_20_Link">
Video-3-Link:/WS/AV-EMBEDS/CPS/ZHONGWEN/SIMP/Press-Review-65853731/P0FSQRBD/ZH-HansS</text:a>
<text:span text:style-name="T4">
 Your equipment does not support playing multimedia materials </text:span>
 video plus injection text,</text:p>
      <text:p text:style-name="P4">
The Ukrainian dam was exploded and urgently withdrew tens of thousands of people, Russia and Ukraine denied the launch of the attack</text:p>
      <text:p text:style-name="P4">
<text:a xlink:type="simple" xlink:href="https://www.bbc.com/zhongwen/simp/world-65831170" text:style-name="Internet_20_link" text:visited-style-name="Visited_20_Internet_20_Link">
Ukine dams were blown up: Thousands of civilians escaped Russia and Ukraine to deny the launch of attacks</text:a>
This week, after an important Ukrainian dam in the Russian occupation area was blown up, thousands of people were evacuated from the lower reaches of the dam. Russia and Ukraine accused each other the culprit that bombed the dam.Ukrainian President Zeleguski said that after the dam of Novakakhovka was destroyed, 80 towns and villages may be overwhelmed, and he blamed Russia. The rolling river is pouring into the De Nieberg River, and it is said that it has constituted a fatal risk of floods in Hermone.</text:p>
      <text:p text:style-name="P4">
Russia denied destroy this dam that was controlled and accused of being caused by Ukraine shells.</text:p>
      <text:p text:style-name="P4">
Kiev and Moscow have accused each other on the dam, and the claims of the two parties have not been confirmed by the BBC.</text:p>
      <text:p text:style-name="P4">
<draw:frame draw:style-name="fr1" draw:name="Image13"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4. Subway sexual harassment</text:span>
</text:h>
      <text:p text:style-name="P4">
Image adding text,</text:p>
      <text:p text:style-name="P4">
"Cat" has three "idiots" websites to provide sexual assault videos (the picture shows the sexual assault video website of the BBC reporter's undercover video.</text:p>
      <text:p text:style-name="P4">
<text:a xlink:type="simple" xlink:href="https://www.bbc.com/zhongwen/simp/world-65840998" text:style-name="Internet_20_link" text:visited-style-name="Visited_20_Internet_20_Link">
Subway sexual harassment: Who sells "idiot" sexual assault movies online? </text:a>
<text:span text:style-name="T5">
 <text:a xlink:type="simple" xlink:href="https://www.bbc.com/zhongwen/simp/chinese-news-65854024" text:style-name="Internet_20_link" text:visited-style-name="Visited_20_Internet_20_Link">
BBC Documentary: Tracking "idiots" -Tato is selling sexual assault candid films</text:a>
<text:a xlink:type="simple" xlink:href="https://www.bbc.com/ws/av-embeds/cps/zhongwen/simp/press-review-65853731/p0ft5zy4/zh-hans" text:style-name="Internet_20_link" text:visited-style-name="Visited_20_Internet_20_Link">
 Video-4-Link：/ws/av-embeds/cps/zhongwen/simp/press-review-65853731/p0ft5zy4/zh-hans </text:a>
</text:span>
<text:span text:style-name="T5">
 Your equipment does not support playing multimedia materials </text:span>
* video plus injection text,</text:p>
      <text:p text:style-name="P4">
Tracking "idiot": Who is selling sexual assault and candid filming</text:p>
      <text:p text:style-name="P4">
Women who have encountered sexual assault on public transport in East Asia are also facing another risk: sexual assaulters secretly shooting the indecent process and placed the film on the Internet for sale. After more than a year of survey, the BBC International Channel Survey Group "BBC Eye" was undercover to expose behind the scenes of the scene through sexual violence.</text:p>
      <text:p text:style-name="P4">
<draw:frame draw:style-name="fr1" draw:name="Image16"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5. Snooker fake ball case</text:span>
</text:h>
      <text:p text:style-name="P4">
Image source, George Wood</text:p>
      <text:p text:style-name="P4">
<text:a xlink:type="simple" xlink:href="https://www.bbc.com/zhongwen/simp/sports-65830336" text:style-name="Internet_20_link" text:visited-style-name="Visited_20_Internet_20_Link">
10 Chinese Snoors players collectively involved in the case, investigating that Liang Wenbo's "lobbying" other players cheated</text:a>
In the largest corruption case in the Snooker world, Chinese players Liang Wenbo and Li Xing were suspected of participating in fake balls and were banned by the world's professional billiards and Snooker Association (WPBSA) for life.</text:p>
      <text:p text:style-name="P4">
The other eight Chinese players involved in the case acknowledged that there were improper behaviors in the relevant survey, and were punished for banning races ranging from 20 months to 5 years.</text:p>
      <text:p text:style-name="P4">
Among the 10 people involved in the case, the highest world ranking was Zhao Xintong, the 11th British Championship champion. He was banned for one year and 8 months, and the 2021 Masters Champion Yan Bingtao was banned for 5 years.</text:p>
      <text:p text:style-name="P4">
The allegations in the case include manipulating the game, playing fake balls, cheating other players and gambling.</text:p>
      <text:p text:style-name="P4">
<draw:frame draw:style-name="fr1" draw:name="Image18"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6. Taiwan politics "sexual harassment" allegations</text:span>
</text:h>
      <text:p text:style-name="P4">
Image source, getty images</text:p>
      <text:p text:style-name="P4">
Image adding text,</text:p>
      <text:p text:style-name="P4">
Taiwan streets.</text:p>
      <text:p text:style-name="P4">
<text:a xlink:type="simple" xlink:href="https://www.bbc.com/zhongwen/simp/chinese-news-65818510" text:style-name="Internet_20_link" text:visited-style-name="Visited_20_Internet_20_Link">
Taiwan 2024 Presidential Election: The issue of sexual harassment unexpectedly becomes a political storm</text:a>
This week, the "sexual harassment" charged tsunami on Taiwan's political arena.</text:p>
      <text:p text:style-name="P4">
Related real -name accusations began to appear within the DPP. After that, senior media people accused the Kuomintang's Democratic harassment. The issue of sexual harassment became an unexpected storm shortly after the presidential election of Taiwan's presidential election.</text:p>
      <text:p text:style-name="P4">
However, the dispute has also been extended to the academic and literary circles. In the past few days, the accused, including the "June 4th" democratic movement Wang Dan, who is a guest assistant professor at Tsinghua University, Taiwan, and Beiling, an exile writer who visited Taiwan in Taiwan. But both have denied the relevant allegations.</text:p>
      <text:p text:style-name="P4">
Other cases include associate professors of Taiwan Chung Kyoga University, professor at the National Taiwan University Hospital, President of the People's Party, Ke Wenzhe, a former courage, Kuomintang think tank scholar, documentary director and senior local newspaper senior management.</text:p>
      <text:p text:style-name="P4">
Most of these charges have denied relevant allegations and claimed to be willing to clarify judicial channels. BBC Chinese cannot independently verify related allegations.</text:p>
      <text:p text:style-name="P4">
News Source: <text:a xlink:type="simple" xlink:href="https://www.bbc.com/zhongwen/simp/press-review-65853731" text:style-name="Internet_20_link" text:visited-style-name="Visited_20_Internet_20_Link">
https://www.bbc.com/zhongwen/simp/press-review-65853731</text:a>
</text:p>
      <!--NEWS-->
      <text:h text:style-name="P10" text:outline-level="1">
<text:span text:style-name="T4">
Kenya Middle Long Running Master Write a world record twice within 7 days</text:span>
</text:h>
      <text:p text:style-name="P4">
Publisher: 法新社</text:p>
      <text:p text:style-name="P4">
Published Time: 2023-06-10T08:32:07+00:00</text:p>
      <text:p text:style-name="P4">
Modified Time: 2023-06-10T08:05:01+00:00</text:p>
      <text:p text:style-name="P4">
Description: (Agence France -Presse, Paris, 9th) Kenya Middle and Long -distance Runners Kipiegan broke the women's 5,000 meters world record at the Paris Station in the Diamond League, and set a new world record twice within 7 day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6-10T08-32-07-00-00/000000.png" xlink:type="simple" xlink:show="embed" xlink:actuate="onLoad" draw:mime-type="image/png"/>
</draw:frame>
The 29 -year -old Faith Kipyegon defeated the gold medal at Diamond League in Paris, Diamond League.</text:p>
      <text:p text:style-name="P4">
Kipiegon surpassed Gidi about 700 meters before the end, and finally pressed the line with 14 minutes and 5 seconds. When Kipiegan saw her achievements, she couldn't believe her face with her hands, and then fell happily to the ground, and got Gidi's hug.</text:p>
      <text:p text:style-name="P4">
Kipiegan, who has won 1,500 meters, won two Olympic gold medals and won the gold in the World Championships. He never thought that he could break the world record in 5,000 meters.</text:p>
      <text:p text:style-name="P4">
Kipiegan said, "I don't know how I did it. I just try to keep it relaxed and enjoy the game. I just participated in the game and then everything followed. When I found a world record, I was really surprised. "</text:p>
      <text:p text:style-name="P4">
The world record before this was 14 minutes, 6 seconds 62 created in Valencia on October 7, 2020 in Valencia.</text:p>
      <text:p text:style-name="P4">
Kipiegan, who has raised a woman, said: "I just do my best, I just want to improve my best results, and rewrite the world records in the plan. I just chase Jidi running. She is a great woman. It's great. "</text:p>
      <text:p text:style-name="P4">
"I don't know what will happen next, I have to talk to the coach and others first. I am very happy and very excited now. I don't know what to say. If my health is healthy, everything is possible."</text:p>
      <text:p text:style-name="P4">
Kipiegong and Gidi stood out from the group after running 3,000 meters. Gidi hoped to refresh the world record that he maintained and sprinted forward in the last straight road, but he couldn't catch up with Kipiegong after all.</text:p>
      <text:p text:style-name="P4">
This is a magical week to become the first Kenya Kipiegon, which has created a 5,000 -meter world record.</text:p>
      <text:p text:style-name="P4">
Kipiegan broke the 3 minutes 50 seconds 07 women's 1500 -meter World Records of 3 minutes, 50 seconds 07.</text:p>
      <text:p text:style-name="P4">
News Source: <text:a xlink:type="simple" xlink:href="https://www.rfi.fr/cn/%E8%BF%90%E5%8A%A8%E5%A4%A9%E5%9C%B0/20230610-%E8%82%AF%E4%BA%9A%E4%B8%AD%E9%95%BF%E8%B7%91%E5%A5%BD%E6%89%8B%E5%86%8D%E5%86%99%E6%96%B0%E7%8C%B7-7%E5%A4%A9%E5%86%85%E4%B8%A4%E5%BA%A6%E7%BC%94%E9%80%A0%E4%B8%96%E7%95%8C%E7%BA%AA%E5%BD%95" text:style-name="Internet_20_link" text:visited-style-name="Visited_20_Internet_20_Link">
https://www.rfi.fr/cn/%E8%BF%90%E5%8A%A8%E5%A4%A9%E5%9C%B0/20230610-%E8%82%AF%E4%BA%9A%E4%B8%AD%E9%95%BF%E8%B7%91%E5%A5%BD%E6%89%8B%E5%86%8D%E5%86%99%E6%96%B0%E7%8C%B7-7%E5%A4%A9%E5%86%85%E4%B8%A4%E5%BA%A6%E7%BC%94%E9%80%A0%E4%B8%96%E7%95%8C%E7%BA%AA%E5%BD%95</text:a>
</text:p>
      <!--NEWS-->
      <text:h text:style-name="P10" text:outline-level="1">
<text:span text:style-name="T4">
Castro's visit to China Honduras Embassy in China opened in Beijing</text:span>
</text:h>
      <text:p text:style-name="P4">
Author: None (Language: zh)</text:p>
      <text:p text:style-name="P4">
Publisher: None</text:p>
      <text:p text:style-name="P4">
Time: 2023-06-10T09:52:00Z</text:p>
      <text:p text:style-name="P4">
Description: Honduras President Castro arrived in Shanghai on Friday to start a state visit. This is the first visit to China after Honduras established diplomatic relations with China. On June 11, the Honduras Embassy in China opened in Beijing, and Honduras Foreign Minister Rena and Chinese Foreign Minister Qin Gang jointly unveiled the embassy.</text:p>
      <text:p text:style-name="P4">
Videos: []</text:p>
      <text:p text:style-name="P4">
Images: []</text:p>
      <text:p text:style-name="P4">
Subject: 时政风云</text:p>
      <text:p text:style-name="P4">
Subjects: ['卡斯特罗', '薄熙来', '专题报道：习近平访美', '中国共产党', '岛屿主权争端', '马英九', '专题报道：全景观看“习马会”', '中国反腐风暴', '20国集团', '专题报道：2016年台湾大选']</text:p>
      <text:p text:style-name="P4">
Keywords: ['卡斯特罗', '洪都拉斯', '金砖国家新开发银行', '习近平', '台湾', '邦交国']</text:p>
      <text:p text:style-name="P4">
Id: 65878378</text:p>
      <!--METADATA-->
      <text:p text:style-name="P4">
<text:a xlink:type="simple" xlink:href="https://www.dw.com/zh/overlay/image/article/65878378/65878142" text:style-name="Internet_20_link" text:visited-style-name="Visited_20_Internet_20_Link">
 </text:a>
(Voice of Germany Chinese website) According to the Chinese official media Xinhua News Agency, Honduras President Castro was invited by Chinese President Xi Jinping to conduct state visits to China from June 9th to 14th and will be held with Chinese President Xi Jinping from June 9th to 14th and will be held with Chinese President Xi Jinping. Meeting, "joint planning and leading the future development of China -Hong relations."</text:p>
      <text:p text:style-name="P4">
In a six -day visit to China, Castro arrived in Shanghai's first stop at the financial center, and met Chen Jining, secretary of the Shanghai Municipal Party Committee on Friday. Castro also visited the BRICS New Development Bank (NDB) headquarters and Huawei Shanghai Research Center during his period of time in Shanghai. According to Reuters, President Honduras' Office posted on Twitter that Castro officially submitted a application for Honduras to join the agency when the president of the new Development Bank of the BRICS and former Brazilian President Rossev.</text:p>
      <text:p text:style-name="P4">
According to Chinese media reports, Castro moved to Beijing after two days after staying in Shanghai for two days. During his visit to Beijing, he would meet with Xi Jinping. The trip is expected to attend the unveiling ceremony of the Honduras Embassy in Beijing.</text:p>
      <text:p text:style-name="P4">
Castro arrived in Shanghai's first stop, and met Chen Jining, secretary of the Shanghai Municipal Party Committee on Friday</text:p>
      <text:p text:style-name="P4">
Honduras announced on March 26 this year to break off diplomatic relations with Taiwan. On the same day, <text:a xlink:type="simple" xlink:href="https://www.dw.com/zh/zh/宏都拉斯與中國建交-台灣控北京誘迫/a-65123275" text:style-name="Internet_20_link" text:visited-style-name="Visited_20_Internet_20_Link">
establishing formal diplomatic relations with China</text:a>
, Becoming the latest country that breaks diplomatic relations with Taiwan. Since the Democratic Progressive Party's Taiwan President Tsai Ing -wen came to power in 2016, Beijing has increased Taiwan's international space and "digging" Taiwan diplomatic relations. Since 2016, China has successfully passed billions of dollars in investment, attracting nine former allies in Taiwan.</text:p>
      <text:p text:style-name="P4">
The last successful success in Beijing has caused Taiwan to lose diplomatic relations, just as China -US tensions have intensified due to a series of issues such as Taiwan. Wu Muxi, an associate professor of the School of Public Policy of the National University of Singapore, said: "Taiwan is always the core of Sino -US tensions. Xi Jinping and the Chinese leadership team will spare no effort, especially on the issue of Taiwan." Wu Muxi also added that regardless of the price, China believes that It is worth taking to capture diplomatic allies with Taiwan. Beijing also regards these efforts as a response to the increasingly frequent visit to Taiwan. Such visits usually trigger an anger response from Beijing, including the visit of Pelosi, Speaker of the US House of Representatives before August last year.</text:p>
      <text:p text:style-name="P4">
*#</text:p>
      <text:h text:style-name="P13" text:outline-level="4">
<text:span text:style-name="T4">
What are the diplomatic countries in Taiwan?</text:span>
</text:h>
      <text:h text:style-name="P12" text:outline-level="3">
<text:span text:style-name="T4">
</text:span>
</text:h>
      <text:p text:style-name="P4">
Latin America is the most concentrated place in Taiwan's diplomatic relations, with a total of 8. Guatemara West Pacific, the East of the Caribbean, bordering Mexico in the north, is one of the ancient Mayan cultural centers. The population is 11.24 million, and the capital Guatemala. Residents believe in Catholicism, and the official language is Spanish. The establishment of diplomatic relations with the Republic of China in 1933.</text:p>
      <text:p text:style-name="P4">
*#</text:p>
      <text:h text:style-name="P13" text:outline-level="4">
<text:span text:style-name="T4">
What are the diplomatic countries in Taiwan?</text:span>
</text:h>
      <text:h text:style-name="P12" text:outline-level="3">
<text:span text:style-name="T4">
拉</text:span>
</text:h>
      <text:p text:style-name="P4">
Paraguay is an inland country in South America with an area of 410,000 square kilometers and a population of 6.64 million. The capital Asunción, the official language is Spanish. Agricultural and animal husbandry is the main pillar of the country's economy. In addition, the National Football Team of Paraguay is a power brigade in South America. Create diplomatic relations with Taiwan in 1957. Paraguay will hold a presidential election in April 2023. Candidates in the opposition party have stated that if they are elected, they will consider breaking diplomatic relations with Taiwan and to build diplomatic relations with China.</text:p>
      <text:p text:style-name="P4">
*#</text:p>
      <text:h text:style-name="P13" text:outline-level="4">
<text:span text:style-name="T4">
What are the diplomatic countries in Taiwan?</text:span>
</text:h>
      <text:h text:style-name="P12" text:outline-level="3">
<text:span text:style-name="T4">
Belis</text:span>
</text:h>
      <text:p text:style-name="P4">
Also known as Belize, formerly known as the British Honduras, located on the east coast of Central America. It is a Chinese American country with the least population and the lowest population density.</text:p>
      <text:p text:style-name="P4">
*#</text:p>
      <text:h text:style-name="P13" text:outline-level="4">
<text:span text:style-name="T4">
What are the diplomatic countries in Taiwan?</text:span>
</text:h>
      <text:h text:style-name="P12" text:outline-level="3">
<text:span text:style-name="T4">
Sheng Vinson</text:span>
</text:h>
      <text:p text:style-name="P4">
The full name is "St. Vincent and Green Nading", referred to as St. Vinson, located in Latin America, and established diplomatic relations with the Republic of China since 1981.</text:p>
      <text:p text:style-name="P4">
*#</text:p>
      <text:h text:style-name="P13" text:outline-level="4">
<text:span text:style-name="T4">
What are the diplomatic countries in Taiwan?</text:span>
</text:h>
      <text:h text:style-name="P12" text:outline-level="3">
<text:span text:style-name="T4">
St. Chris Dorifu and Nivis</text:span>
</text:h>
      <text:p text:style-name="P4">
Also known as St. Kitz and Nivis, located in the Caribbean Sea. In May 2018, he was refused to participate in the World Health Conference in Taiwan(WHA)At that time, St. Chriso and Navis met with the Minister of Health and Welfare in Taiwan and support Taiwan's participation in the conference.</text:p>
      <text:p text:style-name="P4">
*#</text:p>
      <text:h text:style-name="P13" text:outline-level="4">
<text:span text:style-name="T4">
What are the diplomatic countries in Taiwan?</text:span>
</text:h>
      <text:h text:style-name="P12" text:outline-level="3">
<text:span text:style-name="T4">
Haiti</text:span>
</text:h>
      <text:p text:style-name="P4">
Haiti is the islands of the Caribbean with an area of 28,000 square kilometers and a population of 10.7 million. Haiti is one of the poorest countries in the world. After the earthquake in 2010, Haiti economy relied on the aid of the international community to a certain extent. Create diplomatic relations with Taiwan in 1956.</text:p>
      <text:p text:style-name="P4">
*#</text:p>
      <text:h text:style-name="P13" text:outline-level="4">
<text:span text:style-name="T4">
What are the diplomatic countries in Taiwan?</text:span>
</text:h>
      <text:h text:style-name="P12" text:outline-level="3">
<text:span text:style-name="T4">
St. Lucia</text:span>
</text:h>
      <text:p text:style-name="P4">
It is also translated into St. Luxia, a country in the Caribbean. In 1997(Taiwan)Broken diplomatic relations. Later, he resumed diplomatic relations with the Republic of China in 2007.</text:p>
      <text:p text:style-name="P4">
*#</text:p>
      <text:h text:style-name="P13" text:outline-level="4">
<text:span text:style-name="T4">
What are the diplomatic countries in Taiwan?</text:span>
</text:h>
      <text:h text:style-name="P12" text:outline-level="3">
<text:span text:style-name="T4">
</text:span>
</text:h>
      <text:p text:style-name="P4">
Swaziland is also located in southeastern Africa, in the east, Mozambique, and the rest of the direction borders South Africa. The area is 17,400 square kilometers and the population is 1.3 million. The official language is English and Swati, which mainly depends on South Africa. Create diplomatic relations with Taiwan in 1968.</text:p>
      <text:p text:style-name="P4">
*#</text:p>
      <text:h text:style-name="P13" text:outline-level="4">
<text:span text:style-name="T4">
What are the diplomatic countries in Taiwan?</text:span>
</text:h>
      <h6>
</h6>
      <ul>
        <li>
#</li>
      </ul>
      <text:h text:style-name="P13" text:outline-level="4">
<text:span text:style-name="T4">
What are the diplomatic countries in Taiwan?</text:span>
</text:h>
      <text:h text:style-name="P12" text:outline-level="3">
<text:span text:style-name="T4">
Marshall Islands</text:span>
</text:h>
      <text:p text:style-name="P4">
The Marshall Islands is an island nation located in the central Pacific. It consists of more than 1,000 islands and reefs. It covers an area of 181 square kilometers and has a population of 53,000. It is mainly Micronician. The official language is English and Marsham. In 1986, he was independent from the US custody and established diplomatic relations with Taiwan in 1998.</text:p>
      <text:p text:style-name="P4">
*#</text:p>
      <text:h text:style-name="P13" text:outline-level="4">
<text:span text:style-name="T4">
What are the diplomatic countries in Taiwan?</text:span>
</text:h>
      <text:h text:style-name="P12" text:outline-level="3">
<text:span text:style-name="T4">
Nollu Republic</text:span>
</text:h>
      <text:p text:style-name="P4">
It is also translated into Nauru. It is an island country located in the central South Pacific. It has an area of 24 square kilometers and a population of 102,000. Cauru was occupied by Japan during World War II, and was co -custody by Australia, Britain, and New Zealand after the war. It was officially independent in 1968. Create diplomatic relations with Taiwan in 1980, interrupted in 2003, and resumed in 2005.</text:p>
      <text:p text:style-name="P4">
*#</text:p>
      <text:h text:style-name="P13" text:outline-level="4">
<text:span text:style-name="T4">
What are the diplomatic countries in Taiwan?</text:span>
</text:h>
      <text:h text:style-name="P12" text:outline-level="3">
<text:span text:style-name="T4">
Tuwaru</text:span>
</text:h>
      <text:p text:style-name="P4">
Tuvalu is located in the South Pacific, consisting of 9 ring -shaped coral island groups. The land area is about 26 square kilometers and the population is 11,000. Create diplomatic relations with Taiwan in 1979. Tuvaru was up to 4.5 meters above sea level and was severely threatened by the rise of the sea level. In 2001, the leader of the country said in a statement that the residents of the country will gradually evacuate due to the fate of being swallowed by the sea water and relocate the country to New Zealand.</text:p>
      <text:p text:style-name="P4">
*#</text:p>
      <text:h text:style-name="P13" text:outline-level="4">
<text:span text:style-name="T4">
What are the diplomatic countries in Taiwan?</text:span>
</text:h>
      <text:h text:style-name="P12" text:outline-level="3">
<text:span text:style-name="T4">
Vatican</text:span>
</text:h>
      <text:p text:style-name="P4">
The Vatican is the only diplomatic country in Europe in Europe. The Vatican, located in the city of Rome, has an area of only 0.44 square kilometers. It is called the country of the city and is the place where Catholic Holy See is located. The establishment of diplomatic relations with the Republic of China in 1942.</text:p>
      <text:p text:style-name="P4">
Author: Ye Xu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re are currently only 13 diplomatic relations in Taiwan, including Barris, Paraguay and Guatemala, Vatican City, Swickland in southern Africa, and several countries in the Caribbean and South Pacific. When Honduras considered turning to China, the government expressed his hope to get new investment and reduce debt. The country's foreign minister Eduardo Enriqureina told the local media in March this year that Honduras has demanded Taiwan's debt re -negotiation against $ 600 million and doubled gold aid each year to $ 100 million. Taiwan said that he has always cooperated with Honduras to meet the needs of the country.</text:p>
      <text:p text:style-name="P4">
Experts said that Honduras hopes to obtain large -scale investment in infrastructure projects from China, including a new hydropower station planned in the Patta River to build a three -seater hydropower station. China has invested nearly $ 300 million in the first hydropower station opened in January 2021.</text:p>
      <text:p text:style-name="P4">
(Comprehensive report)</text:p>
      <text:p text:style-name="P4">
News Source: <text:a xlink:type="simple" xlink:href="https://www.dw.com/zh/卡斯特罗访华-洪都拉斯驻华大使馆在北京开馆/a-65878378" text:style-name="Internet_20_link" text:visited-style-name="Visited_20_Internet_20_Link">
https://www.dw.com/zh/卡斯特罗访华-洪都拉斯驻华大使馆在北京开馆/a-65878378?maca=chi-rss-chi-all-1127-rdf</text:a>
</text:p>
      <!--NEWS-->
      <text:h text:style-name="P10" text:outline-level="1">
<text:span text:style-name="T4">
Peruvian women's missing problem is unknown within 4 months of severe 4 months</text:span>
</text:h>
      <text:p text:style-name="P4">
Publisher: 法新社</text:p>
      <text:p text:style-name="P4">
Published Time: 2023-06-10T1:02:07+00:00</text:p>
      <text:p text:style-name="P4">
Modified Time: 2023-06-10T18:50:04+00:00</text:p>
      <text:p text:style-name="P4">
Description: (AFP, Lima, 10th) The Ombudsman's Office (Ombudsman's Office) said today that more than 3,400 women in Peru were notified from January to April this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6-10T1-02-07-00-00/000000.png" xlink:type="simple" xlink:show="embed" xlink:actuate="onLoad" draw:mime-type="image/png"/>
</draw:frame>
According to Agence France -Presse, according to the report released by the supervisor's office and entitled "What happened?" In the first 4 months of 2023, there were 3406 women's missing cases, but only 1902 were found, and they still found them, and they still found them. 1504 people's whereabouts are unknown.</text:p>
      <text:p text:style-name="P4">
Isabelortiz, deputy director of the supervisor's office, said that the disappearance of women should be regarded as a "urgent crisis" in Peru with a population with a population of 33 million. She also said that the country has not taken any action to avoid such incidents.</text:p>
      <text:p text:style-name="P4">
She criticized that "the authorities have not disappeared (mainly abduction and abduction) as the priority agenda."</text:p>
      <text:p text:style-name="P4">
According to reports, more than 5,380 women were missing in Peru in 2022, most of which were minor girls and teenagers, and this number decreased by 9.7%compared with 2021.</text:p>
      <text:p text:style-name="P4">
According to multiple non -governmental organizations, the police and prosecutor's office did not fully investigate many cases because they believed that these women were voluntarily left home.</text:p>
      <text:p text:style-name="P4">
News Source: <text:a xlink:type="simple" xlink:href="https://www.rfi.fr/cn/%E5%9B%BD%E9%99%85%E6%8A%A5%E9%81%93/20230610-%E7%A7%98%E9%B2%81%E5%A5%B3%E6%80%A7%E5%A4%B1%E8%B8%AA%E9%97%AE%E9%A2%98%E4%B8%A5%E9%87%8D-4%E4%B8%AA%E6%9C%88%E5%86%85%E9%80%BE3400%E4%BA%BA%E4%B8%8B%E8%90%BD%E4%B8%8D%E6%98%8E" text:style-name="Internet_20_link" text:visited-style-name="Visited_20_Internet_20_Link">
https://www.rfi.fr/cn/%E5%9B%BD%E9%99%85%E6%8A%A5%E9%81%93/20230610-%E7%A7%98%E9%B2%81%E5%A5%B3%E6%80%A7%E5%A4%B1%E8%B8%AA%E9%97%AE%E9%A2%98%E4%B8%A5%E9%87%8D-4%E4%B8%AA%E6%9C%88%E5%86%85%E9%80%BE3400%E4%BA%BA%E4%B8%8B%E8%90%BD%E4%B8%8D%E6%98%8E</text:a>
</text:p>
      <!--NEWS-->
      <text:h text:style-name="P10" text:outline-level="1">
<text:span text:style-name="T4">
Trump was prosecuted again: 37 sins, would he be imprisoned because of this?</text:span>
</text:h>
      <text:p text:style-name="P4">
Author: https://www.facebook.com/bbcworldservice/</text:p>
      <text:p text:style-name="P4">
Publisher: BBC News 中文</text:p>
      <text:p text:style-name="P4">
Published Time: 2023-06-10T10:21:06.000Z</text:p>
      <text:p text:style-name="P4">
Modified Time: 2023-06-10T10:21:06.000Z</text:p>
      <text:p text:style-name="P4">
Description: Legal experts pointed out that for Trump, who was running for president in 2024, he might have to be prison for a long time once sin.</text:p>
      <text:p text:style-name="P4">
Images: ["<text:a xlink:type="simple" xlink:href="https://ichef.bbci.co.uk/news/640/cpsprodpb/10F80/production/_130040596_gettyimages-1495224129.jpg" text:style-name="Internet_20_link" text:visited-style-name="Visited_20_Internet_20_Link">
_130040596_ge...</text:a>
"]</text:p>
      <text:p text:style-name="P4">
Videos: ["<text:a xlink:type="simple" xlink:href="https://www.bbc.com/ws/av-embeds/cps/zhongwen/simp/world-65865840/p0fb5sg2/zh-hans" text:style-name="Internet_20_link" text:visited-style-name="Visited_20_Internet_20_Link">
zh-hans</text:a>
", "<text:a xlink:type="simple" xlink:href="https://www.bbc.com/ws/av-embeds/cps/zhongwen/simp/world-65865840/p0fdzvmv/zh-hans" text:style-name="Internet_20_link" text:visited-style-name="Visited_20_Internet_20_Link">
zh-hans</text:a>
"]</text:p>
      <text:p text:style-name="P4">
Tags: ['政治', '唐纳德·特朗普', '美国', '法律']</text:p>
      <text:p text:style-name="P4">
Type: Article</text:p>
      <!--METADATA-->
      <text:h text:style-name="P12" text:outline-level="3">
<text:span text:style-name="T4">
Trump was again criminal prosecution: Will he be imprisoned for 37 sins?</text:span>
</text:h>
      <ul>
        <li>
Bernid Debusmann JR * BBC reporter from Washington</li>
      </ul>
      <text:p text:style-name="P4">
June 10, 2023<draw:frame draw:style-name="fr1" draw:name="Image37" text:anchor-type="as-char" svg:width="6.9236in" svg:height="3.894525in" draw:z-index="0">
<draw:image xlink:href="../Images/BBC Chinese/2023-06-10T10-21-06.000Z/_130040596_gettyimages-1495224129.jpg" xlink:type="simple" xlink:show="embed" xlink:actuate="onLoad" draw:mime-type="image/jpeg"/>
</draw:frame>
Image source, getty images</text:p>
      <text:p text:style-name="P4">
Image adding text,</text:p>
      <text:p text:style-name="P4">
Former US President Trump said he was innocent.</text:p>
      <text:p text:style-name="P4">
<text:span text:style-name="T4">
 Former US President Trump was prosecuted for the second time within two months. </text:span>
</text:p>
      <text:p text:style-name="P4">
This time it was related to the confidential file processing after he left the White House. Last year, the Federal Investigation Agency searched for his private villa in Florida, Mar-A-LGO, and seized thousands of documents, including about 100 confidential documents.</text:p>
      <text:p text:style-name="P4">
According to a public prosecution on Friday, he was charged with 37 charges, saying that he hid highly sensitive documents such as US military and nuclear plans in the villa, placed in the ballroom, bathroom and even shower.</text:p>
      <text:p text:style-name="P4">
Legal experts pointed out that for Trump, who was running for president in 2024, he might have to be prison for a long time once sin.</text:p>
      <text:p text:style-name="P4">
Trump has repeatedly denied illegal acts and said he "never thought that this kind of thing will happen to the former president of the United States."</text:p>
      <text:p text:style-name="P4">
<text:a xlink:type="simple" xlink:href="https://www.bbc.com/zhongwen/simp/world-63658483" text:style-name="Internet_20_link" text:visited-style-name="Visited_20_Internet_20_Link">
Trump announced the campaign to the US president again: Will the voters who have voted to him still support it? </text:a>
<text:span text:style-name="T5">
 <text:a xlink:type="simple" xlink:href="https://www.bbc.com/zhongwen/simp/world-65135322" text:style-name="Internet_20_link" text:visited-style-name="Visited_20_Internet_20_Link">
Trump was prosecuted as the first case of American politics due to the "sealing fee". How will this affect the 2024 presidential election? </text:a>
</text:span>
 <text:a xlink:type="simple" xlink:href="https://www.bbc.com/zhongwen/simp/world-65184982" text:style-name="Internet_20_link" text:visited-style-name="Visited_20_Internet_20_Link">
Trump trial: What did the 34 charges of the former president of the United States revealed? </text:a>
<text:span text:style-name="T5">
 <text:a xlink:type="simple" xlink:href="https://www.bbc.com/zhongwen/simp/world-63116371" text:style-name="Internet_20_link" text:visited-style-name="Visited_20_Internet_20_Link">
The new book of the U.S. Pulitzer's winner revealed the eight things of the former President Trump</text:a>
</text:span>
 <text:a xlink:type="simple" xlink:href="https://www.bbc.com/zhongwen/simp/world-64084437" text:style-name="Internet_20_link" text:visited-style-name="Visited_20_Internet_20_Link">
Six major priorities of the U.S. Congress Investigation Report</text:a>
* <text:a xlink:type="simple" xlink:href="https://www.bbc.com/zhongwen/simp/world-62477249" text:style-name="Internet_20_link" text:visited-style-name="Visited_20_Internet_20_Link">
Trump calls the Federal Investigation Agency to searches Haihu Manor</text:a>
</text:p>
      <text:p text:style-name="P4">
</text:p>
      <text:h text:style-name="P12" text:outline-level="3">
<text:span text:style-name="T4">
What are the confidential files?</text:span>
</text:h>
      <text:p text:style-name="P4">
Image source, Doj</text:p>
      <text:p text:style-name="P4">
Image adding text,</text:p>
      <text:p text:style-name="P4">
According to a public prosecution on Friday, he was charged with 37 charges, saying that he hid high sensitive documents such as US military and nuclear plans in the Mar-A-LGO of private villas, placed in the dance hall, bathroom and even even Shower room.</text:p>
      <text:p text:style-name="P4">
BBC reporters Jude Sheerin and Rebeccaseales reported from Washington that the 49 -page indictment states that the confidential documents placed in the box contain the following information:</text:p>
      <ul>
        <li>
U.S. nuclear plan * US and foreign defense and weapon capabilities * The potential weakness of the United States and its allies in military attacks * The revenge plan for foreign attacks</li>
      </ul>
      <text:p text:style-name="P4">
Prosecutors said that when Trump stepped down, he transported about 300 confidential documents to his private villa Haihu Manor, which was also a large private club. Tens of thousands of members and guests went to the manor to attend the event, including a banquet hall in the discovery of the document.</text:p>
      <text:p text:style-name="P4">
Prosecutors said Trump tried to obstruct the investigation by the Federal Investigation Bureau. He had suggested that lawyers "hidden or destroy" these documents, or told investigators that he did not have these documents.</text:p>
      <text:p text:style-name="P4">
According to the indictment, Trump said to one of his lawyers: "If we directly tell them that there is nothing better here?"</text:p>
      <text:p text:style-name="P4">
Trump is expected to appear for the first time in the case of the case a day before his life on Tuesday and 77th.</text:p>
      <text:p text:style-name="P4">
</text:p>
      <text:h text:style-name="P12" text:outline-level="3">
<text:span text:style-name="T4">
Once convicted, would Trump be imprisoned?</text:span>
</text:h>
      <text:p text:style-name="P4">
Image source, Doj</text:p>
      <text:p text:style-name="P4">
Image adding text,</text:p>
      <text:p text:style-name="P4">
Haihu Manor (Mar-A-Lago) bathrooms are stacked with boxing files.</text:p>
      <text:p text:style-name="P4">
The court documents show that Trump was charged with 37 criminal crimes, including unauthorized owning confidential materials, hindering judicial justice, and fake statements to law enforcement agencies.</text:p>
      <text:p text:style-name="P4">
These allegations include 31 charges that deliberately retained national defense information in accordance with the Spy Law.</text:p>
      <text:p text:style-name="P4">
The prosecution pointed out that the maximum sentence of these charges is 10 years.</text:p>
      <text:p text:style-name="P4">
The other four charges involve co -workers, detention or concealment documents, and each crime period is 20 years.</text:p>
      <text:p text:style-name="P4">
The last two charges, that is, plan to conceal and false statements and expressions, each crime period is 5 years.</text:p>
      <text:p text:style-name="P4">
"These charges are extremely serious," said Carltobias, a legal professor at the University of Richmond, Virginia. "There is a lot of details in the files, most of them are very harmful."</text:p>
      <text:p text:style-name="P4">
He added that these details and "very disturbing" allegations about the processing of sensitive national security data constitute "strong evidence of the government".</text:p>
      <text:p text:style-name="P4">
He said: "Of course, all of this must be confirmed, but (in the indictment) has a lot of information for me, and it is very likely to the jury. Obviously, for the jury Say this is the case. "</text:p>
      <text:h text:style-name="P12" text:outline-level="3">
<text:span text:style-name="T4">
When will Trump be arrested?</text:span>
</text:h>
      <text:p text:style-name="P4">
Image source, getty images</text:p>
      <text:p text:style-name="P4">
Image adding text,</text:p>
      <text:p text:style-name="P4">
In 2022, the Federal Investigation Bureau seized thousands of documents while searching in Trump's Haihu Manor.A law enforcement official told the BBC American partner CBS News that the US Special Service has met with the former president's staff and arranged for his special service staff on Friday.</text:p>
      <text:p text:style-name="P4">
The news on Friday confirmed that Trump would go to Miami the night before appearing.</text:p>
      <text:h text:style-name="P12" text:outline-level="3">
<text:span text:style-name="T4">
Will he be handcuffed and press the fingerprint?</text:span>
</text:h>
      <text:p text:style-name="P4">
Prior to the report of the prosecution, the legal professor Tobeis told BBC that the form of Trump's arrest may be similar in April. At that time, he was accused of forging a business record and an adult movie actress Daniels ( Stormydaniels) paid the sealing fee and was prosecuted by criminal prosecution.</text:p>
      <text:p text:style-name="P4">
Trump surrendered in New York and appeared in court in April to deny his control. He pressed his fingerprint, but he was not locked in handcuffs, nor did he take a big head photo of the suspect.</text:p>
      <text:p text:style-name="P4">
Professor Tobeis believes that Trump is unlikely to be locked in handcuffs or take big head photos this time.</text:p>
      <text:p text:style-name="P4">
He said: "I think this is unlikely, because there is the status of the former president, and the risk of his flee is very small. He will have to negotiate or defense ... but I don't think they need to use such procedures ","</text:p>
      <text:p text:style-name="P4">
Once Trump's arrest documents are completed, he will be regarded as arrested and detained. After the file is handled, he will be tried, which means that he will listen to the crime and defense in court.</text:p>
      <text:h text:style-name="P12" text:outline-level="3">
<text:span text:style-name="T4">
What is the case?</text:span>
</text:h>
      <text:p text:style-name="P4">
Image source, reuters</text:p>
      <text:p text:style-name="P4">
Image adding text,</text:p>
      <text:p text:style-name="P4">
Trump went to New York to surrender and appeared in court in April to deny the crime. He pressed his fingerprint, but he was not locked in handcuffs, nor did he take a big head photo of the suspect.</text:p>
      <text:p text:style-name="P4">
Trump should hand over all presidential documents when he left in January 2021, which is regarded as federal property.</text:p>
      <text:p text:style-name="P4">
Federal officials, including former presidents, are illegal to take away or retain confidential documents at the place of authorization.</text:p>
      <text:p text:style-name="P4">
But just a few months after Trump left the White House, the National Archives of the United States found that some documents were missing.</text:p>
      <text:p text:style-name="P4">
These include a letter from Trump's communication with North Korean leader Kim Jong -un, and a letter left to Trump when the former President Obama stepped down.</text:p>
      <text:p text:style-name="P4">
The authorities asked to provide these records, and Trump handed over some of them.</text:p>
      <text:p text:style-name="P4">
In August 2022, the Federal Investigation Bureau searched Trump's private villa Haihu Manor, seized 11,000 documents, parts of confidential or highest confidential documents, and some "TS/SCI", which may cause US national security to cause national security "Special serious" damage.</text:p>
      <text:p text:style-name="P4">
Other items include a photo clip, a handwritten note, an unknown information about the French president, and the amnesty application letter written by Trump's old friend and consultant Roger Stone.</text:p>
      <text:p text:style-name="P4">
Prosecutors believe that Trump has retained some of the documents under the informedness and tried to hinder the investigation and prevent the documents from being retrieved.</text:p>
      <text:h text:style-name="P12" text:outline-level="3">
<text:span text:style-name="T4">
What are the response to Trump?</text:span>
</text:h>
      <text:p text:style-name="P4">
Trump responded an angry response, saying that it was a "scam" for political motivation. He also claimed that he "had nothing to hide" and had "openly" provided relevant documents.</text:p>
      <text:p text:style-name="P4">
In a series of Truth Social posts and a film, Trump repeatedly said that he was innocent and said that the complaint was a "political war" before the 2024 election.</text:p>
      <text:p text:style-name="P4">
He used various arguments to defend his own way of processing documents, including that he decrypted the files before the document was found.</text:p>
      <text:p text:style-name="P4">
Although there was also a president directly decrypted the documents in the past, there was no evidence that Trump had done so or followed any existing procedures.</text:p>
      <text:p text:style-name="P4">
Trump also said that some documents are personal files and are protected by administrative privileges. They do not need to be transferred to the National Archives when they are out of office. This is the prerequisite for this case.</text:p>
      <text:p text:style-name="P4">
He said, "No one may be allowed to see the personal documents I brought from the White House. This is not wrong."</text:p>
      <text:p text:style-name="P4">
Legal experts have largely denied this argument.</text:p>
      <text:p text:style-name="P4">
Davidsuper, a Professor of Georgetown University Law Center, told BBC that Trump's lawyer may argue that the former president is just a "very bad archiver."</text:p>
      <text:p text:style-name="P4">
One of the keys to the case may be a recording. It is said that Trump said in the recording that he intends to retain the documents and acknowledge that his ability to decrypt the documents is limited.</text:p>
      <text:p text:style-name="P4">
Professor Speel said that if the recording was true, "this almost made him sink, because it showed that he knew the words he said in public was not true."</text:p>
      <text:h text:style-name="P12" text:outline-level="3">
<text:span text:style-name="T4">
Criminal prosecution will affect the president of Trump?</text:span>
</text:h>
      <text:p text:style-name="P4">
[Video-1-Link:/WS/AV-EMBEDS/CPS/ZHONGWEN/SIMP/World-65865840/P0FB5SG2/ZH-HansS]](https://www.bbc.com/ws/av-embeds/cps/zhongwen/simp/world-65865840/p0fb5sg2/zh-hans)<text:span text:style-name="T4">
 Your equipment does not support playing multimedia materials </text:span>
 video plus injection text,</text:p>
      <text:p text:style-name="P4">
Trump, adult film actress and "sealing fee": What is the Daniels case</text:p>
      <text:p text:style-name="P4">
According to US law, public office can be caminated even if they are prosecuted by criminals.</text:p>
      <text:p text:style-name="P4">
"If he was sued and convicted, he would definitely be a question of whether he was sued and convicted. People may think twice to him, but I don't think this would stop him from running."</text:p>
      <text:p text:style-name="P4">
At least two in the past had criminal records when running for president. In 1920, left -wing candidate Eugenedebs was sentenced to violation of the Spy Law for anti -war speeches in 1918, but he still participated in the presidential election.</text:p>
      <text:p text:style-name="P4">
Lyndonlarouche, who attracted supporters with conspiracy theories, was guilty of fraud in 1988. He has been running for president many times. One of them was in 1992. At that time Essence</text:p>
      <text:p text:style-name="P4">
Both were defeated in the election.</text:p>
      <text:p text:style-name="P4">
[Video-Link:/WS/AV-EMBEDS/CPS/ZHONGWEN/SIMP/World-65865840/P0FDZMV/ZH-HansS]](https://www.bbc.com/ws/av-embeds/cps/zhongwen/simp/world-65865840/p0fdzvmv/zh-hans)<text:span text:style-name="T4">
 Your equipment does not support playing multimedia materials </text:span>
 video plus injection text,</text:p>
      <text:p text:style-name="P4">
Former US President Donald Trump was sued for 34 felony felony at the court hearing in Manhattan, and Trump denied all crimes.</text:p>
      <text:p text:style-name="P4">
News Source: <text:a xlink:type="simple" xlink:href="https://www.bbc.com/zhongwen/simp/world-65865840" text:style-name="Internet_20_link" text:visited-style-name="Visited_20_Internet_20_Link">
https://www.bbc.com/zhongwen/simp/world-65865840</text:a>
</text:p>
      <!--NEWS-->
      <text:h text:style-name="P10" text:outline-level="1">
<text:span text:style-name="T4">
Blinden is expected to visit China on the 18th</text:span>
</text:h>
      <text:p text:style-name="P4">
Author: None (Language: zh)</text:p>
      <text:p text:style-name="P4">
Publisher: None</text:p>
      <text:p text:style-name="P4">
Time: 2023-06-10T10:47:00Z</text:p>
      <text:p text:style-name="P4">
Description: According to Washington officials, U.S. Secretary of State Brosky will arrive in Beijing on June 18 for a visit. This will be the highest -level officials who have visited China since 2018.</text:p>
      <text:p text:style-name="P4">
Videos: []</text:p>
      <text:p text:style-name="P4">
Images: []</text:p>
      <text:p text:style-name="P4">
Subject: 时政风云</text:p>
      <text:p text:style-name="P4">
Subjects: ['南希·佩洛西', '专题报道：习近平访美']</text:p>
      <text:p text:style-name="P4">
Keywords: ['布林肯', '中美关系', '拜登', '气球事件', '经济胁迫']</text:p>
      <text:p text:style-name="P4">
Id: 65878688</text:p>
      <!--METADATA-->
      <text:p text:style-name="P4">
<text:a xlink:type="simple" xlink:href="https://www.dw.com/zh/overlay/image/article/65878688/65568035" text:style-name="Internet_20_link" text:visited-style-name="Visited_20_Internet_20_Link">
 </text:a>
Blintken is expected to visit Beijing next Sunday</text:p>
      <text:p text:style-name="P4">
(Voice of Germany Chinese) According to Agence France -Presse, <text:a xlink:type="simple" xlink:href="https://www.dw.com/zh/zh/布林肯傳數週內訪華-或見習近平/a-65845535" text:style-name="Internet_20_link" text:visited-style-name="Visited_20_Internet_20_Link">
US Secretary of State Brinken</text:a>
It is planned to visit China on June 18. Earlier this year, he delayed the original February visit plan because of the balloon storm.</text:p>
      <text:p text:style-name="P4">
A U.S. officials who are unwilling to disclose the above information provided the above information. Blint is said to arrive in Beijing on the 18th, which will also be the highest -level U.S. officials visiting China since the Visa Pompeo visited China in October 2018.</text:p>
      <text:p text:style-name="P4">
Kobe has not confirmed the plan to visit China to visit China</text:p>
      <text:p text:style-name="P4">
The U.S. State Department has not officially confirmed this trip. National Security Conference spokesman Johnkirby said recently that Washington will announce the visits of senior officials in the "recent", but no more details are provided.</text:p>
      <text:p text:style-name="P4">
In November last year, US President Biden and Chinese President Xi Jinping held a meeting in Bali, trying to ease the <text:a xlink:type="simple" xlink:href="https://www.dw.com/zh/zh/媒体中国拒绝重新安排布林肯访华行程/a-65334015" text:style-name="Internet_20_link" text:visited-style-name="Visited_20_Internet_20_Link">
tense bilateral relations</text:a>
To prevent the situation from getting out of control, it has reached a consensus, and sending Brinken to China is also part of the negotiation of the two heads of state.</text:p>
      <text:p text:style-name="P4">
In early February, <text:a xlink:type="simple" xlink:href="https://www.dw.com/zh/zh/美領空發現中國偵察氣球-布林肯推遲北京之行/a-64598956" text:style-name="Internet_20_link" text:visited-style-name="Visited_20_Internet_20_Link">
the United States announced its airspace to monitor China to detect balloons</text:a>
—— And then shot down, the incident aroused anger among the US members, although Beijing denied that it was a spy balloon, and insisted that it was only used for meteorological research. Brinken immediately canceled the trip to China.</text:p>
      <text:p text:style-name="P4">
However, in recent days, China and the United States seem to have begun to seek controlling tensions, including the White House Security Counselor last month <text:a xlink:type="simple" xlink:href="https://www.dw.com/zh/zh/中美關係解凍沙利文與王毅坦率長談8小時/a-65597495" text:style-name="Internet_20_link" text:visited-style-name="Visited_20_Internet_20_Link">
Jakesullivan and the CCP Foreign Affairs Office Wang Yi, a closed -door meeting in Austria</text:a>
Essence</text:p>
      <text:p text:style-name="P4">
In recent years, the tension between the two world's largest economies has been upgraded. One of the most important friction points is the Taiwan issue.</text:p>
      <text:p text:style-name="P4">
According to Reuters, the United States and five allies countries issued a joint statement on Friday to condemn the use of trade operations equivalent to economic coercion. The statement did not name it separately, but it means China.</text:p>
      <text:p text:style-name="P4">
The statement emphasizes that "trade -related economic coercion and non -market -oriented policies and operations" threatened the international multilateral trading system and "endangered the relationship between the country."</text:p>
      <text:h text:style-name="P12" text:outline-level="3">
<text:span text:style-name="T4">
Interview: The United States is time to indicate the willingness to dialogue</text:span>
</text:h>
      <text:p text:style-name="P4">
Australia, Britain, Canada, Japan and New Zealand jointly participated in this joint statement initiated by the United States. Except for Japan, these countries are members of the so -called "Five Eye Alliance". In addition, the four countries of the United States, Japan, and Canada are also members of the Seventh Kingdom Group (G7).</text:p>
      <text:p text:style-name="P4">
Last month, the leaders of the Seven Kingdoms had just signed an initiative calling for the cracking down on economic coercion to ensure that any attempt to make economic dependence as a weapon will eventually fail and face the consequences.</text:p>
      <text:p text:style-name="P4">
Washington has expressed concern about Beijing's trade policy. An official of a US Trade Representative Office mentioned in an interview with the media on relevant joint statements that China had implemented a ban on Lithuania because Lithuania allowed Taiwan to set up a status in the country equivalent to the representative offices of theresses.</text:p>
      <text:p text:style-name="P4">
However, unlike the complete hostile position adopted by the former Trump at the end of his term, the Biden government has recently sought to maintain cooperation with China in a limited field, such as climate protection.</text:p>
      <text:p text:style-name="P4">
(Agence France -Presse, Reuters)</text:p>
      <text:p text:style-name="P4">
News Source: <text:a xlink:type="simple" xlink:href="https://www.dw.com/zh/布林肯预计18日访华-着眼管控风险/a-65878688" text:style-name="Internet_20_link" text:visited-style-name="Visited_20_Internet_20_Link">
https://www.dw.com/zh/布林肯预计18日访华-着眼管控风险/a-65878688?maca=chi-rss-chi-all-1127-rdf</text:a>
</text:p>
      <!--NEWS-->
      <text:h text:style-name="P10" text:outline-level="1">
<text:span text:style-name="T4">
German media: multiple crisis</text:span>
</text:h>
      <text:p text:style-name="P4">
Author: None (Language: zh)</text:p>
      <text:p text:style-name="P4">
Publisher: None</text:p>
      <text:p text:style-name="P4">
Time: 2023-06-10T13:47:00Z</text:p>
      <text:p text:style-name="P4">
Description: The New Osto Brook believes that, given that Germany and China relations are affected by multiple crises, Germany should maintain the smooth flow of bilateral dialogue pipelines. The Austrian Standard Daily published a guest review of the financial crocodile Soros, and believes that as Russia loses its losses on the battlefield, the tight US -China relations are expected to ease.</text:p>
      <text:p text:style-name="P4">
Videos: []</text:p>
      <text:p text:style-name="P4">
Images: []</text:p>
      <text:p text:style-name="P4">
Subject: 评论分析</text:p>
      <text:p text:style-name="P4">
Subjects: ['南希·佩洛西', '俄罗斯', '专题报道：习近平访美', '乌克兰', '普京', '俄罗斯入侵乌克兰']</text:p>
      <text:p text:style-name="P4">
Keywords: ['德中关系', '中国业务', '中美关系', '俄罗斯', '俄乌战争']</text:p>
      <text:p text:style-name="P4">
Id: 65879562</text:p>
      <!--METADATA-->
      <text:p text:style-name="P4">
<text:a xlink:type="simple" xlink:href="https://www.dw.com/zh/overlay/image/article/65879562/52012922" text:style-name="Internet_20_link" text:visited-style-name="Visited_20_Internet_20_Link">
 </text:a>
German -China relations are suffering from the negative impact of multiple crises</text:p>
      <text:p text:style-name="P4">
(Voice of Germany Chinese) <text:span text:style-name="T4">
 "New Osbabulu" </text:span>
 "" "" "" "" "" "" "" "" "" "" "" "" "" "" "" "((((((?(https://www.noz.de/deutschland-welt/meinung/artikel/chinas-wirtschaft-schwaechelt-gefahr-fuer-den-welthandel-44876106)"For the title, the published comments pointed out that the rapid growth of China's trade with Russia has made the West facing a problem: how to deal with a country that is neither an enemy nor a friend?</text:p>
      <text:p text:style-name="P4">
"As the second largest economy in the world, <text:a xlink:type="simple" xlink:href="https://www.dw.com/zh/zh/美国智库中国没有大规模扩大与俄罗斯的贸易/a-65796772" text:style-name="Internet_20_link" text:visited-style-name="Visited_20_Internet_20_Link">
Trade between China and Russia</text:a>
Growing rapidly. In the West, Russia was despised for invading Ukraine. Today's German -China relations are not damaged because Beijing supports Moscow's support. China's threat to Taiwan, <text:a xlink:type="simple" xlink:href="https://www.dw.com/zh/zh/德国在哪方面依赖中国脱钩是否可行/a-65492863" text:style-name="Internet_20_link" text:visited-style-name="Visited_20_Internet_20_Link">
Germany considers reducing dependence on Chinese business</text:a>
These factors are all <text:a xlink:type="simple" xlink:href="https://www.dw.com/zh/zh/路透社-德中政府磋商前-柏林无法出台对华战略/a-65709955" text:style-name="Internet_20_link" text:visited-style-name="Visited_20_Internet_20_Link">
pressure on Germany -China relations</text:a>
Essence "</text:p>
      <text:p text:style-name="P4">
"Therefore, it is even more important to choose a good future. In recent years, the unhappiness accumulated in bilateral relations in recent years cannot disappear overnight. The crisis is very in line with the interests of Germany and the European Union. Therefore, the communication channels for China at all levels cannot be cut off. "</text:p>
      <text:p text:style-name="P4">
Russia's failure on the battlefield is expected to ease Sino -US relations?</text:p>
      <text:p text:style-name="P4">
The "Standard News" published by Vienna ** is "<text:a xlink:type="simple" xlink:href="https://www.derstandard.at/story/3000000173458/george-soros-kann-die-demokratie-die-polycrisis-ueberleben" text:style-name="Internet_20_link" text:visited-style-name="Visited_20_Internet_20_Link">
Can Democratic countries survive too many crises?</text:a>
"For the title, the founder of the" Open Social Foundation "and the financial crocodile Georgesoros, a guest review. The article pointed out that the world today is facing three major crises: artificial intelligence that is difficult to regulate is rapidly developing rapidly , Climate change is increasingly threatening the ecological environment, and the invasion of Russia's invasion of Ukraine has brought a serious negative impact on the world. However, Soros believes that the situation of the Russian and Ukraine War has not been expected earlier compared to the previous two crises. So bad, <text:a xlink:type="simple" xlink:href="https://www.dw.com/zh/zh/泽连斯基乌克兰已做好反攻准备/a-65816464" text:style-name="Internet_20_link" text:visited-style-name="Visited_20_Internet_20_Link">
Ukraine is expected to start a successful counterattack</text:a>
Essence</text:p>
      <text:p text:style-name="P4">
"Many places in Russia have already appeared uneasy under the autocratic rule of President Putin. The latest progress on the battlefield is more likely to allow the Russian people to completely deviate from Putin. Putin's dream of resurrected Tsaristian Russia will be broken. Can't pose a threat to Europe and the world. "</text:p>
      <text:p text:style-name="P4">
"If the Russian and Ukraine War can end, the world will get a positive impact. US President Biden will also get the opportunity to alleviate the tension of the United States and China. At present, China itself is undergoing economic cooling, which may make Xi Jinping more inclined to tend to be more inclined Yu and the United States reached an understanding. Biden did not seek to change the Chinese regime. He just wanted to consolidate the status quo of the Taiwan Strait. "</text:p>
      <text:p text:style-name="P4">
"If Russia was defeated in the Ukrainian battlefield, <text:a xlink:type="simple" xlink:href="https://www.dw.com/zh/zh/布林肯预计18日访华-着眼管控风险/a-65878688" text:style-name="Internet_20_link" text:visited-style-name="Visited_20_Internet_20_Link">
Sino -US relations ease</text:a>
, Governments around the world will have more space to focus on climate protection. After all, human civilization is facing a threat of destruction. However, there is only a narrow and twisting path to this goal. Therefore, whether democratic countries can survive too many crises are still a question mark. "</text:p>
      <text:p text:style-name="P4">
<text:span text:style-name="T5">
Inding the content of other media, does not represent the position or view of the Voice of Germany. _ </text:span>
 _ 吧 _</text:p>
      <text:p text:style-name="P4">
News Source: <text:a xlink:type="simple" xlink:href="https://www.dw.com/zh/德语媒体：多重危机/a-65879562" text:style-name="Internet_20_link" text:visited-style-name="Visited_20_Internet_20_Link">
https://www.dw.com/zh/德语媒体：多重危机/a-65879562?maca=chi-rss-chi-all-1127-rdf</text:a>
</text:p>
      <!--NEWS-->
      <text:h text:style-name="P10" text:outline-level="1">
<text:span text:style-name="T4">
The suspect of having a knife in Anxi, France, sued at the attempted killing of the murder</text:span>
</text:h>
      <text:p text:style-name="P4">
Publisher: 法新社</text:p>
      <text:p text:style-name="P4">
Published Time: 2023-06-10T15:32:09+00:00</text:p>
      <text:p text:style-name="P4">
Modified Time: 2023-06-10T15:05:02+00:00</text:p>
      <text:p text:style-name="P4">
Description: (Agence France -Presse, Anxi, 10th) French prosecutor said today that the Syrian refugee man who stabbed 6 people in Annecy, Annecy, who was holding a knife in the Mountain Town of the Alps on the 8th, has been sued at the attempted murder, including 4 The inpatient wounded, including the famous children, has all been out of danger of lif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6-10T15-32-09-00-00/000000.png" xlink:type="simple" xlink:show="embed" xlink:actuate="onLoad" draw:mime-type="image/png"/>
</draw:frame>
Prosecutor Line Bonnet-Mathis stated at a press conference that suspected Abda Marshi. H. (Abdalmasihh.) During the 48 -hour detention of the police and in front of the pre -trial judge, they all performed "unwilling to speak."</text:p>
      <text:p text:style-name="P4">
The prosecutor pointed out that after a 2 -time evaluation of a psychiatrist, the suspect believed that he was "acceptable to the police" and had no delusional problems; but at this stage, it was too early to confirm or exclude whether he had other mental illness.</text:p>
      <text:p text:style-name="P4">
This attack occurred in Anxi, a popular sightseeing lake in the scenery. The suspect suddenly attacked a knife in a park playground, causing 6 people to be injured. Four of them were preliminarily sent to the doctor at the initial situation of the 22 -month to 3 -year -old injury, and the other two injured were seriously injured and injured.</text:p>
      <text:p text:style-name="P4">
News Source: <text:a xlink:type="simple" xlink:href="https://www.rfi.fr/cn/%E5%9B%BD%E9%99%85%E6%8A%A5%E9%81%93/20230610-%E6%B3%95%E5%9B%BD%E5%AE%89%E9%94%A1%E6%8C%81%E5%88%80%E6%94%BB%E5%87%BB%E6%A1%88-%E5%87%B6%E5%AB%8C%E4%BE%9D%E6%9D%80%E4%BA%BA%E6%9C%AA%E9%81%82%E7%BD%AA%E8%B5%B7%E8%AF%89" text:style-name="Internet_20_link" text:visited-style-name="Visited_20_Internet_20_Link">
https://www.rfi.fr/cn/%E5%9B%BD%E9%99%85%E6%8A%A5%E9%81%93/20230610-%E6%B3%95%E5%9B%BD%E5%AE%89%E9%94%A1%E6%8C%81%E5%88%80%E6%94%BB%E5%87%BB%E6%A1%88-%E5%87%B6%E5%AB%8C%E4%BE%9D%E6%9D%80%E4%BA%BA%E6%9C%AA%E9%81%82%E7%BD%AA%E8%B5%B7%E8%AF%89</text:a>
</text:p>
      <!--NEWS-->
      <text:h text:style-name="P10" text:outline-level="1">
<text:span text:style-name="T4">
Some of the Moroccan Textile Factory collapsed at least 5 people killed at least 5 people</text:span>
</text:h>
      <text:p text:style-name="P4">
Publisher: 法新社</text:p>
      <text:p text:style-name="P4">
Published Time: 2023-06-10T19:02:07+00:00</text:p>
      <text:p text:style-name="P4">
Modified Time: 2023-06-10T18:50:03+00:00</text:p>
      <text:p text:style-name="P4">
Description: (Agence France -Presse Rabat, 10th) A trade union in Morocco said today that a textile factory near Casablanca, a business capital of the country, was stunned by a split accident, causing at least 5 people to di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6-10T19-02-07-00-00/000000.png" xlink:type="simple" xlink:show="embed" xlink:actuate="onLoad" draw:mime-type="image/png"/>
</draw:frame>
Local authorities said earlier that accidents that occurred in Tit Mellil in Tit Mellil yesterday morning caused two deaths and 5 "serious injuries".</text:p>
      <text:p text:style-name="P4">
A textile union announced today through a statement, "This tragedy has taken away the lives of 5 workers."</text:p>
      <text:p text:style-name="P4">
According to the statement, the workers who were killed have always "worked hard to build an additional 4 floors above the factory under the conditions that do not meet the basic security regulations."</text:p>
      <text:p text:style-name="P4">
The union calls for accountability to be held accountable, including the approval of officials.</text:p>
      <text:p text:style-name="P4">
State -owned Morocco Meipu News (MAP) quoted local officials yesterday that the authorities had begun to investigate the cause of collapse.</text:p>
      <text:p text:style-name="P4">
News Source: <text:a xlink:type="simple" xlink:href="https://www.rfi.fr/cn/%E5%9B%BD%E9%99%85%E6%8A%A5%E9%81%93/20230610-%E6%91%A9%E6%B4%9B%E5%93%A5%E7%BA%BA%E7%BB%87%E5%B7%A5%E5%8E%82%E9%83%A8%E5%88%86%E5%80%92%E5%A1%8C-%E8%87%B3%E5%B0%915%E4%BA%BA%E4%B8%A7%E7%94%9F" text:style-name="Internet_20_link" text:visited-style-name="Visited_20_Internet_20_Link">
https://www.rfi.fr/cn/%E5%9B%BD%E9%99%85%E6%8A%A5%E9%81%93/20230610-%E6%91%A9%E6%B4%9B%E5%93%A5%E7%BA%BA%E7%BB%87%E5%B7%A5%E5%8E%82%E9%83%A8%E5%88%86%E5%80%92%E5%A1%8C-%E8%87%B3%E5%B0%915%E4%BA%BA%E4%B8%A7%E7%94%9F</text:a>
</text:p>
      <!--NEWS-->
      <text:h text:style-name="P10" text:outline-level="1">
<text:span text:style-name="T4">
One teenager was killed in Sweden's shooting incident</text:span>
</text:h>
      <text:p text:style-name="P4">
Publisher: 法新社</text:p>
      <text:p text:style-name="P4">
Published Time: 2023-06-10T22:32:07+00:00</text:p>
      <text:p text:style-name="P4">
Modified Time: 2023-06-10T22:20:04+00:00</text:p>
      <text:p text:style-name="P4">
Description: (France -France -France -France -France -France Golmore, 10th) Stockholm, the capital of Sweden, has a shooting incident today. One 15 -year -old was killed and three of them were injured. Police said the motivation of the crime is yet to be investigated.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6-10T22-32-07-00-00/000000.png" xlink:type="simple" xlink:show="embed" xlink:actuate="onLoad" draw:mime-type="image/png"/>
</draw:frame>
One of the teenagers died of injuries, and others were sent to the hospital for treatment.</text:p>
      <text:p text:style-name="P4">
A spokesman for the Stockholm police told France -France -France -France -France -Police Newsletter, "The deceased is a 15 -year -old boy."</text:p>
      <text:p text:style-name="P4">
According to a statement issued by the police, the wounded includes a 15 -year -old boy, and men and women aged 45 and 65, respectively.</text:p>
      <text:p text:style-name="P4">
Less than an hour after the shooting, two men were arrested south of Stockholm.</text:p>
      <text:p text:style-name="P4">
Police said they had launched an investigation into attempts to murder and murder.</text:p>
      <text:p text:style-name="P4">
Yesterday, two shootings also occurred around Stockholm, causing a total of three injuries.</text:p>
      <text:p text:style-name="P4">
In recent years, Sweden has been working hard to curb surging shootings and explosions, because criminal groups often have disputes over outbreaks of drug transactions.</text:p>
      <text:p text:style-name="P4">
According to police statistics, a total of 391 shootings occurred in the country in 2022, of which 62 caused death, which was higher than 45 in the previous year.</text:p>
      <text:p text:style-name="P4">
News Source: <text:a xlink:type="simple" xlink:href="https://www.rfi.fr/cn/%E5%9B%BD%E9%99%85%E6%8A%A5%E9%81%93/20230610-%E7%91%9E%E5%85%B8%E5%8F%91%E7%94%9F%E6%9E%AA%E5%87%BB%E4%BA%8B%E4%BB%B6-1%E5%90%8D%E9%9D%92%E5%B0%91%E5%B9%B4%E4%B8%A7%E7%94%9F" text:style-name="Internet_20_link" text:visited-style-name="Visited_20_Internet_20_Link">
https://www.rfi.fr/cn/%E5%9B%BD%E9%99%85%E6%8A%A5%E9%81%93/20230610-%E7%91%9E%E5%85%B8%E5%8F%91%E7%94%9F%E6%9E%AA%E5%87%BB%E4%BA%8B%E4%BB%B6-1%E5%90%8D%E9%9D%92%E5%B0%91%E5%B9%B4%E4%B8%A7%E7%94%9F</text:a>
</text:p>
      <!--NEWS-->
      <text:h text:style-name="P10" text:outline-level="1">
<text:span text:style-name="T4">
Destruction</text:span>
</text:h>
      <text:p text:style-name="P4">
Author: None (Language: zh)</text:p>
      <text:p text:style-name="P4">
Publisher: None</text:p>
      <text:p text:style-name="P4">
Time: 2023-06-11T-10:29:00Z</text:p>
      <text:p text:style-name="P4">
Description: Russia's near the Ukraine border area was violently attacked, and residents fled their homes, spreading panic and fear. The Kremlin was trying to dilute, and experts believed that the attack completely destroyed the myth that the Putin army could not defeat.</text:p>
      <text:p text:style-name="P4">
Videos: []</text:p>
      <text:p text:style-name="P4">
Images: []</text:p>
      <text:p text:style-name="P4">
Subject: 时政风云</text:p>
      <text:p text:style-name="P4">
Subjects: []</text:p>
      <text:p text:style-name="P4">
Keywords: ['俄罗斯', '乌克兰', '普京', '俄罗斯入侵乌克兰']</text:p>
      <text:p text:style-name="P4">
Id: 65872418</text:p>
      <!--METADATA-->
      <text:p text:style-name="P4">
<text:a xlink:type="simple" xlink:href="https://www.dw.com/zh/overlay/image/article/65872418/65787647" text:style-name="Internet_20_link" text:visited-style-name="Visited_20_Internet_20_Link">
 </text:a>
The Russian people urgently evacuated from the Belgore(Voice of Germany Chinese website)"Early in the morning, we left the town under the bombing and artillery. Nothing was brought. We were scared." Because of the violent attack last Thursday (June 1), she and many residents left Shebienino.</text:p>
      <text:p text:style-name="P4">
Vyacheslavgladkov, governor of Belgorod, Russia, said that it was also attacked on Friday, causing 2,500 people to escape to temporary shelter. The local government arranged an evacuation, but some residents found it difficult to escape from the local area. A resident named Svetlana said: "The evacuation work is very poor; it is more like a word of mouth. The hotline number provided cannot be connected. There is a voice after dialing, please wait. You dial. What you dial. The number cannot be used at present. I have to find someone who can take me out by myself. "</text:p>
      <text:p text:style-name="P4">
Habikino, which has 40,000 residents, is only about 5 kilometers from the southwestern border of Russia. The locals said that in the past few months, the place has been shelled intermittently, but the intensity of the attack on Thursday has been paralyzed in the last Thursday. The video screen released by local news agencies in social media can be seen that the streets are shrouded in smoke, the buildings are destroyed, and the shell fragments are seen everywhere on the road. The local government said that at least 12 people were injured in the past 48 hours, and two women died.</text:p>
      <text:p text:style-name="P4">
<text:a xlink:type="simple" xlink:href="https://www.dw.com/zh/zh/泽连斯基乌克兰已做好反攻准备/a-65816464" text:style-name="Internet_20_link" text:visited-style-name="Visited_20_Internet_20_Link">
Yanshen Reading: Zelei: Ukraine has been prepared for counterattack</text:a>
The "Liberal Russian Legion" and the "Russian Volunteer Corps" armed elements in Ukraine stated on Thursday that they had entered Shebiekino and said that "will liberate the entire Russia, from Belgrod to Vladivostok. "The Ukrainian government denied any implication with these militants, but a Ukrainian military official admitted that he had" cooperated "with these groups.</text:p>
      <text:p text:style-name="P4">
Earlier in May, these "volunteers" group claimed to be a "volunteer" group composed of Russians who fought in Ukraine attacked the front line of the Belgore. Observer generally believes that these attacks embarrassed the Kremlin palace and caused people to worry about the Russian frontline territory that may be easily attacked.</text:p>
      <text:h text:style-name="P12" text:outline-level="3">
<text:span text:style-name="T4">
"We don't know who will protect us"</text:span>
</text:h>
      <text:p text:style-name="P4">
The locals are also very worried. "We don't know who protects us and helps us." A student directly shouted in a video released in Telegram. He also expressed the anger of many people living in the region. "Why do we escape here? Push the front line away from us and save Belgore and Sipkino."</text:p>
      <text:p text:style-name="P4">
In view of the increasing number of raids in Russia in Russia in recent weeks, some residents in Belgore asked the governor to announce that the region entered an emergency so that they could get national compensation.</text:p>
      <text:p text:style-name="P4">
"I don't know who will protect us"</text:p>
      <text:p text:style-name="P4">
They told Germany that the voice of Germany felt abandoned by the authorities. Switrana asked, "Do our government need us? ... They regard people from the border area as dispensable."</text:p>
      <text:p text:style-name="P4">
In an interview with the Voice of Germany, some residents were criticized for war, but they could not share this view publicly, and they explained that they were a minority in Shebiekino. A woman who was unwilling to disclose a full name said: "We should withdraw troops from the territory of other countries and return Crimea and the occupied territory to Ukraine; the authorities must take care of their own nationals first."</text:p>
      <text:h text:style-name="P12" text:outline-level="3">
<text:span text:style-name="T4">
Kremlin tried to clarify Belgore's attack incident</text:span>
</text:h>
      <text:p text:style-name="P4">
<text:a xlink:type="simple" xlink:href="https://www.dw.com/zh/zh/德国情报机构普京权力未现削弱之势/a-65707629" text:style-name="Internet_20_link" text:visited-style-name="Visited_20_Internet_20_Link">
Russian President Putin</text:a>
It was not publicly stated that there was much worry about being attacked by the border area. On Thursday, on the day he was severely attacked by Shebiekno, he did not show abnormalities when he met some children, and one of them asked him if he was more powerful than Santa.</text:p>
      <text:p text:style-name="P4">
When asked about the attack on the drone, Putin's spokesman Pesovov(Dmitry Peskov)It seems to be diluting this attack, just saying: "Of course, this cannot affect the process of special military operations."</text:p>
      <text:p text:style-name="P4">
Political Analysts, Senior Researcher Tatianastanovaya, a senior researcher at the Carnegie International Peace Foundation, said on Wednesday that Putin's strategy is to "keep silent as much as possible, say failure as success, not entangled in the attack, so that no way You need to respond or make excuses. When dealing with domestic institutions and elites, Putin has been following the same "Don't make things bigger" for a long time. "</text:p>
      <text:p text:style-name="P4">
When the Russian army evacuated in the Hermuson at the end of 2022, many equipment discarded</text:p>
      <text:p text:style-name="P4">
But she believes that Putin's usual tricks have begun to oppose. She said: "People want to see strong leaders, but now leaders look more and more helpless and confused."</text:p>
      <text:p text:style-name="P4">
Another political analyst, Caliamv(Abbas Gun)It is believed that recently <text:a xlink:type="simple" xlink:href="https://www.dw.com/zh/zh/无人机袭击俄罗斯的背后究竟是怎么回事/a-65803958" text:style-name="Internet_20_link" text:visited-style-name="Visited_20_Internet_20_Link">
attack on Russian territory</text:a>
可能会影响公众对俄罗斯领导层和乌克兰战争的看法。他在Telegram上说：“贝尔哥罗德的袭击事件彻底摧毁了普京军队不可战胜的神话。他们不仅不知道如何前进，他们在防守方面也同样糟糕……没有什么能比[软弱]更能摧毁一个专制政府下的公众支持基础。”</text:p>
      <text:p text:style-name="P4">
News Source: <text:a xlink:type="simple" xlink:href="https://www.dw.com/zh/摧毁普京军队-不可战胜的神话/a-65872418" text:style-name="Internet_20_link" text:visited-style-name="Visited_20_Internet_20_Link">
https://www.dw.com/zh/摧毁普京军队-不可战胜的神话/a-65872418?maca=chi-rss-chi-all-1127-rdf</text:a>
</text:p>
      <!--NEWS-->
      <text:h text:style-name="P10" text:outline-level="1">
<text:span text:style-name="T4">
Jokovic will go to the Grand Slam to the French Open if you win the championship.</text:span>
</text:h>
      <text:p text:style-name="P4">
Publisher: 法新社</text:p>
      <text:p text:style-name="P4">
Published Time: 2023-06-11T-2:32:07+00:00</text:p>
      <text:p text:style-name="P4">
Modified Time: 2023-06-11T07:20:06+00:00</text:p>
      <text:p text:style-name="P4">
Description: (Agence France -Presse, Paris, 11th) Tennis famous NOVAK DJOKOVIC acknowledged "creating history" and lingered, because he today in the men's singles final at the French Open men's singles finals against Norway's Casper (Casper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11T-2-32-07-00-00/000000.png" xlink:type="simple" xlink:show="embed" xlink:actuate="onLoad" draw:mime-type="image/png"/>
</draw:frame>
Jokovic, 36, at Serbia, can write multiple milestones in the seventh final of his French Open today. In addition to breaking the title of 22 Grand Slam Gold Cup that he maintained with Spain's good player Rafaelnadal, he can also become the oldest champion of the French Open and the only person to win all the 4 Grand Slam events at least 3 times. Essence</text:p>
      <text:p text:style-name="P4">
Among the women's players, only Margaret Court, Steffi Graf, and Serena Williams can have this achievement.</text:p>
      <text:p text:style-name="P4">
Jokovic said, "The only thing I can say is that I am very focused, and history is always lingering in my mind." He is the French Open champion in 2016 and 2021, and the oldest final player in French Open in 1993.</text:p>
      <text:p text:style-name="P4">
Jokovic has reached the Grand Slam finals this time. If he defeats Luther, the world ranking will return to the world's first, squeezing Carlos Alcaraz, which he defeated in the quasi -finals.</text:p>
      <text:p text:style-name="P4">
Jokovic's victory today will enable him to enter the medium point of historic "Calendar Grandslam". "Annual Grand Slam" refers to sweeping all the Tennis 4 Grand Slam events in the same year. Men's singles are currently only completed by Don Budge in the United States and the Australian Legend Rodlaver. The last time was in 1969.</text:p>
      <text:p text:style-name="P4">
Jokovic had the opportunity to create a "annual Grand Slam" in 2021, but eventually lost to Russia's DaniilMedvedev under the pressure of the U.S. Open final under pressure. Now he refuses to think about these things. Worried about repeating the same mistake</text:p>
      <text:p text:style-name="P4">
"I didn't want to think of the year of the year. I really just wanted to win another Grand Slam champion in Paris on Sunday, and I knew I was very close, and I knew this feeling."</text:p>
      <text:p text:style-name="P4">
News Source: <text:a xlink:type="simple" xlink:href="https://www.rfi.fr/cn/%E8%BF%90%E5%8A%A8%E5%A4%A9%E5%9C%B0/20230611-%E4%B9%94%E7%A7%91%E7%BB%B4%E5%A5%87%E5%90%91%E5%A4%A7%E6%BB%A1%E8%B4%AF%E8%BF%88%E8%BF%9B-%E6%B3%95%E7%BD%91%E8%8B%A5%E5%A4%BA%E5%86%A0%E5%B0%86%E7%A0%B4%E5%A4%9A%E9%A1%B9%E7%BA%AA%E5%BD%95" text:style-name="Internet_20_link" text:visited-style-name="Visited_20_Internet_20_Link">
https://www.rfi.fr/cn/%E8%BF%90%E5%8A%A8%E5%A4%A9%E5%9C%B0/20230611-%E4%B9%94%E7%A7%91%E7%BB%B4%E5%A5%87%E5%90%91%E5%A4%A7%E6%BB%A1%E8%B4%AF%E8%BF%88%E8%BF%9B-%E6%B3%95%E7%BD%91%E8%8B%A5%E5%A4%BA%E5%86%A0%E5%B0%86%E7%A0%B4%E5%A4%9A%E9%A1%B9%E7%BA%AA%E5%BD%95</text:a>
</text:p>
      <!--NEWS-->
      <text:h text:style-name="P10" text:outline-level="1">
<text:span text:style-name="T4">
Iran's supply of drone Machong urged not to fight against black again</text:span>
</text:h>
      <text:p text:style-name="P4">
Publisher: 法新社</text:p>
      <text:p text:style-name="P4">
Published Time: 2023-06-11T-5:02:07+00:00</text:p>
      <text:p text:style-name="P4">
Modified Time: 2023-06-11T06:50:01+00:00</text:p>
      <text:p text:style-name="P4">
Description: (AFP 10, 10th) The Palace of Erisai, France, said that President Mark Hong urged Iranian President Ebrahim Raisi today to "stop immediately" Tehran's support for Russia's invasion of Ukraine, which involves providing an attack type to Moscow. Human -mach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11T-5-02-07-00-00/000000.png" xlink:type="simple" xlink:show="embed" xlink:actuate="onLoad" draw:mime-type="image/png"/>
</draw:frame>
The Palace of Eric stated that Mark Hong emphasized on the phone that Iran's serious "security and humanistic consequences" to transport drones, and "and urged Tehran to stop supporting the Russian invasion of Ukraine."</text:p>
      <text:p text:style-name="P4">
The day before Markhong's call with Iranian leaders, the White House National Security Conference spokesman Johnkirby said that Russia is receiving materials from Iran to build unmanned machinery in Russia. " "".</text:p>
      <text:p text:style-name="P4">
The White House also released satellite images of the factory location in the future, located in Alabuga Economic Zone, about 900 kilometers east of Moscow.</text:p>
      <text:p text:style-name="P4">
The Cerbon statement quoted American intelligence information: "The military partnership between Russia and Iran seems to be deepening." (Translator: Ji Jinling)</text:p>
      <text:p text:style-name="P4">
News Source: <text:a xlink:type="simple" xlink:href="https://www.rfi.fr/cn/%E5%9B%BD%E9%99%85%E6%8A%A5%E9%81%93/20230611-%E4%BC%8A%E6%9C%97%E4%BE%9B%E5%BA%94%E6%97%A0%E4%BA%BA%E6%9C%BA-%E9%A9%AC%E5%85%8B%E5%AE%8F%E6%95%A6%E4%BF%83%E5%88%AB%E5%86%8D%E6%8C%BA%E4%BF%84%E4%BE%B5%E4%B9%8C" text:style-name="Internet_20_link" text:visited-style-name="Visited_20_Internet_20_Link">
https://www.rfi.fr/cn/%E5%9B%BD%E9%99%85%E6%8A%A5%E9%81%93/20230611-%E4%BC%8A%E6%9C%97%E4%BE%9B%E5%BA%94%E6%97%A0%E4%BA%BA%E6%9C%BA-%E9%A9%AC%E5%85%8B%E5%AE%8F%E6%95%A6%E4%BF%83%E5%88%AB%E5%86%8D%E6%8C%BA%E4%BF%84%E4%BE%B5%E4%B9%8C</text:a>
</text:p>
      <!--NEWS-->
      <text:h text:style-name="P10" text:outline-level="1">
<text:span text:style-name="T4">
After the new crown era: new and old Chinese immigrants in the United States</text:span>
</text:h>
      <text:p text:style-name="P4">
Author: None (Language: zh)</text:p>
      <text:p text:style-name="P4">
Publisher: None</text:p>
      <text:p text:style-name="P4">
Time: 2023-06-11T-5:30:00Z</text:p>
      <text:p text:style-name="P4">
Description: The new crown epidemic that lasted three years gradually faded, and the flow of people in China and the world began to gradually recover. Although Sino -US relations are becoming increasingly tense, there are still many Chinese people who go to the United States through various channels. What are the differences between new immigrants and old immigrants, how do they look at each other? Our reporter talked with several new and old immigrants.</text:p>
      <text:p text:style-name="P4">
Videos: []</text:p>
      <text:p text:style-name="P4">
Images: []</text:p>
      <text:p text:style-name="P4">
Subject: 新闻广角</text:p>
      <text:p text:style-name="P4">
Subjects: []</text:p>
      <text:p text:style-name="P4">
Keywords: ['奥巴马', '岛屿主权争端', '专题报道：全景观看“习马会”', '移民难民', '融入社会', '中国', '科隆', '留学德国', '中共十九大', '留学德国']</text:p>
      <text:p text:style-name="P4">
Id: 65866779</text:p>
      <!--METADATA-->
      <text:p text:style-name="P4">
<text:a xlink:type="simple" xlink:href="https://www.dw.com/zh/overlay/image/article/65866779/65352724" text:style-name="Internet_20_link" text:visited-style-name="Visited_20_Internet_20_Link">
 </text:a>
The corner of Chinatown, New York, USA</text:p>
      <text:p text:style-name="P4">
(Voice of Germany Chinese website) Xiaohong wants to come to the United States after a few years of college graduation and work. He said that he only applied for a unknown university because he was preparing to have a hurry. Ordinary jobs, but also actively preparing for the technology of technology to improve themselves.</text:p>
      <text:h text:style-name="P12" text:outline-level="3">
<text:span text:style-name="T4">
Hidden contempt chain</text:span>
</text:h>
      <text:p text:style-name="P4">
As a member of the new immigrant, Xiaohong's biggest experience of the local Chinese community is a hidden chain of contempt. "Situments and the contempt of green cards are still working hard to draw visas. Technical immigrants and outstanding talents despise their identity by marriage, doctoral students despise their bachelor's degree."</text:p>
      <text:p text:style-name="P4">
"It seems that the compatriots look down more," he told reporters. When I was in contact with some old immigrants, many people learned that he was not studying at a famous university or a major that was easy to find a high -paying job. The name "Code Nong". Some people suggested that he go to the programming course on the Internet, some suggest that he read another degree. Some people suggest that he rely on questions and self -study, and then find someone to recommend jobs on website and other websites. "I think many of them are also out of good intentions, but sometimes they say how much you can save this job now. This is quite hurtful." When he was renting a house, he was also pitted by compatriots "After the lease, it should be the maintenance cost of the landlord according to the lease. He did not let me pay for it, but also lost his money. Later, another American tenant struggled to let the landlord bear all the maintenance costs."</text:p>
      <text:p text:style-name="P4">
<text:a xlink:type="simple" xlink:href="https://www.dw.com/zh/zh/海外华人自述我如何看身份认同与文化归属/a-62777605" text:style-name="Internet_20_link" text:visited-style-name="Visited_20_Internet_20_Link">
Extended Reading -Overseas Chinese Read: How do I look at identity and cultural belonging</text:a>
After two consecutive years of international students in the United States, international students have risen back, including [Chinese students] <text:a xlink:type="simple" xlink:href="https://www.dw.com/zh/zh/中美关系僵持不下留学生何去何从/a-57610602" text:style-name="Internet_20_link" text:visited-style-name="Visited_20_Internet_20_Link">
Chinese students</text:a>
Essence According to the number of visas signed by the US embassy and consulates issued by the U.S. State Department, the number of Chinese students obtained the US F1 student visa in the first quarter of 2023 was 5,413, which was significantly increased compared to the previous three years, and surpassed before the epidemic. At the same time.</text:p>
      <text:p text:style-name="P4">
Data statistics show that Chinese students studying in the United States are developing aging and aging. In 2022, American middle school recruited a total of 8,626 international students from China, accounting for 27%of all international students, and it was the highest proportion country.</text:p>
      <text:p text:style-name="P4">
In addition to students in the United States, the restrictions brought by China's strict epidemic prevention policy, hidden dangers in the real estate market, have also made some high -net -worth individuals move the idea of "moisturizing" to the United States. In the "2021 China Private Wealth Report" jointly released by China Merchants Bank and Bain Council, the United States is the second place in the transfer station and destination of overseas asset allocation stations and destinations of high -net -worth individuals in Mainland China, second only to Hong Kong, China.</text:p>
      <text:p text:style-name="P4">
In addition, some Chinese who have no way to obtain a US visa have chosen the "wiring" way. According to data from the U.S. Customs and Border Protection, six months since October 2022, more than 6,500 Chinese citizens were arrested at the border between the United States and Mexico, which is the highest data recorded since the record. In the group of Douyin, Twitter, and Telegram, many people also shared their successful "routing" experiences, and many people were eager to try after reading it.</text:p>
      <text:h text:style-name="P12" text:outline-level="3">
<text:span text:style-name="T4">
can be integrated but still lonely</text:span>
</text:h>
      <text:p text:style-name="P4">
Ms. Zhai is a middle -aged middle -class immigrant. She originally had her favorite job in Shanghai, and had a good relationship with good girlfriends, classmates and colleagues.</text:p>
      <text:p text:style-name="P4">
But her husband moved to the United States because of his work mobilization, and she was unwilling to separate for a long time. She also abandoned her circle and work in the country. Because of the epidemic, everyone couldn't go out at home at home, and social activities were almost zero, so the first year when they came to the United States, they had hardly made any friends. When her husband is busy with work, she takes care of all kinds of trivial matters, learned to deal with maintenance workers, water management workers, and cleaner, and learned to communicate with teachers participating in the children's school. Car skills, pick -up children to participate in various extracurricular activities, and even learned to work with the landlord who breach of the contract.</text:p>
      <text:p text:style-name="P4">
"Saying integration is also considered to be integrated. I have encountered a lot of friends who have helped and many busy, especially when they are also mothers. Send the rice dumplings made by my own family. Moon cakes but people of the same age also have their own work, family, and children. It is difficult to develop very close friendship like when they are young, "she told reporters.</text:p>
      <text:p text:style-name="P4">
She also said that some old immigrants always like to talk about new immigrants who like to preach. She joked: "Daddy is very heavy." "For example, ask you where you live, and then say why it is not good, and then tell you which block you should live in, where to buy a house to see the bullish. It's delicious, and then introduce you to the place where they often go. "</text:p>
      <text:h text:style-name="P12" text:outline-level="3">
<text:span text:style-name="T4">
Different expression on political appeal</text:span>
</text:h>
      <text:p text:style-name="P4">
Ms. Qin in Texas has started from university to work and has lived in the United States for nearly two decades. During the period, there were several states in the east and west coasts and the central parts. She mentioned that some young people who have recently met and have just come to the United States and soon feel that they are "too concerned about current affairs."</text:p>
      <text:p text:style-name="P4">
The Texas conservative government officials once wanted to promote the law that restricted the Chinese people buying real estate in Texas. She led the Chinese on the street to protest and went to the door of the state parliament to give a sign. Special American social media vocalized, but she said that the other party did not care when she was propagating to young people who just came to the United States.</text:p>
      <text:p text:style-name="P4">
Chinese immigrants in Texas in the United States protest the state government restricts Chinese people buying a house</text:p>
      <text:p text:style-name="P4">
"Many of them have never heard of this. Even if they have heard of it, they feel that they have no plans to buy a house in the short term, so they have nothing to do with their own lives." Ms. Qin feels that this group of new immigrants does not seem to actively participate in the idea of local social and political issues and community construction. However, if the US government's discrimination against China is becoming more and more serious, the lives of these new immigrants will also be affected. "I think that even if the background and political stance are different, the demands should be the same at this point. Because if similar bills are passed, there may be bills in the future to limit their student visas in the United States, work visa, etc. ","</text:p>
      <text:p text:style-name="P4">
<text:a xlink:type="simple" xlink:href="https://www.dw.com/zh/zh/俄罗斯入侵乌克兰割裂海外华人/a-61017089" text:style-name="Internet_20_link" text:visited-style-name="Visited_20_Internet_20_Link">
Extended Reading -Russia invaded Ukraine "fragmented" overseas Chinese</text:a>
</text:p>
      <text:p text:style-name="P4">
He believes that there are more and more Chinese immigrants in the United States. Everyone's background, preferences, ways of thinking, and work habits are very different. Incorporating the Chinese community itself is a pseudo -proposition, because it is difficult to get along with so many different people.</text:p>
      <text:p text:style-name="P4">
News Source: <text:a xlink:type="simple" xlink:href="https://www.dw.com/zh/后新冠时代：新老华人移民在美国/a-65866779" text:style-name="Internet_20_link" text:visited-style-name="Visited_20_Internet_20_Link">
https://www.dw.com/zh/后新冠时代：新老华人移民在美国/a-65866779?maca=chi-rss-chi-all-1127-rdf</text:a>
</text:p>
      <!--NEWS-->
      <text:h text:style-name="P10" text:outline-level="1">
<text:span text:style-name="T4">
New research in German think tanks: China is learning to use sanctions tools</text:span>
</text:h>
      <text:p text:style-name="P4">
Author: None (Language: zh)</text:p>
      <text:p text:style-name="P4">
Publisher: None</text:p>
      <text:p text:style-name="P4">
Time: 2023-06-11T-7:30:00Z</text:p>
      <text:p text:style-name="P4">
Description: The German Makato China Research Center released a study this week that in the past, Beijing has always tended to make economic coercion to other countries in an informal and uninterrupted way; in recent years The rising demand for sanctions is rising, and China is starting to improve its own sanctions policy tools.</text:p>
      <text:p text:style-name="P4">
Videos: []</text:p>
      <text:p text:style-name="P4">
Images: []</text:p>
      <text:p text:style-name="P4">
Subject: 时政风云</text:p>
      <text:p text:style-name="P4">
Subjects: ['南希·佩洛西', '希腊债务危机', '欧债危机', '专题报道：习近平访美', '欧盟', '乌克兰', '诺贝尔奖', '欧洲难民危机', '欧洲']</text:p>
      <text:p text:style-name="P4">
Keywords: ['MERICS', '制裁', '欧中关系', '中美关系', '欧盟']</text:p>
      <text:p text:style-name="P4">
Id: 65861451</text:p>
      <!--METADATA-->
      <text:p text:style-name="P4">
<text:a xlink:type="simple" xlink:href="https://www.dw.com/zh/overlay/image/article/65861451/57843122" text:style-name="Internet_20_link" text:visited-style-name="Visited_20_Internet_20_Link">
 </text:a>
China is starting to improve its own sanctions policy tool</text:p>
      <text:p text:style-name="P4">
(Voice of Germany Chinese website) This research report begins, [EU] <text:a xlink:type="simple" xlink:href="https://www.dw.com/zh/zh/欧盟出台反制工具-对外来经济胁迫说不/a-65849853" text:style-name="Internet_20_link" text:visited-style-name="Visited_20_Internet_20_Link">
EU</text:a>
<text:a xlink:type="simple" xlink:href="https://www.dw.com/zh/zh/媒體歐盟擬制裁七間助俄中企/a-65545705" text:style-name="Internet_20_link" text:visited-style-name="Visited_20_Internet_20_Link">
Considering sanctions on Chinese companies that bypass Western sanctions on the West</text:a>
Therefore, it is necessary to understand what countermeasures China may take in advance.</text:p>
      <text:p text:style-name="P4">
The author believes that compared with informal and uninterrupted economic stress, the Chinese government has not used formal sanctions in the past. China did not have recently developed policy tools for improving sanctions, and the legal framework represented by the Anti -Foreign Sanctions Law allowed the Beijing authorities to impose sanctions and anti -sanctions more frequently than in the past.</text:p>
      <text:p text:style-name="P4">
Studies have pointed out that in 2018, a trade war with the United States was a critical moment, although a series of countermeasures promulgated by China at that time were temporarily not "sanctions". Another important time node was in 2021: At that time, the European Union, the United Kingdom, and the United States sanctioned a series of Chinese officials and institutions on the infringement of human rights issues in Xinjiang, and Beijing quickly sacrificed countermeasures. Foreign Sanctions "](https://www.dw.com/zh/zh/中国出台反制裁法-在华外企考虑双循环/a-57980466)Essence A set of legal frameworks around the law allowed the Chinese government to obtain a considerable space for free tailoring, which can decide when, who targets and what sanctions are implemented.</text:p>
      <text:p text:style-name="P4">
German think tank Makato China Research Center(MERICS)It also became the anti -counterpart of the Chinese authorities in the dispute over the Xinjiang human rights issue in 2021</text:p>
      <text:p text:style-name="P4">
The author analyzed a number of cases, including the deputy minister of the Lithuanian traffic and communication department of 2022 in the summer of 2022, and the deputy minister of the Ministry of Communications and the Communications visited Taiwan by Chinese sanctions and US Congress McCull(Michael McCaul)Meeting with Tsai Ing -wen was sanctioned by China. The assets of the sanctions in China are frozen and prohibit Chinese citizens and institutions from conduct any transactions with the sanctions. The author pointed out that there are signs that China ’s use of such formal sanctions has become more and more frequent.</text:p>
      <text:p text:style-name="P4">
After analyzing 39 Chinese sanctions cases from 2012 to 2023, researchers came to a series of conclusions. The author pointed out that there are three important time nodes in building their own sanctions tools: the Sino -US trade war in 2018, the Xinjiang human rights dispute in 2021, and 2022 Russia suffered Western sanctions. Since 2018, the number of foreign sanctions implemented unilaterally in China has risen rapidly. Most of them are targeted at the American individuals and institutions, mainly for the United States' "interference in the internal affairs" on the issue of Hong Kong, Taiwan, and Xinjiang. The author believes that this trend will not change much in the future.</text:p>
      <text:p text:style-name="P4">
Studies have also invested the main means of Chinese sanctions, including: mainly for personal domestic asset freezing, visa entry bans, and prohibiting cooperation with Chinese entities; mainly for enterprises' import and export trade control. The author pointed out that the current ability to designate financial sanctions in China is still extremely limited, but the recent policy debate has shown that Beijing has at least interested interest to lay a legal foundation for financial sanctions. At present, the legal framework of Chinese sanctions is mainly based on the "Anti -Foreign Sanctions Law" and "Unreliable Entitution List". At the same time, the tools of China's foreign economic struggle are still a combination of formal sanctions and informal measures.</text:p>
      <text:p text:style-name="P4">
*#</text:p>
      <text:h text:style-name="P13" text:outline-level="4">
<text:span text:style-name="T4">
EU entities and individuals who have been sanctioned by China</text:span>
</text:h>
      <text:h text:style-name="P12" text:outline-level="3">
<text:span text:style-name="T4">
Merics: Continue the mission and not forget the original intention</text:span>
</text:h>
      <text:p text:style-name="P4">
There are four institutions on the Chinese sanctions list, namely the EU Council's Political and Security Council, the Human Rights Branch of the European Parliament, the Danish Democratic Alliance Foundation, and the German Makato China Research Center. Among them, the Merics Research Center (Merics), as a think tank, has attracted particular attention. Hu Xi, the editor -in -chief of the Chinese official media "Global Times", said that cutting off the connection between the agency and China, "means that the research channel of the research center is unsustainable, and the influence will be severely hit." The German think tank issued a statement responded that it was very regrettable for the Chinese decision and rejected these allegations at the same time. "As an independent research institution, we are committed to improving a better and more diverse understanding of China. We will continue to pursue this mission by providing factual analysis. Target".</text:p>
      <text:p text:style-name="P4">
*#</text:p>
      <text:h text:style-name="P13" text:outline-level="4">
<text:span text:style-name="T4">
EU entities and individuals who have been sanctioned by China</text:span>
</text:h>
      <text:h text:style-name="P12" text:outline-level="3">
<text:span text:style-name="T4">
Pettekofel: China will start with stones and smash their feet</text:span>
</text:h>
      <text:p text:style-name="P4">
The European side of the European side also included eight politicians and 2 scholars. The first to be a European parliament from the German Green Party, Reinhardbütikofer. He is also the person in charge of the European Parliament's China Relations Group. He has repeatedly raised severe allegations on Beijing and Hong Kong many times. After learning that he was sanctioned by China, Petticofir called the Chinese sanctions "ridiculous", saying that China is now trying to suppress the freedom of speech and intimidate critics overseas. "But this will only be counterproductive. Stone stones to smash your own feet. "</text:p>
      <text:p text:style-name="P4">
*#</text:p>
      <text:h text:style-name="P13" text:outline-level="4">
<text:span text:style-name="T4">
EU entities and individuals who have been sanctioned by China</text:span>
</text:h>
      <text:h text:style-name="P12" text:outline-level="3">
<text:span text:style-name="T4">
Geller: I will not give up advocating democracy and human rights</text:span>
</text:h>
      <text:p text:style-name="P4">
Michaelgahler is another member of the German European Parliament, a German European Parliament, who has been sanctioned by Chinese sanctions. After learning that he was sanctioned by China, Gile issued a statement saying that it would make the EU's conversation with China more difficult, which is very regrettable. "In any case, I will not give up advocating human rights and democracy. In addition, I also doubt that as the chairman of the European Parliament's friendly group group, I also played a certain role in Beijing's (sanctions) decision."</text:p>
      <text:p text:style-name="P4">
*#</text:p>
      <text:h text:style-name="P13" text:outline-level="4">
<text:span text:style-name="T4">
EU entities and individuals who have been sanctioned by China</text:span>
</text:h>
      <text:h text:style-name="P12" text:outline-level="3">
<text:span text:style-name="T4">
Gruxman: Sanctions are the Medal of Honor</text:span>
</text:h>
      <ul>
        <li>
#</li>
      </ul>
      <text:h text:style-name="P13" text:outline-level="4">
<text:span text:style-name="T4">
EU entities and individuals who have been sanctioned by China</text:span>
</text:h>
      <text:h text:style-name="P12" text:outline-level="3">
<text:span text:style-name="T4">
European Parliament: Chinese sanctions "unacceptable"</text:span>
</text:h>
      <text:p text:style-name="P4">
In addition to the above three, members of the European Parliament also include Ilhan Kyuchyuk from Hungary and Miriamlexmann, a Slovakian member. In addition, the Dutch parliament members Sjoerd Wiemer Sjoerdsma, Belgian Parliament Member Samuelcogolati, and Lithuanian parliament Dovile Sakaliene. EU Foreign Policy Berrer (pictured) and the chairman of the European Parliament, Sassy,(David Sassoli)It has already expressed support for these members, saying that China is "unacceptable."</text:p>
      <text:p text:style-name="P4">
*#</text:p>
      <text:h text:style-name="P13" text:outline-level="4">
<text:span text:style-name="T4">
EU entities and individuals who have been sanctioned by China</text:span>
</text:h>
      <text:h text:style-name="P12" text:outline-level="3">
<text:span text:style-name="T4">
Everbright Investment Agreement?</text:span>
</text:h>
      <text:p text:style-name="P4">
After learning that he was sanctioned, Belgian Green Party Member Samuelcogolati stated that he would continue to defend democracy and human rights. He also reposted Belgian Foreign Minister to strongly condemn the statement of Chinese sanctions and another Twitter of Guyverhofstadt, a member of the European Parliament, who was in Belgium, which said that the Chinese sanctions "ended the European -China Investment Agreement". The European Parliament was originally scheduled to review the European -China Investment Agreement on March 23, which was temporarily canceled due to the latest development.</text:p>
      <text:p text:style-name="P4">
*#</text:p>
      <text:h text:style-name="P13" text:outline-level="4">
<text:span text:style-name="T4">
EU entities and individuals who have been sanctioned by China</text:span>
</text:h>
      <text:h text:style-name="P12" text:outline-level="3">
<text:span text:style-name="T4">
Zheng Guoen: I hope that Germany is as tough as France,</text:span>
</text:h>
      <text:p text:style-name="P4">
In addition to the five European councilors and three EU countries on the Chinese sanctions list, they also include two scholars, including Adrianzenz, a scholar studying Xinjiang issue, and BJörnjerdén, Swedish scholar. Regarding Chinese sanctions, Zheng Guoen (pictured) expressed on Twitter that he hoped that Berlin would also speak for the German politicians, scholars and think tanks who were sanctioned, and emphasized that the French government had a severe wording of wording and condemned the Chinese side. At present, France and the Netherlands have summoned the Chinese ambassador to the country.</text:p>
      <text:p text:style-name="P4">
*#</text:p>
      <text:h text:style-name="P13" text:outline-level="4">
<text:span text:style-name="T4">
EU entities and individuals who have been sanctioned by China</text:span>
</text:h>
      <text:h text:style-name="P12" text:outline-level="3">
<text:span text:style-name="T4">
European authoritative scholar collective support</text:span>
</text:h>
      <text:p text:style-name="P4">
Björnjerdén, a Swedish scholar, is the head of the China Center of the Swedish Institute of International Issues. The Swedish Institute of International International Issues condemned the practice of Chinese scholars Ye Biyang on March 23. On March 25, the institute published a joint statement by the director of more than 30 European Institute of International Affairs in Europe, expressing that in the current "difficult period, it is regrettable to pull academic researchers and private institutions into the current tension." , "Standing on the side of our colleagues" to support the people and institutions sanctioned by Chinese sanctions. Ye Biyang himself forwarded the relevant news on Twitter. He also said that it is regrettable that the difficulty of studying Chinese issues is getting more and more difficul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德国智库新研究：中国正学习使用制裁工具/a-65861451" text:style-name="Internet_20_link" text:visited-style-name="Visited_20_Internet_20_Link">
https://www.dw.com/zh/德国智库新研究：中国正学习使用制裁工具/a-65861451?maca=chi-rss-chi-all-1127-rdf</text:a>
</text:p>
      <!--NEWS-->
      <text:h text:style-name="P10" text:outline-level="1">
<text:span text:style-name="T4">
Russian officials threatened to crack down on European countries, France issued a warning to Iran on drones</text:span>
</text:h>
      <text:p text:style-name="P4">
Author: 通讯社</text:p>
      <text:p text:style-name="P4">
Publisher: Al Jazeera</text:p>
      <text:p text:style-name="P4">
Published Time: 2023-06-11T01:58:37</text:p>
      <text:p text:style-name="P4">
Modified Time: 2023-06-11T01:59:28</text:p>
      <text:p text:style-name="P4">
Description: A senior Russian official threatened to fight against European countries on June 10, while France warned Iran's consequences of transporting drones to Russia.</text:p>
      <text:p text:style-name="P4">
Images: ["<text:a xlink:type="simple" xlink:href="https://chinese.aljazeera.net/wp-content/uploads/2023/06/1-1686448074.jpg" text:style-name="Internet_20_link" text:visited-style-name="Visited_20_Internet_20_Link">
1-1686448074.jpg</text:a>
", "<text:a xlink:type="simple" xlink:href="https://chinese.aljazeera.net/wp-content/uploads/2023/06/2-1686448082.jpg" text:style-name="Internet_20_link" text:visited-style-name="Visited_20_Internet_20_Link">
2-1686448082.jpg</text:a>
", "<text:a xlink:type="simple" xlink:href="https://chinese.aljazeera.net/wp-content/uploads/2023/06/3-1686448087.jpg" text:style-name="Internet_20_link" text:visited-style-name="Visited_20_Internet_20_Link">
3-168644808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0" text:anchor-type="as-char" svg:width="6.9236in" svg:height="4.612736in" draw:z-index="0">
<draw:image xlink:href="../Images/Aljazeera Chinese/2023-06-11T01-58-37/1-1686448074.jpg" xlink:type="simple" xlink:show="embed" xlink:actuate="onLoad" draw:mime-type="image/jpeg"/>
</draw:frame>
2023 Russian "Su-30" fighter in Russia(Reuters)A senior Russian official threatened to crack down on European countries on June 10 (Saturday), while France warned Iran's consequences of transporting drones to Russia.</text:p>
      <text:p text:style-name="P4">
Dimitri Medvedev, vice chairman of the Russian Security Commission, warned that it would launch a blow to European countries.</text:p>
      <text:p text:style-name="P4">
Former NATO Secretary -General Andre Fogg Lasmuson previously stated that some NATO member states may send troops to Ukraine alone. In response to this remark, Medvedev questioned, "Will the opinions of residents of these countries in such steps?"</text:p>
      <text:p text:style-name="P4">
According to a reporter from Anadolu News Agency, he continued, "Well, have you ever asked residents in these countries, who want to fight against Russia? Do they really want European high -supersonic missile attacks? ? "</text:p>
      <text:p text:style-name="P4">
Medvedev, who had served as President of Russia in 2008 and 2012, also questioned "how the American opinion, because this will also affect them."</text:p>
      <text:p text:style-name="P4">
<draw:frame draw:style-name="fr1" draw:name="Image71" text:anchor-type="as-char" svg:width="6.9236in" svg:height="3.894525in" draw:z-index="0">
<draw:image xlink:href="../Images/Aljazeera Chinese/2023-06-11T01-58-37/2-1686448082.jpg" xlink:type="simple" xlink:show="embed" xlink:actuate="onLoad" draw:mime-type="image/jpeg"/>
</draw:frame>
Russia fights alone in NATO and Western countries(Peninsula TV Station)</text:p>
      <text:h text:style-name="P13" text:outline-level="4">
<text:span text:style-name="T4">
France issued a warning to Iran</text:span>
</text:h>
      <text:p text:style-name="P4">
Against the background, the office of French President Emartel Macron said on Saturday on Saturday that Macron had warned his Iranian counterpart of Idrahima to Russia to Russia.</text:p>
      <text:p text:style-name="P4">
Macron urged Iran to "stop" immediately to support Russia and Ukraine.</text:p>
      <text:p text:style-name="P4">
Britain, France, Germany, the United States, and Ukraine stated that the drone manufactured to Russia violated the 2015 UN Security Council's resolution on Iran's nuclear agreement.</text:p>
      <text:p text:style-name="P4">
On Friday, the White House stated that Russia seems to be strengthening defense cooperation with Iran and has received hundreds of suicide drones to attack Ukraine.</text:p>
      <text:h text:style-name="P13" text:outline-level="4">
<text:span text:style-name="T4">
Sanctions in Canada</text:span>
</text:h>
      <text:p text:style-name="P4">
On the other hand, Canada announced sanctions on 24 individuals in Ukraine and 17 legal entities because they have contact with Russia.</text:p>
      <text:p text:style-name="P4">
The Canadian government said in a statement: "In order to respond to Russia's attempt to destroy Ukraine's cultural sites, institutions and identities, as part of the regulations on special economic measures, Canada is imposing new sanctions on 24 individuals and 17 entities in Ukraine."</text:p>
      <text:p text:style-name="P4">
<draw:frame draw:style-name="fr1" draw:name="Image72" text:anchor-type="as-char" svg:width="6.9236in" svg:height="4.603744in" draw:z-index="0">
<draw:image xlink:href="../Images/Aljazeera Chinese/2023-06-11T01-58-37/3-1686448087.jpg" xlink:type="simple" xlink:show="embed" xlink:actuate="onLoad" draw:mime-type="image/jpeg"/>
</draw:frame>
Trudeau (left) meet with Ukrainian President Zelekiski(Reuters)The sanctions were announced during the uncle's unclean interview with the Canadian Prime Minister Justin Trudeau.</text:p>
      <text:p text:style-name="P4">
At a press conference with Ukrainian President Zeleki, Trudeau announced that it would provide US $ 375 million military assistance to Ukraine.</text:p>
      <text:p text:style-name="P4">
Trudeau said that Canada will participate in the training of Ukrainian fighter pilots, and announced that it will provide Kiev with military assistance worth 500 million Canadian dollars ($ 375 million), but it does not provide more details.</text:p>
      <text:p text:style-name="P4">
Sanctions specially include former Ukrainian President Victor Anukovich, bloggers Yuri Podoliaka, Donalbinov, and Hermuson Culture Minister Alexander Calcus Alexanderkuzmenko.</text:p>
      <text:p text:style-name="P4">
News Source: <text:a xlink:type="simple" xlink:href="https://chinese.aljazeera.net/news/war-in-ukraine/2023/6/11/%e4%bf%84%e7%bd%97%e6%96%af%e5%ae%98%e5%91%98%e5%a8%81%e8%83%81%e8%a6%81%e6%89%93%e5%87%bb%e6%ac%a7%e6%b4%b2%e5%9b%bd%e5%ae%b6%e6%b3%95%e5%9b%bd%e5%b0%b1%e6%97%a0%e4%ba%ba%e6%9c%ba%e5%90%91%e4%bc%8a" text:style-name="Internet_20_link" text:visited-style-name="Visited_20_Internet_20_Link">
https://chinese.aljazeera.net/news/war-in-ukraine/2023/6/11/%e4%bf%84%e7%bd%97%e6%96%af%e5%ae%98%e5%91%98%e5%a8%81%e8%83%81%e8%a6%81%e6%89%93%e5%87%bb%e6%ac%a7%e6%b4%b2%e5%9b%bd%e5%ae%b6%e6%b3%95%e5%9b%bd%e5%b0%b1%e6%97%a0%e4%ba%ba%e6%9c%ba%e5%90%91%e4%bc%8a</text:a>
</text:p>
      <!--NEWS-->
      <text:h text:style-name="P10" text:outline-level="1">
<text:span text:style-name="T4">
China has operated intelligence in Cuba for many years: American officials</text:span>
</text:h>
      <text:p text:style-name="P4">
Publisher: 法新社</text:p>
      <text:p text:style-name="P4">
Published Time: 2023-06-11T03:02:08+00:00</text:p>
      <text:p text:style-name="P4">
Modified Time: 2023-06-11T02:35:01+00:00</text:p>
      <text:p text:style-name="P4">
Description: (Agence France -Presse Washington, 10th, comprehensive foreign news report) One official of the White House said today that China has been operating intelligence units in Cuba for many years and upgraded it in 2019 to strengthen China's sense of presence in Cub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6-11T03-02-08-00-00/000000.png" xlink:type="simple" xlink:show="embed" xlink:actuate="onLoad" draw:mime-type="image/png"/>
</draw:frame>
"This has detailed information in the intelligence record." The official who did not want to disclose his name said when confirming the existence of Chinese intelligence units.</text:p>
      <text:p text:style-name="P4">
Recently, US media reports stated that China plans to establish a spy base in Cuba, which is located near the United States coast.</text:p>
      <text:p text:style-name="P4">
The government official said that when President Biden took office in January 2021, "we listened to a series of sensitive movements in China to expand its overseas logistics, bases and infrastructure globally."</text:p>
      <text:p text:style-name="P4">
Officials continue to say, "These actions include setting up Chinese intelligence collection facilities in Cuba. In fact, China has upgraded its information collection facilities in Cuba in 2019."</text:p>
      <text:p text:style-name="P4">
On the occasion of the situation, Chinese leader Xi Jinping promoted China's global security existence to expand rapidly.</text:p>
      <text:p text:style-name="P4">
News Source: <text:a xlink:type="simple" xlink:href="https://www.rfi.fr/cn/%E5%9B%BD%E9%99%85%E6%8A%A5%E9%81%93/20230611-%E4%B8%AD%E5%9B%BD%E5%9C%A8%E5%8F%A4%E5%B7%B4%E7%BB%8F%E8%90%A5%E6%83%85%E6%8A%A5%E9%83%A8%E9%97%A8%E5%A4%9A%E5%B9%B4-%E7%BE%8E%E5%9B%BD%E5%AE%98%E5%91%98" text:style-name="Internet_20_link" text:visited-style-name="Visited_20_Internet_20_Link">
https://www.rfi.fr/cn/%E5%9B%BD%E9%99%85%E6%8A%A5%E9%81%93/20230611-%E4%B8%AD%E5%9B%BD%E5%9C%A8%E5%8F%A4%E5%B7%B4%E7%BB%8F%E8%90%A5%E6%83%85%E6%8A%A5%E9%83%A8%E9%97%A8%E5%A4%9A%E5%B9%B4-%E7%BE%8E%E5%9B%BD%E5%AE%98%E5%91%98</text:a>
</text:p>
      <!--NEWS-->
      <text:h text:style-name="P10" text:outline-level="1">
<text:span text:style-name="T4">
Beixi Destruction Incident Survey Turn to clues about Poland</text:span>
</text:h>
      <text:p text:style-name="P4">
Author: 半岛电视台＋通讯社</text:p>
      <text:p text:style-name="P4">
Publisher: Al Jazeera</text:p>
      <text:p text:style-name="P4">
Published Time: 2023-06-11T03:10:06</text:p>
      <text:p text:style-name="P4">
Modified Time: 2023-06-11T03:10:06</text:p>
      <text:p text:style-name="P4">
Description: According to the Wall Street Journal, investigators re -investigated a two -week range of 15 -meter yachts suspected of participating in the destruction of natural gas pipelines.</text:p>
      <text:p text:style-name="P4">
Images: ["<text:a xlink:type="simple" xlink:href="https://chinese.aljazeera.net/wp-content/uploads/2023/06/1-1686452545.jpg" text:style-name="Internet_20_link" text:visited-style-name="Visited_20_Internet_20_Link">
1-1686452545.jpg</text:a>
", "<text:a xlink:type="simple" xlink:href="https://chinese.aljazeera.net/wp-content/uploads/2023/04/2-10.jpg" text:style-name="Internet_20_link" text:visited-style-name="Visited_20_Internet_20_Link">
2-10.jpg</text:a>
", "<text:a xlink:type="simple" xlink:href="https://chinese.aljazeera.net/wp-content/uploads/2023/06/3-1686452554.jpg" text:style-name="Internet_20_link" text:visited-style-name="Visited_20_Internet_20_Link">
3-1686452554.jpg</text:a>
"]</text:p>
      <text:p text:style-name="P4">
Topics: ['乌克兰战争', '政治', '新闻']</text:p>
      <text:p text:style-name="P4">
Keywords: ['乌克兰战争', '政治', '新闻', '乌克兰', '俄罗斯', '波兰']</text:p>
      <text:p text:style-name="P4">
Type: Article</text:p>
      <!--METADATA-->
      <text:p text:style-name="P4">
<draw:frame draw:style-name="fr1" draw:name="Image74" text:anchor-type="as-char" svg:width="6.9236in" svg:height="4.612736in" draw:z-index="0">
<draw:image xlink:href="../Images/Aljazeera Chinese/2023-06-11T03-10-06/1-1686452545.jpg" xlink:type="simple" xlink:show="embed" xlink:actuate="onLoad" draw:mime-type="image/jpeg"/>
</draw:frame>
The main gas leakage of the "Beixi 2" in September 2022(Reuters)According to the Wall Street Journal, evidence that German investigators are investigating that a destruction team bombed the Beixi Pipeline of the Baltic Sea with Poland as a combat base.</text:p>
      <text:p text:style-name="P4">
The newspaper stated that investigators re -investigated the two -week voyage of the "Andromeda". The 50 -foot (15 -meter) yacht was suspected of participating in the damage to the "Beixi 1" and "Beixi 2" channels.</text:p>
      <text:p text:style-name="P4">
On Saturday, June 10, the Wall Street Journal quoted people familiar with the sailing, saying that destroying the actors placed deep -sea explosives on the "Beixi 1", and then the ship sailed to Poland. It added that Germany is trying to compare the DNA sample discovered on the ship with the "at least one Ukrainian soldier".</text:p>
      <text:p text:style-name="P4">
According to the Wall Street Journal, the evidence includes the radio and navigation equipment data of the "Andromeda", as well as data from the satellites and mobile phones used by the offender and the Gmail account.</text:p>
      <text:p text:style-name="P4">
It pointed out that "In summary, some details show that the ship bypass every place where the explosion occurs later. This evidence strengthens the belief of the investigator, that is, the" Andrometa '" It has an important role. "</text:p>
      <text:p text:style-name="P4">
The newspaper stated that after the Western intelligence department provided clues, investigators began to investigate the ship.</text:p>
      <text:p text:style-name="P4">
The German Federal Criminal Police Department and the Polish government spokesman did not immediately respond to the comments request.</text:p>
      <text:p text:style-name="P4">
Poland's deputy coordinator of special services Stanislawzaryn wrote on Twitter that "the information about Poland or Ukraine destroyed 'Beixi 1' and the" Beixi 2 'Number's clue is in The media community has repeatedly appeared, which has been used by Russian influence institutions to make Warsaw and Kiev in readers. Kiev is the impression or assumptions of the black hand behind the incident. "</text:p>
      <text:p text:style-name="P4">
<draw:frame draw:style-name="fr1" draw:name="Image75" text:anchor-type="as-char" svg:width="6.9236in" svg:height="6.9236in" draw:z-index="0">
<draw:image xlink:href="../Images/Aljazeera Chinese/2023-06-11T03-10-06/2-10.jpg" xlink:type="simple" xlink:show="embed" xlink:actuate="onLoad" draw:mime-type="image/jpeg"/>
</draw:frame>
Beixi natural gas pipelines damaged the mysterious leak connecting the two underwater pipelines connected to Russia and Germany.(Peninsula TV Station)Russia invaded Ukraine in February 2022 and places European -based relies on Russia's natural gas at a political conservation lamp. The damage of the Beixi pipeline accelerated the process of turning to other energy suppliers in the area.</text:p>
      <text:p text:style-name="P4">
Earlier this week, the Washington Post reported that the U.S. government learned from a European intelligence agency that the Ukrainian military used the secret plan to use diver attacks to attack the pipeline. They directly to the armed forces directly three months before the explosion in September 2022, Command report.</text:p>
      <text:p text:style-name="P4">
On Wednesday, Ukrainian President Vladimir Zellezky denied that his government participated in the destruction of natural gas pipelines.</text:p>
      <text:p text:style-name="P4">
"I am a president, I will give orders properly. Ukraine has not done any such things. I will never do that." He also asked to provide any evidence about Ukraine's participation.</text:p>
      <text:p text:style-name="P4">
German media pointed out in March that a yacht of a Polish company owned by Ukrainian citizens may participate in the attack.</text:p>
      <text:p text:style-name="P4">
<draw:frame draw:style-name="fr1" draw:name="Image76" text:anchor-type="as-char" svg:width="6.9236in" svg:height="3.826739in" draw:z-index="0">
<draw:image xlink:href="../Images/Aljazeera Chinese/2023-06-11T03-10-06/3-1686452554.jpg" xlink:type="simple" xlink:show="embed" xlink:actuate="onLoad" draw:mime-type="image/jpeg"/>
</draw:frame>
The new report pointed out that the pro -Ukrainian group behind the Beixi attack incident</text:p>
      <text:p text:style-name="P4">
News Source: <text:a xlink:type="simple" xlink:href="https://chinese.aljazeera.net/news/war-in-ukraine/2023/6/11/%e5%8c%97%e6%ba%aa%e7%a0%b4%e5%9d%8f%e4%ba%8b%e4%bb%b6%e8%b0%83%e6%9f%a5%e8%bd%ac%e5%90%91%e5%85%b3%e4%ba%8e%e6%b3%a2%e5%85%b0%e7%9a%84%e7%ba%bf%e7%b4%a2" text:style-name="Internet_20_link" text:visited-style-name="Visited_20_Internet_20_Link">
https://chinese.aljazeera.net/news/war-in-ukraine/2023/6/11/%e5%8c%97%e6%ba%aa%e7%a0%b4%e5%9d%8f%e4%ba%8b%e4%bb%b6%e8%b0%83%e6%9f%a5%e8%bd%ac%e5%90%91%e5%85%b3%e4%ba%8e%e6%b3%a2%e5%85%b0%e7%9a%84%e7%ba%bf%e7%b4%a2</text:a>
</text:p>
      <!--NEWS-->
      <text:h text:style-name="P10" text:outline-level="1">
<text:span text:style-name="T4">
Ambassador to Kenya said that Africans were recalled by Romania for monkeys</text:span>
</text:h>
      <text:p text:style-name="P4">
Publisher: 法新社</text:p>
      <text:p text:style-name="P4">
Published Time: 2023-06-11T06:02:06+00:00</text:p>
      <text:p text:style-name="P4">
Modified Time: 2023-06-11T05:35:02+00:00</text:p>
      <text:p text:style-name="P4">
Description: (France -France -France -France -France -France -France -based on the 10th) Romania said today that they have recalled Africans' ambassadors to monkeys in a meet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6-11T06-02-06-00-00/000000.png" xlink:type="simple" xlink:show="embed" xlink:actuate="onLoad" draw:mime-type="image/png"/>
</draw:frame>
According to a report from the South Sudan Embassy in Kenya, on April 26, the Romanian Ambassador to Kenya Dragos Vioreltigau in Nairobi, Nairobi, Seeing a monkey, blurted out: "African groups have joined us."</text:p>
      <text:p text:style-name="P4">
The Romanian Ministry of Foreign Affairs said they learned about this only this week and had "started the process of recall ambassador."</text:p>
      <text:p text:style-name="P4">
The Romanian Ministry of Foreign Affairs also said, "We are deeply regretful for this situation and apologize to all affected people." He also said that "absolutely unacceptable" racist behavior or speech.</text:p>
      <text:p text:style-name="P4">
The Kenya diplomat Macharia Kamau said the incident made him "shocked and evil."</text:p>
      <text:p text:style-name="P4">
He issued a post on a community website Twitter (Twitter) said: "Trying to cover up this shame is really shameful. This is unbearable and unacceptable in any era, let alone in the 21st century."</text:p>
      <text:p text:style-name="P4">
News Source: <text:a xlink:type="simple" xlink:href="https://www.rfi.fr/cn/%E5%9B%BD%E9%99%85%E6%8A%A5%E9%81%93/20230611-%E9%A9%BB%E8%82%AF%E4%BA%9A%E5%A4%A7%E4%BD%BF%E7%A7%B0%E9%9D%9E%E6%B4%B2%E4%BA%BA%E4%B8%BA%E7%8C%B4%E5%AD%90-%E9%81%AD%E7%BD%97%E9%A9%AC%E5%B0%BC%E4%BA%9A%E5%8F%AC%E5%9B%9E" text:style-name="Internet_20_link" text:visited-style-name="Visited_20_Internet_20_Link">
https://www.rfi.fr/cn/%E5%9B%BD%E9%99%85%E6%8A%A5%E9%81%93/20230611-%E9%A9%BB%E8%82%AF%E4%BA%9A%E5%A4%A7%E4%BD%BF%E7%A7%B0%E9%9D%9E%E6%B4%B2%E4%BA%BA%E4%B8%BA%E7%8C%B4%E5%AD%90-%E9%81%AD%E7%BD%97%E9%A9%AC%E5%B0%BC%E4%BA%9A%E5%8F%AC%E5%9B%9E</text:a>
</text:p>
      <!--NEWS-->
      <text:h text:style-name="P10" text:outline-level="1">
<text:span text:style-name="T4">
After the prosecution of Trump's prosecution for the first time, he appeared in the creation of the conference to approve the indifferent.</text:span>
</text:h>
      <text:p text:style-name="P4">
Publisher: 法新社</text:p>
      <text:p text:style-name="P4">
Published Time: 2023-06-11T07:02:07+00:00</text:p>
      <text:p text:style-name="P4">
Modified Time: 2023-06-11T06:35:02+00:00</text:p>
      <text:p text:style-name="P4">
Description: (AFP, George Asia, George, 10th, 10th) Former US President Trump has given a speech to his supporters for the first time since he was prosecuted by many federal crimes, and said that the indictment was basically notseri. Trump's allegations also pushed the US presidential election in 2024 to unknown and unstable situ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6-11T07-02-07-00-00/000000.png" xlink:type="simple" xlink:show="embed" xlink:actuate="onLoad" draw:mime-type="image/png"/>
</draw:frame>
According to the indictment announced yesterday, Trump was sued 38 offenders and focused on Trump's involving improper processing confidential documents. These allegations were more serious than in the past.</text:p>
      <text:p text:style-name="P4">
The Ministry of Justice of the President Biden sued Trump, who was leading Trump, who was leading in the Battle of the Republican Party's primaries, and paved the way for the White House.</text:p>
      <text:p text:style-name="P4">
Trump has insisted that this is a "witch hunt" operation for political motivation and condemned. Trump visited Georgia and North Carolina to participate in a general conference and attacked his so -called unfair legal attack.</text:p>
      <text:p text:style-name="P4">
Trump today at Columbus, George Asia, criticized Biden and the Ministry of Justice, complaining about his so -called "false prosecution", and he told the public that he was prosecuted in court for running the next president.</text:p>
      <text:p text:style-name="P4">
Trump told supporters: "This is why they do this. If I do not choose the president, there will be no witch -hunting political persecution or a prosecution."</text:p>
      <text:p text:style-name="P4">
"You are dealing with crazy lunatics in Greensboro, North Carolina," said, "said the corporal" illegal department "of Biden's government. One of the most terrible abuse in Chinese history. "</text:p>
      <text:p text:style-name="P4">
A few days after these two conferences, Trump will appear in court in the Miami Federal Court to respond to explosive allegations. He was accused of deliberately holding secrets of defense, conspiracy to obstruct justice, concealed documents and unrealistic statements in a corruption manner, and was trapped in the "danger" of US national security.</text:p>
      <text:p text:style-name="P4">
According to the allegations of the special prosecutor Jack Smith, each crime can be sentenced to up to 20 years in prison.</text:p>
      <text:p text:style-name="P4">
Trump has responded to the indictment through a series of stickers and films through a series of stickers and films. The prosecution of the item was set as a careful policy of Biden and his campaign team to interfere with the election.</text:p>
      <text:p text:style-name="P4">
Trump said, "They are looking for me because we are currently a biggest ahead of Biden in polls."</text:p>
      <text:p text:style-name="P4">
So far, the reaction of many Republicans is to unite to support the former president and also amplify Trump's anger. These people include Trump's nominated competitors.</text:p>
      <text:p text:style-name="P4">
Kevin McCarthy, Speaker of the Federal House of Representatives, who has affected Trump, said the indictment marked the "dark day" of the United States.</text:p>
      <text:p text:style-name="P4">
McCarthy said: "Every American who believes in the rule of law stands with President Trump."</text:p>
      <text:p text:style-name="P4">
Ron Desantis, Governor of Florida, also echoed the "weaponization" of the Ministry of Justice. In the Republican nomination war, Son Di was regarded as the number one challenger of Trump. (Translator: Ji Jinling)</text:p>
      <text:p text:style-name="P4">
News Source: <text:a xlink:type="simple" xlink:href="https://www.rfi.fr/cn/%E5%9B%BD%E9%99%85%E6%8A%A5%E9%81%93/20230611-%E5%B7%9D%E6%99%AE%E9%81%AD%E8%B5%B7%E8%AF%89%E5%90%8E%E9%A6%96%E5%BA%A6%E7%8E%B0%E8%BA%AB%E9%80%A0%E5%8A%BF%E5%A4%A7%E4%BC%9A-%E6%89%B9%E8%B5%B7%E8%AF%89%E4%B9%A6%E6%AF%AB%E6%97%A0%E6%A0%B9%E6%8D%AE" text:style-name="Internet_20_link" text:visited-style-name="Visited_20_Internet_20_Link">
https://www.rfi.fr/cn/%E5%9B%BD%E9%99%85%E6%8A%A5%E9%81%93/20230611-%E5%B7%9D%E6%99%AE%E9%81%AD%E8%B5%B7%E8%AF%89%E5%90%8E%E9%A6%96%E5%BA%A6%E7%8E%B0%E8%BA%AB%E9%80%A0%E5%8A%BF%E5%A4%A7%E4%BC%9A-%E6%89%B9%E8%B5%B7%E8%AF%89%E4%B9%A6%E6%AF%AB%E6%97%A0%E6%A0%B9%E6%8D%AE</text:a>
</text:p>
      <!--NEWS-->
      <text:h text:style-name="P10" text:outline-level="1">
<text:span text:style-name="T4">
More than 3,400 women in Peru disappeared within four months</text:span>
</text:h>
      <text:p text:style-name="P4">
Author: 联合早报 (Person)</text:p>
      <text:p text:style-name="P4">
Publisher: 联合早报 (Organization)</text:p>
      <text:p text:style-name="P4">
Published Time: 2023-06-11T07:06</text:p>
      <text:p text:style-name="P4">
Modified Time: 2023-06-11T07:25</text:p>
      <text:p text:style-name="P4">
Description: From January to April this year, more than 3,400 women in Peru have disappeared. AFP reported that the Peru's Supervision Office issued a report on Saturday (June 10) that in the first four months of this year, the authorities received a total of 3406 women missing reports, of which only 1902 ...</text:p>
      <text:p text:style-name="P4">
Videos: []</text:p>
      <text:p text:style-name="P4">
Audios: []</text:p>
      <text:p text:style-name="P4">
Images: []</text:p>
      <text:p text:style-name="P4">
Type: NewsArticle</text:p>
      <text:p text:style-name="P4">
Breadcrumbs: ['即时', '国际']</text:p>
      <text:p text:style-name="P4">
Keywords: ['秘鲁', '失踪', '女性', '绑架']</text:p>
      <!--METADATA-->
      <text:p text:style-name="P4">
From January to April this year, more than 3,400 women in Peru have disappeared.</text:p>
      <text:p text:style-name="P4">
According to AFP, the Peru's Supervision Office issued a report on Saturday (June 10) that in the first four months of this year, the authorities received a total of 3406 female missing reports, of which only 1902 were recovered, and 1504 were still people still. The whereabouts are unknown.</text:p>
      <text:p text:style-name="P4">
Isabel Ortiz, a Peruvian inspector, said the disappearance would be classified as "an imminent crisis."</text:p>
      <text:p text:style-name="P4">
She urged the government to take action to prevent continuous fermentation, saying that "the country has not regarded the disappearance (mainly abduction and belt) as a priority agenda project."</text:p>
      <text:p text:style-name="P4">
However, some feminist non -governmental organizations said that Peruvian police and prosecutors did not fully investigate many missing cases because these women volunteered volunteer.</text:p>
      <text:p text:style-name="P4">
News Source: <text:a xlink:type="simple" xlink:href="https://www.zaobao.com.sg/realtime/world/story20230611-1403172" text:style-name="Internet_20_link" text:visited-style-name="Visited_20_Internet_20_Link">
https://www.zaobao.com.sg/realtime/world/story20230611-1403172</text:a>
</text:p>
      <!--NEWS-->
      <text:h text:style-name="P10" text:outline-level="1">
<text:span text:style-name="T4">
Can European countries regain the obligation military service system?</text:span>
</text:h>
      <text:p text:style-name="P4">
Author: None (Language: zh)</text:p>
      <text:p text:style-name="P4">
Publisher: None</text:p>
      <text:p text:style-name="P4">
Time: 2023-06-11T07:29:00Z</text:p>
      <text:p text:style-name="P4">
Description: After the Cold War, many European countries canceled the compulsory military service system. However, since the occurrence of the Ukrainian war, some countries have begun to discuss the possibility of re -implementation of obligations.</text:p>
      <text:p text:style-name="P4">
Videos: []</text:p>
      <text:p text:style-name="P4">
Images: []</text:p>
      <text:p text:style-name="P4">
Subject: 文化经纬</text:p>
      <text:p text:style-name="P4">
Subjects: []</text:p>
      <text:p text:style-name="P4">
Keywords: ['北大西洋公约组织', '俄罗斯入侵乌克兰']</text:p>
      <text:p text:style-name="P4">
Id: 65861445</text:p>
      <!--METADATA-->
      <text:p text:style-name="P4">
<text:a xlink:type="simple" xlink:href="https://www.dw.com/zh/overlay/image/article/65861445/65246505" text:style-name="Internet_20_link" text:visited-style-name="Visited_20_Internet_20_Link">
 </text:a>
Lithuania abolished the compulsory military service system in 2007 and re -introduced in 2015 (the picture shows the data picture in 2015)</text:p>
      <text:p text:style-name="P4">
(Voice of Germany Chinese website) Since the collapse of the Berlin wall, the recruitment system seems to be out of order. In the past 20 years, most European countries have abolished the obligation to serve military service. <text:a xlink:type="simple" xlink:href="https://www.dw.com/zh/zh/德国取消义务兵役制-志愿兵进入兵营/a-15210272" text:style-name="Internet_20_link" text:visited-style-name="Visited_20_Internet_20_Link">
For example, Germany suspended the recruitment system in 2011</text:a>
Essence Only in the Federal House of the House of Federal House can start again under the tension or national defense situation stipulated in the Basic Law.</text:p>
      <text:p text:style-name="P4">
There are similar situations in many other European countries. Today, among the 29 European countries, including Turkey, only 6 countries have maintained the recruitment system since 1993. The situation of Britain, the United States, and Canada has lasted for at least 50 years.</text:p>
      <text:p text:style-name="P4">
In view of Russia's war against Ukraine, some countries have now begun some reflection. Some countries not only increase the national defense budget, but also discuss the re -implementation of the compulsory military service system, but these debates have only progressed among a few countries.</text:p>
      <text:p text:style-name="P4">
<text:span text:style-name="T4">
 Ukraine and Lithuania </text:span>
</text:p>
      <text:p text:style-name="P4">
Shortly after Crimea was annexed, Ukraine and Lithuania re -implemented the obligation system for young men in 2014 and 2015, respectively. Then after Russia invaded Ukraine in February 2022, the Ukrainian government promulgated a law, and all men aged 18 to 60 could be called to join the army based on this law.</text:p>
      <text:h text:style-name="P12" text:outline-level="3">
<text:span text:style-name="T4">
"If the Russian army attacks Kiev again, I will participate in the battle"</text:span>
</text:h>
      <text:p text:style-name="P4">
<text:span text:style-name="T4">
 Latvia </text:span>
</text:p>
      <text:p text:style-name="P4">
This Baltic country is one of the three NATO members bordering Russia. The other two countries are Estonia and NATO New members Finland, which have never abolished the compulsory military service system. Now Latvia also wants to re -introduce the compulsory military service. Starting in 2024, all men aged 18 to 27 must receive 11 months of military training; since 2028, 7,500 Latvians will be called to join the army every year-according to NATO, this is the country's 2022 Number of professional soldiers.</text:p>
      <text:p text:style-name="P4">
<text:span text:style-name="T4">
 Romania </text:span>
</text:p>
      <text:p text:style-name="P4">
In 2015, Romania's attempt to re -introduce the obligation system after the collapse of the Berlin wall failed, but in this spring, the current prime minister and retired general Nicolaeciuca once again expressed support for the support of obligations. A specific requirement of the Romanian Ministry of Defense is that under the circumstances, young Romanian people living abroad must report to military service within 15 days.</text:p>
      <text:p text:style-name="P4">
<text:span text:style-name="T4">
 Dutch and Sweden </text:span>
</text:p>
      <text:p text:style-name="P4">
The Dutch armed forces lack about 9,000 recruits. This is why the Dutch government is considering strengthening the army through the compulsory military service system, as Sweden has done since 2018. Sweden abolished the compulsory military service system in 2010, but because sufficient volunteers could not be found to serve military service, this method was introduced in 2018. From then on, all Swedes, who are 18 years old, must report to the army, but like neighbor Norway: In the end, only a small number of people will be recruited.</text:p>
      <text:p text:style-name="P4">
German Defense Minister Pestorius proposed the voluntary military service system shortly after taking office</text:p>
      <text:p text:style-name="P4">
<text:span text:style-name="T4">
 Norway and Denmark </text:span>
</text:p>
      <text:p text:style-name="P4">
Since 2016, all Norwegians must be reported at the age of 18. However, only about 9,000 candidates participating in physical fitness tests each year were called for 19 months of military service. Due to the strict selection process, the official claims that the service in Norway's military service is similar to the reputation of other higher education education. Denmark in the northern neighbor of Germany still retains the recruitment system in law, but in fact, in the past few years, it has sufficient volunteers to fill the needs of troops.</text:p>
      <text:p text:style-name="P4">
<text:span text:style-name="T4">
France</text:span>
</text:p>
      <text:p text:style-name="P4">
French President Macron launched the "Service Nationalunivers" in 2019. In this framework, young people can voluntarily serve the country for a month. Now the French government is considering allowing all young people aged 15 to 17 to participate, two of them are completed in military -related institutions.</text:p>
      <text:p text:style-name="P4">
<text:span text:style-name="T4">
Germany</text:span>
</text:p>
      <text:p text:style-name="P4">
Germany Prime Minister Shulz rejected the voluntary military service system proposed by Minister of Defense Borispistorius. Recently, Evahögl, a German Federal Parliament, who is also the Society of the Social Democratic Party as the Semitz and Pestorius, suggested that the possibility of "voluntary service" in the army or civic institutions should be discussed.</text:p>
      <text:p text:style-name="P4">
<text:span text:style-name="T4">
 More reading: <text:a xlink:type="simple" xlink:href="https://www.dw.com/zh/zh/反恐斗争需要恢复义务兵役制/a-19363883" text:style-name="Internet_20_link" text:visited-style-name="Visited_20_Internet_20_Link">
Anti -terrorism struggle needs to restore the compulsory military service? </text:a>
</text:span>
</text:p>
      <text:p text:style-name="P4">
News Source: <text:a xlink:type="simple" xlink:href="https://www.dw.com/zh/欧洲国家有可能重拾义务兵役制吗？/a-65861445" text:style-name="Internet_20_link" text:visited-style-name="Visited_20_Internet_20_Link">
https://www.dw.com/zh/欧洲国家有可能重拾义务兵役制吗？/a-65861445?maca=chi-rss-chi-all-1127-rdf</text:a>
</text:p>
      <!--NEWS-->
      <text:h text:style-name="P10" text:outline-level="1">
<text:span text:style-name="T4">
Guest comment: China has a dual -track strategy against the United States</text:span>
</text:h>
      <text:p text:style-name="P4">
Author: None (Language: zh)</text:p>
      <text:p text:style-name="P4">
Publisher: None</text:p>
      <text:p text:style-name="P4">
Time: 2023-06-11T07:30:00Z</text:p>
      <text:p text:style-name="P4">
Description: Political scholar Zhang Junhua pointed out that in the face of the United States, the CCP led by Xi Jinping did not seem to want to say the word competition in the mouth before, but later in the United States' "opening the skylight to speak bright", the competition between China and the United States became increasingly fierce. As a result, Beijing recently adopted a dual -track strategy, which was soft and hard together.</text:p>
      <text:p text:style-name="P4">
Videos: []</text:p>
      <text:p text:style-name="P4">
Images: []</text:p>
      <text:p text:style-name="P4">
Subject: 时政风云</text:p>
      <text:p text:style-name="P4">
Subjects: []</text:p>
      <text:p text:style-name="P4">
Keywords: ['奥巴马', '专题报道：习近平访美', '岛屿主权争端', '专题报道：全景观看“习马会”', '中国', '中共十九大', '美国', '德中关系', '南希·佩洛西']</text:p>
      <text:p text:style-name="P4">
Id: 65868848</text:p>
      <!--METADATA-->
      <text:p text:style-name="P4">
<text:a xlink:type="simple" xlink:href="https://www.dw.com/zh/overlay/image/article/65868848/59244760" text:style-name="Internet_20_link" text:visited-style-name="Visited_20_Internet_20_Link">
 </text:a>
Political scholar Zhang Junhua pointed out that competition between China and the United States is becoming increasingly fierce</text:p>
      <text:p text:style-name="P4">
(Voice of Germany Chinese Network) Since the reform and opening up, Deng Xiaoping's "hiding light" policy that the leaders of the Communist Party of China have been adopted by the Chinese Communist Party have used Western technology and capital to take "globalized" stools. For more than thirty years, there are indeed a lot of gains. In terms of economic perspective, it has jumped into the world's second in the world. But in the era of Xi Jinping, he gradually entered the stage of competition with the United States. However, the CCP led by Xi Jinping did not seem to be a virgin "shyness" like a virgin until last year, and did not want to say the word competition. However, in the posture of "opening the skylight to speak brightly" in the United States, this competition was obviously increasingly fierce.</text:p>
      <text:p text:style-name="P4">
First of all, this competition was made by the United States first. Because the U.S. government first realized that China ’s tolerance for technological transfer and technical theft will directly affect the unique technical and military status of the United States in the world, thereby weakening the power of the entire democratic camp. So <text:a xlink:type="simple" xlink:href="https://www.dw.com/zh/zh/特朗普签署国防授权法案-处处影射中国/a-51762998" text:style-name="Internet_20_link" text:visited-style-name="Visited_20_Internet_20_Link">
Starting from Trump, the restrictions on exports and product use of companies such as Huawei</text:a>
Essence But Trump's approach is still emotional. <text:a xlink:type="simple" xlink:href="https://www.dw.com/zh/zh/拜登計畫收緊美國對華投資規定/a-64886618" text:style-name="Internet_20_link" text:visited-style-name="Visited_20_Internet_20_Link">
Since Biden came to power, expand this approach to all sensitive technologies and sensitive products related to national security</text:a>
It systematized all measures, and also worked hard to pull other countries to join him. In addition, according to the principle of "defending democratic camps", since last year, it has strengthened its military contact and assistance to other allies in Taiwan and Asia, which has a direct relationship with the lessons brought by the Ukrainian war.</text:p>
      <text:h text:style-name="P12" text:outline-level="3">
<text:span text:style-name="T4">
The United States is back</text:span>
</text:h>
      <text:p text:style-name="P4">
So far, the United States has made progress in western Pacific in terms of military cooperation. Japan, South Korea, the Philippines, and Taiwan have moved closer to the United States in military and intelligence cooperation. It is necessary to see that the United States is also facing more challenges from China. Whether the United States can respond to these challenges determines its victory and defeat with China in western Pacific. This victory will be mainly reflected in two areas: one is the Taiwan Strait and the other is the South China Sea.</text:p>
      <text:p text:style-name="P4">
Seeing that the United States has recovered so much on the military and security of the Pacific West Coast, the CCP will naturally be dissatisfied because it directly destroys Beijing's "magnificent plan". One of the plans is to solve the Taiwan problem during Xi Jinping during his tenure, and truly become the island as a territory under Beijing. The second plan is that during the period of Xi Jinping, all the neighboring countries in China accept the definition of China's "nine sections", so that they can occupy the upper hand in energy development, fish resources, and military layout. Originally, Beijing was not difficult to implement this plan with China's own Blue-Water Navy and other military strength. However, it was not expected that the negligence of the Asia -Pacific region after the United States changed the Vietnam War and continued to strengthen activities in the region. From the freedom of navigation of warships to maintain the shipping line, to the military support for Taiwan, all the obstacles to the implementation plan for Beijing.</text:p>
      <text:p text:style-name="P4">
U.S. President Biden announced high -profile after taking office: "The United States is back"</text:p>
      <text:h text:style-name="P12" text:outline-level="3">
<text:span text:style-name="T4">
soft and hard</text:span>
</text:h>
      <text:p text:style-name="P4">
As for the balloon incident in February this year, China has a strong response. I am afraid that the United States is angry that the United States exposes the ugliness of Chinese spy behavior in front of Southeast Asian countries. As for Perlus's visit to Taiwan, it has opened a new stage that is not conducive to China ’s diplomacy. As a result, Beijing used various opportunities to scold the US government overwhelmingly, described himself as the victim of the US hegemony, and strived to occupy a moral highland in the world. At the same time, began to decompose the Western Democratic camp, make every force, pull Europe to its own side, and encourage European "strategic autonomy". But obviously, this is not effective.</text:p>
      <text:p text:style-name="P4">
At present, the goal of the CCP is clear: as long as the Americans stay away from the Pacific West Bank, the impact of China on the region has no opponents. Because, even though those countries that seem to be in the right of China, such as Vietnam, the Philippines, Japan, etc., are still economically dependent on China, and they are closer to the United States in terms of security. Once the military's military existence in the district has been greatly weakened, solving Taiwan and the South China Sea issues will be solved.</text:p>
      <text:p text:style-name="P4">
As a result, Beijing recently adopted a dual -track strategy, which was soft and hard together. The so -called soft is that China emphasizes that China is a country that loves peace and oppose decouragement and abide by international law. The mediation person who worked hard to play the Ukrainian war and sent the Chinese government Eurasian affairs Li Hui to lobby Europe. At the same time, the 20th Shangri -La dialogue was used to let the Minister of Defense let the wind: It is the biggest disaster. At the same time, the patrol of the US warships in the South China Sea and the Taiwan Strait has nothing to do with the maintenance of the International Marine Law, but only to maintain its own "marine law".</text:p>
      <text:p text:style-name="P4">
The hard aspect is to use the so -called gray means to become impossible to exist the United States' frequent military existence on the West Coast of the Pacific Ocean. The most typical recent <text:a xlink:type="simple" xlink:href="https://www.dw.com/zh/zh/南海較勁美稱中國戰鬥機逼近挑釁攔截/a-65775811" text:style-name="Internet_20_link" text:visited-style-name="Visited_20_Internet_20_Link">
Intercepting US reconnaissance aircraft in the South China Sea</text:a>
And [<text:a xlink:type="simple" xlink:href="https://www.dw.com/zh/zh/美中軍艦險相撞-白宮中國侵略性日增恐致傷亡/a-65823182" text:style-name="Internet_20_link" text:visited-style-name="Visited_20_Internet_20_Link">
Danger in the Taiwan Strait is close to the American destroyer</text:a>
Essence The premise of this gray approach is that China knows that the United States is at least all forces to avoid any military conflict with China at least, because due to the assistance to Ukraine and a series of problems in China, the United States has no time to open up in the region. battlefield. In China, some of the "brave, patriotic" soldiers, and some of the warships and fighters, so they are adventurous. China wants to use this method, which will "greatly increase the psychological pressure of the US military (Hu Xijin)", which is clearly an event that trys to create 2001 incident again. In 2001, a Chinese fighter intends to collide with a US reconnaissance aircraft. U.S. aircraft urgently landed on Hainan Island. During the incident, a Chinese pilot died, and Beijing detained 24 US crew for 11 days. He sent a letter in Washington that he released them after "regret". However, China's decision now will greatly increase the probability of this crash or ship.</text:p>
      <text:p text:style-name="P4">
</text:p>
      <text:h text:style-name="P12" text:outline-level="3">
<text:span text:style-name="T4">
Challenge facing the United States</text:span>
</text:h>
      <text:p text:style-name="P4">
Not only technically, but also military, the Chinese government has clearly believed that its biggest competitor in the world is the United States. Moreover, Beijing has to change its previous practices to take a car and slight amendmentism, start competing with the United States in all aspects, and start formulating the rules of the game by themselves. The most realistic goal of competition is that in terms of foreign policies, it is to solve the problem of Taiwan and establish a dominant position in China in various regions, especially in the South China Sea region, that is, put them under their own control.</text:p>
      <text:p text:style-name="P4">
One of the challenges facing the United States in this competition is that the CCP's words and deeds are different. Not one word and deeds must cause not in accordance with the rules of the game, that is, international law. Lack of minimum trust. You know, the warships in China are adventurous to block the United States "Zhong Yun" destroyer passing the Taiwan Strait and almost the next day, and the Chinese Defense Secretary Li Shangfu emphasized in the eight hundred. "Understanding"]](https://www.dw.com/zh/zh/中国中美激烈冲突对抗是世界不可承受之痛/a-65819515)Essence For another example, Xi Jinping promised to former US President Barack Obama in 2015 that China will not be militaryized in the island of the South China Sea-and this is exactly what it has been doing since then.</text:p>
      <text:p text:style-name="P4">
The second challenge is that China determines that it uses gray to intercept the US military aircraft and warships, which can make the United States helpless when cruising in the region, and may finally give up or reduce the existence in the region. While using this means, China has changed the unwritten rules of the previous, such as the Taiwan Strait is no longer regarded as an international waters, but the scope of Chinese territory.</text:p>
      <text:p text:style-name="P4">
It should be pointed out that in the toolboxes that use hard means, there are still ace in China. It is conceivable that with the mature application of Chinese artificial intelligence in military, drones, unmanned boats that may intercept American warships and military aircraft in the future, and use multiple ships to deal with the United States.</text:p>
      <text:p text:style-name="P4">
Alternatively, combine Russia's military forces in the Pacific to deal with regular patrols of the United States. Recently, Beijing has conducted the sixth time with the Russian Air Force with the aircraft strategic cruise, intimidating Japan, which has shown its signs.</text:p>
      <text:p text:style-name="P4">
In the third challenge, China will continue to strengthen military pressure on Taiwan by cutting sausage. At present, China's military aircraft and ships pass through the middle line regularly, up to 10 times a day. Although Beijing's behavior is not directly targeted at the United States, due to the obligations of the United States for Taiwan, the United States is also tired of responding.</text:p>
      <text:h text:style-name="P12" text:outline-level="3">
<text:span text:style-name="T4">
How do Chinese military exercises continue on both sides of the strait?</text:span>
</text:h>
      <text:p text:style-name="P4">
In order to maintain the status quo in the Taiwan Strait, the United States is still looking for countermeasures. For example, not only mobilize AUKUS countries, but also to pull NATO countries in the European continent into the freedom of defending the Asia -Pacific region (including the Taiwan Strait). Although the European countries, such as Germany, are willing to join the South China Sea cruise, it is even more worried that the people in the United States are not regarded as the vital interests of the United States on the peace of the Taiwan Strait. Germany has decided to go to the South China Sea of China next year for a free exercise. However, avoiding expressions on the issue of crossing the Taiwan Strait, and more publicly, like France, it is publicly stated that they do not want to treat Taiwan as their own concern. The French attitude also reflects the ideas of a considerable part of the European continent. In this way, it feels that it feels that the "own marine law" implemented in the Taiwan Strait instead of international law is even more based on the "own marine law" in the Taiwan Strait.</text:p>
      <text:p text:style-name="P4">
Of course, the United States seems to be very hoped to ease this situation by establishing a straight line connection with Beijing (including a straight -line phone in the military). However, as the "hard and hard combination" method mentioned above, Beijing now does not oppose dialogue with the United States on the surface, but in the so -called "core interests", Xi Jinping will use the use of gray and hard means to persecute, thereby persecution The United States is Fan.</text:p>
      <text:p text:style-name="P4">
In short, in regional military and foreign competition, whether the Western Democratic camps led by the United States can respond to China's challenges before the US election next year, it will have a direct impact on the security pattern of the Pacific West Coast. And China ’s ignoring its own safety competition on the West Coast of the Pacific is a dangerous competition. If it is not good, it will lead to a fire between China and the United States.</text:p>
      <text:p text:style-name="P4">
<text:span text:style-name="T5">
This author Zhang Junhua, a Chinese political scholar, has lived in Germany for more than 30 years. He studied at the University of Frankfurt, Germany and obtained a doctorate in philosophy. Since then, he has taught at universities such as Berlin University of Liberty. He is currently a guest professor at EcoLeuniversitaire de Management. _ </text:span>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客座评论：中国对付美国的双轨策略/a-65868848" text:style-name="Internet_20_link" text:visited-style-name="Visited_20_Internet_20_Link">
https://www.dw.com/zh/客座评论：中国对付美国的双轨策略/a-65868848?maca=chi-rss-chi-all-1127-rdf</text:a>
</text:p>
      <!--NEWS-->
      <text:h text:style-name="P10" text:outline-level="1">
<text:span text:style-name="T4">
Finnish rich was fined 120,000 euros by driving</text:span>
</text:h>
      <text:p text:style-name="P4">
Author: None (Language: zh)</text:p>
      <text:p text:style-name="P4">
Publisher: None</text:p>
      <text:p text:style-name="P4">
Time: 2023-06-11T07:31:00Z</text:p>
      <text:p text:style-name="P4">
Description: In Finland, the amount of fines for driving is linked to the driver's income status. Just in the past weekend, a rich man in the country's Olan Islands Autonomous Region received a 121,000 euro sky -high ticket.</text:p>
      <text:p text:style-name="P4">
Videos: []</text:p>
      <text:p text:style-name="P4">
Images: []</text:p>
      <text:p text:style-name="P4">
Subject: 新闻广角</text:p>
      <text:p text:style-name="P4">
Subjects: ['芬兰', '超速驾驶', '交通罚款']</text:p>
      <text:p text:style-name="P4">
Keywords: ['意见反馈']</text:p>
      <text:p text:style-name="P4">
Id: 65837590</text:p>
      <!--METADATA-->
      <text:p text:style-name="P4">
<text:a xlink:type="simple" xlink:href="https://www.dw.com/zh/overlay/image/article/65837590/65833767" text:style-name="Internet_20_link" text:visited-style-name="Visited_20_Internet_20_Link">
 </text:a>
Finland's super -speed ticket amount is linked to driver income</text:p>
      <text:p text:style-name="P4">
(Voice of Germany) According to the local newspaper "Olan News"(Nya aalland)It is reported that this is already the rich Victorov(Anderson switch)The third huge fines paid over the past ten years. Victorov told the newspaper that "really regrets it", and said that his car was transitioning from a speed limit zone of 70 kilometers per hour to a 50 -kilometer speed limit zone, but "obviously the deceleration was not timely."</text:p>
      <text:p text:style-name="P4">
According to the ticket, Vickrov was driving at an speed of 82 kilometers per hour at a speed limit of 50 kilometers per hour, and was then stopped by the police. According to reports, in addition to fines, his driving license was also detained for 10 days.</text:p>
      <text:p text:style-name="P4">
The middle of the person is Vickrov</text:p>
      <text:p text:style-name="P4">
Victorov can be called an overspeed "habit": In 2018, he was found speeding driving with a fine of 63680 euros; in 2013, he also paid a 95,000 euro over -speed ticket, which also attracted the attention of global media. Essence</text:p>
      <text:p text:style-name="P4">
Victorov is considered the richest residents of the Olan Islands. The enterprises he controlled to operate logistics, helicopter services, real estate, trade, tourism and other businesses were often nicknamed the "King of the Olan Islands". He said to the media that he hoped that the huge fine would be used for medical systems.</text:p>
      <text:p text:style-name="P4">
Further reading: <text:a xlink:type="simple" xlink:href="https://www.dw.com/zh/zh/欧洲最严限速令荷兰不得超百公里/a-52819386" text:style-name="Internet_20_link" text:visited-style-name="Visited_20_Internet_20_Link">
The most stringent speed limit order in Europe: the Netherlands must not exceed 100 kilometers</text:a>
(Associated Press)</text:p>
      <text:p text:style-name="P4">
News Source: <text:a xlink:type="simple" xlink:href="https://www.dw.com/zh/芬兰富豪驾车超速-被罚款12万欧元/a-65837590" text:style-name="Internet_20_link" text:visited-style-name="Visited_20_Internet_20_Link">
https://www.dw.com/zh/芬兰富豪驾车超速-被罚款12万欧元/a-65837590?maca=chi-rss-chi-all-1127-rdf</text:a>
</text:p>
      <!--NEWS-->
      <text:h text:style-name="P10" text:outline-level="1">
<text:span text:style-name="T4">
Six African leaders visited Russia and Ugly President of South Africa to make a briefing to Xi Jinping</text:span>
</text:h>
      <text:p text:style-name="P4">
Publisher: 法新社</text:p>
      <text:p text:style-name="P4">
Published Time: 2023-06-11T07:32:07+00:00</text:p>
      <text:p text:style-name="P4">
Modified Time: 2023-06-11T07:20:05+00:00</text:p>
      <text:p text:style-name="P4">
Description: (AFP, Johnnisburg, 10th) The South African government said today that President Cyril Ramaphosa is about to go to Russia and Ukraine for the African leadership delegation to try to promote peace. He has reported to the Chinese President Xi Jinping briefing tasks about tasks related task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6-11T07-32-07-00-00/000000.png" xlink:type="simple" xlink:show="embed" xlink:actuate="onLoad" draw:mime-type="image/png"/>
</draw:frame>
Lama Fama announced last month that Russian President Vladimir Putin and Ukrainian President Volodymyrzlenskyy had agreed to meet with the delegation composed of African leaders of the six countries.</text:p>
      <text:p text:style-name="P4">
Rama Famasa pointed out in the statement that he had "briefing" to Xi Jinping. The members of the delegation include the President of the 6 countries, including the Republic of the Congo, Egypt, Senegal, South Africa, Uganda monk.</text:p>
      <text:p text:style-name="P4">
Rama Famasa's office did not describe when he talked with Xi Jinping, but said that the Chinese leader "praised the African mainland initiative and acknowledged that the Russian conflict had affected people's lives and African food security."</text:p>
      <text:p text:style-name="P4">
Beijing announced its position on the Ukrainian crisis in February, calling on the conflict of "political solution". Western countries warned that this may allow Russia to control most of the territories occupied by Ukraine.</text:p>
      <text:p text:style-name="P4">
China said that they were China Cube, but they were also criticized for condemning Russia to attack Ukraine and China -Russia's intimate strategic partnership.</text:p>
      <text:p text:style-name="P4">
Similarly, the South African ruling party, which has a close relationship with the Kremlin since the anti -ethnic isolation struggle, has not condemned Russia to invade Ukraine in an all -round way. It also said that its position is fair and in favor of dialogue.</text:p>
      <text:p text:style-name="P4">
The Brics Summit will debut in Johannisburg, South Africa in August, and South Africa is currently in a diplomatic problem.</text:p>
      <text:p text:style-name="P4">
Pu Ting, who was wanted by the International Criminal Court (ICC) because he was charged with illegally expelled Ukraine children, has been invited to the summit. As a member of the International Criminal Court of South Africa, he will be obliged to detain him when Panting arrives.</text:p>
      <text:p text:style-name="P4">
Agence France -Presse reported that Xi Jinping and Lama Famasa also talked about the preparation of the BRICS Summit. It is speculated that South Africa is considering changing the August Summit in China to avoid the arrest of Puting.</text:p>
      <text:p text:style-name="P4">
South Africa stated that the two leaders were "committed to holding a successful summit."</text:p>
      <text:p text:style-name="P4">
The BRICS five countries include Brazil, Russia, India, China, and South Africa. Its purpose is to check the traditional dominant position of Europe and the United States on the world stage. (Translator: Ji Jinling)</text:p>
      <text:p text:style-name="P4">
News Source: <text:a xlink:type="simple" xlink:href="https://www.rfi.fr/cn/%E5%9B%BD%E9%99%85%E6%8A%A5%E9%81%93/20230611-%E9%9D%9E%E6%B4%B26%E5%9B%BD%E9%A2%86%E8%A2%96%E8%AE%BF%E4%BF%84%E4%B9%8C%E4%BF%83%E5%92%8C%E5%B9%B3-%E5%8D%97%E9%9D%9E%E6%80%BB%E7%BB%9F%E5%90%91%E4%B9%A0%E8%BF%91%E5%B9%B3%E7%AE%80%E6%8A%A5" text:style-name="Internet_20_link" text:visited-style-name="Visited_20_Internet_20_Link">
https://www.rfi.fr/cn/%E5%9B%BD%E9%99%85%E6%8A%A5%E9%81%93/20230611-%E9%9D%9E%E6%B4%B26%E5%9B%BD%E9%A2%86%E8%A2%96%E8%AE%BF%E4%BF%84%E4%B9%8C%E4%BF%83%E5%92%8C%E5%B9%B3-%E5%8D%97%E9%9D%9E%E6%80%BB%E7%BB%9F%E5%90%91%E4%B9%A0%E8%BF%91%E5%B9%B3%E7%AE%80%E6%8A%A5</text:a>
</text:p>
      <!--NEWS-->
      <text:h text:style-name="P10" text:outline-level="1">
<text:span text:style-name="T4">
Canadian wildfires exacerbate fire or last summer</text:span>
</text:h>
      <text:p text:style-name="P4">
Author: 联合早报 (Person)</text:p>
      <text:p text:style-name="P4">
Publisher: 联合早报 (Organization)</text:p>
      <text:p text:style-name="P4">
Published Time: 2023-06-11T07:42</text:p>
      <text:p text:style-name="P4">
Modified Time: 2023-06-11T08:26</text:p>
      <text:p text:style-name="P4">
Description: Canadian wildfires are burning in the east and west of the country, forcing the authorities to evacuate thousands of residents. Local officials warn that the fire may continue to "throughout the summer." Agence France -Presse reported that the fire in western Canada was particularly serious.</text:p>
      <text:p text:style-name="P4">
Videos: []</text:p>
      <text:p text:style-name="P4">
Audios: []</text:p>
      <text:p text:style-name="P4">
Images: []</text:p>
      <text:p text:style-name="P4">
Type: NewsArticle</text:p>
      <text:p text:style-name="P4">
Breadcrumbs: ['即时', '国际']</text:p>
      <text:p text:style-name="P4">
Keywords: ['加拿大', '野火', '火灾', '林火']</text:p>
      <!--METADATA-->
      <text:p text:style-name="P4">
Canadian wildfires are burning in the east and west of the country, forcing the authorities to evacuate thousands of residents. Local officials warn that the fire may continue to "throughout the summer."</text:p>
      <text:p text:style-name="P4">
Agence France -Presse reported that the fire in western Canada was particularly serious. The forest fire of Alberta further intensified. The authorities were forced to evacuate the residents of Edson (EDSON) in the second time (June 9). High -temperature warning has been issued in many places in the middle.</text:p>
      <text:p text:style-name="P4">
"The fire has lost control, and some forestry staff have to be evacuated:" They cannot extinguish the forest fire.</text:p>
      <text:p text:style-name="P4">
On the other hand, the fire in the central and northwestern regions of eastern Quebec, eastern Canada, is still fierce, and several towns have been threatened. According to the Quebec Provincial Government on Thursday (8th), the fire in the province has become stable, but there are still 14,000 people who cannot return home.</text:p>
      <text:p text:style-name="P4">
"This is the first time this is the first time in the history of Quebec," Quebec's Public Safety Minister Francoisbonnardel, said so many people who have evacuated so many people. We think we will continue to fight throughout the summer. "</text:p>
      <text:p text:style-name="P4">
Since the beginning of this year, more than 46,000 square kilometers of Canadian land has been burned, which is much higher than the usual average. According to the Canadian Environment Administration, Canada still has 416 active wildfires, of which 203 have been classified as inability to control.</text:p>
      <text:p text:style-name="P4">
News Source: <text:a xlink:type="simple" xlink:href="https://www.zaobao.com.sg/realtime/world/story20230611-1403173" text:style-name="Internet_20_link" text:visited-style-name="Visited_20_Internet_20_Link">
https://www.zaobao.com.sg/realtime/world/story20230611-1403173</text:a>
</text:p>
      <!--NEWS-->
      <text:h text:style-name="P10" text:outline-level="1">
<text:span text:style-name="T4">
Analysis: The current situation of the Taiwan Strait has not yet erupted the war.</text:span>
</text:h>
      <text:p text:style-name="P4">
Author: chinese@voanews.com (陈筠)</text:p>
      <text:p text:style-name="P4">
Publisher: 美国之音中文网 (Type: NewsMediaOrganization)</text:p>
      <text:p text:style-name="P4">
Published Time: 2023-06-11T08:00:07+08:00</text:p>
      <text:p text:style-name="P4">
Modified Time: 2023-06-11 14:28:35Z</text:p>
      <text:p text:style-name="P4">
Description: Beijing's last large -scale air -bother operation occurred on June 8th, and there were 37 PLA military aircraft disturbances on the same day. Although the international alerts have been continuously warning the Taiwan Strait crisis recently, and more and more preparations for national defense projects, whether this means that Xi Jinping has made a good decision to launch the war, it is different opinions. Analysts said that although China is currently undergoing unprecedented internal and external dilemmas, it is not enough to allow the CCP to transfer domestic contradictions with the means of "scapegoat". The status quo of the Taiwan Strait has not yet been obvious.</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experts-say-that-there-are-no-immediate-and-obvious-signs-of-war-in-the-taiwan-strait-20230610/7132016.html" text:style-name="Internet_20_link" text:visited-style-name="Visited_20_Internet_20_Link">
https://www.voachinese.com/a/experts-say-that-there-are-no-immediate-and-obvious-signs-of-war-in-the-taiwan-strait-20230610/7132016.html</text:a>
</text:p>
      <!--NEWS-->
      <text:h text:style-name="P10" text:outline-level="1">
<text:span text:style-name="T4">
American officials: China has been carried out from Cuban for a while</text:span>
</text:h>
      <text:p text:style-name="P4">
Author: chinese@voanews.com (美国之音)</text:p>
      <text:p text:style-name="P4">
Publisher: 美国之音中文网 (Type: NewsMediaOrganization)</text:p>
      <text:p text:style-name="P4">
Published Time: 2023-06-11T08:11:18+08:00</text:p>
      <text:p text:style-name="P4">
Modified Time: 2023-06-11 00:11:18Z</text:p>
      <text:p text:style-name="P4">
Description: An official of the Biden Government said on Saturday that China has carried out espionage activities from Cuba for a while and upgraded the intelligence collection facilities in Cuba in 2019.</text:p>
      <text:p text:style-name="P4">
Videos: []</text:p>
      <text:p text:style-name="P4">
Images: []</text:p>
      <text:p text:style-name="P4">
Categories: ['中国', '非洲', '美国']</text:p>
      <text:p text:style-name="P4">
Type: None</text:p>
      <!--METADATA-->
      <text:p text:style-name="P4">
Nonenone</text:p>
      <text:p text:style-name="P4">
News Source: <text:a xlink:type="simple" xlink:href="https://www.voachinese.com/a/china-spy-from-cuba-for-sometime-20230610/7132018.html" text:style-name="Internet_20_link" text:visited-style-name="Visited_20_Internet_20_Link">
https://www.voachinese.com/a/china-spy-from-cuba-for-sometime-20230610/7132018.html</text:a>
</text:p>
      <!--NEWS-->
      <text:h text:style-name="P10" text:outline-level="1">
<text:span text:style-name="T4">
Dalai Lama meets Liu Xiaobo widow Liu Xia</text:span>
</text:h>
      <text:p text:style-name="P4">
Author: chinese@voanews.com (美国之音藏语组)</text:p>
      <text:p text:style-name="P4">
Publisher: 美国之音中文网 (Type: NewsMediaOrganization)</text:p>
      <text:p text:style-name="P4">
Published Time: 2023-06-11T08:30:26+08:00</text:p>
      <text:p text:style-name="P4">
Modified Time: 2023-06-11 11:37:44Z</text:p>
      <text:p text:style-name="P4">
Description: The Tibetan religious spirit leader Dalai Lama met with Liu Xia, a widow of the Nobel Peace Prize and the famous society and human rights activist Liu Xiaobo in Dalai, India. The Dalai Lama was very happy to see Liu Xia.</text:p>
      <text:p text:style-name="P4">
Videos: []</text:p>
      <text:p text:style-name="P4">
Images: []</text:p>
      <text:p text:style-name="P4">
Categories: ['中国', '人权', '宗教']</text:p>
      <text:p text:style-name="P4">
Type: None</text:p>
      <!--METADATA-->
      <text:p text:style-name="P4">
Nonenone</text:p>
      <text:p text:style-name="P4">
News Source: <text:a xlink:type="simple" xlink:href="https://www.voachinese.com/a/liu-xia-met-dalai-lama-20230610/7132020.html" text:style-name="Internet_20_link" text:visited-style-name="Visited_20_Internet_20_Link">
https://www.voachinese.com/a/liu-xia-met-dalai-lama-20230610/7132020.html</text:a>
</text:p>
      <!--NEWS-->
      <text:h text:style-name="P10" text:outline-level="1">
<text:span text:style-name="T4">
American women's basketball Star Greenner is provoked by Internet celebrities to condemn WNBA condemnation</text:span>
</text:h>
      <text:p text:style-name="P4">
Publisher: 法新社</text:p>
      <text:p text:style-name="P4">
Published Time: 2023-06-11T08:32:07+00:00</text:p>
      <text:p text:style-name="P4">
Modified Time: 2023-06-11T08:20:03+00:00</text:p>
      <text:p text:style-name="P4">
Description: (Agence France -Presse, Washington, 10th) The American Women's Basketball Basketball (WNBA) Greenner, released from Russia's prison last December, was preparing to take a flight at the airport today, and Phoenix (Phoenix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6-11T08-32-07-00-00/000000.png" xlink:type="simple" xlink:show="embed" xlink:actuate="onLoad" draw:mime-type="image/png"/>
</draw:frame>
The film released by the community shows that a man yelled at Brittney Griner and her teammates at the Dallas/FORT WORTH International.</text:p>
      <text:p text:style-name="P4">
Greenner was going to take a flight to Indianapolis to participate in tomorrow's competition.</text:p>
      <text:p text:style-name="P4">
Greenner's agent Lindsay Kagawacolas issued a statement saying: "Greenner and @WNBA players are leaders, which stimulates people's hope for better, more inclusive and split."</text:p>
      <text:p text:style-name="P4">
"They are famous for stimulating active reforms in action. In the process of doing so, they have also become the goal of hatred, threats and violence. Today's incident clearly reminds this."</text:p>
      <text:p text:style-name="P4">
Greenner, 32, entered Russia for holding a small amount of electronic cigarette cases containing a small amount of hemp oil. He was arrested at Moscow Airport in February 2022 and was sentenced to 9 years in prison in August.</text:p>
      <text:p text:style-name="P4">
The Mercury team is also investigating the details of the incident and discussing the next step with the alliance.</text:p>
      <text:p text:style-name="P4">
News Source: <text:a xlink:type="simple" xlink:href="https://www.rfi.fr/cn/%E8%BF%90%E5%8A%A8%E5%A4%A9%E5%9C%B0/20230611-%E7%BE%8E%E5%9B%BD%E5%A5%B3%E7%AF%AE%E7%90%83%E6%98%9F%E6%A0%BC%E6%9E%97%E7%BA%B3%E9%81%AD%E7%BD%91%E7%BA%A2%E6%8C%91%E8%A1%85-wnba%E8%B0%B4%E8%B4%A3" text:style-name="Internet_20_link" text:visited-style-name="Visited_20_Internet_20_Link">
https://www.rfi.fr/cn/%E8%BF%90%E5%8A%A8%E5%A4%A9%E5%9C%B0/20230611-%E7%BE%8E%E5%9B%BD%E5%A5%B3%E7%AF%AE%E7%90%83%E6%98%9F%E6%A0%BC%E6%9E%97%E7%BA%B3%E9%81%AD%E7%BD%91%E7%BA%A2%E6%8C%91%E8%A1%85-wnba%E8%B0%B4%E8%B4%A3</text:a>
</text:p>
      <!--NEWS-->
      <text:h text:style-name="P10" text:outline-level="1">
<text:span text:style-name="T4">
Taiwan National Defense Department: Ten Chinese military planes fly over the Taiwan Strait Middle Line</text:span>
</text:h>
      <text:p text:style-name="P4">
Author: None (Language: zh)</text:p>
      <text:p text:style-name="P4">
Publisher: None</text:p>
      <text:p text:style-name="P4">
Time: 2023-06-11T08:39:00Z</text:p>
      <text:p text:style-name="P4">
Description: The Taiwan Ministry of National Defense said that after ten Chinese fighters flew over the Taiwan Strait, the Taiwan Air Force took emergency operations. It is said that the four Chinese warships also participated in the joint cruise operation.</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台湾', '台海中线', '中国人民解放军', '两岸关系', '台海局势', '蔡英文']</text:p>
      <text:p text:style-name="P4">
Id: 65883792</text:p>
      <!--METADATA-->
      <text:p text:style-name="P4">
<text:a xlink:type="simple" xlink:href="https://www.dw.com/zh/overlay/image/article/65883792/59095251" text:style-name="Internet_20_link" text:visited-style-name="Visited_20_Internet_20_Link">
 </text:a>
The Chinese Air Force's J -16 fighter. (Data map)</text:p>
      <text:p text:style-name="P4">
(Voice of Germany) This is the second time this week, Taiwan's second notification of China's military operations. On Thursday, 37 Chinese fighters flew into Taiwan's air defense identification zone.</text:p>
      <text:p text:style-name="P4">
In the past three years, China has continuously strengthened the cruise operations in Taiwan airspace, but Chinese fighters have not entered Taiwan.</text:p>
      <text:p text:style-name="P4">
A statement issued by the Ministry of Foreign Affairs of Taiwan states that as of 14:00 on Sunday local time: "The Ministry of National Defense has successively discovered the CCP J -10, J -16, Su Kai 30, Boom 6 and early warning 24 machines 24 24 Two of them, 10 of which over the middle line, and a total of 4 ships cooperated with the joint warup police patrol. "</text:p>
      <text:p text:style-name="P4">
However, the Taiwan Ministry of National Defense did not explain the specific routes of the Chinese fighter aircraft, but just said that ten Chinese fighters leapt the Taiwan Strait midline. The central line of the Taiwan Strait has been defaulted to the boundary line by both sides. ](https://www.dw.com/zh/zh/法新社2022年中国军机扰台次数翻倍-高达1727架次/a-64265026)The statement of the Ministry of National Defense of Taiwan also declared that the Taiwan troops "used joint love monitoring methods to master the Communist Army dynamics throughout the process, and inspected the task machine, task ship and shore missile system to closely monitor the should."</text:p>
      <text:p text:style-name="P4">
The Chinese Ministry of National Defense has not commented on military operations on Thursday and Sundays. However, China has previously stated many times that the relevant actions of the Chinese People's Liberation Army are targeted at the "Taiwan independence" division and external forces interference in order to defend national sovereignty and territorial integrity. The Taiwan government rejected the sovereignty request made by Beijing and stated that only the people of Taiwan have the right to determine the future of Taiwan. <text:a xlink:type="simple" xlink:href="https://www.dw.com/zh/zh/台灣總統大選戰爭與和平之間的抉擇/a-65415439" text:style-name="Internet_20_link" text:visited-style-name="Visited_20_Internet_20_Link">
In January next year, Taiwan will hold the presidential election</text:a>
Essence The current President Tsai Ing -wen will not be able to run again due to limited term of office.</text:p>
      <text:p text:style-name="P4">
_ <text:span text:style-name="T5">
 _ 吧 </text:span>
(Reuters, Central News Agency) _</text:p>
      <text:p text:style-name="P4">
News Source: <text:a xlink:type="simple" xlink:href="https://www.dw.com/zh/台国防部：十架中国军机飞越台海中线/a-65883792" text:style-name="Internet_20_link" text:visited-style-name="Visited_20_Internet_20_Link">
https://www.dw.com/zh/台国防部：十架中国军机飞越台海中线/a-65883792?maca=chi-rss-chi-all-1127-rdf</text:a>
</text:p>
      <!--NEWS-->
      <text:h text:style-name="P10" text:outline-level="1">
<text:span text:style-name="T4">
Somalia's old bomb accidentally detonated 27 dead 53 injuries</text:span>
</text:h>
      <text:p text:style-name="P4">
Author: 联合早报 (Person)</text:p>
      <text:p text:style-name="P4">
Publisher: 联合早报 (Organization)</text:p>
      <text:p text:style-name="P4">
Published Time: 2023-06-11T08:57</text:p>
      <text:p text:style-name="P4">
Modified Time: 2023-06-11T09:02</text:p>
      <text:p text:style-name="P4">
Description: The football field in a village in Somalia recently shocked an old bomb and was accidentally detonated by people, causing at least 27 people to die and 53 people injured. According to the Sonna National News Agency (Sonna) on Saturday (June 10), this occurred in Jana, eastern Xiabeeli ...</text:p>
      <text:p text:style-name="P4">
Videos: []</text:p>
      <text:p text:style-name="P4">
Audios: []</text:p>
      <text:p text:style-name="P4">
Images: []</text:p>
      <text:p text:style-name="P4">
Type: NewsArticle</text:p>
      <text:p text:style-name="P4">
Breadcrumbs: ['即时', '国际']</text:p>
      <text:p text:style-name="P4">
Keywords: ['索马里', '爆炸']</text:p>
      <!--METADATA-->
      <text:p text:style-name="P4">
The football field in a village in Somalia recently shocked an old bomb and was accidentally detonated by people, causing at least 27 people to die and 53 people injured.</text:p>
      <text:p text:style-name="P4">
According to the Sonna National News Agency (Sonna) on Saturday (June 10), the explosion of Muraale, a Muraale village of Janale, eastern Shimbeli child.</text:p>
      <text:p text:style-name="P4">
Ada, mayor of Janal, said that some people found a huge metal that looked old and tried to use it as cooking tools, but after they tried to ignite it with fire, it caused an explosion.</text:p>
      <text:p text:style-name="P4">
Adara warned that local residents should be cautious to look at these unknown "old metals", not to approach or contact items, and notify the authorities before others were injured.</text:p>
      <text:p text:style-name="P4">
The local authorities have asked the government to send assistance agencies to help clean up the mines and shells.</text:p>
      <text:p text:style-name="P4">
News Source: <text:a xlink:type="simple" xlink:href="https://www.zaobao.com.sg/realtime/world/story20230611-1403177" text:style-name="Internet_20_link" text:visited-style-name="Visited_20_Internet_20_Link">
https://www.zaobao.com.sg/realtime/world/story20230611-1403177</text:a>
</text:p>
      <!--NEWS-->
      <text:h text:style-name="P10" text:outline-level="1">
<text:span text:style-name="T4">
The internal view of the high interest rate increase rate is still different before the FED meeting</text:span>
</text:h>
      <text:p text:style-name="P4">
Publisher: 法新社</text:p>
      <text:p text:style-name="P4">
Published Time: 2023-06-11T09:32:08+00:00</text:p>
      <text:p text:style-name="P4">
Modified Time: 2023-06-11T09:05:02+00:00</text:p>
      <text:p text:style-name="P4">
Description: (Agence France -Presse, Washington, 10th) All sectors generally expect the US Federal Preparation Council (FED) to suspend interest rate hikes on the 14th, so that decision makers have more time to evaluate the impact of existing interest rate increases and recent bank industry pressure on the economy of economy.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6-11T09-32-08-00-00/000000.png" xlink:type="simple" xlink:show="embed" xlink:actuate="onLoad" draw:mime-type="image/png"/>
</draw:frame>
However, members of the Federal Public Marketing Committee (FOMC) who formulate interest rates (FOMC) still have different opinions before the meeting from June 13th to 14th. As the inflation is still higher than the Term of the Federal President 2%, a few members of the committee are still promoting continuous consecutive continuous continuity The 11th interest rate hikes to fight against inflation.</text:p>
      <text:p text:style-name="P4">
Senior officials, including Fed Chairman Jerome Powell, said that they might vote for voting at the next meeting to suspend interest rate hikes, but it does not rule out that it is raised in July when necessary.</text:p>
      <text:p text:style-name="P4">
But those who promote further interest rate increases, such as the Federal Society, Christopher Waller, support a more positive position on inflation.</text:p>
      <text:p text:style-name="P4">
Futures traders are expected to raise interest rates again at the end of last month, but now they believe that the Fed will have more than 70 % on the 14th. (Translator: Zheng Shiyun/Calculate: Chen Zhengyi)</text:p>
      <text:p text:style-name="P4">
News Source: <text:a xlink:type="simple" xlink:href="https://www.rfi.fr/cn/%E8%B4%A2%E7%BB%8F%E5%BF%AB%E8%AE%AF/20230611-%E6%9A%82%E5%81%9C%E5%8D%87%E6%81%AF%E6%9C%BA%E7%8E%87%E9%AB%98-fed%E4%BC%9A%E5%89%8D%E5%86%85%E9%83%A8%E7%9C%8B%E6%B3%95%E4%BB%8D%E5%88%86%E6%AD%A7" text:style-name="Internet_20_link" text:visited-style-name="Visited_20_Internet_20_Link">
https://www.rfi.fr/cn/%E8%B4%A2%E7%BB%8F%E5%BF%AB%E8%AE%AF/20230611-%E6%9A%82%E5%81%9C%E5%8D%87%E6%81%AF%E6%9C%BA%E7%8E%87%E9%AB%98-fed%E4%BC%9A%E5%89%8D%E5%86%85%E9%83%A8%E7%9C%8B%E6%B3%95%E4%BB%8D%E5%88%86%E6%AD%A7</text:a>
</text:p>
      <!--NEWS-->
      <text:h text:style-name="P10" text:outline-level="1">
<text:span text:style-name="T4">
Hong Kong's anti -repair example "Wish Rongguang Return to Hong Kong" may be banned by the government</text:span>
</text:h>
      <text:p text:style-name="P4">
Author: https://www.facebook.com/bbcworldservice/</text:p>
      <text:p text:style-name="P4">
Publisher: BBC News 中文</text:p>
      <text:p text:style-name="P4">
Published Time: 2023-06-11T09:54:52.000Z</text:p>
      <text:p text:style-name="P4">
Modified Time: 2023-06-11T09:54:52.000Z</text:p>
      <text:p text:style-name="P4">
Description: The Hong Kong government has been working hard to seek a ban on songs widely spread during democratic protests in 2019. This effort may now be successful in the near future.</text:p>
      <text:p text:style-name="P4">
Images: ["<text:a xlink:type="simple" xlink:href="https://ichef.bbci.co.uk/news/640/cpsprodpb/1BAC/production/_108748070_tv056405392.jpg" text:style-name="Internet_20_link" text:visited-style-name="Visited_20_Internet_20_Link">
_108748070_tv...</text:a>
", "<text:a xlink:type="simple" xlink:href="https://ichef.bbci.co.uk/news/640/cpsprodpb/13124/production/_108761187_hi056438439.jpg" text:style-name="Internet_20_link" text:visited-style-name="Visited_20_Internet_20_Link">
_108761187_hi...</text:a>
"]</text:p>
      <text:p text:style-name="P4">
Videos: ["<text:a xlink:type="simple" xlink:href="https://www.bbc.com/ws/av-embeds/cps/zhongwen/simp/chinese-news-65870520/p07nc05q/zh-hans" text:style-name="Internet_20_link" text:visited-style-name="Visited_20_Internet_20_Link">
zh-hans</text:a>
"]</text:p>
      <text:p text:style-name="P4">
Tags: ['香港']</text:p>
      <text:p text:style-name="P4">
Type: Article</text:p>
      <!--METADATA-->
      <text:h text:style-name="P12" text:outline-level="3">
<text:span text:style-name="T4">
Hong Kong Anti -Repair Example Demonstration song "Wish Rongguang Return to Hong Kong" may be banned by the government</text:span>
</text:h>
      <text:p text:style-name="P4">
9:54 am on June 11, 2023![] <text:a xlink:type="simple" xlink:href="Images/BBC Chinese/2023-06-11T09-54-52.000Z/_108748070_tv056405392.jpg" text:style-name="Internet_20_link" text:visited-style-name="Visited_20_Internet_20_Link">
</text:a>
Image source, getty images</text:p>
      <text:p text:style-name="P4">
Image adding text,</text:p>
      <text:p text:style-name="P4">
The Hong Kong demonstrations in the past few months have produced various slogans and songs.</text:p>
      <text:p text:style-name="P4">
<text:span text:style-name="T4">
 Since the Chinese authorities were promulgated and implemented in the National Security Law in Hong Kong in 2020, the political life of the place, the citizen movement and public opinion expression were affected. During the 2019 democratic protests, they became the unofficial "national anthem" of the parade. "Rongguang returns to Hong Kong" seems difficult to escape. </text:span>
</text:p>
      <text:p text:style-name="P4">
The Director of the Hong Kong Department of Justice applied to the High Court on June 5 to apply for the ban on the anonymous songs. The court will open a trial on Monday (June 12).</text:p>
      <text:p text:style-name="P4">
According to the requirements of the authorities, the prohibition order, including the release or copying the song in any way, may also be banned from performing in public and spreading online.</text:p>
      <text:p text:style-name="P4">
The Hong Kong government claims that it insults the national anthem of the People's Republic of China "The Volunteer March" and causes serious damage to the country and the SAR.</text:p>
      <text:p text:style-name="P4">
"The Volunteer Music" is also the official national anthem of the Special Administrative Region of Hong Kong. However, in recent months, when the sports team of several Hong Kong projects participated in international competitions, "Wish Rongguang Back to Hong Kong" was played as a national anthem at the ceremony.</text:p>
      <text:p text:style-name="P4">
The Hong Kong authorities have accused Google of Google, when searching for "Hong Kong National Anthem" on its platform, the results obtained include this protest song.</text:p>
      <text:p text:style-name="P4">
If the prohibition application is supported by the court, it may cause Google and other American technology companies to be in trouble and become an important case for Hong Kong to expand the network content control capabilities.</text:p>
      <text:h text:style-name="P12" text:outline-level="3">
<text:span text:style-name="T4">
"Rongguang" origin</text:span>
</text:h>
      <text:p text:style-name="P4">
"Wish Rongguang Back to Hong Kong" was first released during the LIHKG online discussion area, commonly known as "Lian Deng" during the Hong Kong Democratic protest movement in August 2019. The dictionary authors were anonymous.</text:p>
      <text:p text:style-name="P4">
The composer signed "Thomas" (Tomas), a 20 -year -old full -time musician. The lyrics were modified by his original lyrics based on the advice of "Lian Deng" netizens under his call.</text:p>
      <text:p text:style-name="P4">
This four -stage song with Cantonese lyrics was described as a "military song" when the discussion area was released. The lyrics also clearly mentioned content such as "democracy and freedom" and "building freedom glorious Hong Kong".</text:p>
      <text:p text:style-name="P4">
Tomas, who has never been disclosed, told BBC in 2019 that he hopes that this song can "unite Hong Kong people and enhance the morale of the people."</text:p>
      <text:p text:style-name="P4">
He uploaded an instrumental version and lyrics on the forum at the time, and called on netizens to record different versions of their singing, collect it and then combine it into a version like a big chorus. The playback quickly exceeded one million.</text:p>
      <text:p text:style-name="P4">
Starting from the protest of Hong Kong students known as the "Umbrella Movement" in 2014, singing is an important expression of protests at the event site.</text:p>
      <text:p text:style-name="P4">
Protestants often chorus "Sea Wide Sky" of the BEYOND band at the time of parental rally. In 2014, "Supporting the Umbrella", chorus by several Cantonese pop singers, became an informal theme song of the "Umbrella Movement", and was voted for the most popular in the year in the "Music List" awards ceremony of that year. song.</text:p>
      <text:p text:style-name="P4">
In the 2019 social movement, Christian worship songs "Sing Hallelujah to the Lord" and Broadway Music "Lesmiserables" ("Lone Star Tears") "You can hear you can hear it "Do You Hear the People Sing?" Are all songs that protesters often sing at the time.</text:p>
      <text:p text:style-name="P4">
<draw:frame draw:style-name="fr1" draw:name="Image96" text:anchor-type="as-char" svg:width="6.9236in" svg:height="3.894525in" draw:z-index="0">
<draw:image xlink:href="../Images/BBC Chinese/2023-06-11T09-54-52.000Z/_108761187_hi056438439.jpg" xlink:type="simple" xlink:show="embed" xlink:actuate="onLoad" draw:mime-type="image/jpeg"/>
</draw:frame>
Image source, reuters</text:p>
      <text:p text:style-name="P4">
Image adding text,</text:p>
      <text:p text:style-name="P4">
During the demonstration of 2019, many malls in Hong Kong gathered "Wish to Return to Hong Kong".</text:p>
      <text:p text:style-name="P4">
Among the local songs created by netizens, only "Wish Rongguang Return to Hong Kong" has received great attention.</text:p>
      <text:p text:style-name="P4">
Even though the Hong Kong government withdrew the amendment to the fugitive regulations, the people's protests had expanded to establish a democratic system and investigating police violence.</text:p>
      <text:p text:style-name="P4">
As the protest movement continues, this song is offline <text:a xlink:type="simple" xlink:href="https://www.bbc.com/zhongwen/simp/chinese-news-49673333" text:style-name="Internet_20_link" text:visited-style-name="Visited_20_Internet_20_Link">
"Blooming everywhere"</text:a>
Essence At that time, many large shopping malls in Hong Kong gathered chorus or even carried this song with musical instruments. Hong Kong fans also sang this song in the World Cup qualifiers of a Hong Kong team, and for the official national anthem of the Hong Kong team <text:a xlink:type="simple" xlink:href="https://www.bbc.com/zhongwen/simp/chinese-news-49658785" text:style-name="Internet_20_link" text:visited-style-name="Visited_20_Internet_20_Link">
Burning</text:a>
Essence</text:p>
      <text:p text:style-name="P4">
Professor Zhou Baosong, a professor at the Department of Political and Administration of the Chinese University of Hong Kong, told the BBC in 2019 that this song was chorus and played by participants in various ways in various occasions of the social movement. Feelings, resonance, make "many people have a great sense of connection".</text:p>
      <text:p text:style-name="P4">
At that time, many Hong Kong netizens said that he hoped that this song would become "our national anthem."</text:p>
      <text:p text:style-name="P4">
Dear Beijing media described this song as a song of "Hong Kong independence". Most of the pictures produced on the Internet are "advocating and beautifying violence". "Do not return to the road."</text:p>
      <text:h text:style-name="P12" text:outline-level="3">
<text:span text:style-name="T4">
"Rongguang" under the National Security Law</text:span>
</text:h>
      <text:p text:style-name="P4">
In 2020, the Standing Committee of the Chinese People's Congress promulgated the "Hong Kong National Security Law", which provided a wide range of power to the judicial department, including the banned protest songs.</text:p>
      <text:p text:style-name="P4">
After the implementation of the "National Security Law", the street rally and demonstrations have basically stopped. The Hong Kong authorities have listed "Wish Rongguang to Hong Kong" in school as a banned song. Essence</text:p>
      <text:p text:style-name="P4">
In 2021, an online media reporter put the Hong Kong fencing athlete Zhang Jialang in the Tokyo Olympic Games with a gold medal with a gold medal with "Wish Rongguang Return to Hong Kong" on the Internet, and held up the "Hong Kong Banner" in the mall. He was charged with the crime of insulting the national anthem a year later and was imprisoned for 3 months.</text:p>
      <text:p text:style-name="P4">
In September 2022, when the Queen Elizabeth II held a national burial, the Hong Kong people went to the British Consulate General in Hong Kong to hang up, and some citizens played "Rongguang" on the road with their mouthpieces and were taken away by the police.</text:p>
      <text:p text:style-name="P4">
During the New Year of the Lunar New Year in January 2023, the last Hong Kong and British era of Hong Kong and Britain Patcher Peng Dingkang released a film through the non -governmental organization "Hong Kong Supervision". Hong Kong is free, saying that Hong Kong represents the value longer than any dictatorship.</text:p>
      <text:p text:style-name="P4">
Image source, AFP</text:p>
      <text:p text:style-name="P4">
Image adding text,From the end of 2022 to 2023, there have been three events in the sports competition participating in the Hong Kong team or athletes, which have been mistaken for the "National Anthem" played by Hong Kong as the "National Anthem" playback:</text:p>
      <ul>
        <li>
          <text:p text:style-name="P4">
In November 2022, the Asian Seven Rugby Series Men's Men's Men's Men's Men's Men's Team. The Hong Kong team defeated the South Korean team to win the championship in the finals. At the ceremony, "Wish to Back to Hong Kong" was played as the Chinese National Anthem. Although the hosted direction of the Chinese and Hong Kong governments apologized afterwards, the Hong Kong police still launched on whether the incident involved the "Crossing the National Anthem Regulations" <text:a xlink:type="simple" xlink:href="https://www.bbc.com/zhongwen/simp/chinese-news-63635439" text:style-name="Internet_20_link" text:visited-style-name="Visited_20_Internet_20_Link">
Criminal Investigation</text:a>
* December of the Asian Classic Jianli Championship, the organizer missed "Rongguang" as the national anthem player.</text:p>
        </li>
        <li>
          <text:p text:style-name="P4">
In February 2023, when the Hong Kong Ice Hockey Team participated in the third level of the World Ice Hockey Championship, the organizer broadcast the wrong national anthem. Some teammates stopped gestures and stopped. After that, the conference apologized and corrected. The Hong Kong Bing Association submitted a report afterwards, admitting that it was not successfully inspected the national anthem with the organizer at that time, but denied that the Hong Kong Sports Association stated that its allegations were held with a avoidance attitude.</text:p>
        </li>
      </ul>
      <text:h text:style-name="P12" text:outline-level="3">
<text:span text:style-name="T4">
"Open Prevale</text:span>
</text:h>
      <text:p text:style-name="P4">
The scope of applications for the prohibition of the Hong Kong government on "Wish Rongguang Return to Hong Kong" is currently unclear, but whether it will be the same as the "Hong Kong National Security Law", it can be illegally listed as illegal Hong Kong as one of the concerns.</text:p>
      <text:p text:style-name="P4">
For a long time, Hong Kong has been an exception of mainland China's review system, allowing foreign companies to operate relatively freely here.</text:p>
      <text:p text:style-name="P4">
Use Google, Facebook, YouTube, and Twitter to search this song in mainland China.</text:p>
      <text:p text:style-name="P4">
According to Hong Kong media reports, the Hong Kong government's application for the ban on the court mentioned that the 32 links related to "Rongguang" were mentioned in YouTube.</text:p>
      <text:p text:style-name="P4">
It is believed that the efforts of the Hong Kong government to strengthen restrictions may further damage the status of Hong Kong's Asian financial and economic centers -many multinational companies have transferred personnel to Singapore and other regions. In the future, more companies may choose to stay away from Hong Kong.</text:p>
      <text:p text:style-name="P4">
Image source, getty images</text:p>
      <text:p text:style-name="P4">
Image adding text,</text:p>
      <text:p text:style-name="P4">
During the 2018 World Cup qualifier, some audiences raised a piece of paper printed on the Hong Kong team competition stand</text:p>
      <text:p text:style-name="P4">
The New York Times quoted people from the technology industry that if the Hong Kong government's application is approved, the ban may bring review difficulties and costs to American technology companies operating in Hong Kong.</text:p>
      <text:p text:style-name="P4">
Chen Yan, managing director of the Asian Group and the person in charge of the public policy of Public Police, Meta Greater China, described the newspaper that the Hong Kong government's decision to use the court was to "open the gate."</text:p>
      <text:p text:style-name="P4">
Some Hong Kong media analyzed that if Google, Facebook, etc. do not comply with the ban on the Hong Kong court, the responsibilities of execution may fall on the network suppliers in Hong Kong, resulting in the possibility of Google and other platforms to be blocked in Hong Kong.</text:p>
      <text:p text:style-name="P4">
On Saturday (June 10), Taiwan's focus on human rights groups in Hong Kong initiated a parade, gathered in Taipei Free Plaza and sang "Wish Glory to Hong Kong". It is also reported that Hong Kong people around the world are working hard to contact the local radio and broadcast the song on Monday.</text:p>
      <text:p text:style-name="P4">
Two days after the Hong Kong Government issued a prohibited order, the ten versions of "Wish Rongguang Back to Hong Kong" once occupied the top ten on the music rankings of the ITUNE in Hong Kong.</text:p>
      <text:p text:style-name="P4">
<text:a xlink:type="simple" xlink:href="https://www.bbc.com/ws/av-embeds/cps/zhongwen/simp/chinese-news-65870520/p07nc05q/zh-hans" text:style-name="Internet_20_link" text:visited-style-name="Visited_20_Internet_20_Link">
Video-1-Link:/WS/AV-EMBEDS/CPS/ZHONGWEN/SIMP/Chinese-News-65870520/P07NC05Q/ZH-HansS</text:a>
<text:span text:style-name="T4">
 Your equipment does not support playing multimedia materials </text:span>
 video plus injection text,</text:p>
      <text:p text:style-name="P4">
Hong Kong "Counter Delivery" song Author: Hope to inject new elements into the democratic movement</text:p>
      <text:p text:style-name="P4">
News Source: <text:a xlink:type="simple" xlink:href="https://www.bbc.com/zhongwen/simp/chinese-news-65870520" text:style-name="Internet_20_link" text:visited-style-name="Visited_20_Internet_20_Link">
https://www.bbc.com/zhongwen/simp/chinese-news-65870520</text:a>
</text:p>
      <!--NEWS-->
      <text:h text:style-name="P10" text:outline-level="1">
<text:span text:style-name="T4">
Grand Slam record call Jokovic is only one step away from history</text:span>
</text:h>
      <text:p text:style-name="P4">
Publisher: 法新社</text:p>
      <text:p text:style-name="P4">
Published Time: 2023-06-11T10:02:07+00:00</text:p>
      <text:p text:style-name="P4">
Modified Time: 2023-06-11T09:50:02+00:00</text:p>
      <text:p text:style-name="P4">
Description: (AFP, Paris, 11th) Serbian tennis player Jokovic acknowledged "creating history" and lingered in his mind because he was in the French Open men's singles finals to face Luther, Norway, a man who broke the record. The 23rd Grand Slam champion title is so touch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6-11T10-02-07-00-00/000000.png" xlink:type="simple" xlink:show="embed" xlink:actuate="onLoad" draw:mime-type="image/png"/>
</draw:frame>
Novenak Djokovic, 36, can write multiple milestones in the seventh final of his French Open today. In addition to breaking the title of 22 Grand Slam Gold Cup that he maintained with Spain's good player Rafaelnadal, he can also become the oldest champion of the French Open and the only person to win all the 4 Grand Slam events at least 3 times. Essence</text:p>
      <text:p text:style-name="P4">
Among the women's players, only Margaret Court, Steffi Graf, and Serena Williams can have this achievement.</text:p>
      <text:p text:style-name="P4">
News Source: <text:a xlink:type="simple" xlink:href="https://www.rfi.fr/cn/%E8%BF%90%E5%8A%A8%E5%A4%A9%E5%9C%B0/20230611-%E5%A4%A7%E6%BB%A1%E8%B4%AF%E7%BA%AA%E5%BD%95%E5%8F%AC%E5%94%A4-%E4%B9%94%E7%A7%91%E7%BB%B4%E5%A5%87%E8%B7%9D%E5%8E%86%E5%8F%B2%E4%BB%85%E4%B8%80%E6%AD%A5%E4%B9%8B%E9%81%A5" text:style-name="Internet_20_link" text:visited-style-name="Visited_20_Internet_20_Link">
https://www.rfi.fr/cn/%E8%BF%90%E5%8A%A8%E5%A4%A9%E5%9C%B0/20230611-%E5%A4%A7%E6%BB%A1%E8%B4%AF%E7%BA%AA%E5%BD%95%E5%8F%AC%E5%94%A4-%E4%B9%94%E7%A7%91%E7%BB%B4%E5%A5%87%E8%B7%9D%E5%8E%86%E5%8F%B2%E4%BB%85%E4%B8%80%E6%AD%A5%E4%B9%8B%E9%81%A5</text:a>
</text:p>
      <!--NEWS-->
      <text:h text:style-name="P10" text:outline-level="1">
<text:span text:style-name="T4">
Trump: They are worse than "China, Russia, and Iga"</text:span>
</text:h>
      <text:p text:style-name="P4">
Author: None (Language: zh)</text:p>
      <text:p text:style-name="P4">
Publisher: None</text:p>
      <text:p text:style-name="P4">
Time: 2023-06-11T10:24:00Z</text:p>
      <text:p text:style-name="P4">
Description: After being prosecuted for a document scandal, former US President Trump had strong accusations with the Ministry of Justice. He described the relevant allegations and ridiculous, no basis, and the United States has "worse than that of China, Russia, and Iga."</text:p>
      <text:p text:style-name="P4">
Videos: []</text:p>
      <text:p text:style-name="P4">
Images: []</text:p>
      <text:p text:style-name="P4">
Subject: 时政风云</text:p>
      <text:p text:style-name="P4">
Subjects: ['特朗普', '机密文件', '总统竞选', '拜登', '拜登政府']</text:p>
      <text:p text:style-name="P4">
Keywords: ['意见反馈']</text:p>
      <text:p text:style-name="P4">
Id: 65884434</text:p>
      <!--METADATA-->
      <text:p text:style-name="P4">
<text:a xlink:type="simple" xlink:href="https://www.dw.com/zh/overlay/image/article/65884434/65883571" text:style-name="Internet_20_link" text:visited-style-name="Visited_20_Internet_20_Link">
 </text:a>
(Voice of Germany Chinese website) One day after being filed a lawsuit for a private document, former US President Trump accused the Department of Justice's wording. At a rally of the Georgian Republican Party, Trump said that he had filed a lawsuit for political motivation to prevent him from returning to the White House.</text:p>
      <text:p text:style-name="P4">
Trump claims that the current President Biden has always wanted to send him "the most competitive political opponent into prison." He said that the Ministry of Justice has become the "weapon" of the government, and the allegations of him are "ridiculous and not basically basically." <text:a xlink:type="simple" xlink:href="https://www.dw.com/zh/zh/美国检方公布特朗普案起诉书性质严重/a-65878432" text:style-name="Internet_20_link" text:visited-style-name="Visited_20_Internet_20_Link">
This is the first public response for Trump's 37 allegations to Trump's 37 charges on Friday</text:a>
Essence</text:p>
      <text:h text:style-name="P12" text:outline-level="3">
<text:span text:style-name="T4">
Trump: Related allegations will only increase his public opinion support rate</text:span>
</text:h>
      <text:p text:style-name="P4">
After the allegations were made public, Trump strongly condemned his social platform "TruthSocial" to the Ministry of Justice Smith Smith. At the rally of Georgia, Trump said that his allegations would be included in the history book as "the worst abuse of power". "Such a harsh persecution is a satire on judicial justice."</text:p>
      <text:p text:style-name="P4">
Special prosecutor Smith released his prosecution against Trump on Friday.</text:p>
      <text:p text:style-name="P4">
Trump claimed in his speech that a force was trying to destroy the United States. He said: "I am convinced of this. This force is worse than that of Russia, China, North Korea, and Iran." He said that this force is an enemy of the United States, "including Marxists, socialists, socialists, and socialists. Communists, and environmental protection extremists, in addition, include corrupt President Bayeng, fake media, and republicans in nominal nominal.</text:p>
      <text:p text:style-name="P4">
Trump said that it is also good for his own suppression, that is, his support rate will continue to rise. In March of this year, Trump was charged with the Presidential election in 2016 and paid the "closed fee" to the porn star. Trump himself insisted that he was innocent. Subsequently, his polls did improve.</text:p>
      <text:p text:style-name="P4">
(Deguang Lian, Nande will)</text:p>
      <text:p text:style-name="P4">
News Source: <text:a xlink:type="simple" xlink:href="https://www.dw.com/zh/特朗普：他们比-中俄朝伊加一块都烂/a-65884434" text:style-name="Internet_20_link" text:visited-style-name="Visited_20_Internet_20_Link">
https://www.dw.com/zh/特朗普：他们比-中俄朝伊加一块都烂/a-65884434?maca=chi-rss-chi-all-1127-rdf</text:a>
</text:p>
      <!--NEWS-->
      <text:h text:style-name="P10" text:outline-level="1">
<text:span text:style-name="T4">
The North Korean Labor Party may hold the Eighth Plenary Session of the Eighth Central Committee next week</text:span>
</text:h>
      <text:p text:style-name="P4">
Author: 联合早报 (Person)</text:p>
      <text:p text:style-name="P4">
Publisher: 联合早报 (Organization)</text:p>
      <text:p text:style-name="P4">
Published Time: 2023-06-11T10:36</text:p>
      <text:p text:style-name="P4">
Modified Time: 2023-06-11T10:49</text:p>
      <text:p text:style-name="P4">
Description: The eighth plenary session of the Eighth Central Committee of the North Korean Workers' Party is expected to be held in the middle of this month. The Yonhap News Agency quoted the North Korean Society on Sunday (June 11) that the Politburo of the Central Committee of the North Korean Workers' Party decided to hold the Eighth Plenary Session of the Eighth Central Committee in early June. The meeting or next Thursday ...</text:p>
      <text:p text:style-name="P4">
Videos: []</text:p>
      <text:p text:style-name="P4">
Audios: []</text:p>
      <text:p text:style-name="P4">
Images: []</text:p>
      <text:p text:style-name="P4">
Type: NewsArticle</text:p>
      <text:p text:style-name="P4">
Breadcrumbs: ['即时', '国际']</text:p>
      <text:p text:style-name="P4">
Keywords: ['朝鲜', '金正恩', '农业']</text:p>
      <!--METADATA-->
      <text:p text:style-name="P4">
The eighth plenary session of the Eighth Central Committee of the North Korean Workers' Party is expected to be held in the middle of this month.</text:p>
      <text:p text:style-name="P4">
The Yonhap News Agency quoted the North Korean Society on Sunday (June 11) that the Politburo of the Central Committee of the North Korean Workers' Party decided to hold the Eighth Plenary Session of the Eighth Central Committee in early June, and the meeting or before the next Thursday (15th).</text:p>
      <text:p text:style-name="P4">
It is understood that the meeting was to summarize the work of the party and state administrative agencies in the first half of 2023 and the implementation of the people's economic planning, and discuss important policy issues that are of great significance to the development of the national revolution.</text:p>
      <text:p text:style-name="P4">
South Korean experts analyzed that the conference is expected to focus on encouraging economic goals. In addition, because the grain crisis is expected to be relieved or eliminated in the second half of the year, North Korea is expected to "discuss the agricultural field confidently" at the conference.</text:p>
      <text:p text:style-name="P4">
As for whether North Korean leaders and chairman of the State Council, Kim Jong -un will reiterate the position of strengthening national defense forces, mentioning the launch of military investigation satellites at the end of last month, information issued by South Korea and the United States, and whether it will slow down the lock -locking of the epidemic prevention policy. Essence</text:p>
      <text:p text:style-name="P4">
The Central Committee of the Labor Party was held during the party's congress. The discussion and decision were mainly to internal and external policies, and it was chaired by Kim Jong -un as the General Secretary of the Party. North Korea generally holds the Central Committee of the Labor Party once or twice a year, but in the first half of this year, North Korea held two plenary sessions, which is rare. North Korea held the Sixth and Seventh Plenary Session of the Eighth and Seventh Central Committee of the Labor Party at the end of 2022 and at the end of February 2022.</text:p>
      <text:p text:style-name="P4">
News Source: <text:a xlink:type="simple" xlink:href="https://www.zaobao.com.sg/realtime/world/story20230611-1403182" text:style-name="Internet_20_link" text:visited-style-name="Visited_20_Internet_20_Link">
https://www.zaobao.com.sg/realtime/world/story20230611-1403182</text:a>
</text:p>
      <!--NEWS-->
      <text:h text:style-name="P10" text:outline-level="1">
<text:span text:style-name="T4">
Wall foreign excerpts: Why are the Internet storms who advocate "mass slaughter women" in China?</text:span>
</text:h>
      <text:p text:style-name="P4">
Author: None (Language: zh)</text:p>
      <text:p text:style-name="P4">
Publisher: None</text:p>
      <text:p text:style-name="P4">
Time: 2023-06-11T11:08:00Z</text:p>
      <text:p text:style-name="P4">
Description: Some comments believe that while Chinese feminist bloggers have been deleted and attacked, they advocate "establishing a slaughterhouse to slaughter women in batches" and organizing cyber violence. The criterion is "whether to endanger social stability and national security."</text:p>
      <text:p text:style-name="P4">
Videos: []</text:p>
      <text:p text:style-name="P4">
Images: []</text:p>
      <text:p text:style-name="P4">
Subject: 评论分析</text:p>
      <text:p text:style-name="P4">
Subjects: ['薄熙来', '专题报道：习近平访美', '中国共产党', '专题报道：全景观看“习马会”', '中国反腐风暴', '20国集团', '德国之声系列报道：打破藩篱的亚洲女性们', '六四事件', '专题报道：六四30周年', '毛泽东']</text:p>
      <text:p text:style-name="P4">
Keywords: ['女权', '男权', '仇女', '红丸主义', '网暴', '言论审查', '网络管理', '习近平', '六四', '屠杀', '历史记忆', '极权', '台海危机', '极限思维', '中国军事']</text:p>
      <text:p text:style-name="P4">
Id: 65884548</text:p>
      <!--METADATA-->
      <text:p text:style-name="P4">
<text:a xlink:type="simple" xlink:href="https://www.dw.com/zh/overlay/image/article/65884548/64914844" text:style-name="Internet_20_link" text:visited-style-name="Visited_20_Internet_20_Link">
 </text:a>
Who is the "Sun Bar" who attacked women on the Internet?</text:p>
      <text:p text:style-name="P4">
(Voice of Germany) in Singapore's "Duan Media" published an article "Radimen Male on the Internet of the Internet: Sun Barman, who is it? ", Author Evanzhang described that on May 21, 2023, the WeChat public account" Vitamin Vita "published an article entitled" More than 4 million Sun Bar Men in Social Mind SHA ". The article suspects that some "network infringement" activities against women in mainland China are "collective operations" with planning and planning: groups will pass the true identity information of others (exposed) of police officers in the group in the group. Detailed address and contact information, conduct online harassment and offline tracking, and even send "death threats". One of the groups often arranged to send wreaths and intimidation believers, and some members of the group showed their schizophrenia diagnostic letters, claiming that they would use "mental illness" to use chainsaw on the street to create non -differential slaughter incidents. However, this article revealed that only two hours of survival on the Internet had been reported to be removed from the shelves, and some bloggers who supported the incident on Weibo were either deleted or "prohibited."</text:p>
      <text:p text:style-name="P4">
Evanzhang pointed out that some members of the "Red Marukist" QQ group vented their dissatisfaction with women. A slaughterhouse slaughtered a woman in batches, but to keep some women as a "comfort woman '", and some people think that "the clitoris of women should be removed and deprived them of their sexual pleasure in order to retain their" chastity' ". And the women's rights have organized and divided into cyber violers. However, these organizations and remarks have not been restricted in China.</text:p>
      <text:p text:style-name="P4">
The article said, <text:a xlink:type="simple" xlink:href="https://www.dw.com/zh/zh/女权活动家梁晓雯谈支持婧尧与中国女权/a-63593121" text:style-name="Internet_20_link" text:visited-style-name="Visited_20_Internet_20_Link">
feminist</text:a>
The community structure model of KOL, bloggers, and LGBTQ bloggers, opposite, they are often "lonely", and the connection between each other is mostly based on viewing of views or social issues for common concern. Therefore, it is not possible to match the tide of organizational reporting, and it is easy to be reviewed and removed by the platform. At the same time, the platform did not restrict the remarks of the "Sun Bar" who attacked women, because the standard of platform review lies in "whether it is harmful to social stability and national security." The weak, so there is no threat to the mainstream ideology; the female bloggers tend to criticize the systemic unfairness in the social structure, so they are considered a "dangerous group". This has also caused an irresistible trend for the Internet violence of these bloggers. Before the "Demon of Victoria", many Weibo and Xiaohongshu feminist bloggers were reported to title or personal threat to their own cancellation accounts. Essence</text:p>
      <text:h text:style-name="P12" text:outline-level="3">
<text:span text:style-name="T4">
"June 4th" massacre: "How to exaggerate the degree of cruelty is not too much"</text:span>
</text:h>
      <text:p text:style-name="P4">
The New York Times published an article "The Chinese government tries to erase the" June 4th "massacre, but we cannot forget", author Ji Sidao(Nicholas Kristof)Said, "Throughout my decades of reporting career, one of the most painful experiences is that Beijing in 1989 witnessed the Chinese People's Liberation Army to use war weapons to a large number of non -incoming democratic protesters. Therefore, this game was a few days ago. The massacre of the city ushered in <text:a xlink:type="simple" xlink:href="https://www.dw.com/zh/zh/中国社媒审查升级-外国使馆微博纪念六四被删/a-65829947" text:style-name="Internet_20_link" text:visited-style-name="Visited_20_Internet_20_Link">
34th Anniversary</text:a>
At the time of the Chinese government, the defender of the Chinese government resolutely denied that the matter was shocked. To make matters worse, I found that I became one of the witnesses they cited. "</text:p>
      <text:p text:style-name="P4">
The 34th anniversary of the "June 4th" held in Taipei</text:p>
      <text:p text:style-name="P4">
The author tells the slaughter that he witnessed in Beijing from June 3rd to 4th, 1989: "When the army arrived, I was on Tiananmen Square, and they fired to my crowd. The People's Republic of China had a few hours of killing his sons ";" Only the army had guns, so the situation of the night was not a opponent of the two armies, but a massacre. "</text:p>
      <text:p text:style-name="P4">
The author believes that one day China will also praise <text:a xlink:type="simple" xlink:href="https://www.dw.com/zh/zh/六四34周年天安门母亲重申三项诉求/a-65820830" text:style-name="Internet_20_link" text:visited-style-name="Visited_20_Internet_20_Link">
those heroes in 1989</text:a>
Essence At the same time, what we can do is to try to respect the truth of chaotic and subtle, and still hiding the mystery, so as to make my own force in the so -called "memory and forgetful struggle" of Czech writer Milan Kundera Essenc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Wang Fengyao, also known as "Mother -in -law Wang", arrived near the police blockade at 5 pm on June 4th at 5 pm on June 4. She was holding a bunch of flowers, her hands compared with the "May Day" gesture, and then surrounded by a group of police officers and took it into a police car. The 67 -year -old Wang Fengyao was noticeable because of the British flag in the 2019 anti -repair parade in 2019. It was detained by Hong Kong and mainland China police several t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text:span>
</text:h>
      <text:p text:style-name="P4">
Former Chairman of the Hong Kong Reporter Association, Mai Yanting (the second to the right) appeared at Causeway Bay at 6 pm, was investigated outside a shopping mall, and was taken away by the police a few minutes later. On June 5th, the Hong Kong Records Association stated through a public statement that Mai Yanting, former chairman of the Record Association and French Guangshan special reporter, was detained at the Wan Chai Police Station until 11:00 pm, but was not informed of any crimes.</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and electronic candle</text:span>
</text:h>
      <text:p text:style-name="P4">
Chen Baoying (second from left), a member of the Social movement and the chairman of the Social People's Corporation, went to Jili George Street near Victoria at 7 pm, holding yellow paper flowers and electronic candles, and was taken on the police car after being questioned by the police. Social Minlian said later on the same day that after Chen Baoying was taken to the Wan Chai Police Station, Chen Baoying was allowed to leave at 9:15 pm and was not required to guarantee any guarantee.</text:p>
      <text:p text:style-name="P4">
*</text:p>
      <text:h text:style-name="P12" text:outline-level="3">
<text:span text:style-name="T4">
Deng Jianhua and Xu Hanguang were also taken away</text:span>
</text:h>
      <text:p text:style-name="P4">
At around 8 o'clock in the evening, Deng Jianhua, former vice chairman of the Hong Kong Workers' Alliance, who was printed with the June 4th report of the Wen Wei Po, was stopped by the police and was taken on the police car. He then said on Facebook. "assist investigation". At about 8 o'clock, Xu Hansuang, a member of the former member of the former branch of the electronic candle, was also taken by a police car by a police car near the Causeway Bay subway station.</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ay 35" script</text:span>
</text:h>
      <text:p text:style-name="P4">
A man wearing black and wearing a mask showed the June 4th stage script "May 35" of Hong Kong drama writer Zhuang Meiyan. "Don't be afraid of Hong Kong people", and eventually took away.</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Mobile lighting to destroy social tranquility?</text:span>
</text:h>
      <text:p text:style-name="P4">
Several police officers took a man with a mobile phone flash away from Victoria Garden. The Hong Kong police said in the evening that there were 11 men and 12 women on June 4, and a total of 23 people were arrested or taken away by the police for suspected "damage to social tranquility".</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Don't forget June 4th"</text:span>
</text:h>
      <text:p text:style-name="P4">
On June 3rd, Chen Shisen (pictured in the picture), who named "Sanmu" (pictured), sang "Don't forget June 4th!Don't forget June 4th!Hong Kong people, don't be afraid of them." When he was taken away by the police officer, he also shouted along the way "Don't forget June 4th", "defeat the tyranny", "don't be afraid of Hong Kong peopl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Fast 89643.4 seconds</text:span>
</text:h>
      <text:p text:style-name="P4">
Guan Zhenbang (left) of the former Branch Federation and Liu Jiayi, a member of the mother of Tiananmen, Hong Kong, also went to the Picanto Spring Pool on June 3, and planned to take fasting at Victoria Garden at 6:04. They held the slogans of "fasting 89643.4 seconds", "mourning the June 4th death, paying tribute to Tiananmen's mother", wearing tops printed with the words "896420" and "truth". The two were taken away by the Hong Kong police for a few minutes before the water spraying pool, and at the same time warned that the two were involved in "making the intention of intended to incite." Liu Jiayi stated on Facebook on June 5 that he "was released on bail within 48 hours, and at the same time, he also completed the fasting of personal mourning and was temporarily safe."</text:p>
      <text:p text:style-name="P4">
*#</text:p>
      <text:h text:style-name="P13" text:outline-level="4">
<text:span text:style-name="T4">
Hong Kong Police said "Destroying Anning" took away the six or four -point lights and the flower holder</text:span>
</text:h>
      <text:h text:style-name="P12" text:outline-level="3">
<text:span text:style-name="T4">
Victoria Garden in the past few years</text:span>
</text:h>
      <text:p text:style-name="P4">
Since 1990, the June Fourth Candle Light Gala held by the Hong Kong Federation Association on June 4th will attract tens of thousands of people to gather in Victoria Park in Hong Kong to mourn the June 4th incident. However, since the outbreak of the new crown epidemic in 2019, the Hong Kong authorities have banned rally twice on the grounds of epidemic prevention. Next, the "National Security Law" adopted in 2020 will be regarded as illegal activities. In 2021, the Federation will be dissolved. Since then, the June 4th Memorial Party will not exist. The picture shows the Hong Kong people spontaneously on June 4, 2020 to the Victoria Garden to commemorate June 4th with candleligh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hina "Extreme Thinking" will usher in "shocking waves"</text:span>
</text:h>
      <text:p text:style-name="P4">
Taiwan's "report" published an article "China responds to the" Shangri -La talks "with" Three Soldiers ". The author Tang Minghui pointed out that the" Shangri -La talks "in 2023 often held in Singapore in early June. The interaction is more intense than last year, making the outside world more concerned about whether it can ease the potential conflict between the United States and China.</text:p>
      <text:p text:style-name="P4">
The article pointed out that the display of China's "extreme thinking" failed to shrink the United States. In view of China's military strength growth in the South China Sea region, and the actions on the front line continued to increase pressure. Richardmarles, Australia, and Philippine Defense Minister Carlito Galvezjr. In Shangri -La, it is necessary to strengthen security cooperation to achieve "free and open India Pacific Ocean". Faced with the cooperation and joint exercises of the four countries in the "United States, Japan, Australia and California" and the Indo -Pacific region, NATO also entered Japan to set up a office in the east. This wave of pressure from Western countries is unprecedented by the end of the Korean War. Even if the Asia -Pacific version of NATO has not yet taken shape, it can be called "shocking waves" for China.</text:p>
      <text:p text:style-name="P4">
The article said that since the formation of QUAD and AUKUS, the United States and the allies have learned about the United States and China several times to learn quite experience. Although China has a North Korea, the hotspot of the US -China issues is that it is on the edge of the coast of China instead of the Caribbean Sea. China has not been China. It is probably greater than the United States to be able to talk about risk control in Shangri -La. The current situation in the United States can be divided into combination with the power of the allies, but China must use its own power to "three soldiers of the three soldiers" from north to south. The thinking of the bureau may also make more countries think about "de -risk".</text:p>
      <text:p text:style-name="P4">
<text:span text:style-name="T5">
Inding the content of other media, does not represent the position or view of the Voice of Germany. _ </text:span>
 _ 吧 _</text:p>
      <text:p text:style-name="P4">
News Source: <text:a xlink:type="simple" xlink:href="https://www.dw.com/zh/墙外文摘：主张-批量宰杀女人-的网暴者为什么在中国不受审查？/a-65884548" text:style-name="Internet_20_link" text:visited-style-name="Visited_20_Internet_20_Link">
https://www.dw.com/zh/墙外文摘：主张-批量宰杀女人-的网暴者为什么在中国不受审查？/a-65884548?maca=chi-rss-chi-all-1127-rdf</text:a>
</text:p>
      <!--NEWS-->
      <text:h text:style-name="P10" text:outline-level="1">
<text:span text:style-name="T4">
The legal person of the Jiangxi "Pointing Rat as a Duck" incident released a citizen's proposal</text:span>
</text:h>
      <text:p text:style-name="P4">
Author: None</text:p>
      <text:p text:style-name="P4">
Publisher: Radio Free Asia (Organization)</text:p>
      <text:p text:style-name="P4">
Published Time: 2023-06-11T11:12:13-04:00</text:p>
      <text:p text:style-name="P4">
Modified Time: 2023-06-11T11:1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4.288165in" draw:z-index="0">
<draw:image xlink:href="../Images/rfamandarin/2023-06-11T11-12-13-04-00/000000.png" xlink:type="simple" xlink:show="embed" xlink:actuate="onLoad" draw:mime-type="image/png"/>
</draw:frame>
The suspected mouse head in Jiangxi student cafeteria was officially identified as a duck neck. Network screenshot/ancient pavilion provided</text:p>
      <text:p text:style-name="P4">
A vocational college in Jiangxi has recently eaten suspected mice because of students' complaints, but the official claims that the incident of duck neck has continued to ferment. Some people in the lawyer make a citizen's proposal calling on the local market management department to perform legal duties, thoroughly investigate facts and accept social supervision.</text:p>
      <text:p text:style-name="P4">
This station had previously reported that a student at Jiangxi University of Industry Vocational and Technical College posted videos and pictures on June 1, showing that foreign bodies appeared in the dishes during eating. After the incident, the school acknowledged the video of the video was the school cafeteria and sealed the food of the relevant stalls in the cafeteria. But then, the person in charge of the Market Supervision and Administration Bureau of Nanchang High -tech Zone told the Chinese media that after repeated comparisons, they confirmed that foreign bodies were "duck necks". Related topics and criticism of netizens quickly rushed to Weibo hot search.</text:p>
      <text:p text:style-name="P4">
The joint investigation team of "Jiangxi Institute of Technology 6 · 1 Food Safety Incident" reported on Saturday that in response to the food safety incident of Jiangxi Institute of Industry Vocational and Technical College, Jiangxi Province has been established by the Provincial Department of Education, the Provincial Public Security Department, the Provincial SASAC, and the Provincial Market Supervision and Management. The joint investigation team composed of departments and other departments conducted investigations.</text:p>
      <text:p text:style-name="P4">
On June 10th, the Rights Rights Network issued a public welfare legal person, and Qi Qilei issued a citizen supervision proposal to the Nanchang Market Supervision and Administration Bureau of Jiangxi Province. It is recommended that the authorities urge the authorities to investigate the school's food safety status as soon as possible, disclose the health check records of the cafeteria of the Jiangxi Industrial Vocational and Technical College in the past two years, improve the food safety awareness and food safety management capabilities of schools and related enterprises, and publicly openly involved catering enterprises Public records of winning the bid in the school's cafeteria.</text:p>
      <text:p text:style-name="P4">
Responsible: He Ping</text:p>
      <text:p text:style-name="P4">
News Source: <text:a xlink:type="simple" xlink:href="https://www.rfa.org/mandarin/Xinwen/1-06112023110719.html" text:style-name="Internet_20_link" text:visited-style-name="Visited_20_Internet_20_Link">
https://www.rfa.org/mandarin/Xinwen/1-06112023110719.html</text:a>
</text:p>
      <!--NEWS-->
      <text:h text:style-name="P10" text:outline-level="1">
<text:span text:style-name="T4">
Messi stayed in Beijing Airport and asked the customs "Taiwan is not China"?</text:span>
</text:h>
      <text:p text:style-name="P4">
Author: None</text:p>
      <text:p text:style-name="P4">
Publisher: Radio Free Asia (Organization)</text:p>
      <text:p text:style-name="P4">
Published Time: 2023-06-11T11:20:00-04:00</text:p>
      <text:p text:style-name="P4">
Modified Time: 2023-06-11T11:23: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7.359117in" draw:z-index="0">
<draw:image xlink:href="../Images/rfamandarin/2023-06-11T11-20-00-04-00/000000.png" xlink:type="simple" xlink:show="embed" xlink:actuate="onLoad" draw:mime-type="image/png"/>
</draw:frame>
Football superstar Messi visited China a few days ago, but stayed in Beijing Airport due to visa problems. <text:a xlink:type="simple" xlink:href="https://www.rfa.org/mandarin/Xinwen/2-06112023111249.html/@@images/image" text:style-name="Internet_20_link" text:visited-style-name="Visited_20_Internet_20_Link">
</text:a>
Screenshot of Twitter/Wang Zhi'an @Wangzhian8848</text:p>
      <text:p text:style-name="P4">
Football superstar Messi visited China a few days ago, but stayed in Beijing Airport due to visa problems. Related news even triggered whether Taiwan belongs to part of the public opinion.</text:p>
      <text:p text:style-name="P4">
According to China Daily Economic News, Messi plans to lead Argentina to the Australian team in Beijing on June 15th. However, when Messi arrived in China on Saturday, she stayed for about 2 hours because she had no visa treatment with China without visa.</text:p>
      <text:p text:style-name="P4">
According to reports from the Central News Agency of Taiwan, the Spanish people have no visa -free treatment in China, but they can sign for visa in Taiwan. Therefore, some Chinese netizens said that some people said that Messi also asked "Taiwan is not China"? This question, "The magic capital customs cannot respond positively." Some netizens said that they said that Chinese friends are all over the world, but there are geometry of the signing of the big country? Why can Taiwanese people go to so many places to sign, but the residents of mainland China can't?</text:p>
      <text:p text:style-name="P4">
Responsible: He Ping</text:p>
      <text:p text:style-name="P4">
News Source: <text:a xlink:type="simple" xlink:href="https://www.rfa.org/mandarin/Xinwen/2-06112023111249.html" text:style-name="Internet_20_link" text:visited-style-name="Visited_20_Internet_20_Link">
https://www.rfa.org/mandarin/Xinwen/2-06112023111249.html</text:a>
</text:p>
      <!--NEWS-->
      <text:h text:style-name="P10" text:outline-level="1">
<text:span text:style-name="T4">
Russian officials: Two drones crashed in Moscow Kalu California</text:span>
</text:h>
      <text:p text:style-name="P4">
Author: 联合早报 (Person)</text:p>
      <text:p text:style-name="P4">
Publisher: 联合早报 (Organization)</text:p>
      <text:p text:style-name="P4">
Published Time: 2023-06-11T11:21</text:p>
      <text:p text:style-name="P4">
Modified Time: 2023-06-11T14:07</text:p>
      <text:p text:style-name="P4">
Description: Russian officials released news that the two drones were crashed 150 kilometers southwest of Moscow, 150 kilometers southwest of Moscow, which crashed. Reuters reports that Vladislav Shap ...</text:p>
      <text:p text:style-name="P4">
Videos: []</text:p>
      <text:p text:style-name="P4">
Audios: []</text:p>
      <text:p text:style-name="P4">
Images: []</text:p>
      <text:p text:style-name="P4">
Type: NewsArticle</text:p>
      <text:p text:style-name="P4">
Breadcrumbs: ['即时', '国际']</text:p>
      <text:p text:style-name="P4">
Keywords: ['俄乌战争', '俄罗斯', '无人机', '乌克兰']</text:p>
      <!--METADATA-->
      <text:p text:style-name="P4">
Russian officials released news that the two drones were crashed 150 kilometers southwest of Moscow, 150 kilometers southwest of Moscow, which crashed.</text:p>
      <text:p text:style-name="P4">
Reuters reported that Vladislav Shapsha, Governor of Camaraga, announced the news on the same day on the same time, saying that no casualties have occurred.</text:p>
      <text:p text:style-name="P4">
It is understood that a drone crashed near Strelkovka, and another drone crashed in the woods in the city of Medynsky.</text:p>
      <text:p text:style-name="P4">
The northern part of Carsa borders Moscow.</text:p>
      <text:p text:style-name="P4">
News Source: <text:a xlink:type="simple" xlink:href="https://www.zaobao.com.sg/realtime/world/story20230611-1403187" text:style-name="Internet_20_link" text:visited-style-name="Visited_20_Internet_20_Link">
https://www.zaobao.com.sg/realtime/world/story20230611-1403187</text:a>
</text:p>
      <!--NEWS-->
      <text:h text:style-name="P10" text:outline-level="1">
<text:span text:style-name="T4">
Studies: Improvement of memory in the deep brain stimulation method of sleep enhancement memory</text:span>
</text:h>
      <text:p text:style-name="P4">
Author: 联合早报 (Person)</text:p>
      <text:p text:style-name="P4">
Publisher: 联合早报 (Organization)</text:p>
      <text:p text:style-name="P4">
Published Time: 2023-06-11T11:26</text:p>
      <text:p text:style-name="P4">
Modified Time: 2023-06-11T11:26</text:p>
      <text:p text:style-name="P4">
Description: Researchers in the United States and Israel have found that using deep brain stimulation therapy during sleep can not only significantly improve the accuracy of memory, but also enhance memory during sleep. Xinhua News Agency reported on Saturday (June 10) that the research published in the magazine published in the British "Nature · Neurology" ...</text:p>
      <text:p text:style-name="P4">
Videos: []</text:p>
      <text:p text:style-name="P4">
Audios: []</text:p>
      <text:p text:style-name="P4">
Images: []</text:p>
      <text:p text:style-name="P4">
Type: NewsArticle</text:p>
      <text:p text:style-name="P4">
Breadcrumbs: ['即时', '国际']</text:p>
      <text:p text:style-name="P4">
Keywords: ['研究', '美国', '以色列', '帕金森']</text:p>
      <!--METADATA-->
      <text:p text:style-name="P4">
Researchers in the United States and Israel have found that using deep brain stimulation therapy during sleep can not only significantly improve the accuracy of memory, but also enhance memory during sleep.</text:p>
      <text:p text:style-name="P4">
Xinhua News Agency reported on Saturday (June 10) that the study published in the magazine published in the British "Nature · Neurology" first proved a long -term statement -during sleep, the synergy activities of hippocampus and cerebral cortex were enhanced memory to enhance memory. The key mechanism is that through the communication between the hippocampus and the cerebral cortex during the sleep, the memory in the brain can be enhanced.</text:p>
      <text:p text:style-name="P4">
The deep brain stimulation method is one of the important methods of treating neuropathy such as Parkinson's disease, that is, the electrode is implanted into a specific neurological area in the brain, and then the battery is stimulated to improve the function of brain cells.</text:p>
      <text:p text:style-name="P4">
The new research was completed by researchers from the University of California Los Angeles and the University of Tel Aviv University in the University of California. Researchers implanted electrodes in the brain of 18 patients with epilepsy to study the role of deep brain stimulation during sleep.</text:p>
      <text:p text:style-name="P4">
Studies have pointed out that deep brain stimulation method during sleep can improve the Haima body responsible for obtaining new memory in the brain, and the communication between the premium cortex responsible for long -term storage memory. In addition, through the monitoring of the hippocampus during the monitoring of sleep, this therapy can pass the electrical stimulus to the premium cortex accurate and regularly.</text:p>
      <text:p text:style-name="P4">
After the researchers compared the two groups of subjects in accepting and not accepting deep brain stimuli, they found that the deep brain stimulation method during sleep can significantly improve the accuracy of the subject's memory.</text:p>
      <text:p text:style-name="P4">
The researchers also monitored the impact of this method on brain activity in a single neuron unit. It was found that accurate stimulation during sleep can help strengthen exchanges between hippocampus and forehead cortex.</text:p>
      <text:p text:style-name="P4">
Researchers believe that as a special intervention -type stimulus therapy, the deep brain stimulation method helps improve and consolidate memory, enhance the synergy of hippocampus and cerebral cortex in the brain, and is expected to inspire memory disorders such as dementia.</text:p>
      <text:p text:style-name="P4">
News Source: <text:a xlink:type="simple" xlink:href="https://www.zaobao.com.sg/realtime/world/story20230611-1403188" text:style-name="Internet_20_link" text:visited-style-name="Visited_20_Internet_20_Link">
https://www.zaobao.com.sg/realtime/world/story20230611-1403188</text:a>
</text:p>
      <!--NEWS-->
      <text:h text:style-name="P10" text:outline-level="1">
<text:span text:style-name="T4">
The preachers of the Taiyuan Tancheng Church are detained "Performing the Punishment Decision Last Year"</text:span>
</text:h>
      <text:p text:style-name="P4">
Author: None</text:p>
      <text:p text:style-name="P4">
Publisher: Radio Free Asia (Organization)</text:p>
      <text:p text:style-name="P4">
Published Time: 2023-06-11T11:28:15-04:00</text:p>
      <text:p text:style-name="P4">
Modified Time: 2023-06-11T11:28: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5.215034in" draw:z-index="0">
<draw:image xlink:href="../Images/rfamandarin/2023-06-11T11-28-15-04-00/000000.png" xlink:type="simple" xlink:show="embed" xlink:actuate="onLoad" draw:mime-type="image/png"/>
</draw:frame>
Wang Yingjie and Wang Ying, the preacher of the Church of the Tancheng Church in Taiyuan, Shanxi <text:a xlink:type="simple" xlink:href="https://www.rfa.org/mandarin/Xinwen/3-06112023112121.html/@@images/image" text:style-name="Internet_20_link" text:visited-style-name="Visited_20_Internet_20_Link">
</text:a>
Network Screenshot/Aid Association of China</text:p>
      <text:p text:style-name="P4">
According to the news released by the US Civil Religious Rights Organization to the China Aid Association, Wang Yingjie and Wang Ying, the preacher of the Church of the Tancheng Church in Taiyuan, Shanxi, have learned that the two have been taken away by the police of the police station in Yingze District Police Station. In order to implement the administrative detention decision of the authorities in April last year.</text:p>
      <text:p text:style-name="P4">
According to reports, the main Sunday party on April 3 last year was hit by the police in the Church of the Church of Taiyuan Tancheng. Police, on the grounds of the epidemic prevention, took away the wife of An Yankui, Yao Congya, Zhang Chenghao's wife Guo Juan, Wang Yingjie, Wang Ying, etc. 7 Christians. At that time, An Yankui and Zhang Chenghao were in prison. The seven Christians were handcuffed by the police to the detention room. Two male Christians were handcuffed on the ground pile by both hands. The three female Christians were detained in a tiger chair. They all refused to participate in the city. Signing on the guarantee of church party. The police wanted to punish these Christians with 15 days of administrative detention and a fine of 500 yuan. However, in view of the epidemic, administrative detention could not be implemented, so they were released after a 500 yuan fine for each of them.</text:p>
      <text:p text:style-name="P4">
The China Aid Association pointed out that with the implementation of the Chinese New Religious Affairs Regulations, the Church of the Taiyuan Tancheng Church has been persecuted for refusing to join the official three self -churches and refused to register. Several Christians and compatriots in the church have been arrested and sentenced by the authorities to the authorities in recent years for the so -called "stealing borders" and "illegal holding terrorism, extremism items".</text:p>
      <text:p text:style-name="P4">
Responsible: He Ping</text:p>
      <text:p text:style-name="P4">
News Source: <text:a xlink:type="simple" xlink:href="https://www.rfa.org/mandarin/Xinwen/3-06112023112121.html" text:style-name="Internet_20_link" text:visited-style-name="Visited_20_Internet_20_Link">
https://www.rfa.org/mandarin/Xinwen/3-06112023112121.html</text:a>
</text:p>
      <!--NEWS-->
      <text:h text:style-name="P10" text:outline-level="1">
<text:span text:style-name="T4">
Hokkaido scale in Japan 6.2 strong earthquakes have not released a tsunami alert</text:span>
</text:h>
      <text:p text:style-name="P4">
Publisher: 法新社</text:p>
      <text:p text:style-name="P4">
Published Time: 2023-06-11T11:32:08+00:00</text:p>
      <text:p text:style-name="P4">
Modified Time: 2023-06-11T11:05:02+00:00</text:p>
      <text:p text:style-name="P4">
Description: (Agence France -Presse, Tokyo, 11th) Data from the U.S. Geology Survey (U.S. Geological Survey) pointed out that the scale of Hokkaido will have a scale of 6.2 tonigh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6-11T11-32-08-00-00/000000.png" xlink:type="simple" xlink:show="embed" xlink:actuate="onLoad" draw:mime-type="image/png"/>
</draw:frame>
This strong earthquake occurred in the Hokkaido area at 6:55 in the evening of Japan, but the Japan Meteorological Agency did not issue a tsunami alert. (Translator: Lin Yifeng/Calculating Draft: Chen Yanjun)</text:p>
      <text:p text:style-name="P4">
News Source: <text:a xlink:type="simple" xlink:href="https://www.rfi.fr/cn/%E5%9B%BD%E9%99%85%E6%8A%A5%E9%81%93/20230611-%E6%97%A5%E6%9C%AC%E5%8C%97%E6%B5%B7%E9%81%93%E8%A7%84%E6%A8%A16-2%E5%BC%BA%E9%9C%87-%E6%9C%AA%E5%8F%91%E5%B8%83%E6%B5%B7%E5%95%B8%E8%AD%A6%E6%8A%A5" text:style-name="Internet_20_link" text:visited-style-name="Visited_20_Internet_20_Link">
https://www.rfi.fr/cn/%E5%9B%BD%E9%99%85%E6%8A%A5%E9%81%93/20230611-%E6%97%A5%E6%9C%AC%E5%8C%97%E6%B5%B7%E9%81%93%E8%A7%84%E6%A8%A16-2%E5%BC%BA%E9%9C%87-%E6%9C%AA%E5%8F%91%E5%B8%83%E6%B5%B7%E5%95%B8%E8%AD%A6%E6%8A%A5</text:a>
</text:p>
      <!--NEWS-->
      <text:h text:style-name="P10" text:outline-level="1">
<text:span text:style-name="T4">
Chinese military aircraft once again disrupted the Taiwan Airspace Military Army: 10 times over the Taiwan Strait midline</text:span>
</text:h>
      <text:p text:style-name="P4">
Author: None</text:p>
      <text:p text:style-name="P4">
Publisher: Radio Free Asia (Organization)</text:p>
      <text:p text:style-name="P4">
Published Time: 2023-06-11T11:39:50-04:00</text:p>
      <text:p text:style-name="P4">
Modified Time: 2023-06-11T11:39: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5.237368in" draw:z-index="0">
<draw:image xlink:href="../Images/rfamandarin/2023-06-11T11-39-50-04-00/000000.png" xlink:type="simple" xlink:show="embed" xlink:actuate="onLoad" draw:mime-type="image/png"/>
</draw:frame>
Chinese military aircraft once again disrupted the Taiwan airspace <text:a xlink:type="simple" xlink:href="https://www.rfa.org/mandarin/Xinwen/4-06112023112858.html/@@images/image" text:style-name="Internet_20_link" text:visited-style-name="Visited_20_Internet_20_Link">
</text:a>
Network screenshot/Taiwan's Ministry of National Defense</text:p>
      <text:p text:style-name="P4">
The Taiwan military confirmed this Sunday that as of 2 pm on the same day, up to 10 Chinese military aircraft over 10 Chinese military aircraft have been incident, which involves a total of 24 Chinese military aircraft such as J -10, J -11, J -Kai 30, Hang 6, and early warning. Another four Chinese ships are cooperating with the so -called "combat police patrol" task.</text:p>
      <text:p text:style-name="P4">
This is also the second time the Taiwan military notified Chinese military activities in less than a week. Last Thursday, as many as 37 Chinese military aircraft invaded the southwest air defense identification zone of Taiwan, and then entered the Western Pacific Airship. The Ministry of Defense of Taiwan issued a press release on Sunday stating that the National Army used joint love monitoring methods to master the Communist Army dynamics throughout the process, and inspected the mission machine, ship and shore missile system to closely monitor the should.</text:p>
      <text:p text:style-name="P4">
On the occasion of China's threat to Taiwan's force, Taiwan will hold president and parliamentary elections in January next year. Lai Qingde, the Vice President of the Democratic Progressive Party, previously said at the Matsu Islands near the coast of China that if he was elected president, he would do his best to "stabilize the peaceful status quo of the Taiwan Strait."</text:p>
      <text:p text:style-name="P4">
Reuters disclosed on Sunday that the US President of the Taiwan Association in Taiwan visited Taiwan last week and met with all three Taiwan elections candidates.</text:p>
      <text:p text:style-name="P4">
Responsible: He Ping</text:p>
      <text:p text:style-name="P4">
News Source: <text:a xlink:type="simple" xlink:href="https://www.rfa.org/mandarin/Xinwen/4-06112023112858.html" text:style-name="Internet_20_link" text:visited-style-name="Visited_20_Internet_20_Link">
https://www.rfa.org/mandarin/Xinwen/4-06112023112858.html</text:a>
</text:p>
      <!--NEWS-->
      <text:h text:style-name="P10" text:outline-level="1">
<text:span text:style-name="T4">
Swine in Sweden made a death and three injuries</text:span>
</text:h>
      <text:p text:style-name="P4">
Author: 联合早报 (Person)</text:p>
      <text:p text:style-name="P4">
Publisher: 联合早报 (Organization)</text:p>
      <text:p text:style-name="P4">
Published Time: 2023-06-11T11:44</text:p>
      <text:p text:style-name="P4">
Modified Time: 2023-06-11T12:17</text:p>
      <text:p text:style-name="P4">
Description: The shooting occurred on Saturday (June 10), the Swedish capital of Stockholm, causing a 15 -year -old boy and three other injuries. Agence France -Presse reported that the police received a shooting notification on Saturday evening, saying that a gunshot was reported in a square in southern Stockholm, and the surrounding area of the crime was ...</text:p>
      <text:p text:style-name="P4">
Videos: []</text:p>
      <text:p text:style-name="P4">
Audios: []</text:p>
      <text:p text:style-name="P4">
Images: []</text:p>
      <text:p text:style-name="P4">
Type: NewsArticle</text:p>
      <text:p text:style-name="P4">
Breadcrumbs: ['即时', '国际']</text:p>
      <text:p text:style-name="P4">
Keywords: ['瑞典', '枪击事件', '枪击']</text:p>
      <!--METADATA-->
      <text:p text:style-name="P4">
The shooting occurred on Saturday (June 10), the Swedish capital of Stockholm, causing a 15 -year -old boy and three other injuries.</text:p>
      <text:p text:style-name="P4">
Agence France -Presse reported that the police received a shot notification on Saturday evening, saying that a gunshot was reported in a square in southern Stockholm, and four wounded people appeared around the scene of the incident.</text:p>
      <text:p text:style-name="P4">
Three injured people aged 45 to 65 were subsequently sent to the hospital, and another 15 -year -old boy died on the spot due to his injuries.</text:p>
      <text:p text:style-name="P4">
Within an hour after the shooting, the police arrested two men in a car chase in southern Stockholm.</text:p>
      <text:p text:style-name="P4">
It is unclear to investigate them on the crime of murder and murder at the end of the crime of murder.</text:p>
      <text:p text:style-name="P4">
In recent years, the Swedish government has been working hard to implement gun control measures, but the country's shooting and explosion have continued to increase due to social problems such as drug trading.</text:p>
      <text:p text:style-name="P4">
The Swedish police announced that in 2022, 391 shootings occurred in Sweden, of which 62 were fatal attacks.</text:p>
      <text:p text:style-name="P4">
News Source: <text:a xlink:type="simple" xlink:href="https://www.zaobao.com.sg/realtime/world/story20230611-1403190" text:style-name="Internet_20_link" text:visited-style-name="Visited_20_Internet_20_Link">
https://www.zaobao.com.sg/realtime/world/story20230611-1403190</text:a>
</text:p>
      <!--NEWS-->
      <text:h text:style-name="P10" text:outline-level="1">
<text:span text:style-name="T4">
China and South Korea have summoned the ambassador to protest against the "War Wolf" diplomacy again</text:span>
</text:h>
      <text:p text:style-name="P4">
Author: None</text:p>
      <text:p text:style-name="P4">
Publisher: Radio Free Asia (Organization)</text:p>
      <text:p text:style-name="P4">
Published Time: 2023-06-11T11:45:28-04:00</text:p>
      <text:p text:style-name="P4">
Modified Time: 2023-06-11T11:45: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12011in" draw:z-index="0">
<draw:image xlink:href="../Images/rfamandarin/2023-06-11T11-45-28-04-00/000000.png" xlink:type="simple" xlink:show="embed" xlink:actuate="onLoad" draw:mime-type="image/png"/>
</draw:frame>
The Minister of Foreign Affairs, Agricultural Rong, saw the South Korean ambassador Zheng Zaihao in China on Saturday on Saturday, and contributed to the "improper response" of the Korean needle on the Chinese ambassador to South Korea and the South Korean Ambassador to the South Korean Party, Li Zaiming, and showed "serious concerns and dissatisfaction." <text:a xlink:type="simple" xlink:href="https://www.rfa.org/mandarin/Xinwen/5-06112023114022.html/@@images/image" text:style-name="Internet_20_link" text:visited-style-name="Visited_20_Internet_20_Link">
</text:a>
Reuters pictures</text:p>
      <text:p text:style-name="P4">
The official website of the Chinese Ministry of Foreign Affairs issued a press release on June 11 stating that the assistant Minister of Foreign Affairs, Agricultural Rong, saw the South Korean ambassador Zheng Zaihao in China on the sixth, and "Improper reaction" made by the Korean needle on the Chinese Ambassador to South Korea and the South Korean party, Li Zaiming, Proposal and show "serious concerns and dissatisfaction."</text:p>
      <text:p text:style-name="P4">
It is reported that the Chinese Ambassador to Korea Xing Haiming publicly stated publicly on Thursday on Thursday that "in the case of the United States who fully suppress China, some people bet that the United States will win and China will lose." People will regret it later. " The Ministry of Foreign Affairs of South Korea subsequently summoned Xing Haiming and protested. The first official official of the Ministry of Foreign Affairs of South Korea, Zhang Huzhen pointed out that Xing Haiming condemned the Korean policy with the unspeakable wording and the content that contrary to the facts, which violated the Vienna Foreign Relations Convention.</text:p>
      <text:p text:style-name="P4">
According to the Yonhap News Agency on June 11, South Korean ambassador Zheng Zaihao also conveyed the solemn protest of the South Korean side to Nongrong that day, and reiterated the remarks made by the Chinese ambassador to South Korea when the South Korean Ambassador met in the wild party. Sexual and inconsistent with facts.</text:p>
      <text:p text:style-name="P4">
Responsible: He Ping</text:p>
      <text:p text:style-name="P4">
News Source: <text:a xlink:type="simple" xlink:href="https://www.rfa.org/mandarin/Xinwen/5-06112023114022.html" text:style-name="Internet_20_link" text:visited-style-name="Visited_20_Internet_20_Link">
https://www.rfa.org/mandarin/Xinwen/5-06112023114022.html</text:a>
</text:p>
      <!--NEWS-->
      <text:h text:style-name="P10" text:outline-level="1">
<text:span text:style-name="T4">
Taiwan Digital Development Minister conducted a rare visit to the UK this week</text:span>
</text:h>
      <text:p text:style-name="P4">
Author: chinese@voanews.com (美国之音)</text:p>
      <text:p text:style-name="P4">
Publisher: 美国之音中文网 (Type: NewsMediaOrganization)</text:p>
      <text:p text:style-name="P4">
Published Time: 2023-06-11T12:06:00+08:00</text:p>
      <text:p text:style-name="P4">
Modified Time: 2023-06-11 04:06:00Z</text:p>
      <text:p text:style-name="P4">
Description: Digital Development Minister Audrey Tang will visit the Britain's rare high -level minister -level visit this week. It is expected that she will visit the British government department and meet with a company specializing in low -earth rail satellites. Essence</text:p>
      <text:p text:style-name="P4">
Videos: []</text:p>
      <text:p text:style-name="P4">
Images: []</text:p>
      <text:p text:style-name="P4">
Categories: '台湾'</text:p>
      <text:p text:style-name="P4">
Type: None</text:p>
      <!--METADATA-->
      <text:p text:style-name="P4">
Nonenone</text:p>
      <text:p text:style-name="P4">
News Source: <text:a xlink:type="simple" xlink:href="https://www.voachinese.com/a/taiwanese-minister-to-make-rare-britain-visit-this-week-20230611/7132044.html" text:style-name="Internet_20_link" text:visited-style-name="Visited_20_Internet_20_Link">
https://www.voachinese.com/a/taiwanese-minister-to-make-rare-britain-visit-this-week-20230611/7132044.html</text:a>
</text:p>
      <!--NEWS-->
      <text:h text:style-name="P10" text:outline-level="1">
<text:span text:style-name="T4">
Moscow prepares unconditional dialogue with Kiev, Ukraine: We regained northern Bachmut</text:span>
</text:h>
      <text:p text:style-name="P4">
Author: 半岛电视台＋通讯社</text:p>
      <text:p text:style-name="P4">
Publisher: Al Jazeera</text:p>
      <text:p text:style-name="P4">
Published Time: 2023-06-11T12:43:15</text:p>
      <text:p text:style-name="P4">
Modified Time: 2023-06-11T13:38:15</text:p>
      <text:p text:style-name="P4">
Description: On Sunday, June 11, the Ukraine Ministry of Defense stated that its troops recovered a town north of the city of Bachomut, the country, and the Kremlin claimed that Moscow had a talks unconditionally with Kiev.</text:p>
      <text:p text:style-name="P4">
Images: ["<text:a xlink:type="simple" xlink:href="https://chinese.aljazeera.net/wp-content/uploads/2023/06/1-1686489918.jpg" text:style-name="Internet_20_link" text:visited-style-name="Visited_20_Internet_20_Link">
1-1686489918.jpg</text:a>
", "<text:a xlink:type="simple" xlink:href="https://chinese.aljazeera.net/wp-content/uploads/2023/06/2-1686489932.jpg" text:style-name="Internet_20_link" text:visited-style-name="Visited_20_Internet_20_Link">
2-1686489932.jpg</text:a>
", "<text:a xlink:type="simple" xlink:href="https://chinese.aljazeera.net/wp-content/uploads/2023/06/1-1686486844.jpg" text:style-name="Internet_20_link" text:visited-style-name="Visited_20_Internet_20_Link">
1-1686486844.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24" text:anchor-type="as-char" svg:width="6.9236in" svg:height="4.612736in" draw:z-index="0">
<draw:image xlink:href="../Images/Aljazeera Chinese/2023-06-11T12-43-15/1-1686489918.jpg" xlink:type="simple" xlink:show="embed" xlink:actuate="onLoad" draw:mime-type="image/jpeg"/>
</draw:frame>
A Ukrainian armored vehicle is driving near a front of Bachmut(Reuters)On Sunday, June 11, the Ukraine Ministry of Defense stated that its troops recovered a town north of the city of Bachomut, the country, and the Kremlin claimed that Moscow had a talks unconditionally with Kiev.</text:p>
      <text:p text:style-name="P4">
Ukraine announced that its army has re -controlled the town of Blagodtna near the city of Saledal north of Bachurut. The Ukrainian Ministry of Defense added that the Russian army has withdrawn from Blahodat.</text:p>
      <text:p text:style-name="P4">
The Ukrainian army posted a photo of soldiers who said that soldiers rose up the Ukrainian flag in the town and said they would post pictures and information about the progress of the troops they said later.</text:p>
      <text:p text:style-name="P4">
<draw:frame draw:style-name="fr1" draw:name="Image125" text:anchor-type="as-char" svg:width="6.9236in" svg:height="3.892985in" draw:z-index="0">
<draw:image xlink:href="../Images/Aljazeera Chinese/2023-06-11T12-43-15/2-1686489932.jpg" xlink:type="simple" xlink:show="embed" xlink:actuate="onLoad" draw:mime-type="image/jpeg"/>
</draw:frame>
The Ukrainian army posted a photo that was said to be a soldier that was said to be promoted by the Ukrainian flag in the town(Social networking site)Earlier, Spox Cievati, a spokesman for the Eastern Ukrainian combat commander, said that the Ukrainian army promoted about 1,400 meters from different directions to the Bachomot region in different directions.</text:p>
      <text:p text:style-name="P4">
Miclvati added that his troops killed 138 Russian soldiers, and Russia continued to bombard the Ukrainian army's position and towns around Bachomut.</text:p>
      <text:h text:style-name="P13" text:outline-level="4">
<text:span text:style-name="T4">
Herone frontline</text:span>
</text:h>
      <text:p text:style-name="P4">
The Ukraine Ministry of Defense said Russia has begun to shift the elite troops to Hulson in the southern part of the country, especially the Marine Corps and Airborne Forces.</text:p>
      <text:p text:style-name="P4">
The General Staff of Ukraine stated that it bombed the Russian military base in Hermuson's battle and shot down four Russian drones.</text:p>
      <text:p text:style-name="P4">
Ukraine Deputy Minister of Defense Anna Maryle said that the bombing of the Khahofka dam was intended to prevent the Ukrainian army from attacking in Hermuson and narrowing the possible regional scope of the Ukraine's active action.</text:p>
      <text:p text:style-name="P4">
The deputy minister of the Ministry of Defense of Ukraine added that the bombing dam also aims to provide opportunities for deployment of Russian reserve forces in the Zapo -and Bachurut region.</text:p>
      <text:p text:style-name="P4">
On the other hand, the British Ministry of Defense said in the latest information update on Sunday that the collapse of the Khahofka Dam will almost definitely destroy the main freshwater sources of the residents of Ukraine in Ukraine. Mia.</text:p>
      <text:p text:style-name="P4">
In addition, the Ministry of Interior of Ukraine said that after the dam was destroyed, the job of finding the disappearance continued, and 29 people were still missing.</text:p>
      <text:p text:style-name="P4">
Kiev and Moscow are responsible for bombing civilians in the Carthova Dam and the rescue operation after the dam of the dam.</text:p>
      <text:h text:style-name="P13" text:outline-level="4">
<text:span text:style-name="T4">
Russia's saying</text:span>
</text:h>
      <text:p text:style-name="P4">
At the same time, a spokesman for the Russian Ministry of Defense said that during the Russian troops repelled the attacks on Polfer and the southern Donedsk, the Ukrainian army lost 9 tanks, including 4 German leopard tanks.</text:p>
      <text:p text:style-name="P4">
<draw:frame draw:style-name="fr1" draw:name="Image126" text:anchor-type="as-char" svg:width="6.9236in" svg:height="4.612736in" draw:z-index="0">
<draw:image xlink:href="../Images/Aljazeera Chinese/2023-06-11T12-43-15/1-1686486844.jpg" xlink:type="simple" xlink:show="embed" xlink:actuate="onLoad" draw:mime-type="image/jpeg"/>
</draw:frame>
The Russian army claims that the Ukrainian tank destroyed during a attack on the southern attack of Donalk(Reuters)Russian spokesman added that Ukraine lost 300 soldiers and 9 tanks on the last day, including 4 leopard tanks.</text:p>
      <text:p text:style-name="P4">
According to the same spokesman, on the same day, the Russian army repelled 5 Ukrainian attacks in Klychevka and Dubovo-Vasylivka in the south of Donetz, and more than 200 Ukrainian soldiers were killed.</text:p>
      <text:p text:style-name="P4">
At the same time, the Russian air defense system shot down a Ukrainian fighter in the Platonovka area of the Donbas area composed of Lugask.</text:p>
      <text:p text:style-name="P4">
The Russian Ministry of Defense announced a photo of Ukraine equipment that was said to have been destroyed in the conflict that was said to have occurred in southern Donetsk, and said that 12 US -made "Bradly" tanks were completely destroyed.</text:p>
      <text:h text:style-name="P13" text:outline-level="4">
<text:span text:style-name="T4">
In Russia</text:span>
</text:h>
      <text:p text:style-name="P4">
Governor of Caluna, southern Moscow in Russia, said that two Ukrainian drones crashed in unmanned areas in the state, emphasizing that there was no loss or injury to personnel.</text:p>
      <text:p text:style-name="P4">
This incident occurred less than a week after two drones accidents, and the target area was 400 kilometers southwest of Moscow.</text:p>
      <text:p text:style-name="P4">
In the Russian Belgore, which borders Ukraine, the governor of the region said that the Ukrainian army bombed about 175 times on the 10th (Saturday) on the 10th (Saturday).</text:p>
      <text:p text:style-name="P4">
The governor of Russia added that the bombing of Ukraine led to the derailment of 15 out -of -the -quarters in the Alekseyevsco area.</text:p>
      <text:p text:style-name="P4">
In terms of political development, Russian President announced on Sunday that Moscow had no prerequisites that might talk with Kiev.</text:p>
      <text:p text:style-name="P4">
The Kremlin spokesman Dimitri Peskov said in a TV statement that Russia realized that the Kiev regime was unwilling or prepared to make a conversation.</text:p>
      <text:p text:style-name="P4">
Peskov added that Moscow did not think that there was no basis for establishing a dialogue mechanism with Kiev, even if the foundation was weak.</text:p>
      <text:p text:style-name="P4">
News Source: <text:a xlink:type="simple" xlink:href="https://chinese.aljazeera.net/news/war-in-ukraine/2023/6/11/%e8%8e%ab%e6%96%af%e7%a7%91%e5%87%86%e5%a4%87%e6%97%a0%e6%9d%a1%e4%bb%b6%e4%b8%8e%e5%9f%ba%e8%be%85%e5%af%b9%e8%af%9d%e4%b9%8c%e5%85%8b%e5%85%b0%e6%88%91%e4%bb%ac%e6%94%b6%e5%a4%8d%e4%ba%86%e5%b7%b4" text:style-name="Internet_20_link" text:visited-style-name="Visited_20_Internet_20_Link">
https://chinese.aljazeera.net/news/war-in-ukraine/2023/6/11/%e8%8e%ab%e6%96%af%e7%a7%91%e5%87%86%e5%a4%87%e6%97%a0%e6%9d%a1%e4%bb%b6%e4%b8%8e%e5%9f%ba%e8%be%85%e5%af%b9%e8%af%9d%e4%b9%8c%e5%85%8b%e5%85%b0%e6%88%91%e4%bb%ac%e6%94%b6%e5%a4%8d%e4%ba%86%e5%b7%b4</text:a>
</text:p>
      <!--NEWS-->
      <text:h text:style-name="P10" text:outline-level="1">
<text:span text:style-name="T4">
Malaysia Six State Election Jilandan or June 14 announced the dissolution of the parliamentary date</text:span>
</text:h>
      <text:p text:style-name="P4">
Author: 联合早报 (Person)</text:p>
      <text:p text:style-name="P4">
Publisher: 联合早报 (Organization)</text:p>
      <text:p text:style-name="P4">
Published Time: 2023-06-11T12:45</text:p>
      <text:p text:style-name="P4">
Modified Time: 2023-06-11T13:07</text:p>
      <text:p text:style-name="P4">
Description: Grandan Dan, Malaysia is expected to announce the disbanding date of the state parliament on June 14 to pave the way for the state. "Oriental Daily" reported on Sunday (June 11) that the Minister of Jereal Affairs of Jilan Dan said that it is expected that it will announce the state parliament after the State Executive Council next Wednesday (14th) ...</text:p>
      <text:p text:style-name="P4">
Videos: []</text:p>
      <text:p text:style-name="P4">
Audios: []</text:p>
      <text:p text:style-name="P4">
Images: []</text:p>
      <text:p text:style-name="P4">
Type: NewsArticle</text:p>
      <text:p text:style-name="P4">
Breadcrumbs: ['即时', '国际']</text:p>
      <text:p text:style-name="P4">
Keywords: ['吉兰丹', '马来西亚', '巫统', '马国六州选举']</text:p>
      <!--METADATA-->
      <text:p text:style-name="P4">
Grandan Dan, Malaysia is expected to announce the disbanding date of the state parliament on June 14 to pave the way for the state.</text:p>
      <text:p text:style-name="P4">
"Oriental Daily" reported on Sunday (June 11) that the Minister of Jereal Affairs of Jilan Dan said that it is expected to announce the dissolution of the state parliament after the State Executive Council next Wednesday (14th).</text:p>
      <text:p text:style-name="P4">
Mohamad Ama, the deputy minister of Jilan Danzhou, said: "Regarding the dissolution of the State Council, the minister will announce the date this week, please wait patiently."</text:p>
      <text:p text:style-name="P4">
Among the 45 state seats of Gelandan, UMNO occupies seven seats, and the Turkish Party has one seat. Others are obtained by the Iraqi Party.</text:p>
      <text:p text:style-name="P4">
The Iraqi Party Secretary Sridadine said earlier that the national alliance is about to complete the distribution of the Six State State Course.</text:p>
      <text:p text:style-name="P4">
News Source: <text:a xlink:type="simple" xlink:href="https://www.zaobao.com.sg/realtime/world/story20230611-1403195" text:style-name="Internet_20_link" text:visited-style-name="Visited_20_Internet_20_Link">
https://www.zaobao.com.sg/realtime/world/story20230611-1403195</text:a>
</text:p>
      <!--NEWS-->
      <text:h text:style-name="P10" text:outline-level="1">
<text:span text:style-name="T4">
Taiwan Digital Minister Tang Feng visited the UK</text:span>
</text:h>
      <text:p text:style-name="P4">
Author: None (Language: zh)</text:p>
      <text:p text:style-name="P4">
Publisher: None</text:p>
      <text:p text:style-name="P4">
Time: 2023-06-11T12:52:00Z</text:p>
      <text:p text:style-name="P4">
Description: This type of ministerial officials in Taiwan have officially visited the UK in the past. Taiwan official said that during the visit of Digital Minister Tang Feng, he would hold talks with British government officials and corporate representatives.</text:p>
      <text:p text:style-name="P4">
Videos: []</text:p>
      <text:p text:style-name="P4">
Images: []</text:p>
      <text:p text:style-name="P4">
Subject: 时政风云</text:p>
      <text:p text:style-name="P4">
Subjects: ['德中关系', '戴安娜', '岛屿主权争端', '马英九', '专题报道：全景观看“习马会”', '专题报道：2016年台湾大选', '中国', '英国', '英国退欧', '台湾']</text:p>
      <text:p text:style-name="P4">
Keywords: ['台湾', '数码', '唐凤', '英国', '中国', '通讯卫星']</text:p>
      <text:p text:style-name="P4">
Id: 65884895</text:p>
      <!--METADATA-->
      <text:p text:style-name="P4">
<text:a xlink:type="simple" xlink:href="https://www.dw.com/zh/overlay/image/article/65884895/62920091" text:style-name="Internet_20_link" text:visited-style-name="Visited_20_Internet_20_Link">
 </text:a>
(Voice of Germany Chinese), although Taiwan Britain did not have a formal diplomatic relationship, Taiwan regards Britain as its important democratic allies. The United Kingdom has expressed concern about China's strengthening military operations in the Taiwan Strait, and also supports Taiwan's efforts to join the WHO and other international institutions.</text:p>
      <text:p text:style-name="P4">
Because of his proficiency in English and good at using social media, Tang Feng is one of the most concerned ministerial officials in Taiwan's politics. Taiwan's Digital Department stated that during the visit to the UK, Tang Feng will attend the London Science and Technology Week event, and will also visit the British Ministry of Science and Technology and the Ministry of Economic and Trade, "how to strengthen the cooperation exchanges between the two sides in the digital field." However, Taiwan did not disclose further details about this visit.</text:p>
      <text:p text:style-name="P4">
<text:a xlink:type="simple" xlink:href="https://www.dw.com/zh/zh/專訪台灣首任數位發展部長唐鳳我無性別也無黨派/a-62923917" text:style-name="Internet_20_link" text:visited-style-name="Visited_20_Internet_20_Link">
Background Reading: Interview with Tang Feng, the first Digital Development Minister in Taiwan -I have no gender and no party</text:a>
During the British, Tang Feng will also visit ONEWEB of Low -track Satellite Company to seek the company's support for Taiwan's communication development plan. The Taiwan authorities hope to imitate the star chain broadband services provided by Musk to Ukraine and establish a low -oriented satellite communication network in order to ensure the smooth flow of network communication when being attacked by China. OneWeb, which is about to complete its space network engineering in the near future, has not responded to Reuters' inquiry.</text:p>
      <text:p text:style-name="P4">
Minister Tangfeng participated in the discussion of the Voice of Germany's Global Media Forum in Germany in 2022.</text:p>
      <text:p text:style-name="P4">
Taiwan's Digital Department stated that <text:a xlink:type="simple" xlink:href="https://www.dw.com/zh/zh/唐凤被韩方取消线上演讲邀约-台湾外交部提抗议/a-60209703" text:style-name="Internet_20_link" text:visited-style-name="Visited_20_Internet_20_Link">
Tang Feng</text:a>
It is expected that through this trip to the United Kingdom, we will strengthen the cooperation between bilateral information and technological innovation, and further deepen Taiwan -British cooperation. Taiwan Foreign Minister Wu Zhaozheng will also visit Europe this week and will attend a security forum in Prague. The last time Taiwan -level officials visited the UK, Deng Zhenzhong, the highest trade negotiator of Taiwan, Deng Zhenzhong's visit to Britain last June. In November last year, Greghands, the Minister of State of the British Ministry of Trade, visited Taiwan and held talks with Taiwan President Tsai Ing -wen. Like the previous Western politicians visiting Taiwan, Beijing has also strongly condemned the visit. Beijing Vision Bay is part of its territory. Any country's official contact with Taiwan will trigger strong protests in Beijing.(Reuters, Central News Agency)</text:p>
      <text:p text:style-name="P4">
News Source: <text:a xlink:type="simple" xlink:href="https://www.dw.com/zh/台湾数位部长唐凤出访英国/a-65884895" text:style-name="Internet_20_link" text:visited-style-name="Visited_20_Internet_20_Link">
https://www.dw.com/zh/台湾数位部长唐凤出访英国/a-65884895?maca=chi-rss-chi-all-1127-rdf</text:a>
</text:p>
      <!--NEWS-->
      <text:h text:style-name="P10" text:outline-level="1">
<text:span text:style-name="T4">
Shocking: In 18 years, wars in various places have caused 120,000 children to die</text:span>
</text:h>
      <text:p text:style-name="P4">
Author: None (Language: zh)</text:p>
      <text:p text:style-name="P4">
Publisher: None</text:p>
      <text:p text:style-name="P4">
Time: 2023-06-11T13:50:00Z</text:p>
      <text:p text:style-name="P4">
Description: This is a sad number: According to the statistics of the UNICEF, at least 120,000 children have been killed or disabled in war and armed conflicts since 2005.</text:p>
      <text:p text:style-name="P4">
Videos: []</text:p>
      <text:p text:style-name="P4">
Images: []</text:p>
      <text:p text:style-name="P4">
Subject: 时政风云</text:p>
      <text:p text:style-name="P4">
Subjects: ['联合国儿童基金会', '儿童', '联合国机构', '战争', '武装冲突', '孩子', '童年']</text:p>
      <text:p text:style-name="P4">
Keywords: ['意见反馈']</text:p>
      <text:p text:style-name="P4">
Id: 65836095</text:p>
      <!--METADATA-->
      <text:p text:style-name="P4">
<text:a xlink:type="simple" xlink:href="https://www.dw.com/zh/overlay/image/article/65836095/65302581" text:style-name="Internet_20_link" text:visited-style-name="Visited_20_Internet_20_Link">
 </text:a>
Rahela, a girl who was disabled in Pakistan, was blewed by a mines in Pakistan</text:p>
      <text:p text:style-name="P4">
(Voice of Germany Chinese) The United Nations Children's Foundation stated that in the past 18 years, at least 120,000 children were killed and disabled in war and armed conflicts. In addition, at least 105,000 children were recruited and used by armed forces or armed groups. There are <text:a xlink:type="simple" xlink:href="https://www.dw.com/zh/zh/联合国冲突地区针对儿童的绑架和强奸大增/a-57991204" text:style-name="Internet_20_link" text:visited-style-name="Visited_20_Internet_20_Link">
more than 32,500 children were abducted and more than 16,000 children suffered sexual violence</text:a>
Essence</text:p>
      <text:p text:style-name="P4">
The United Nations agency announced these numbers at an international conference held at Oslo in the war that protects children during the war. The meeting began this Monday. Catherinerussell, executive director of the United Nations Children's Foundation, said: "Every war is eventually against children's war." She said that the world must do more to better protect children in the war.</text:p>
      <text:h text:style-name="P12" text:outline-level="3">
<text:span text:style-name="T4">
The children under the war fire</text:span>
</text:h>
      <text:h text:style-name="P12" text:outline-level="3">
<text:span text:style-name="T4">
School and hospital encountered at least 16,000 attacks</text:span>
</text:h>
      <text:p text:style-name="P4">
The United Nations also stated that since 2005, schools and hospitals have encountered more than 16,000 attacks. The assistance agency said the data came from more than 30 conflicts in Africa, Asia and Latin America. And these are just records of recorded abuse and violence to infringe children, and the actual figures may be much higher. In addition, the number of children's flow of children lost their relatives and relatives.</text:p>
      <text:p text:style-name="P4">
The executive director of the United Nations Children's Foundation, Russell, emphasized that the entire international community has the responsibility to ensure that "children do not have to pay for the war of adults." She said that the United Nations agencies provided protection measures such as returning to society for nearly 1,2500 children with armed forces and armed groups last year.</text:p>
      <text:h text:style-name="P12" text:outline-level="3">
<text:span text:style-name="T4">
Nearly 500 children were killed in Ukraine</text:span>
</text:h>
      <text:p text:style-name="P4">
Ukrainian President Zelezki said on Sunday (June 4) that at least 485 children have been killed since the Russian aggression war. He said that these are only victims recorded in the case, and the actual figures are much higher. Zeelianzki also mentioned that more than 1,9500 children in the Ukrainian occupation zone were forcibly brought to Russia. He said that only about 370 cases have been brought back to Ukrainian children so far.</text:p>
      <text:h text:style-name="P12" text:outline-level="3">
<text:span text:style-name="T4">
Say goodbye to childhood</text:span>
</text:h>
      <text:p text:style-name="P4">
In view of the forced transfer of children in Ukraine, the International Criminal Court issued an arrest order to Russia President Putin and Russian Children's Russian Russian Russian Russian Russian Russian Russian Russian Russian Russian Russian Return, and the court accused him of committing "war."</text:p>
      <text:p text:style-name="P4">
(Germany, German Christian News Agency, the United Nations Children's Foundation)</text:p>
      <text:p text:style-name="P4">
News Source: <text:a xlink:type="simple" xlink:href="https://www.dw.com/zh/触目惊心：18年来各地战争造成12万儿童死伤/a-65836095" text:style-name="Internet_20_link" text:visited-style-name="Visited_20_Internet_20_Link">
https://www.dw.com/zh/触目惊心：18年来各地战争造成12万儿童死伤/a-65836095?maca=chi-rss-chi-all-1127-rdf</text:a>
</text:p>
      <!--NEWS-->
      <text:h text:style-name="P10" text:outline-level="1">
<text:span text:style-name="T4">
China and South Korea continue to integrated: Beijing summons South Korea Ambassador</text:span>
</text:h>
      <text:p text:style-name="P4">
Author: None (Language: zh)</text:p>
      <text:p text:style-name="P4">
Publisher: None</text:p>
      <text:p text:style-name="P4">
Time: 2023-06-11T13:55:00Z</text:p>
      <text:p text:style-name="P4">
Description: The diplomatic friction caused by the Chinese Ambassador to South Korea Xing Haiming "Gambling in the United States and China Light is obviously misjudgment" is still continuing: after the South Korean Ministry of Foreign Affairs summoned Xing Haiming and expressed his "provocative behavior" to protest. Then he also met the South Korean ambassador to China and expressed dissatisfaction with Seoul's "improper reaction".</text:p>
      <text:p text:style-name="P4">
Videos: []</text:p>
      <text:p text:style-name="P4">
Images: []</text:p>
      <text:p text:style-name="P4">
Subject: 时政风云</text:p>
      <text:p text:style-name="P4">
Subjects: ['南希·佩洛西', '专题报道：习近平访美']</text:p>
      <text:p text:style-name="P4">
Keywords: ['中韩关系', '邢海明', '中美关系', '美韩同盟', '台湾问题']</text:p>
      <text:p text:style-name="P4">
Id: 65884991</text:p>
      <!--METADATA-->
      <text:p text:style-name="P4">
<text:a xlink:type="simple" xlink:href="https://www.dw.com/zh/overlay/image/article/65884991/41179841" text:style-name="Internet_20_link" text:visited-style-name="Visited_20_Internet_20_Link">
 </text:a>
Sino -Korean relations continue to be tense in 2023</text:p>
      <text:p text:style-name="P4">
(Voice of Germany Chinese) on <text:a xlink:type="simple" xlink:href="https://www.dw.com/zh/zh/韩国召见中国驻韩大使抗议其挑衅行为/a-65871711" text:style-name="Internet_20_link" text:visited-style-name="Visited_20_Internet_20_Link">
South Korea ’s Ministry of Foreign Affairs summoned the Chinese Ambassador to South Korea on Friday</text:a>
After that, Beijing also took corresponding actions on Saturday. According to Germany, the Assistant Minister of Foreign Affairs of China, Nong Rong, summoned the South Korean ambassador Zheng Zaihao on June 10, and reported that the South Korean needle had made an inappropriate response to the Chinese ambassador to the Chinese Ambassador to South Korea and the leading party of the Korean party in South Korea. Concern and dissatisfaction.</text:p>
      <text:p text:style-name="P4">
The cause of a new round of friction caused by China -Korea relations was that the Chinese ambassador to South Korea Xing Haiming had previously accused Seoul of the United States when meeting with the largest co -Democratic Party leader in the South Korea, and did not respect the core concerns of Beijing, including Taiwan,.</text:p>
      <text:p text:style-name="P4">
According to the website of the Chinese Embassy in South Korea, Xing Haiming emphasized when meeting with Li Zaiming that the current China -South -South relations have encountered a lot of difficulties, "the responsibility is not in China." China's core concern. The issue of Taiwan is the core of China's core interests, which is related to the basis of China -South Korea relations. I hope that the Korean side can abide by their promises and effectively respect the core concerns of China on issues such as Taiwan. "</text:p>
      <text:p text:style-name="P4">
Data photo: Chinese Ambassador to Korea Xing Haiming</text:p>
      <text:p text:style-name="P4">
Xing Haiming also called on "Korean side to get rid of the interference of external factors when dealing with China." He said that the United States is trying to suppress China. "Some people bet on the United States to win and lose China. This is obviously misjudgment and has not seen the general trend of history ... Now gambling people will regret it in the future."</text:p>
      <text:p text:style-name="P4">
The remarks of Chinese diplomats aroused strong dissatisfaction in the Asian government. On June 9, the first official (deputy minister) of the Ministry of Foreign Affairs of South Korea summoned the Chinese ambassador to South Korea Xing Haiming to express its strong regret for "violating diplomatic etiquette and ridiculous provocations." In a statement from the Ministry of Foreign Affairs of South Korea, Zhang Huzhen warned that the Chinese ambassador to South Korea used "inaccurate facts" to criticize the host country as "tolerated". put one's oar in".</text:p>
      <text:p text:style-name="P4">
*#</text:p>
      <text:h text:style-name="P13" text:outline-level="4">
<text:span text:style-name="T4">
China -Korea Relations: Do business first, then talk about strategic interests?</text:span>
</text:h>
      <text:h text:style-name="P12" text:outline-level="3">
<text:span text:style-name="T4">
"Taiwan problem is also a global problem"</text:span>
</text:h>
      <text:p text:style-name="P4">
South Korean President Yin Xiyue said in an interview with Reuters on April 19 that the Taiwan Strait situation said that South Korea and the international community stood together to oppose the current situation of the Taiwan Strait with force. He also said: "The issue of Taiwan is not only a problem between China and Taiwan, but also the same as the North Korean issue. It is a global issue." The next day the Chinese Ministry of Foreign Affairs summoned the South Korean ambassador to China to propose a serious statement, saying that Yin Xiyue's remarks were "complete Unacceptable. " The Ministry of Foreign Affairs of South Korea also summoned the Chinese ambassador to Korea on the same day to protest against Chinese comments from South Korea ’s speech involving Taiwan. Relations between the two countries have once again covered the shadow. In the past 30 years, what kind of development has experienced China -South Korea relations?</text:p>
      <text:p text:style-name="P4">
*#</text:p>
      <text:h text:style-name="P13" text:outline-level="4">
<text:span text:style-name="T4">
China -Korea Relations: Do business first, then talk about strategic interests?</text:span>
</text:h>
      <text:h text:style-name="P12" text:outline-level="3">
<text:span text:style-name="T4">
</text:span>
</text:h>
      <text:p text:style-name="P4">
On August 24, 1992, the People's Republic of China officially established a ambassador -level diplomatic relations with the Republic of Korea, ending the long -term non -recognition and isolating history of the two countries. The picture shows the South Korean Foreign Minister Li Xiangyu (front left) and Chinese Foreign Minister Qian Qichen signed and exchanged the joint communiqué in Beijing. The day before, South Korea announced that it had broken diplomatic relations with the Republic of China, causing Taiwan to lose its last diplomatic relations in Asia.</text:p>
      <text:p text:style-name="P4">
*#</text:p>
      <text:h text:style-name="P13" text:outline-level="4">
<text:span text:style-name="T4">
China -Korea Relations: Do business first, then talk about strategic interests?</text:span>
</text:h>
      <text:h text:style-name="P12" text:outline-level="3">
<text:span text:style-name="T4">
South Korea President's first visit</text:span>
</text:h>
      <text:p text:style-name="P4">
In September 1992, then South Korean President Lu Taiyu (1995 information picture) visited China for a few weeks after the establishment of diplomatic relations between the two countries. He met with Jiang Zemin, General Secretary of the CPC Central Committee, Yang Shangkun, President of the Communist Party of China, and Li Peng, Prime Minister of the State Council. The two parties signed a series of cooperation agreements such as the China -Korea Trade Agreement and the China -Korea Investment Protection Agreement.</text:p>
      <text:p text:style-name="P4">
*#</text:p>
      <text:h text:style-name="P13" text:outline-level="4">
<text:span text:style-name="T4">
China -Korea Relations: Do business first, then talk about strategic interests?</text:span>
</text:h>
      <text:h text:style-name="P12" text:outline-level="3">
<text:span text:style-name="T4">
From comprehensive cooperation to strategic partners</text:span>
</text:h>
      <text:p text:style-name="P4">
During the end of the 1990s to the early 2000s, during the term of the South Korean President Kim Daoic, Sino -South Korean relations were promoted to "a comprehensive partnership for the 21st century." In May 2008, when the then President of South Korea, Li Mingbo visited China, the relationship between the two countries was once again promoted to "strategic partnership." The picture shows the popularity of Chinese Prime Minister Wen Jiabao when he visited South Korea in May 2010 and was welcomed by Lee Mingbo.</text:p>
      <text:p text:style-name="P4">
*#</text:p>
      <text:h text:style-name="P13" text:outline-level="4">
<text:span text:style-name="T4">
China -Korea Relations: Do business first, then talk about strategic interests?</text:span>
</text:h>
      <text:h text:style-name="P12" text:outline-level="3">
<text:span text:style-name="T4">
Mutual exchange</text:span>
</text:h>
      <text:p text:style-name="P4">
Since the end of the last century, the trade, culture, and personnel exchanges between South Korea and China have become increasingly closer. According to data in 2021, South Korea's students in China are more than 50,000, and more than 20,000 international students in South Korea are ranked first among foreign students in the other country. China has become a popular choice for Korean enterprises. Korean popular culture has a large number of enthusiasts in China. South Korea has also become a tourist destination that Chinese people are favored. The picture shows the Chinese tourists in front of Jingfu Palace (2014).</text:p>
      <text:p text:style-name="P4">
*#</text:p>
      <text:h text:style-name="P13" text:outline-level="4">
<text:span text:style-name="T4">
China -Korea Relations: Do business first, then talk about strategic interests?</text:span>
</text:h>
      <text:h text:style-name="P12" text:outline-level="3">
<text:span text:style-name="T4">
"Honeymoon" period "</text:span>
</text:h>
      <text:p text:style-name="P4">
Park Geun -hye (Figure: Participating in the G20 Summit in Hangzhou in 2016) also visited Beijing many times during the Presidential President of South Korea. In 2014, Xi Jinping also visited South Korea. The interaction is further close.</text:p>
      <text:p text:style-name="P4">
*#</text:p>
      <text:h text:style-name="P13" text:outline-level="4">
<text:span text:style-name="T4">
China -Korea Relations: Do business first, then talk about strategic interests?</text:span>
</text:h>
      <text:h text:style-name="P12" text:outline-level="3">
<text:span text:style-name="T4">
Sad incident</text:span>
</text:h>
      <ul>
        <li>
#</li>
      </ul>
      <text:h text:style-name="P13" text:outline-level="4">
<text:span text:style-name="T4">
China -Korea Relations: Do business first, then talk about strategic interests?</text:span>
</text:h>
      <text:h text:style-name="P12" text:outline-level="3">
<text:span text:style-name="T4">
</text:span>
</text:h>
      <text:p text:style-name="P4">
Because the land that deployed the Sad system was replaced by the Seoul government to South Korea's Lotte Group, the retail giant became the goal of China's official and civil retaliation. For a while, consumers resist Lotte, demonstration protests, and even suppliers to interrupt the supply. Dozens of Lotian supermarkets were "ordered to suspend business." In addition, sales of Korean brands such as Samsung Mobile, Qia Automobile also plummeted. Chinese travel agencies have removed from South Korea to make the South Korean tourism industry impact.</text:p>
      <text:p text:style-name="P4">
*#</text:p>
      <text:h text:style-name="P13" text:outline-level="4">
<text:span text:style-name="T4">
China -Korea Relations: Do business first, then talk about strategic interests?</text:span>
</text:h>
      <text:h text:style-name="P12" text:outline-level="3">
<text:span text:style-name="T4">
"Three Never One Limited" consensus</text:span>
</text:h>
      <text:p text:style-name="P4">
In November 2017, China and South Korea reached a consensus, and the Korean side stated that it would not consider the addition of the new Sad system; the necessary restrictions on the existing Sad system; Military alliances and unintentional damage to China 'security interests. After the then President Wen Zaiyin's visit to China in 2017, relations between the two countries began to ease.</text:p>
      <text:p text:style-name="P4">
*#</text:p>
      <text:h text:style-name="P13" text:outline-level="4">
<text:span text:style-name="T4">
China -Korea Relations: Do business first, then talk about strategic interests?</text:span>
</text:h>
      <text:h text:style-name="P12" text:outline-level="3">
<text:span text:style-name="T4">
Opportunity or threat</text:span>
</text:h>
      <text:p text:style-name="P4">
China is South Korea's largest trading partner, export market and import source country, and South Korea is China's third largest trading partner country. In South Korea's largest single -income source sources of semiconductor exports, more than 40 % of China exports. A questionnaire survey in South Korea's "Central Daily" in August 2022 showed that 19.3%of the respondents believed that the rise of China was a "opportunity", and 75.4%of the respondents believed that this was a "threat". The picture shows the anti -Chinese people who protest against the Wen Zaiyin government and the North Korean policies of the North Korea (April 2018, Seoul).</text:p>
      <text:p text:style-name="P4">
*#</text:p>
      <text:h text:style-name="P13" text:outline-level="4">
<text:span text:style-name="T4">
China -Korea Relations: Do business first, then talk about strategic interests?</text:span>
</text:h>
      <text:h text:style-name="P12" text:outline-level="3">
<text:span text:style-name="T4">
Where to go</text:span>
</text:h>
      <text:p text:style-name="P4">
The current South Korean President Yin Xiyue (right) showed a more active route to the United States after taking office in May 2022, saying that it will accelerate the deployment and construction of the Sade system. South Korea officially joined the "Indo -Pacific Economic Framework" led by the United States in May 2022(IPEF)And in August, it was announced to join the United States, including Japan, South Korea, and Taiwan's "Chip Quartet Alliance". Its goals also include strengthening the supply chain, including export control of China.</text:p>
      <text:p text:style-name="P4">
*#</text:p>
      <text:h text:style-name="P13" text:outline-level="4">
<text:span text:style-name="T4">
China -Korea Relations: Do business first, then talk about strategic interests?</text:span>
</text:h>
      <text:h text:style-name="P12" text:outline-level="3">
<text:span text:style-name="T4">
"Safety concerns" in Korea</text:span>
</text:h>
      <text:p text:style-name="P4">
Various signs show that South Korea is trying to reduce economic dependence on China. On the occasion of the 30th anniversary of the establishment of diplomatic relations between China and South Korea in 2022, Sun Xingjie, deputy director of the Institute of International Relations of Jilin University, wrote in the Ming Pao that at present, China and South Korea need to expand the field of cooperation and communicate and coordinate with security issues. plate". The picture shows the Sad missile defense system deployed by Xingzhou County, South Korea (Data Map in September 2017).</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ccording to the Yonhap News Agency, in the conversation of the South Korean Ambassador to China on Saturday, the assistant Minister of Foreign Minister Nong Rong explained to Zheng Zaihao's view and position on the current China -South Korean relations, pointing out that the extensive contact and exchanges between the Ambassador Xing Haiming and people from all walks of life in Korea is it. The purpose is to promote understanding, promoting cooperation, and maintaining the development of Sino -South Korean relations.</text:p>
      <text:p text:style-name="P4">
The South Korean Embassy in China announced through the official website on the afternoon that Zheng Zaihao also told Nongrong that the Chinese ambassador to South Korea's meeting with the South Korean party was violated with diplomatic practice at the beginning of the opposition party. He had expressed serious anxiety and conveyed the solemn protest of the Korean side.</text:p>
      <text:p text:style-name="P4">
Recent relations between China and South Korea have continued to be tense. South Korea and Japan are close allies in the United States in East Asia. South Korean President Yin Xiyue once talked about the situation in the Taiwan Strait that South Korea and the international community stood together to oppose the current situation of the Taiwan Strait with force. He also said: "The issue of Taiwan is not only a problem between China and Taiwan, but also the same as the North Korean issue. It is a global issue."</text:p>
      <text:p text:style-name="P4">
The Associated Press pointed out that there is a close economic and trade connection between South Korea and China.(https://www.dw.com/zh/zh/中美半導體大戰封殺美光韓企得利/a-65705950)Essence The Seoul government has been seeking difficult balance between the United States and the largest trading partner China in the decades of military alliances. <text:a xlink:type="simple" xlink:href="https://www.dw.com/zh/zh/客座评论-尹锡悦选边站中韩关系改善难/a-65442201" text:style-name="Internet_20_link" text:visited-style-name="Visited_20_Internet_20_Link">
Background Reading: Guest Review: Yin Xiyue Choosing the Border Station, China and South Korea Relations Improve difficult</text:a>
(German Press, Yonhap News Agency, Associated Press)</text:p>
      <text:p text:style-name="P4">
News Source: <text:a xlink:type="simple" xlink:href="https://www.dw.com/zh/中韩交恶继续加剧：北京召见韩国大使/a-65884991" text:style-name="Internet_20_link" text:visited-style-name="Visited_20_Internet_20_Link">
https://www.dw.com/zh/中韩交恶继续加剧：北京召见韩国大使/a-65884991?maca=chi-rss-chi-all-1127-rdf</text:a>
</text:p>
      <!--NEWS-->
      <text:h text:style-name="P10" text:outline-level="1">
<text:span text:style-name="T4">
Thirty % of German men think that "fighting a wife" take it for granted</text:span>
</text:h>
      <text:p text:style-name="P4">
Author: None (Language: zh)</text:p>
      <text:p text:style-name="P4">
Publisher: None</text:p>
      <text:p text:style-name="P4">
Time: 2023-06-11T14:16:00Z</text:p>
      <text:p text:style-name="P4">
Description: In order to make "women learn to respect", about one -third of the young German men believe that occasionally it is understandable. This is the conclusion of the latest polls of the Plan International Deutschland.</text:p>
      <text:p text:style-name="P4">
Videos: []</text:p>
      <text:p text:style-name="P4">
Images: []</text:p>
      <text:p text:style-name="P4">
Subject: 新闻广角</text:p>
      <text:p text:style-name="P4">
Subjects: ['欧债危机', '欧盟', '德国', '留学德国', '留学德国', '德国联邦大选', '德中关系', '默克尔']</text:p>
      <text:p text:style-name="P4">
Keywords: ['男女平等', '男权主义', '德国', '民调', '父亲', '性别暴力']</text:p>
      <text:p text:style-name="P4">
Id: 65885221</text:p>
      <!--METADATA-->
      <text:p text:style-name="P4">
<text:a xlink:type="simple" xlink:href="https://www.dw.com/zh/overlay/image/article/65885221/65883318" text:style-name="Internet_20_link" text:visited-style-name="Visited_20_Internet_20_Link">
 </text:a>
</text:p>
      <text:p text:style-name="P4">
(Voice of Germany) Although it has entered the 21st century, many German men still have difficulty distribution of traditional gender characters, and even fight their spouses in order to defend their supreme families. This is the latest conclusion that the German International Peace Association is the latest poll.</text:p>
      <text:h text:style-name="P12" text:outline-level="3">
<text:span text:style-name="T4">
Hands -handed people to "make women learn to be in awe"</text:span>
</text:h>
      <text:p text:style-name="P4">
Among the agents aged 18 to 35, 33%of people believe that when a spouse quarrels, it is also acceptable to "do". <text:a xlink:type="simple" xlink:href="https://www.dw.com/zh/zh/杀害女性的犯罪案件在德国越来越多/a-55726319" text:style-name="Internet_20_link" text:visited-style-name="Visited_20_Internet_20_Link">
And 34%claimed that he had experienced the experience of fighting women in order to make each other awe. </text:a>
Karsten Kassner, an expert at the German men's federal forum, said the poll results shocked him. Kascem told the Fengke Pay Industry Group: <text:a xlink:type="simple" xlink:href="https://www.dw.com/zh/zh/德国平均每3天有1名女性死于伴侣之手/a-41527604" text:style-name="Internet_20_link" text:visited-style-name="Visited_20_Internet_20_Link">
"One -third of men think that it is not worth a fuss, which is the problem. This situation must be changed as soon as possible."</text:a>
</text:p>
      <text:h text:style-name="P12" text:outline-level="3">
<text:span text:style-name="T4">
Male stereotype:</text:span>
</text:h>
      <text:p text:style-name="P4">
In addition, most interviewees hold rejection in public plans to display homosexuality in public: 48%of the respondents believe that this behavior makes them "uncomfortable".</text:p>
      <text:p text:style-name="P4">
According to a report from Fengke's newspaper, polls also reflect that in many men's minds, the stereotype of "housewives" seems to be deeply ingrained: 52%of the respondents believe that the main role they play in the family is to earn enough to earn enough to earn enough Money, and women should do housework. About half of the men said they could not accept a woman with many sexual partners as partners.</text:p>
      <text:p text:style-name="P4">
33%believe that when a spouse quarrels, it is also acceptable to "hands -on".</text:p>
      <text:h text:style-name="P12" text:outline-level="3">
<text:span text:style-name="T4">
Change the status quo, and the politics is also impossible to resign</text:span>
</text:h>
      <text:p text:style-name="P4">
51%of the respondents also said that easily revealing their feelings will make them look fragile. 63%of the respondents said that sometimes they felt "sad, lonely, and lonely." International Pei Youyin spokesman Alexandratschacher told Fengke's newspaper: "Traditional character distribution is still deeply rooted in rooting In society and people's minds. "</text:p>
      <text:p text:style-name="P4">
Kasce also said that although many men also expressed their willingness to promote equality between men and women and oppose gender bias, they are unwilling to pay practical actions for this. Kascem said that changing the framework of the entire society is the task of politics. He said that the federal government with a plan to provide paid parenting leave for his father is a good example.</text:p>
      <text:p text:style-name="P4">
In this questionnaire survey, a thousand men and women aged 18 to 35 were surveyed from March 9th to 21st. The "International Pei Young Association" claims to be the largest and longest children's assistance organization in the world, and branches are spreading in more than 50 countries in the world. The German Federal Men's Forum is an institution with the nature of the federation. It has 38 organizations that aim to protect the rights and interests of men and father.</text:p>
      <text:p text:style-name="P4">
(Catholic News Agency, Agence France -Presse)</text:p>
      <text:p text:style-name="P4">
News Source: <text:a xlink:type="simple" xlink:href="https://www.dw.com/zh/三成德国青年男子认为-打老婆-理所当然/a-65885221" text:style-name="Internet_20_link" text:visited-style-name="Visited_20_Internet_20_Link">
https://www.dw.com/zh/三成德国青年男子认为-打老婆-理所当然/a-65885221?maca=chi-rss-chi-all-1127-rdf</text:a>
</text:p>
      <!--NEWS-->
      <text:h text:style-name="P10" text:outline-level="1">
<text:span text:style-name="T4">
Wulin Dam Ude residents are trapped and drone to assist in time to warm up in time</text:span>
</text:h>
      <text:p text:style-name="P4">
Publisher: 法新社</text:p>
      <text:p text:style-name="P4">
Published Time: 2023-06-11T14:32:09+00:00</text:p>
      <text:p text:style-name="P4">
Modified Time: 2023-06-11T14:05:02+00:00</text:p>
      <text:p text:style-name="P4">
Description: (Agence France -Presse Herusong, 10th) After the Cakova dam in the southern Ukraine, the Russian occupation region people Crupic and her two children climbed the lofts of the three -story house, and they were frightened to see the water swallowed below. floor. Thanks to the operation of UAV for the UAV, they were relieved of starvation to dea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6-11T14-32-09-00-00/000000.png" xlink:type="simple" xlink:show="embed" xlink:actuate="onLoad" draw:mime-type="image/png"/>
</draw:frame>
Kakhovka Dam was defeated on the 6th, and floods poured into the Dniproriver, drowned dozens of villages and parts of Kherson, forcing thousands of people to escape from their homes. Russia and Ukraine accused each other blowing the dam.</text:p>
      <text:p text:style-name="P4">
Katerynakrupich and their children at a flooded island near the town of Oleshky, Russia, and they were trapped in the lofts of neighbor houses without food and drinking water for nearly 24 hours.</text:p>
      <text:p text:style-name="P4">
Just as they lost their hope, the buzz from the drone came from the head.</text:p>
      <text:p text:style-name="P4">
The 40 -year -old Crupich shed tears and told AFP that she knew now that it was a Ukrainian drone. The desperate mother leaned out of the loft window and raised her hands to make a prayer posture.</text:p>
      <text:p text:style-name="P4">
She said, "I show them 3 people here, and we have nothing to eat and drink, please help."</text:p>
      <text:p text:style-name="P4">
This drone is a few trips, send food and a can of plastic bottle, and the plastic bottle is stated on the top of the plastic bottle: "Set up, don't panic, you will be evacuated and evacuated. Zhang's note, Crupic burst into tears.</text:p>
      <text:p text:style-name="P4">
The Ukrainian rescue team rescued Crupiccic and her 12 -year -old son and 4 -year -old daughter on the evening of the 7th. Now Crupici, a person in Heruson, said, "I decided to keep in mind what we have experienced."</text:p>
      <text:p text:style-name="P4">
News Source: <text:a xlink:type="simple" xlink:href="https://www.rfi.fr/cn/%E5%9B%BD%E9%99%85%E6%8A%A5%E9%81%93/20230611-%E4%B9%8C%E5%8D%97%E6%B0%B4%E5%9D%9D%E6%BA%83%E5%86%B3%E5%B1%85%E6%B0%91%E5%8F%97%E5%9B%B0-%E6%97%A0%E4%BA%BA%E6%9C%BA%E9%A9%B0%E6%8F%B4%E5%8F%8A%E6%97%B6%E9%80%81%E6%9A%96" text:style-name="Internet_20_link" text:visited-style-name="Visited_20_Internet_20_Link">
https://www.rfi.fr/cn/%E5%9B%BD%E9%99%85%E6%8A%A5%E9%81%93/20230611-%E4%B9%8C%E5%8D%97%E6%B0%B4%E5%9D%9D%E6%BA%83%E5%86%B3%E5%B1%85%E6%B0%91%E5%8F%97%E5%9B%B0-%E6%97%A0%E4%BA%BA%E6%9C%BA%E9%A9%B0%E6%8F%B4%E5%8F%8A%E6%97%B6%E9%80%81%E6%9A%96</text:a>
</text:p>
      <!--NEWS-->
      <text:h text:style-name="P10" text:outline-level="1">
<text:span text:style-name="T4">
Man City finally won the first UEFA Champions League Cup to achieve the three championships</text:span>
</text:h>
      <text:p text:style-name="P4">
Author: 何欣颜 (Person)</text:p>
      <text:p text:style-name="P4">
Publisher: 联合早报 (Organization)</text:p>
      <text:p text:style-name="P4">
Published Time: 2023-06-11T14:43</text:p>
      <text:p text:style-name="P4">
Modified Time: 2023-06-11T16:33</text:p>
      <text:p text:style-name="P4">
Description: With the midfielder Rodri's only goal in the 68th minute, Man City finally defeated the international in the European Champions League finals in the early morning of the morning (June 11) in the early morning of the local time (June 11). Milan (Inter Mil ...</text:p>
      <text:p text:style-name="P4">
Videos: []</text:p>
      <text:p text:style-name="P4">
Audios: []</text:p>
      <text:p text:style-name="P4">
Images: []</text:p>
      <text:p text:style-name="P4">
Type: NewsArticle</text:p>
      <text:p text:style-name="P4">
Breadcrumbs: ['即时', '国际']</text:p>
      <text:p text:style-name="P4">
Keywords: ['曼市', '瓜迪奥拉', '欧冠', '足球', '国际米兰']</text:p>
      <!--METADATA-->
      <text:p text:style-name="P4">
With the midfielder Rodri's only goal in the 68th minute, ManCity finally defeated Inter Milan 1-0 in the European Champions League finals in the early morning of local time (June 11) in the early morning of local time (June 11). (Inter Milan), won the long -awaited champion cup.</text:p>
      <text:p text:style-name="P4">
Man City has <text:a xlink:type="simple" xlink:href="https://www.zaobao.com/news/sports/story20230522-1397146" text:style-name="Internet_20_link" text:visited-style-name="Visited_20_Internet_20_Link">
won the Premier League this season</text:a>
With the FA Cup champion, with the Champions League championship this season, they also fell into their pockets. They became the second England team to complete the three championship after the season after the same city opponent, Man UTD.</text:p>
      <text:p text:style-name="P4">
Although it was regarded as the popularity of the Champions League championship before the game, Manchester City was not easy. Inter gave them very tenacious resistance, and midfielder Debruyne was not yet over in the first half. It was forced to be replaced in advance for injuries, and it was also a major blow to Man City, but the "Blue Moon" eventually held up the pressure and kept the advantage of 1-0 to the end.</text:p>
      <text:p text:style-name="P4">
Guardiola, the coach of Man City, said in an interview after the game: "To win this event, it is really difficult to achieve the triple crown, so the most important thing today is to win the game. The way is not important."</text:p>
      <text:p text:style-name="P4">
News Source: <text:a xlink:type="simple" xlink:href="https://www.zaobao.com.sg/realtime/world/story20230611-1403209" text:style-name="Internet_20_link" text:visited-style-name="Visited_20_Internet_20_Link">
https://www.zaobao.com.sg/realtime/world/story20230611-1403209</text:a>
</text:p>
      <!--NEWS-->
      <text:h text:style-name="P10" text:outline-level="1">
<text:span text:style-name="T4">
Climate diplomacy in the turbulent world: China Departure (Free Version)</text:span>
</text:h>
      <text:p text:style-name="P4">
Authors: ['为环境网站“中外对话”撰稿']</text:p>
      <text:p text:style-name="P4">
Publisher: 英国《金融时报》</text:p>
      <text:p text:style-name="P4">
Time: 2023-06-11T14:45:22+00:00</text:p>
      <text:p text:style-name="P4">
Published Time: 2023-06-10T12:00:99+08:00</text:p>
      <text:p text:style-name="P4">
Modified Time: 2023-06-11T10:44:99+08:00</text:p>
      <text:p text:style-name="P4">
Description: Liu Yuanling: China is actively engaged in bilateral and multilateral climate diplomacy, helping the world to better understand the Chinese climate policy and actions, and also add vitality and motivation to global climate governance.</text:p>
      <text:p text:style-name="P4">
Images: ["<text:a xlink:type="simple" xlink:href="https://thumbor.ftacademy.cn/unsafe/picture/8/000184008_piclink.jpg" text:style-name="Internet_20_link" text:visited-style-name="Visited_20_Internet_20_Link">
000184008_pic...</text:a>
"]</text:p>
      <text:p text:style-name="P4">
Themes: ['专栏', '中外对话', '关注']</text:p>
      <text:p text:style-name="P4">
Keywords: ['中外对话', '气候变化', '中国外交']</text:p>
      <text:p text:style-name="P4">
Type: Article</text:p>
      <!--METADATA-->
      <text:p text:style-name="P4">
<draw:frame draw:style-name="fr1" draw:name="Image147" text:anchor-type="as-char" svg:width="6.9236in" svg:height="4.617987in" draw:z-index="0">
<draw:image xlink:href="../Images/FT Chinese Free Version/2023-06-11T14-45-22-00-00/00018400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tension of globalization has continued to increase, and the trend of de -globalization continues, and it is difficult to deal with the collective actions required by the global climate crisis. The epidemic has led to the isolation and alienation between the country, and the Russian -Ukraine conflict brings the confrontation and wrestling of the relevant parties. Sino -US relations have shown the most tense situation since the establishment of diplomatic relations in 1979. Wait, all these factors are intertwined together to make the world full of turbulence. This also brings greater challenges to global climate governance, because the trust and cooperation required to deal with climate issues is particularly difficult at the moment.</text:p>
      <text:p text:style-name="P4">
In the past month, China ’s activities on climate diplomacy are frequent. Not only do you have the practical content of climate cooperation between the two countries in the“ Sino -French Joint Statement ”, but also signed the“ Joint Statement of China -Pakistan Climate Change ”with Brazil. China’ s senior and UN climate climate The conversations of the Chairman of the Dubai Conference, Surdan, and the chairman of the European Commission Feng Delin, all mentioned that they strengthened dialogue and cooperation in climate change. In today's complex and turbulent geopolitical environment, China's climate diplomacy activities have significantly help enhance the positive cognition of Europe and Latin America in China. At the same time, by actively investing in climate diplomacy and multilaterally with these countries and regions, China can inject vitality and motivation into global climate governance.</text:p>
      <text:p text:style-name="P4">
Since the signing of the Paris Agreement in 2015, China has attached great importance to bilateral climate cooperation. During the tension between Sino -US relations, climate issues are still the "safety zone" where both parties work hard to maintain cooperation. At the same time, China has always attached importance to climate issues at the two levels of domestic and international, hoping to find cooperation space and contribute to the international climate governance level through bilateral or multilateral climate diplomacy. The author believes that China is actively investing in bilateral and multilateral climate diplomacy, helping the world to better understand China's climate policy and actions. When China ’s actions and achievements on climate issues are seen and recognized by the outside world, it will form a benign interaction. China’ s climate and even global climate management will benefit.</text:p>
      <text:p text:style-name="P4">
<text:span text:style-name="T4">
 Great Power Cooperation </text:span>
</text:p>
      <text:p text:style-name="P4">
Climate problems are systemic problems, which require systemic forces to solve, and it is difficult to support any country.</text:p>
      <text:p text:style-name="P4">
From the perspective of emissions data, the cooperation of large powers has irreplaceable importance to completing the Paris Agreement's commitment. In 2021, the emissions of the top six countries (China, the United States, Europe, India, India, Russia, and Japan) accounted for about 68%of the global carbon displacement, and the proportion of carbon emissions between the three parties in China and the United States accounted for more than 50%. As the world's two largest economies, the carbon emissions co -authored by China and the United States account for more than 40%of the global total, which means that there is no coordination and cooperation between large powers, and global climate governance is unsustainable.</text:p>
      <text:p text:style-name="P4">
From the perspective of action, the cooperation of large powers is a necessary condition for promoting the development of global climate governance. Coping a climate crisis is a collective action. Looking back at the process of this operation, it will be found that although the middle of the country has gone through twists and turns, the role of the great power and the leading role is significant. The EU played a leading role in the setting of issues, technical reserves, and climatic goals. For example, in March 2020, the European Union wrote its carbon neutrality into the law, and many countries have followed suit; while China -US climate cooperation has been the main driving force for the top -level design of the global climate governance, which ultimately promotes the achievement of the Paris Agreement.</text:p>
      <text:p text:style-name="P4">
However, there is a trust deficit between east and west, north and south in global climate governance. In terms of the global climate crisis, the issues such as "who do what they do" and "who do it first, and then do it" have been chattering for dozens of years. Regardless of whether it is within developed countries, between developing countries and developing countries, or inside the developing countries, the trust deficit between each other is obvious to the global climate governance.</text:p>
      <text:p text:style-name="P4">
The most obvious is the funding problem of the Green Climate Fund. In 2010, the 16th Convention on the Convention on the Framework of the United Nations Climate Change established the Green Climate Fund (GCF)It is stipulated that developed countries should invest a rapid start -up funds for the Green Climate Fund from 2010 to 2012 as the Green Climate Fund, and the annual capital contribution of US $ 100 billion per year between 2013 and 2020 helps developing countries to actively respond to climate change. However, the definition of climate fund support and statistics, reports, and accounting systems are still not clear enough, and which fund support should be included in the accounting.</text:p>
      <text:p text:style-name="P4">
According to the Organisization for Economic Co-Operation and Development (OECD), in 2020, developed countries provide climate actions in developing countries and leveraged $ 83.3 billion. This year, it is expected to achieve the goal of $ 100 billion per year.</text:p>
      <text:p text:style-name="P4">
The lack of leadership is also a major obstacle to the climate crisis. The EU often plays the leading role in the field of global climate governance. It is often at the forefront of the world in terms of ideas or actions, but often because of its own economic development problems, internal condensation and unity. The performance is insufficient. The United States was in terms of domestic political polarization, which led to its response to climatic issues violently like a roller coaster. The Democratic Party had a climatic issue. During the term of office of Trump, the United States prioritized unilateralism, and various "reversal" on climate issues have greatly damaged the United States' international reputation and leadership and hindered the healthy development of international climate governance. Since taking office in 2021, President Biden has proposed ambitious legislation and expenditure in climate operation. However, no one can guarantee that Trump will not come back.</text:p>
      <text:p text:style-name="P4">
Under the situation of obvious geographical conflicts, fierce games of great powers, frequent security crisis, and the lack of leadership of deficit and lack of leadership, the trend of global warming has continued to increase. Encountered an unprecedented impact.</text:p>
      <text:p text:style-name="P4">
<text:span text:style-name="T4">
Sino-US relations</text:span>
</text:p>
      <text:p text:style-name="P4">
Sino -US relations are particularly valued. Since the establishment of diplomatic relations between China and the United States in 1979, although bilateral relations have undulating relationships, after experiencing the crisis, they have always recovered their former diplomatic motivation and vitality.</text:p>
      <text:p text:style-name="P4">
Since Biden has taken office in the United States, China and the United States have frequently interacted. From the telephone summit of the leaders of the New Year's Eve in 2021, the Sino -US strategic dialogue in Ankrech in March, to the special envoys of the two parties in the Spring and Autumn Period, the consultations in Shanghai and Tianjin and the leaders of the two countries talked again in September, November China and the United States issued the Glasgow Joint Declaration at the 26th Conference of the Contract of the United Nations Climate Change Framework Convention. Either confrontation or negotiation, climate issues have never been absent, and advance in stumbling.<text:span text:style-name="T4">
 Promote multilateral climate diplomacy </text:span>
</text:p>
      <text:p text:style-name="P4">
Although China -US climate diplomacy has temporarily stagnated, since the signing of the Paris Agreement, China has been steadily promoted in the field of bilateral and multilateral climate diplomacy.</text:p>
      <text:p text:style-name="P4">
According to the information records of international exchanges and cooperation of the Ministry of Ecology and Environment, China has continuously expanded the exchanges in the climate field in the past few years. "The second China, Japan and South Korea Carbon neutralization forum" and other multilateral climate diplomacy.</text:p>
      <text:p text:style-name="P4">
In recent months, China has frequently interacted with many countries. There are 51 contents of the "People's Republic of China and the Republic of France" issued by the Chinese and French countries in April. , Laid a good foundation for the smooth development of climate diplomacy between the two countries, and put forward many specific operating matters. For example, Article 36 pointed out that China and France are willing to cooperate to solve the problem of financing difficulties in developing economies and emerging market economies, encourage them to accelerate energy and climate transformation, and support sustainable development. China will attend the Global Financing Contract Summit in Paris in June 2023 in Paris. The French party will attend the "Belt and Road" International Cooperation Summit Forum.</text:p>
      <text:p text:style-name="P4">
In April, China also issued the "China -Brazil's Joint Statement for Climate Change" with Brazil. A few of them are particularly worthy of attention, such as: China and Pakistan are determined to further strengthen multilateralism, including all partners of the "77 Country Group and China", with a view to establishing a collective, opposing unilateralism and green trade barriers, and and. Firmly based on a model of climate unity based on the unity of the international community; China -Pakistan has continued to urge developed countries to fulfill its obligations that have not yet fulfilled climate funds, and make a promise of new collective quantitative goals that are far higher than $ 100 billion per year, and put forward clear Adaptable to the fund diagram.</text:p>
      <text:p text:style-name="P4">
<text:span text:style-name="T4">
 Climate measures: from internal affairs to diplomacy </text:span>
</text:p>
      <text:p text:style-name="P4">
The accurate evaluation of China's climate diplomacy and future trends is not only very important for China, but also as important for the process of global climate governance.</text:p>
      <text:p text:style-name="P4">
China is still a developing country. Economic and social development is uncoordinated, unbalanced, energy structure is partially coal, and its technological basic ability is weak. From 2012 to 2021, China supported the annual growth rate of 6.5%of its annual energy consumption growth rate. In this case, the huge efforts of China to achieve dual carbon targets are worth seeing and valued.</text:p>
      <text:p text:style-name="P4">
Looking back on the development and changes of climate issues in the journey of China's internal affairs and diplomacy, especially in recent years, in terms of institutional settings, personnel arrangements, capital investment, policy tilt, etc., they will find that although they are accompanied by some criticism and doubts. China still shows a initiative, responsible, and sustainable internal affairs and diplomacy in dealing with climate issues.</text:p>
      <text:p text:style-name="P4">
According to data from the National Energy Administration, at the end of 2022, China's new wind power, solar energy, and hydropower installed capacity far exceeded the capacity of new coal installation. At the same time, wind and solar power generation reached 1.19 trillion kWh, an increase of 21%year -on -year, accounting for 13.8%of the total power consumption. China's power generation structure is undergoing tremendous changes: In 2022, the proportion of coal power accounts for total power generation has decreased from 65-70%in the past to 58.4%, and the proportion of non-fossil energy power generation rose to 36.2%.</text:p>
      <text:p text:style-name="P4">
Recently, the joint statement of Sino -French and China -Pakistan has laid the tone of active cooperation. Can the outside world give China an objective and fair view and comment on the climate issues, whether it can see China ’s efforts and achievements in dealing with climate issues, and actively find cooperation points, grow up and make up for each other, so that the cooperation between each other is the main theme, and and the main theme of each other. The scope of cooperation in continuous deepening and expansion is very far -reaching. Only in this attitude of seeing and accepting each other, will there be more and more room for cooperation in China, and the future of global climate governance will be more bright and hopeful.</text:p>
      <text:p text:style-name="P4">
<text:span text:style-name="T4">
 Author brief introduction: Liu Yuanling, assistant researcher at the American Institute of Chinese Academy of Social Sciences. </text:span>
</text:p>
      <text:p text:style-name="P4">
_ Note: This article originally contained in environmental website <text:a xlink:type="simple" xlink:href="https://www.chinadialogue.net/" text:style-name="Internet_20_link" text:visited-style-name="Visited_20_Internet_20_Link">
"Chinese and foreign dialogue"</text:a>
Essence The FT Chinese website was reproduced this article by the authorization of "Chinese and Foreign Dialogue". Sino -foreign dialogue is a Chinese -English bilingual website dedicated to environmental issues. It is headquartered in London and is an independent non -profit organization. _ _ _ 吧 _</text:p>
      <text:p text:style-name="P4">
News Source: <text:a xlink:type="simple" xlink:href="http://www.ftchinese.com/story/001099918" text:style-name="Internet_20_link" text:visited-style-name="Visited_20_Internet_20_Link">
http://www.ftchinese.com/story/001099918</text:a>
</text:p>
      <!--NEWS-->
      <text:h text:style-name="P10" text:outline-level="1">
<text:span text:style-name="T4">
Global Economic Outlook in the second half of 2023: Although the trend of delay (free version)</text:span>
</text:h>
      <text:p text:style-name="P4">
Authors: ['程实，张弘顼为FT中文网撰稿']</text:p>
      <text:p text:style-name="P4">
Publisher: 英国《金融时报》</text:p>
      <text:p text:style-name="P4">
Time: 2023-06-11T15:04:12+00:00</text:p>
      <text:p text:style-name="P4">
Published Time: 2023-06-10T12:00:99+08:00</text:p>
      <text:p text:style-name="P4">
Modified Time: 2023-06-11T11:04:99+08:00</text:p>
      <text:p text:style-name="P4">
Description: Cheng Shi and Zhang Hongzheng: Starting at the end of 2023, the pressure of global economic recession will gradually magnify, and it will continue to spread along the order of European and American and emerging market economies. It will be a rational choice for prediction of prudential prediction.</text:p>
      <text:p text:style-name="P4">
Images: ["<text:a xlink:type="simple" xlink:href="https://thumbor.ftacademy.cn/unsafe/picture/7/000119637_piclink.jpg" text:style-name="Internet_20_link" text:visited-style-name="Visited_20_Internet_20_Link">
000119637_pic...</text:a>
", "<text:a xlink:type="simple" xlink:href="https://thumbor.ftacademy.cn/unsafe/picture/6/000184016_piclink.png" text:style-name="Internet_20_link" text:visited-style-name="Visited_20_Internet_20_Link">
000184016_pic...</text:a>
", "<text:a xlink:type="simple" xlink:href="https://thumbor.ftacademy.cn/unsafe/picture/5/000184015_piclink.png" text:style-name="Internet_20_link" text:visited-style-name="Visited_20_Internet_20_Link">
000184015_pic...</text:a>
"]</text:p>
      <text:p text:style-name="P4">
Themes: ['全球经济', '关注']</text:p>
      <text:p text:style-name="P4">
Keywords: ['全球经济', '美国经济']</text:p>
      <text:p text:style-name="P4">
Type: Article</text:p>
      <!--METADATA-->
      <text:p text:style-name="P4">
<draw:frame draw:style-name="fr1" draw:name="Image148" text:anchor-type="as-char" svg:width="6.9236in" svg:height="4.617987in" draw:z-index="0">
<draw:image xlink:href="../Images/FT Chinese Free Version/2023-06-11T15-04-12-00-00/00011963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f one thing cannot be avoided, then it will definitely happen. Since 2022, the radical interest rate hikes of major central banks around the world have caused general concerns about the market for economic recession. But unlike market expectations, the European and American economies showed toughness in the first half of 2023, and the expected recession did not happen immediately. From the perspective of theoretical analysis and historical reality, the rapidly tightening monetary policy will definitely have a reflexive effect on economic growth, but the excess savings play a periodic buffer effect and delay the time of decline.</text:p>
      <text:p text:style-name="P4">
Through a comprehensive judgment of the global credit environment, monetary policy transmission, and economic fundamental changes, we believe that although the trend is delayed, from the end of 2023, the pressure of global economic recession will gradually enlarge, and it will follow the United States, Europe, Europe, Europe, Europe, Europe, Europe, Europe, Europe, Europe, Europe, Europe, Europe, Europe, Europe, Europe, Europe, Europe, Europe, Europe, Europe, Europe, Europe, Europe, Europe, Europe, Europe, Europe, Europe, Europe, Europe, Europe, The order of emerging market economies has continued to spread, and the global economy is facing challenges, and it is a rational choice to retain prudential prediction.</text:p>
      <text:p text:style-name="P4">
Looking forward to the global economy in the second half of the year, in the third quarter, considering that the excess savings of the European and American residents still remain nearly 1 trillion levels, this will continue to support the steady growth of private consumption in Europe and the United States in the short term. In terms of emerging markets, although the economic growth rate of most emerging market countries in the second half of 2022 in the second half of 2022 has continued to fall, most emerging market countries have slowed down in the first half of the year. Private consumption in Europe and the United States is stable, global trade chain is reshape, and China's economic recovery will still be repaired rapidly in the third quarter. Entering the fourth quarter, the overall credit contraction of the United States may lead to a downtreid cycle of the global economy.</text:p>
      <text:p text:style-name="P4">
Although a series of liquidity crises in European and American banks have occurred in a series of mitigation since 2023, at a high interest rate level, the bank's debt side has always faced the issue of deposit outflows. The recession of our simulation prediction predicts that at the end of the third quarter, as the deposit of American commercial banks continues to flow out, US industrial and commercial loans will start to decline first, and the pressure will be transmitted to commercial real estate loans. As the residential sector excess savings at the end of the fourth quarter, the resident Loans will also decline as a whole. In the end, the overall credit contraction may promote the United States into the decline cycle. When the United States takes the lead in entering the decline cycle, it will also overthrow the global Domino card, and global inflation will gradually fall at the end of the year or early next year. We predict that in the middle of the fourth quarter to the beginning of next year, the core inflation of the United States and Europe will decline by about 1.5 percentage points to 3.5%of the core inflation level, and the growth rate of inflation in the world's major emerging market countries will also be expected to decline by 1.0-1.5 percentage points during the year. The long -term trend of global inflation may be able to provide more currency and fiscal policy space for some emerging market countries. However, for countries that have been in vicious inflation for a long time (such as Argentina, Turkey), it is still difficult to solve the possibility of the outbreak of the currency crisis even if inflation to a mild growth range.</text:p>
      <text:p text:style-name="P4">
<text:span text:style-name="T4">
 The European and American economy will still be stable recently, and emerging markets will maintain recovery. </text:span>
</text:p>
      <text:p text:style-name="P4">
Since 2022, under the influence of global high inflation, Europe and the United States and other developed countries and 43 developing countries around the world have launched interest rate hikes. However, for more than a year, the macro policies and the continuous increase in interest rate levels have not seem to have a substantial negative impact on the European and American economy. In the second quarter of 2023, from the current leading indicators of the European and American economic recession, most indicators continue to maintain stability. In the United States, although the growth rate of GDP in the second quarter was affected by the fluctuation of inventory investment, the actual economic growth rate was still higher than the potential economic growth rate of the Federal Reserve. Among them, more than 70%of the private consumption data contributed by GDP growth still remain steadily. Before the epidemic, the actual growth rate of the United States was less than 2%. After the epidemic, the actual growth rate of the United States had climbed to a level of 3.1%. The actual consumption expenditure, retail sales, month -on -month, new house sales, car sales, personal consumption expenditure and other advanced indicators also show that the overall consumption of the United States has still performed steadily since the second quarter of this year.</text:p>
      <text:p text:style-name="P4">
In terms of euro zone, with the slowdown of the Ukraine War, the economies of the euro zone have entered the recovery channel. Although the growth rate of retail sales is still weak, the disposable income of residents has continued to increase, and consumers' confidence is fixed and fixed at the same time. In addition, China's economic recovery has also boosted the net export performance of the euro area. When the overall inflation level is still high, the overall increase of interest rate levels, and the long -term potential growth rate is still low, what is the reason why the European and American economy continues to maintain toughness in the short term?</text:p>
      <text:p text:style-name="P4">
First of all, under high interest rate conditions, major European and American economies can still maintain strong private consumption because of the excess savings settled in the residential sector are still abundant. The excess savings of the US residents are composed of three parts: 1) salary income; 2) fiscal support income (fiscal payment transfer income); 3) expenditure (consumption expenditure and other expenditures). Since the outbreak of the U.S. epidemic in 2020, the U.S. Treasury transferred to US residents account by the Federal Reserve to US $ 2.3 trillion. The recovery but also exacerbated inflation and deterioration. According to our estimates, the excess savings of the U.S. residential sector at the end of the first quarter of 2023 were still $ 1 trillion (4%of GDP), which continued to support the consumer expenditure of the residential department. At the same time, due to fiscal policy support, the monthly excess savings consumption of the American family sector narrowed from the previous period, resulting in a decrease in excess savings and retention consumption. Similarly, data from the European Central Bank showed that the excess savings of the residential department of the euro area still retained nearly 900 billion euros at the end of March 2023.</text:p>
      <text:p text:style-name="P4">
Secondly, the overall inflation significant downlink boosted the consumer purchasing power of the European and American residents. Entering the second quarter of 2023, due to the significant decline in energy and food inflation in Europe and the United States, the marginal improvement has improved the purchasing power of the European and American family departments in durable goods consumption, thereby ensuring the sustainability of service consumption purchasing power.</text:p>
      <text:p text:style-name="P4">
Finally, the problem of imbalance in the labor market in Europe and the United States still exists, and wage viscosity support service industry and manufacturing hours. The continuous shortage of labor and service industry's labor force supports the rapid growth of the hourly wages of manufacturing and core service departments. The increase in disposable income of residents has further alleviated the suppression of high inflation and high interest rates on purchasing power. On the whole, during the epidemic, the large-scale financial stimulus and currency over-issuing in Europe and the United States (nearly 20%of the currency growth rate of 20-21 years) are still supporting the current private consumption. The significant recession has not substantially arrived. In the third quarter of 2023, private consumption in Europe and the United States will still be stable, which will support the actual GDP in Europe and the United States to maintain a growth rate of 1.9%and 1%year -on -year (Table 1).Figure 1: Global actual GDP growth forecast % %</text:p>
      <text:p text:style-name="P4">
<draw:frame draw:style-name="fr1" draw:name="Image149" text:anchor-type="as-char" svg:width="6.9236in" svg:height="3.842352in" draw:z-index="0">
<draw:image xlink:href="../Images/FT Chinese Free Version/2023-06-11T15-04-12-00-00/000184016_piclink.png" xlink:type="simple" xlink:show="embed" xlink:actuate="onLoad" draw:mime-type="image/png"/>
</draw:frame>
Data source: The author estimates, Note: Emerging markets include the average of GDP growth forecast in 89 countries around the world</text:p>
      <text:p text:style-name="P4">
Figure 2: The actual consumption expenditure in the United States has not seen a significant decline</text:p>
      <text:p text:style-name="P4">
<draw:frame draw:style-name="fr1" draw:name="Image150" text:anchor-type="as-char" svg:width="6.9236in" svg:height="3.778815in" draw:z-index="0">
<draw:image xlink:href="../Images/FT Chinese Free Version/2023-06-11T15-04-12-00-00/000184015_piclink.png" xlink:type="simple" xlink:show="embed" xlink:actuate="onLoad" draw:mime-type="image/png"/>
</draw:frame>
Data source: Author estimate</text:p>
      <text:p text:style-name="P4">
<text:span text:style-name="T4">
 Credit contraction at the end of the year may lead to the global economy entering the decline cycle. </text:span>
</text:p>
      <text:p text:style-name="P4">
Although a series of liquidity crises in European and American banks have eased in a series of liquidity crises since 2023, the Fed's balance sheet has resumed shrinkage since March, and U.S. SMB's super -storage funds have gradually rebounded, but the liquidity crisis of small and medium -sized banks seems to have not ended. Specifically, the temporary "blood transfusion" policy cannot solve the fundamental problem. Whether it is a discount window operation (DW) or a bank regular financing plan (BTFP) directly providing loans to small and medium banks, while the currency market interest rate continues to be high (April's currency market interest rate range is 4.5-5%) The bank liabilities will always face the issue of deposit outflow. Even if the Federal Reserve has suspended interest rate hikes, the continuity of the high interest rate level will gradually conduct the affecting the credit market. Once the bank credit conditions accelerate the deterioration, the loan of the corporate and residential departments will be contracted, and the financial stability will be significantly impacted. Essence Judging from the current data, although commercial loans from the US residents and corporate departments remain steadily, it reflects that the overall credit expansion of the United States has not signs significant narrowing. However, we believe that the possibility of significant credit contraction in the United States in the fourth quarter is gradually increasing.</text:p>
      <text:p text:style-name="P4">
First of all, Bank of America's industrial and commercial loans and commercial real estate loans in the fourth quarter may accelerate downward. On the one hand, the risk of liquidity compensation of deposits has always existed, and the exit of deposits will conduct conduction that affects the growth of loans. Although the crisis of small and medium -sized banks in the United States has been resolved since May, the scale of US commercial bank deposits continued to decline in May, and the pressure on the outflow of deposits of small and medium -sized banks has always existed. Not only that, the scale of deposits of large banks also declined significantly in mid -May, showing that the outflow of the deposit of small and medium -sized banks is further transmitting the risk of liquidity supplementation of large banks. On the other hand, the overall loan scale of small and medium -sized banks in the United States accounts for 80%of the deposit scale. Among them, industrial and commercial loans and commercial real estate loans accounted for more than 50%of total loans. From the perspective of historical data, the continuous outflow of bank deposits will accelerate the decline in industrial and commercial loans, further transmitting the decline in commercial real estate loans, thereby substantially affecting economic activities.</text:p>
      <text:p text:style-name="P4">
Secondly, residents' excess savings are expected to be exhausted at the end of the fourth quarter, driving consumer loans to a significant decline. From the perspective of historical data, residents' excess savings and consumer loans are significantly positive. The current U.S. tax policy continues to support US households to receive $ 75 billion in excess savings per quarter. Based on our estimates, if the US consumption expenditure continues to maintain the average growth rate before the epidemic, the excess savings of about $ 60-700 billion will be consumed in the next two quarters (Figure 3). Considering the impact of consumers' expectations on consumer behavior, we expect that the credit of the US residents at the end of this year will accompany the excess savings to the bottom and fall significantly. In summary, industrial and commercial loans are the first to decline, and commercial real estate loans have further declined. The final decline in residential loans will lead to continuous contraction of overall credit and continuously weakening the stability of the US financial market. 4).</text:p>
      <text:p text:style-name="P4">
If the United States enters the decline cycle due to the deterioration of credit conditions at the end of the fourth quarter or at the end of the fourth quarter, it is expected that the Fed will begin to release interest rate cuts in the fourth quarter to actively respond to the risk of recession in advance. The decline of the US economy will further conduct further to varying degrees of transmission to affect Europe, Japan and emerging market economies. Considering the lag of European credit and US credit conditions, the impact of credit tightening in the euro area on economic activities (consumption and investment) will appear in mid -2024. It is expected that in the first quarter of next year, the credit support of the euro zone bank to the family and the enterprise department will begin to weaken. The Japanese economy is expected to be impacted by foreign demand with the approaching European and American economy. It is not realistic to implement a tightening policy on the basis of the rate of yield curve control. Maintaining the loose monetary policy will continue during the year.</text:p>
      <text:p text:style-name="P4">
News Source: <text:a xlink:type="simple" xlink:href="http://www.ftchinese.com/story/001099919" text:style-name="Internet_20_link" text:visited-style-name="Visited_20_Internet_20_Link">
http://www.ftchinese.com/story/001099919</text:a>
</text:p>
      <!--NEWS-->
      <text:h text:style-name="P10" text:outline-level="1">
<text:span text:style-name="T4">
How to view China's economic risk (free version)</text:span>
</text:h>
      <text:p text:style-name="P4">
Authors: ['']</text:p>
      <text:p text:style-name="P4">
Publisher: 英国《金融时报》</text:p>
      <text:p text:style-name="P4">
Time: 2023-06-11T15:11:11+00:00</text:p>
      <text:p text:style-name="P4">
Published Time: 2023-06-10T12:00:99+08:00</text:p>
      <text:p text:style-name="P4">
Modified Time: 2023-06-11T11:11:99+08:00</text:p>
      <text:p text:style-name="P4">
Description: Wang Dan: Market confidence has not recovered from the epidemic. 2023 will be a year of emotional dominance. The severe employment situation will make many people feel nervous about the future. As a result, high savings and low investment.</text:p>
      <text:p text:style-name="P4">
Images: ["<text:a xlink:type="simple" xlink:href="https://thumbor.ftacademy.cn/unsafe/picture/3/000180143_piclink.jpg" text:style-name="Internet_20_link" text:visited-style-name="Visited_20_Internet_20_Link">
000180143_pic...</text:a>
", "<text:a xlink:type="simple" xlink:href="https://thumbor.ftacademy.cn/unsafe/picture/6/000183996_piclink.png" text:style-name="Internet_20_link" text:visited-style-name="Visited_20_Internet_20_Link">
000183996_pic...</text:a>
", "<text:a xlink:type="simple" xlink:href="https://thumbor.ftacademy.cn/unsafe/picture/7/000183997_piclink.png" text:style-name="Internet_20_link" text:visited-style-name="Visited_20_Internet_20_Link">
000183997_pic...</text:a>
"]</text:p>
      <text:p text:style-name="P4">
Themes: ['专栏', '新型冠状病毒', '关注']</text:p>
      <text:p text:style-name="P4">
Keywords: ['中国经济', '消费', '新型冠状病毒', '房地产', '地方债', '通货膨胀']</text:p>
      <text:p text:style-name="P4">
Type: Article</text:p>
      <!--METADATA-->
      <text:p text:style-name="P4">
<draw:frame draw:style-name="fr1" draw:name="Image151" text:anchor-type="as-char" svg:width="6.9236in" svg:height="3.894525in" draw:z-index="0">
<draw:image xlink:href="../Images/FT Chinese Free Version/2023-06-11T15-11-11-00-00/00018014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Each country must make difficult choices when facing economic difficulties. Economic theory and economic intuition may not always return to the same way. Local debt and real estate seem to be high -risk, but the policy is intentional. It releases financial risks through administrative Canadian markets and strengthens the constraints of local governments. The real risk comes from the failure side of the demand side. Public expenditure cannot keep up with the speed of production capacity accumulation. Rest reduction can improve the balance sheet, but it does not create new demand. To get rid of liquidity trap, you need to create inflation expectations.</text:p>
      <text:p text:style-name="P4">
The government report in 2023 clearly pointed out the two major risks of the Chinese economy: real estate and local government debt. The risk of real estate is individuality. It is difficult for developers with high debt strokes, but the impact of real estate companies that pay attention to quality of quality will be less. On the contrary, local debt is only systematic risk and has no individual risks. The market's belief in urban investment bonds is based on the trust of the government. Once a certain urban urban investment bond has a substantial breach of contract, then urban investment bonds in all regions will be risked by selling.</text:p>
      <text:p text:style-name="P4">
<text:span text:style-name="T4">
real estate</text:span>
</text:p>
      <text:p text:style-name="P4">
In 2021, the regulatory authorities launched the "three red lines" policy to demand deleveraging real estate companies. The liquidity of the housing market is gradually exhausted, many housing companies have broken capital chain, and residential transactions have declined. The primary goal of real estate regulation is to stabilize house prices. This was the most prominent performance in 2022: the annual commercial housing transactions fell by 28%, the transaction volume of the top 100 housing companies fell by 40%, but the price of new houses did not fall. There are no similar restrictions on the second -hand housing market, and second -hand housing prices in various regions are fulfilled. Therefore, the arbitrage between first -hand houses and second -hand housing markets appear in some places, which has increased difficulties to regulation of real estate.</text:p>
      <text:p text:style-name="P4">
If house prices are free to adjust, it may stimulate demand or open a depression. The experience of developed countries is the lesson of the front car. The results of the spontaneous adjustment of the market are often unpredictable. American experience is positive. After the 2007 subprime crisis, US house prices fell 20%in two years. However, it has been rising all the way, and it has reached a record high in 2022. House prices have doubled more than 2009. But Japan's experience is negative. The Japanese housing market collapsed in 1991, and the price fell by half in 2009, and has not been able to return to the high point in the 1990s.</text:p>
      <text:p text:style-name="P4">
Since the establishment of the commercial housing market in 1998, China's real estate has gone through 25 years of expansion. Most of the cities have high inventory and have lost population. The birth rate of the population that has decreased too fast and the slowdown urbanization has lowered the future housing demand. The launch of real estate tax in the future will pull the house prices lower. Since the launch of the reform of "Housing and Living", since its launch in 2016, it has not shifted through several economic downward pressures. At present, the market's expected return of long -term housing prices returns rationality. In the next few years, more real estate companies will be cleared, and existing inventory will be exhibited or re -positioning will accelerate.</text:p>
      <text:p text:style-name="P4">
<text:span text:style-name="T4">
 Local government debt </text:span>
</text:p>
      <text:p text:style-name="P4">
<draw:frame draw:style-name="fr1" draw:name="Image152" text:anchor-type="as-char" svg:width="6.9236in" svg:height="4.684187in" draw:z-index="0">
<draw:image xlink:href="../Images/FT Chinese Free Version/2023-06-11T15-11-11-00-00/000183996_piclink.png" xlink:type="simple" xlink:show="embed" xlink:actuate="onLoad" draw:mime-type="image/png"/>
</draw:frame>
Olivierblanchard, a macroeconomist, has proposed that government debt interest rates are less than economic growth (ie, less than G). For the United States, this relationship was briefly broken in the 1980s. High debt does mean higher interest payment, but for solvency, it is important not the absolute level of debt, but the debt level relative to the tax base. After World War II, US debt continued to increase, but the government did not do any special operations to pay debt. It was just due to GDP growth and inflation, the debt resolved itself. China's situation is similar. Government debt yields have been lower than the growth rate of GDP, and there are only short -term deviations in the early stage of the epidemic.</text:p>
      <text:p text:style-name="P4">
<draw:frame draw:style-name="fr1" draw:name="Image153" text:anchor-type="as-char" svg:width="6.9236in" svg:height="5.08947in" draw:z-index="0">
<draw:image xlink:href="../Images/FT Chinese Free Version/2023-06-11T15-11-11-00-00/000183997_piclink.png" xlink:type="simple" xlink:show="embed" xlink:actuate="onLoad" draw:mime-type="image/png"/>
</draw:frame>
Under normal circumstances, the internal debt of the sovereign state will not constitute a real financial risk. If government debt is dominated by foreign debt, the period of economic turmoil will affect currency value and capital flow, which may trigger a financial crisis. But domestic bonds will always be diluted with economic growth. There is a fundamental difference between government bonds and personal debt. Personally, you have to pay for bonds when you are income. However, the government exists almost forever, and the income is sustainable. The taxes of almost all countries have continued to grow over time. The government must pay debt interest, but it does not have to be paid off, and new debts can also be issued to replace the old debt. In the early 19th century, Britain issued permanent bonds to support the Napoleonic War. It has always paid interest but never needs to repay the principal. China has shown a similar style in the past few times of urban investment bond operations: In early 2023, Zunyi, Guizhou, announced that it was reorganized for the RMB 15.6 billion. It was postponed for 20 years. Loan banks have to accept bad debt exhibition periods. I am afraid that many risks of urban investment bonds will be resolved in a similar way in the future.</text:p>
      <text:p text:style-name="P4">
However, urban investment bonds have no individual risks, only systemic risks. Urban investment bonds are issued for infrastructure. The return rate of infrastructure projects is extremely low. In 2019, it was 2%, only 1.3%in 2022, and the return on investment in the same period was about 5%. If you only look at the return on investment, no one will buy a city debt. The reason why urban investment bonds can still be sold is because the market believes in the government. In 2018, the Xinjiang Construction Corps Sixth Division had a technical default and became the first default city investment bond, but it was paid a week later. The central government has always emphasized that it is necessary to keep the bottom line that does not occur without the financial crisis, and once it is broken, it will trigger a systemic financial crisis. Therefore, it is difficult to imagine that the investment bonds in Kunming, Guiyang or Shandong will have a substantial default. The intention of supervision to regulate the financing platform is very clear, and it will also use more market -oriented methods to make financial constraints on local governments.</text:p>
      <text:p text:style-name="P4">
<text:span text:style-name="T4">
 Is there a solution for short -term growth? </text:span>
</text:p>
      <text:p text:style-name="P4">
After the epidemic, the market had high expectations for the economic rebound. However, rebuilding confidence is a long -term process, and short -term policy emphasizes control risks and employment. From the beginning of the year, the fundamentals have improved, but the problem of insufficient internal demand has gradually emerged. After the leadership, the currency finance did not make efforts.</text:p>
      <text:p text:style-name="P4">
During the economic downturn, the private sector usually reduces employees and increases efficiency, lowering costs and expenses. The government still needs to invest in public projects for financial expenditures, which drives everyone's willingness to consume and invest. Urban Investment Corporation has undertaken the role of secondary finance in the past many years. Because most private enterprises in China cannot obtain bank loans. Urban investment companies engage in infrastructure, as long as the project can start, it can release liquidity to private enterprises.</text:p>
      <text:p text:style-name="P4">
The current dilemma is that there are not many projects. After 2008, a package stimulus plan was mainly realized through infrastructure investment, which led to China's infrastructure level far beyond the emerging market with equivalent income. At the same time, the degree of automation of infrastructure is getting higher and higher. Even if fiscal expenditure can effectively stimulate GDP growth, the effect of employment is getting worse and worse.In contrast, the United States has adopted less peaceful versions to stimulate the economy. After the Great Depression of 1929 and 1933, domestic demand was always half-warm. Later, the reason why he could get out of the predicament was to rely on the US government to invest in large public projects. This project was World War II. Government expenditures have become real military products and civil products, and exports to Europe have also risen. In the process, the US dollar replaced the pound as an international reserve currency.</text:p>
      <text:p text:style-name="P4">
In simple terms, deficit expenditures are still important. Even if infrastructure space decreases or local debt burden rises, it is impossible to stop extra public expenditures. Because this is the most direct and effective means to fight against recession. Some people think that public investment will squeeze private investment, leading to the retreat of the country and the people. However, the low interest rate environment indicates that the return on investment in the private sector is very low, which shows that more resources for private investment will not drive economic growth. Therefore, the extrusion effect of private investment should not be the main concern of deficit expenditure.</text:p>
      <text:p text:style-name="P4">
<text:span text:style-name="T4">
 Be alert to liquidity trap </text:span>
</text:p>
      <text:p text:style-name="P4">
In the face of recession, the response to monetary policy is usually interest rate cuts. The situation in China this year is unusual. Even if interest rates cut interest, it cannot stimulate the economy, that is, it is trapped in a wide range of liquidity traps. Market confidence has not recovered from the epidemic. 2023 will be a year of emotional dominance. Among them, there will be unrealistic expectations, dissatisfaction with the status quo, and the pessimism brought about by the decline of expectations. The severe employment situation can make many people feel nervous about the future. As a result, we see high savings and low investment.</text:p>
      <text:p text:style-name="P4">
At the policy level, encouraging private consumption and investment is still the most realistic choice. But how to inspire people to spend money? The answer to economics is to create inflation. Inflation is expected to reduce the actual value of the currency, the enthusiasm of the people holding the currency decreases, and the motivation to spend money will increase. That is, only by creating an inflation environment can we finally get rid of the trap of liquidity. However, people who advocate inflation must fight with deep -rooted concepts, because it is generally believed that price stability is more important.</text:p>
      <text:p text:style-name="P4">
Although we cannot mistake the short -term economic fluctuations as long -term growth trends, the risk of insufficient domestic demand is real. In the past ten years, the focus of China's economic policy has shifted from the demand side to the supply side, which aims to improve economic security and production efficiency. However, the current risk is that if domestic demand does not last too long, it may be transformed into depression, and it will be quite difficult to reverse the trend at that time. After all, Japan has tried to improve domestic inflation expectations for 20 years.</text:p>
      <text:p text:style-name="P4">
_ (This article only represents the author's own point of view, Xu Yuqian, assistant researcher of Hang Seng China, also contributed to this article. Editor -in -chief: Yan Man Man@ftchinese.com))_</text:p>
      <text:p text:style-name="P4">
News Source: <text:a xlink:type="simple" xlink:href="http://www.ftchinese.com/story/001099917" text:style-name="Internet_20_link" text:visited-style-name="Visited_20_Internet_20_Link">
http://www.ftchinese.com/story/001099917</text:a>
</text:p>
      <!--NEWS-->
      <text:h text:style-name="P10" text:outline-level="1">
<text:span text:style-name="T4">
Ethics: Why is it the core problem that start -up needs to be solved?</text:span>
</text:h>
      <text:p text:style-name="P4">
Authors: ['']</text:p>
      <text:p text:style-name="P4">
Publisher: 英国《金融时报》</text:p>
      <text:p text:style-name="P4">
Time: 2023-06-11T15:22:19+00:00</text:p>
      <text:p text:style-name="P4">
Published Time: 2023-06-10T12:00:99+08:00</text:p>
      <text:p text:style-name="P4">
Modified Time: 2023-06-11T11:18:99+08:00</text:p>
      <text:p text:style-name="P4">
Description: This forces: Chatgpt and other innovations have brought unprecedented opportunities. Copyright, academic incompetence, discrimination, rumoring, and forgery of identity have also become the focus of social attention. How to understand and solve the ethical problems in innovation and entrepreneurship?</text:p>
      <text:p text:style-name="P4">
Images: []</text:p>
      <text:p text:style-name="P4">
Themes: ['伦理', '关注']</text:p>
      <text:p text:style-name="P4">
Keywords: ['伦理', '创业', '创新经济', '人工智能', 'ChatGPT', '自我管理']</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t the beginning of 2023, ChatGPT became a phenomenon -level application and brought unprecedented impact. AI entrepreneurial heat that has been calm quickly heats up, AIGC(AI generation content)The huge entrepreneurial opportunities brought people excited. At the same time, a series of issues such as copyright, academic incompetence, discrimination, data security, and being abused on fraud, rumors, and forgery of identity have also become the focus of social attention. Understanding and solving the ethical issues in these innovation and entrepreneurship are both business. The focus of ethics, the focus of the development of new technologies, is also the core content that entrepreneurs and entrepreneurial enterprises continue to explore and reflect on ethical levels in practice.</text:p>
      <text:p text:style-name="P4">
<text:span text:style-name="T4">
 The contradiction between the complexity of entrepreneurial ethics and the simplification of ethical decision -making </text:span>
</text:p>
      <text:p text:style-name="P4">
As an important part of human civilization and social order, both in developed or developing countries are emphasizing the importance of ethics. However, the status quo in practice is not optimistic. With the advancement of technological and economic and social development, the world's new trends, new things, and new technologies have impacted human ethics. Especially for the general lack of ethical education of entrepreneurs, their understanding, reflection and construction are often seriously lagging. This has brought difficulties to the development of the discipline of entrepreneurial ethics, but also raised some deeper and future issues.</text:p>
      <text:p text:style-name="P4">
Today China is a developing country that is still in transformation. There are many characteristics of traditional society, but also many problems of modernization. At the same time, due to the development of the Internet and personal entrepreneurship, many post -modern society has been present. Traditional society is a acquaintance society and human society, and a face -to -face society. It pays more attention to the traditional moral norms. China is particularly particular about "enrolling in the law" in history. Modern society pays attention to rules and interests, and pursues the spirit of rationality and contract. "Four modernizations" and "two hundred years" are both China's realization and grand strategy that are realized in the process of modernization. Later, modern society is a state of facts and creation, and value as the orientation, which breaks the rules and hangs the state of "truth" and meaning. The characteristics of these three society coexist, deal with different morality and interests, and face different ethical dilemma and ethical issues, have different ideas and methods, contradictions and confusion are abound, and it also makes China's ethical and moral issues particularly complicated. Essence</text:p>
      <text:p text:style-name="P4">
It is particularly important that the characteristics of postmodern society currently presented are directly related to entrepreneurial ethics. Postmodernism is concerned about non -linear expressiveness and richness, as well as transcendence of rational thoughts. With the rapid development of the Internet and various information technologies, the characteristics of openness, online, decentralization, large -scale collaboration, and long tails are present, which has enabled the most suitable development space of postmodernism. It is a post -modern lifestyle. As Intel's founder Glusov said, "Only paranoia can survive", this is an era of geeks, hackers, and makers like fish and shining. Many traditional theories have lost their understanding, breaking the wealth created by the conventional, and making some traditional experience seem to lose its charm. Wang Jianlin, Ma Yun, Dong Mingzhu and Lei Jun's two -time betting at the CCTV Finance Channel's annual financial figures' awards ceremony have also become an important iconic event. But one of the negative effects is to eliminate the meaning of traditional values, "all strong things have disappeared", and even many entrepreneurs lack the minimum awe of morality.</text:p>
      <text:p text:style-name="P4">
Just as economist Xiong Peter gives two attributes: "creation" and "destruction" based on the two sides of entrepreneurship. There is both contradictions between entrepreneurship and ethics and restricting each other. In the context of the era of entrepreneurship, this dialectical unified relationship makes the moral problems facing entrepreneurs more complicated. solution.</text:p>
      <text:p text:style-name="P4">
Although entrepreneurial ethics is essentially blurred and complex, human instinctual response is to go straight to the goal linear thinking. In the long -term test -oriented education, the way of thinking "without making mistakes", "precision" and "only answer" is continuously strengthened. In the long -term instruction economy and administrative thinking, this instinctive linear thinking and the habitual thinking of test -oriented education have been further deepened and solidified. In some traditional and grass -roots jobs, the factors considers the personal behavior decision -making are very limited. It seems that it does not seem to be a big deal according to the instinct's straight -line thinking. However, in market areas with fierce competition and rapid development and changes, especially in extremely high -risk entrepreneurial activities, there are no non -linear, dynamic, and power -changing analysis and decision -making capabilities, and even the complex thinking of interdisciplinary. The ethical issues that should be treated seriously, let alone make objective, correct and favorable judgments and decisions. For example, although it is not uncommon to lose money before making money in the field of entrepreneurship, large -scale and long -term burning money like the Internet is anti -instinct and anti -intuitive. According to the traditional attitude, the money of investing in investors is not morally based on a long -term profit. However, this new economy that loses money has brought the fastest exponential growth opportunities and countless business myths in human history, so that people who follow linear thinking have completely missed this epoch -making opportunity. The "non -black or white" thinking is not enough to open up. Many people have lost their opportunities for entrepreneurship, and they have missed the excellent opportunities given by many times.</text:p>
      <text:p text:style-name="P4">
<text:span text:style-name="T4">
 The meaning of "Gray Law" </text:span>
</text:p>
      <text:p text:style-name="P4">
"Everything is made, and only has high reading." According to the general logic, it is undoubtedly a more important values to complete the academic logic, but there will be some different results in the golden age of the entrepreneurial of information technology. Throughout the world's leaders in the field of innovation and entrepreneurship, there are many star figures who have dropped out of school, such as the Larry Ex Sen who founded Oracle, Bill Gates, Microsoft, Steve Jobs founded by Apple, founding Facebook Chen Shijun, who founded YouTube, founded Youtube. Moreover, Facebook has its unique standards for recruiting talents. They are inclined to hire young people. For those who drop out of school, challenge old customs, and self -study, drop out of school is a virtue. "When you can participate in it, why waste time to study it?" Zardberg would ask him to try to recruit graduates. He even began to guarantee that if someone dropped out of school to work, he decided to go to study again in the future. In the case, the company will pay tuition for it.</text:p>
      <text:p text:style-name="P4">
There is also a high school in China to start a business. The entrepreneurs who do not go to college are typical, that is, Li Xiang, who has established bubble nets, car homes, and ideal cars. He described "Before I was 18 years old, my academic performance was in the middle and lower, and my relatives and relatives felt that I had nothing to do in the future. At that time, like many classmates, I followed the flow, full of right and wrong, but there was no action to change my destiny."</text:p>
      <text:p text:style-name="P4">
The change of entrepreneurship to him is definitely greater than that of college. Zhang Yong, the founder and chairman of Haidilao, the largest market value of China's catering industry, is just a technical secondary school student. This book is not encouraging blind dropouts and entrepreneurship, and it is not even recommended for college students to start a business directly. However, in the situation of entrepreneurship, maintaining entrepreneurial passion reflects a kind of values, so that it is necessary to focus on opportunities, and to make every effort to turn opportunities into results. At least, this is a more tolerant culture. Behind it is the opportunity to grasp the opportunity under the trend of the intensity of human innovation and entrepreneurship and the concentration of success rates.Coincidentally, Tencent also has a similar "gray law". On July 9, 2012, at the first anniversary of the Tencent Partner Conference, Ma Huateng, chairman and CEO of Tencent's board of directors and CEO, sent an open letter Seven dimensions of the law of degree: specifically include demand, speed, flexibility, redundant degree, openness collaboration, innovation, evolution, etc. (see the introduction of the second chapter), although it is more focused on "product innovation and enterprise enterprises Management ", but still reflects non -linear and complex thinking that is in line with" postmodern characteristics ".</text:p>
      <text:p text:style-name="P4">
In terms of generality, ethics can be divided into two views: moral absoluteism and moral relativism. For entrepreneurial ethics, it is necessary to pay special attention to morality. In the eyes of a successful entrepreneur, there is no eternal moral value concept and principles that are generally applicable at any time or place. It is not necessary to treat the ethics that do not meet modern work and entrepreneurship. For the new ethical concepts that are in line with the characteristics of the future and will be included in the new human civilization, we must maintain a certain degree of openness and tolerance.</text:p>
      <text:p text:style-name="P4">
As Jobs said: "People have limited time, so don't live according to the wishes of others. This is a waste of time. Don't be in prejudice, that is to live according to the results of others. After your own voice, the most important thing is to have the courage to follow your own feelings and intuition. "</text:p>
      <text:p text:style-name="P4">
Note: This article only represents the author's personal point of view. Ben force is the policy researcher of the Chinese University of Hong Kong (Shenzhen) Higher Financial Research Institute and Secretary -General of the Shenzhen Financial Technology Ethics Committee. Part of the content of this article comes from the book "Entrepreneurship Ethics" co -authored with Qin Yan.</text:p>
      <text:p text:style-name="P4">
<text:span text:style-name="T4">
 Editor of this article Xu Jin jin.xu@ftchinese.com</text:span>
</text:p>
      <text:p text:style-name="P4">
News Source: <text:a xlink:type="simple" xlink:href="http://www.ftchinese.com/story/001099920" text:style-name="Internet_20_link" text:visited-style-name="Visited_20_Internet_20_Link">
http://www.ftchinese.com/story/001099920</text:a>
</text:p>
      <!--NEWS-->
      <text:h text:style-name="P10" text:outline-level="1">
<text:span text:style-name="T4">
The approval rate of Indonesian helpers in Malaysia is less than 5.5%</text:span>
</text:h>
      <text:p text:style-name="P4">
Author: 联合早报 (Person)</text:p>
      <text:p text:style-name="P4">
Publisher: 联合早报 (Organization)</text:p>
      <text:p text:style-name="P4">
Published Time: 2023-06-11T15:44</text:p>
      <text:p text:style-name="P4">
Modified Time: 2023-06-11T15:44</text:p>
      <text:p text:style-name="P4">
Description: Many people in Malaysia find that it is difficult to apply for Indonesian helpers. The Indonesian Embassy in Malaysia revealed that in the past year, a total of 8,129 Indonesian people applied for the helper job of Malaysia, but the Malaysian government only approved 4,400 of them. The Indonesian government is less than 5.5%...</text:p>
      <text:p text:style-name="P4">
Videos: []</text:p>
      <text:p text:style-name="P4">
Audios: []</text:p>
      <text:p text:style-name="P4">
Images: []</text:p>
      <text:p text:style-name="P4">
Type: NewsArticle</text:p>
      <text:p text:style-name="P4">
Breadcrumbs: ['即时', '国际']</text:p>
      <text:p text:style-name="P4">
Keywords: ['马来西亚', '印度尼西亚', '帮佣']</text:p>
      <!--METADATA-->
      <text:p text:style-name="P4">
Many people in Malaysia find that it is difficult to apply for Indonesian helpers. The Indonesian Embassy in Malaysia revealed that in the past year, a total of 8,129 Indonesian people applied for the helper job of Malaysia, but the Malaysian government only approved 4,400 of them. The Indonesian government pays deep attention to the approval rate of less than 5.5%.</text:p>
      <text:p text:style-name="P4">
The Indonesian Ambassador to Malaysia, Hemo, told the Daily News that the above data shows that there is a big gap between the Indonesian helper applicants and the approved by the Malaysian government. "We question why only 4,400 applications have been applied for more than 80,000 applications. (Application and approval) The gap between the two."</text:p>
      <text:p text:style-name="P4">
Hemo said about 4,400 approved applications, about 2,300 people have arrived in Malaysia. "We think the approval procedure must be accelerated to prevent employers from hiring Indonesian helpers in an illegal way, and thus cause the problem of illegal helper." He also said that after Saudi Arabia re -open foreign workers to enter the country, the Indonesian people actually wanted to go to Saudi Arabia to become a helper.</text:p>
      <text:p text:style-name="P4">
Indonesia and Malaysia signed the "Recruitment and Memo Memorandum of Understanding in Indonesia's Family Gang Gangs" on April 1 last year. The two countries agreed to use a single channel to screen employers who really meet the qualifications of hiring home helpers.</text:p>
      <text:p text:style-name="P4">
News Source: <text:a xlink:type="simple" xlink:href="https://www.zaobao.com.sg/realtime/world/story20230611-1403312" text:style-name="Internet_20_link" text:visited-style-name="Visited_20_Internet_20_Link">
https://www.zaobao.com.sg/realtime/world/story20230611-1403312</text:a>
</text:p>
      <!--NEWS-->
      <text:h text:style-name="P10" text:outline-level="1">
<text:span text:style-name="T4">
Remove the 4th anniversary of the Chinese and Hong Kong people to unite and resist redization</text:span>
</text:h>
      <text:p text:style-name="P4">
Author: None</text:p>
      <text:p text:style-name="P4">
Publisher: Radio Free Asia (Organization)</text:p>
      <text:p text:style-name="P4">
Published Time: 2023-06-11T15:49:14-04:00</text:p>
      <text:p text:style-name="P4">
Modified Time: 2023-06-11T15:49: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5.1927in" draw:z-index="0">
<draw:image xlink:href="../Images/rfamandarin/2023-06-11T15-49-14-04-00/000000.png" xlink:type="simple" xlink:show="embed" xlink:actuate="onLoad" draw:mime-type="image/png"/>
</draw:frame>
Nearly a thousand Hong Kong people were in front of the British Congress "Rushui to gather again". They were not afraid of the intimidation of the Hong Kong government and sang "Wish to return to Hong Kong." Many participants put their chests in their chests when they sang, with a dignified expression. <text:a xlink:type="simple" xlink:href="https://www.rfa.org/mandarin/yataibaodao/gangtai/al-06112023152417.html/@@images/image" text:style-name="Internet_20_link" text:visited-style-name="Visited_20_Internet_20_Link">
</text:a>
Photo by Lu Xi</text:p>
      <text:p text:style-name="P4">
On June 12, 4 years ago, a large number of demonstrators surrounded the Hong Kong Legislative Council to prevent the Hong Kong government from pushing the draft of the "Fugitive Regulations" to revise. However, the protests were suppressed by the Hong Kong police with tear gas and rubber bullets, which became a day of Hong Kong's iconic iconic. On the occasion of the 4th anniversary of the delivery, commemorative activities are held worldwide.</text:p>
      <text:p text:style-name="P4">
<text:span text:style-name="T4">
<text:span text:style-name="T5">
 <text:a xlink:type="simple" xlink:href="https://www.rfa.org/mandarin/Xinwen/10-06102023171128.html" text:style-name="Internet_20_link" text:visited-style-name="Visited_20_Internet_20_Link">
Hong Kong's delivery of the fourth anniversary of the Taipei Thousands of People Parade Polygang</text:a>
</text:span>
* </text:span>
<text:span text:style-name="T5">
 <text:a xlink:type="simple" xlink:href="https://www.rfa.org/mandarin/yataibaodao/gangtai/al-06092023100550.html" text:style-name="Internet_20_link" text:visited-style-name="Visited_20_Internet_20_Link">
The fourth anniversary of the delivery of China Movement: Deep cultivation beyond the street fighting of overseas Hong Kong people</text:a>
</text:span>
<text:span text:style-name="T5">
 </text:span>
<text:span text:style-name="T4">
 <text:a xlink:type="simple" xlink:href="https://www.rfa.org/mandarin/yataibaodao/gangtai/al-06062023111302.html" text:style-name="Internet_20_link" text:visited-style-name="Visited_20_Internet_20_Link">
"Wish Rongguang Return to Hong Kong" or the first "ban song" in Hong Kong</text:a>
</text:span>
</text:p>
      <text:p text:style-name="P4">
In the United Kingdom, which has the most Hong Kong immigrants, at least 12 cities on the same day held a commemorative rally. Among them, the theme of London's rally on Sunday (11th) is to "guard the original intention and resist the redness". Under the heat of nearly a thousand Hong Kong people, in front of the parliamentary building, they "reunited again". They were afraid of the intimidation of the Hong Kong government and sang "Wish Rongguang to Hong Kong". Many participants at the scene put their hands on their chests when they sang, with a dignified expression.</text:p>
      <text:p text:style-name="P4">
Nearly a thousand Hong Kong people were in front of the British Congress "Rushui to gather again". They were not afraid of the intimidation of the Hong Kong government and sang "Wish to return to Hong Kong." Many participants put their chests in their chests when they sang, with a dignified expression. (Photo by Lu Xi) <text:a xlink:type="simple" xlink:href="https://www.rfa.org/mandarin/yataibaodao/gangtai/al-06112023152417.html/8599.jpg" text:style-name="Internet_20_link" text:visited-style-name="Visited_20_Internet_20_Link">
</text:a>
The fighting songs that appeared during the secondary movement in 2019 were described as "the true national anthem of the Hong Kong people" by many Hong Kong people, but recently the Hong Kong government was accused of "inciting splitting" and applying for a ban from the court to prevent the spread from spreading to prevent the spread from spreading. Essence</text:p>
      <text:p text:style-name="P4">
The Hong Kong artists participating in the rally spoke to this station that the cultural community had predicted that the Hong Kong Government would gradually suppress freedom of speech a few years ago. Recently, Hong Kong's political cartoonist Zunzi column has been put on pressure from the Hong Kong government. "Wish Rongguang Return to Hong Kong" is banned only sooner or later.</text:p>
      <text:p text:style-name="P4">
He said that some overseas Hong Kong people still need to return to Hong Kong or worry about the safety of family members in Hong Kong. However, overseas Hong Kong people cannot compromise without bottom line. "This song cannot be sung. The more afraid of you, the more fierce the regime will be."</text:p>
      <text:p text:style-name="P4">
Hong Kong artists spoil the waves that "Wish Rongguang Back to Hong Kong" cannot be sung. "The more scared you, the more fierce the regime will be." (Photo by Lu Xi) <text:a xlink:type="simple" xlink:href="https://www.rfa.org/mandarin/yataibaodao/gangtai/al-06112023152417.html/8628.jpg" text:style-name="Internet_20_link" text:visited-style-name="Visited_20_Internet_20_Link">
</text:a>
The organizer posted the six words "Resistance to the British Redization" in the center of the stage and put forward four major demands, including requiring the British government to openly support Hong Kong political prisoners such as Li Zhiying, the founder of One Media Group, close the Confucius Institute, and ensure that British institutions insist on freedom of speech. Principles, as well as accelerating the approval of political asylum applicants.</text:p>
      <text:p text:style-name="P4">
The organizer posted the six words "Resistance to the British Redization" in the center of the stage and made four major demands to the British government. (Photo by Lu Xi) <text:a xlink:type="simple" xlink:href="https://www.rfa.org/mandarin/yataibaodao/gangtai/al-06112023152417.html/8611.jpg" text:style-name="Internet_20_link" text:visited-style-name="Visited_20_Internet_20_Link">
</text:a>
These four demands are also aimed at the British government's recent attitude towards China to soften and refuse to close the Confucius Institute; some Hong Kong people organized the "Yangcun" education daily camp to be canceled by the local church, and some Hong Kong political asylum applicants have not been approved as refugee identity as a refugee identity. Some people have been rejected to apply for BNO (British National Overseas Passport) visa. The conference collected the signatures of the participants on the spot and expressed their demands to the British government.</text:p>
      <text:p text:style-name="P4">
Ms. Xu, who attended the rally with her daughter, has always paid attention to the attitude of British Prime Minister Sunak to deal with Hong Kong issues. She described Sunak, just like "lying down", doing nothing, and she was helpless and angry about it. She believes that it is necessary to express the voice of Hong Kong people to the British government through rally.</text:p>
      <text:p text:style-name="P4">
Ms. Xu, who attended the rally with her daughter, was helpless and angry about the recent behavior of British Prime Minister Sunak, and believed that it was necessary to express the voice of Hong Kong people to the British government through the rally. (Photo by Lu Xi) <text:a xlink:type="simple" xlink:href="https://www.rfa.org/mandarin/yataibaodao/gangtai/al-06112023152417.html/8627.jpg" text:style-name="Internet_20_link" text:visited-style-name="Visited_20_Internet_20_Link">
</text:a>
</text:p>
      <text:p text:style-name="P4">
For the third consecutive year, the Chen couple participated in the 612 rally of London with a pair of children, hoping to make Hong Kong's hands and foots and friends who could not speak out know that they would always persist. (Photo by Lu Xi) <text:a xlink:type="simple" xlink:href="https://www.rfa.org/mandarin/yataibaodao/gangtai/al-06112023152417.html/8624.jpg" text:style-name="Internet_20_link" text:visited-style-name="Visited_20_Internet_20_Link">
</text:a>
</text:p>
      <text:p text:style-name="P4">
</text:p>
      <text:p text:style-name="P4">
</text:p>
      <text:p text:style-name="P4">
</text:p>
      <text:p text:style-name="P4">
Photo of the 4th Anniversary of the Movement of the Movement (Photo by Lu Xi) <text:a xlink:type="simple" xlink:href="https://www.rfa.org/mandarin/yataibaodao/gangtai/al-06112023152417.html/8620.jpg" text:style-name="Internet_20_link" text:visited-style-name="Visited_20_Internet_20_Link">
</text:a>
Reporter: Lu Xi (London) Editor: He Ping.com editor: Jessi</text:p>
      <text:p text:style-name="P4">
News Source: <text:a xlink:type="simple" xlink:href="https://www.rfa.org/mandarin/yataibaodao/gangtai/al-06112023152417.html" text:style-name="Internet_20_link" text:visited-style-name="Visited_20_Internet_20_Link">
https://www.rfa.org/mandarin/yataibaodao/gangtai/al-06112023152417.html</text:a>
</text:p>
      <!--NEWS-->
      <text:h text:style-name="P10" text:outline-level="1">
<text:span text:style-name="T4">
China again disturbed Taiwan's 10 secondary military planes on Sunday</text:span>
</text:h>
      <text:p text:style-name="P4">
Author: chinese@voanews.com (美国之音)</text:p>
      <text:p text:style-name="P4">
Publisher: 美国之音中文网 (Type: NewsMediaOrganization)</text:p>
      <text:p text:style-name="P4">
Published Time: 2023-06-11T16:31:30+08:00</text:p>
      <text:p text:style-name="P4">
Modified Time: 2023-06-11 08:31:30Z</text:p>
      <text:p text:style-name="P4">
Description: The Taiwan Ministry of National Defense stated that the Taiwan Air Force made an emergency action after discovering that 10 Chinese fighter aircraft were over -sensitive on Sunday, and conducted a close monitoring of the four joint warriors patrol Chinese warships.</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taiwan-sends-up-fighters-as-chinese-warplanes-cross-strait-s-median-line-20230611/7132065.html" text:style-name="Internet_20_link" text:visited-style-name="Visited_20_Internet_20_Link">
https://www.voachinese.com/a/taiwan-sends-up-fighters-as-chinese-warplanes-cross-strait-s-median-line-20230611/7132065.html</text:a>
</text:p>
      <!--NEWS-->
      <text:h text:style-name="P10" text:outline-level="1">
<text:span text:style-name="T4">
Grade 5.0 shocked Johannesburg, a level 5.0 in Hao Deng, South Africa</text:span>
</text:h>
      <text:p text:style-name="P4">
Author: 联合早报 (Person)</text:p>
      <text:p text:style-name="P4">
Publisher: 联合早报 (Organization)</text:p>
      <text:p text:style-name="P4">
Published Time: 2023-06-11T16:59</text:p>
      <text:p text:style-name="P4">
Modified Time: 2023-06-11T17:19</text:p>
      <text:p text:style-name="P4">
Description: A magnitude 5.0 earthquake occurred in Gauteng, South Africa. The epicenter was located in the Alipon area of Johannesburg, the largest city, and has no casualties. Earthquake occurred in the early morning of Sunday (June 11) local time ...</text:p>
      <text:p text:style-name="P4">
Videos: []</text:p>
      <text:p text:style-name="P4">
Audios: []</text:p>
      <text:p text:style-name="P4">
Images: []</text:p>
      <text:p text:style-name="P4">
Type: NewsArticle</text:p>
      <text:p text:style-name="P4">
Breadcrumbs: ['即时', '国际']</text:p>
      <text:p text:style-name="P4">
Keywords: ['南非', '地震']</text:p>
      <!--METADATA-->
      <text:p text:style-name="P4">
A magnitude 5.0 earthquake occurred in Gauteng, South Africa. The epicenter was located in the Alipon area of Johannesburg, the largest city, and has no casualties.</text:p>
      <text:p text:style-name="P4">
The earthquake occurred at 2:38 am local time (June 11) at 2:38 am (at 8:38 am in Singapore time), and the depth of the earthquake was about 10 kilometers. Agence France -Presse quoted the US Geological Investigation Agency's information that it shook the buildings with the most populated provinces in South Africa.</text:p>
      <text:p text:style-name="P4">
Security risk and crisis management consulting company CRISIS24 said there is no report on losses caused by earthquakes or casualties.</text:p>
      <text:p text:style-name="P4">
Reuters quoted residents in social media: "I feel the longest and strongest earthquake!I feel about 30 seconds."</text:p>
      <text:p text:style-name="P4">
The China News Agency reported that when the earthquake occurred, most South African people were sleeping, but they all felt a strong sense of shock, and some people described the sense of earthquake as "sitting in a train of Mercedes -Benz." The earthquake activity lasted for more than ten seconds. During this period, the South African government's power restriction measures, after the earthquake, the people in some parts of the Hao Deng Province were immediately fell into the dilemma of power outage and no network signal.</text:p>
      <text:p text:style-name="P4">
The reporter then visited and found that some of the private houses near the Errton area of the epicenter were destroyed to varying degrees, especially the simple houses with temporary resettlement points collapsed. Susanda, a public citizen in John, told reporters that she was awakened at the time. "This is like a nightmare. It is incredible. I wake up in a flying dust."</text:p>
      <text:p text:style-name="P4">
Another Jeonburg citizen Christo recalled that such a serious earthquake occurred in South Africa for the first time in his impression. "It was like a monster that broke into the bedroom, everything was giggling, and it was lost for a while. direction."</text:p>
      <text:p text:style-name="P4">
After the earthquake, there were rumors that the earthquake was "caused by mining activities." In response, the South African government did not confirm and said it was investigating the cause of the earthquake.</text:p>
      <text:p text:style-name="P4">
In August 2014, a magnitude 5.3 earthquake occurred in a small gold mine town near Johannesburg. The last large earthquake that shaken South Africa was a magnitude 6.3 earthquake that attacked West Kaipu Province in 1969.</text:p>
      <text:p text:style-name="P4">
News Source: <text:a xlink:type="simple" xlink:href="https://www.zaobao.com.sg/realtime/world/story20230611-1403321" text:style-name="Internet_20_link" text:visited-style-name="Visited_20_Internet_20_Link">
https://www.zaobao.com.sg/realtime/world/story20230611-1403321</text:a>
</text:p>
      <!--NEWS-->
      <text:h text:style-name="P10" text:outline-level="1">
<text:span text:style-name="T4">
Human rights group: Qinghai is tens of thousands of acres of land for the establishment of a reservoir to build a reservoir</text:span>
</text:h>
      <text:p text:style-name="P4">
Author: None</text:p>
      <text:p text:style-name="P4">
Publisher: Radio Free Asia (Organization)</text:p>
      <text:p text:style-name="P4">
Published Time: 2023-06-11T17:03:26-04:00</text:p>
      <text:p text:style-name="P4">
Modified Time: 2023-06-11T17:03: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8.889009in" draw:z-index="0">
<draw:image xlink:href="../Images/rfamandarin/2023-06-11T17-03-26-04-00/000000.png" xlink:type="simple" xlink:show="embed" xlink:actuate="onLoad" draw:mime-type="image/png"/>
</draw:frame>
Qinghai has occupied tens of thousands of acres of land for the establishment of a reservoir to build a reservoir <text:a xlink:type="simple" xlink:href="https://www.rfa.org/mandarin/Xinwen/6-06112023165028.html/@@images/image" text:style-name="Internet_20_link" text:visited-style-name="Visited_20_Internet_20_Link">
</text:a>
Freedom Tibet official website</text:p>
      <text:p text:style-name="P4">
According to the news that the Tibetan group headquartered in Oslo, Norwegian Oslo, a non -Tibetan group was released, and the Huangnan Prefecture authorities of Qinghai recently issued a notice to build a reservoir project on the Langjia River flowing into the Yellow River. More than 170,000 acres of land were forced. This caused the local Tibetans to lose the land that survived, and they could only go to the county seat to find temporary work.</text:p>
      <text:p text:style-name="P4">
According to reports, the local government said in a notice on May 23 that the reservoir construction project is part of the 13th five -year plan. The project was launched within 10 days after the notice was released, and warned that the local Tibetans would not get compensation if they violated instructions. Essence</text:p>
      <text:p text:style-name="P4">
Liberty Tibet quoted sources in China that local Tibetans made a living by agricultural and nomadic land, which led them to be forced to go to the county seat to find temporary work. After the authorities implement the rural urbanization policy, Tibetan farmers and herdsmen have not resolved their livelihoods. The so -called urbanization, its true purpose is to integrate the Tibetans into the cities where the Han people occupy the majority.</text:p>
      <text:p text:style-name="P4">
Responsible: He Ping</text:p>
      <text:p text:style-name="P4">
News Source: <text:a xlink:type="simple" xlink:href="https://www.rfa.org/mandarin/Xinwen/6-06112023165028.html" text:style-name="Internet_20_link" text:visited-style-name="Visited_20_Internet_20_Link">
https://www.rfa.org/mandarin/Xinwen/6-06112023165028.html</text:a>
</text:p>
      <!--NEWS-->
      <text:h text:style-name="P10" text:outline-level="1">
<text:span text:style-name="T4">
Chinese organ donation day Huang Jiefu condemned thousands of people in Hong Kong to withdraw from registration</text:span>
</text:h>
      <text:p text:style-name="P4">
Author: None</text:p>
      <text:p text:style-name="P4">
Publisher: Radio Free Asia (Organization)</text:p>
      <text:p text:style-name="P4">
Published Time: 2023-06-11T17:11:29-04:00</text:p>
      <text:p text:style-name="P4">
Modified Time: 2023-06-11T17:11: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4.612011in" draw:z-index="0">
<draw:image xlink:href="../Images/rfamandarin/2023-06-11T17-11-29-04-00/000000.png" xlink:type="simple" xlink:show="embed" xlink:actuate="onLoad" draw:mime-type="image/png"/>
</draw:frame>
Lu Chongmao (left) and the chairman of the Chinese human organs donation and transplantation committee, Huang Jiefu (middle), chairman of the Foundation Consultant Committee, and Luo Yilong (right) of the Health Director of the Macau Special Administrative Region attended the Chinese organ donation day in Shanghai. <text:a xlink:type="simple" xlink:href="https://www.rfa.org/mandarin/Xinwen/7-06112023170402.html/@@images/image" text:style-name="Internet_20_link" text:visited-style-name="Visited_20_Internet_20_Link">
</text:a>
Network Screenshot/Hong Kong Government News Network</text:p>
      <text:p text:style-name="P4">
June 11 is China's "Organ Donation Day". The official CCTV News client quoted the latest data of the Chinese Human Organ Donation Management Center on the same day that the cumulative volunteers of Chinese organ donation have exceeded 6.26 million, and more than 4,5800 cases have been completed, and more than 139,000 organs have donated organs. As of now, there are 183 hospitals with human organ transplantation qualifications in China. The survival rate after heart and kidney transplantation is the forefront of the world, and the number of organ transplantation ranks second in the world.</text:p>
      <text:p text:style-name="P4">
The outside world noticed that although the Chinese government promised to abolish the use of organs of death penalty in 2015, the huge difference between Chinese organ donation and actual transplantation in China is still generally questioned by the International Human Rights Organization.</text:p>
      <text:p text:style-name="P4">
According to the Hong Kong "Ming Pao" report this Sunday, Lu Chongmao, the Hong Kong Medical Health Director, led a delegation to attend the "Chinese Organ Donation Day" event held at the Shanghai Medical College of Fudan University that day. Huang Jiefu, chairman of the Chinese human organ donation and transplantation committees and chairman of the Foundation Consultant Committee, said in his speech that he knew that thousands of people in Hong Kong had withdrawn from organ donation and registered, and believed that because some people distorted the dedication of organ donation and "faked falsification of falsification "Behavior" condemned.</text:p>
      <text:p text:style-name="P4">
Responsible: He Ping</text:p>
      <text:p text:style-name="P4">
News Source: <text:a xlink:type="simple" xlink:href="https://www.rfa.org/mandarin/Xinwen/7-06112023170402.html" text:style-name="Internet_20_link" text:visited-style-name="Visited_20_Internet_20_Link">
https://www.rfa.org/mandarin/Xinwen/7-06112023170402.html</text:a>
</text:p>
      <!--NEWS-->
      <text:h text:style-name="P10" text:outline-level="1">
<text:span text:style-name="T4">
North Korea's prediction launching period has passed the state of extension of the alertness in Korea and Japan</text:span>
</text:h>
      <text:p text:style-name="P4">
Author: None</text:p>
      <text:p text:style-name="P4">
Publisher: Radio Free Asia (Organization)</text:p>
      <text:p text:style-name="P4">
Published Time: 2023-06-11T17:19:00-04:00</text:p>
      <text:p text:style-name="P4">
Modified Time: 2023-06-11T17:20: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701348in" draw:z-index="0">
<draw:image xlink:href="../Images/rfamandarin/2023-06-11T17-19-00-04-00/000000.png" xlink:type="simple" xlink:show="embed" xlink:actuate="onLoad" draw:mime-type="image/png"/>
</draw:frame>
North Korea's notification of the Japanese government will launch artificial satellites from 0:00 to 00:00 on June 11th. As of 00:00 on the day, North Korea has predicted that the period of launching military reconnaissance satellites has passed, and the South Korean government will continue to maintain alertness. On June 1, the Seoul Railway Station in South Korea, the TV screen played a picture of North Korea launched a rocket in the news program. Associated Press Picture</text:p>
      <text:p text:style-name="P4">
Yonhap News Agency cited a senior official of the Presidential Office of South Korea this Sunday that as of 0:00 on the day, North Korea's forecast for launching military reconnaissance satellites has passed, and the South Korean government will continue to maintain aura.</text:p>
      <text:p text:style-name="P4">
The station previously reported that North Korea notified the Japanese government at the end of last month that artificial satellites will be launched between May 31 and June 11, June 11. The move quickly triggered a high degree of warning in South Korea and Japan, and the Chinese Ministry of Foreign Affairs spokesman Mao Ning responded with the "cause" of the peninsula situation. Mao Ning also said, "I hope that the relevant parties can face up to the problem of problems, adhere to the direction of political solution, and solve their reasonable concerns through meaningful dialogue balance."</text:p>
      <text:p text:style-name="P4">
The above -mentioned senior officials of the Presidential Office of South Korea said that North Korea was testing the remote ballistic missile in the name of launching reconnaissance satellites, which is a serious provocation in violation of the UN Security Council resolution. South Korea and the United States continue to surveillance and reconnaissance in North Korea, and South Korea, the United States and Japan will also promote the sharing of North Korean missile early warning information as scheduled.</text:p>
      <text:p text:style-name="P4">
"38 degrees north latitude", which studied the North Korean issue, found through satellite photos. It was found through satellite photos that the vertical engine test description of the West Sea satellite launch site showed signs of activities. It is suspected that North Korea is preparing to add liquid fuel to the engine.</text:p>
      <text:p text:style-name="P4">
The "Patriot-3" of the Three Islands of the country was intercepting missiles on the air.</text:p>
      <text:p text:style-name="P4">
Responsible: He Ping</text:p>
      <text:p text:style-name="P4">
News Source: <text:a xlink:type="simple" xlink:href="https://www.rfa.org/mandarin/Xinwen/8-06112023171205.html" text:style-name="Internet_20_link" text:visited-style-name="Visited_20_Internet_20_Link">
https://www.rfa.org/mandarin/Xinwen/8-06112023171205.html</text:a>
</text:p>
      <!--NEWS-->
      <text:h text:style-name="P10" text:outline-level="1">
<text:span text:style-name="T4">
China responds to the epidemic situation to hold back to the international conference in Guangzhou diagnosed 2 cases of acne cases of acne</text:span>
</text:h>
      <text:p text:style-name="P4">
Author: None</text:p>
      <text:p text:style-name="P4">
Publisher: Radio Free Asia (Organization)</text:p>
      <text:p text:style-name="P4">
Published Time: 2023-06-11T17:22:47-04:00</text:p>
      <text:p text:style-name="P4">
Modified Time: 2023-06-11T17:22: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612011in" draw:z-index="0">
<draw:image xlink:href="../Images/rfamandarin/2023-06-11T17-22-47-04-00/000000.png" xlink:type="simple" xlink:show="embed" xlink:actuate="onLoad" draw:mime-type="image/png"/>
</draw:frame>
The president of the Japanese government's new crown virus infection team will visit China in the end of this month. <text:a xlink:type="simple" xlink:href="https://www.rfa.org/mandarin/Xinwen/9-06112023171949.html/@@images/image" text:style-name="Internet_20_link" text:visited-style-name="Visited_20_Internet_20_Link">
</text:a>
Reuters pictures</text:p>
      <text:p text:style-name="P4">
On June 11th, Kyodo News quoted a number of related sources in Japan and China revealed that the president of the president of the Japanese government's new crown virus infection group will visit China in the end of the month and attend an international meeting about infectious diseases to discuss the new crown countermeasures. Essence The meeting will be held in Kunming, Yunnan Province from 28 to 30. It will be co -sponsored by the Beijing China -Japan Friendship Hospital and the Yunnan First People's Hospital in Kunming.</text:p>
      <text:p text:style-name="P4">
It is reported that China's recent new crown epidemic has become popular again, hoping to share related countermeasures with countries including Japan. Except for Japan and China, the organizers are still coordinating researchers from Vietnam, Laos, Cambodia, Myanmar, and Britain, and the United States is also invited, but it has not yet decided whether to participate.</text:p>
      <text:p text:style-name="P4">
According to the news that China Daily Economic News cited the Guangdong Disease Prevention and Control Center on Sunday, Guangzhou City monitored two cases of acne on Saturday, which were 43 -year -old men and 29 -year -old men. After testing by the laboratory of Guangdong and Guangzhou Centers for Disease Control and Prevention and the review of the China Centers for Disease Control and Prevention, the laboratory results were positive for monkey acne virus nucleic acids, combined with case epidemiological survey, clinical performance, and laboratory test results, and diagnosed as a confirmed case of monkey acne.</text:p>
      <text:p text:style-name="P4">
Responsible: He Ping</text:p>
      <text:p text:style-name="P4">
News Source: <text:a xlink:type="simple" xlink:href="https://www.rfa.org/mandarin/Xinwen/9-06112023171949.html" text:style-name="Internet_20_link" text:visited-style-name="Visited_20_Internet_20_Link">
https://www.rfa.org/mandarin/Xinwen/9-06112023171949.html</text:a>
</text:p>
      <!--NEWS-->
      <text:h text:style-name="P10" text:outline-level="1">
<text:span text:style-name="T4">
China ’s marriage number innovative low Reuters: reduced manpower and local debt leads to“ not rich first old ”</text:span>
</text:h>
      <text:p text:style-name="P4">
Author: None</text:p>
      <text:p text:style-name="P4">
Publisher: Radio Free Asia (Organization)</text:p>
      <text:p text:style-name="P4">
Published Time: 2023-06-11T17:25:31-04:00</text:p>
      <text:p text:style-name="P4">
Modified Time: 2023-06-11T17:25: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88615in" draw:z-index="0">
<draw:image xlink:href="../Images/rfamandarin/2023-06-11T17-25-31-04-00/000000.png" xlink:type="simple" xlink:show="embed" xlink:actuate="onLoad" draw:mime-type="image/png"/>
</draw:frame>
China Married Number of Persons and Press Information Pictures</text:p>
      <text:p text:style-name="P4">
Reuters quoted official data from the Ministry of Civil Affairs of China this Sunday that only 6.83 million newcomers registered for marriage last year, a decrease of about 800,000 pairs last year. According to the Chinese media's First Financial Statistics, this data set the lowest level since the Ministry of Civil Affairs's website announced the relevant statistics in 1986. Compared with the highest peak in 2013, the number of married people in China has decreased by 49.3%over the past nine years.</text:p>
      <text:p text:style-name="P4">
The Chinese population declined for the first time in 60 years last year, and this situation has a profound impact on the "dividends" that maintain China's labor -intensive economic model. According to official statistics, the birth rate of China's population decreased from 7.52 per 1,000 people in 2021 to 6.77, a record lowest. As of now, in order to make up for the downturn of fertility, many provinces have even proposed to extend paid marriage leave to young newlyweds. However, the above -mentioned data from the Ministry of Civil Affairs of the Chinese Civil Affairs highlight that the relevant measures have not produced an instant effect.</text:p>
      <text:p text:style-name="P4">
Reuters quoted the population to warn that with the decrease in labor and liabilities, local governments with liabilities increased their expenditures in their elderly population, and China would grow old before wealthy.</text:p>
      <text:p text:style-name="P4">
Responsible: He Ping</text:p>
      <text:p text:style-name="P4">
News Source: <text:a xlink:type="simple" xlink:href="https://www.rfa.org/mandarin/Xinwen/10-06112023172315.html" text:style-name="Internet_20_link" text:visited-style-name="Visited_20_Internet_20_Link">
https://www.rfa.org/mandarin/Xinwen/10-06112023172315.html</text:a>
</text:p>
      <!--NEWS-->
      <text:h text:style-name="P10" text:outline-level="1">
<text:span text:style-name="T4">
Rain in northwestern Pakistan caused 27 people to die 145 people injured</text:span>
</text:h>
      <text:p text:style-name="P4">
Author: 联合早报 (Person)</text:p>
      <text:p text:style-name="P4">
Publisher: 联合早报 (Organization)</text:p>
      <text:p text:style-name="P4">
Published Time: 2023-06-11T17:58</text:p>
      <text:p text:style-name="P4">
Modified Time: 2023-06-11T18:02</text:p>
      <text:p text:style-name="P4">
Description: The various types of disasters caused by heavy rainfall in the northwestern Pakistan-Capel-Pashtu province have killed 27 people, including eight children, and 145 were injured. Spokesman Thai, a spokesman for Khyber Pakhtunkhwa ...</text:p>
      <text:p text:style-name="P4">
Videos: []</text:p>
      <text:p text:style-name="P4">
Audios: []</text:p>
      <text:p text:style-name="P4">
Images: []</text:p>
      <text:p text:style-name="P4">
Type: NewsArticle</text:p>
      <text:p text:style-name="P4">
Breadcrumbs: ['即时', '国际']</text:p>
      <text:p text:style-name="P4">
Keywords: ['巴基斯坦', '强降雨']</text:p>
      <!--METADATA-->
      <text:p text:style-name="P4">
The various types of disasters caused by heavy rainfall in the northwestern Pakistan-Capel-Pashtu province have killed 27 people, including eight children, and 145 were injured.</text:p>
      <text:p text:style-name="P4">
Khyberpakhtunkhwa Disaster Administration spokesman Tymur Ali Ali Khan told France-France-Presse: "At least 12 people were on the roof and walls of the house. Live buried. "</text:p>
      <text:p text:style-name="P4">
The storm attacked four regions in the province of Cairbul-Pashto in the evening of Saturday. There were 15 deaths and 100 injuries in the area of Benu. He said that more than 140 people were injured and more than 200 livestock died. In addition, rainfall also caused 68 houses in the Benu area to be damaged.</text:p>
      <text:p text:style-name="P4">
In the other three disaster areas, five, four, and one of them died of Legiemelward, Geller, and Draismel Khan. All four regions have announced an emergency state.</text:p>
      <text:p text:style-name="P4">
The Xinhua News Agency reported that Pakistani Prime Minister Charpz Sheriv issued a statement on Saturday night to express condolences to the victims in the disaster and instructed the State Disaster Administration and the relevant provincial government to immediately carry out rescue work.</text:p>
      <text:p text:style-name="P4">
At the same time, before the cyclone BIPARJOY approached Pakistan and India from the Arabian Sea, the Provincial Disaster Administration in the Southern Pakistan Province of Pakistan announced that the wind speed reached 100 kilometers per hour. "Before the end of the storm system next Saturday (17th), it is recommended that fishermen not adventure to go to sea."</text:p>
      <text:p text:style-name="P4">
Affected by monsoon, from June to September each year is the rainy season of Pakistan, precipitation has increased significantly, and flood disasters such as landslides and mudslides have occurred from time to time.</text:p>
      <text:p text:style-name="P4">
News Source: <text:a xlink:type="simple" xlink:href="https://www.zaobao.com.sg/realtime/world/story20230611-1403338" text:style-name="Internet_20_link" text:visited-style-name="Visited_20_Internet_20_Link">
https://www.zaobao.com.sg/realtime/world/story20230611-1403338</text:a>
</text:p>
      <!--NEWS-->
      <text:h text:style-name="P10" text:outline-level="1">
<text:span text:style-name="T4">
A magnitude 6.2 earthquake occurred in Hokkaido, Japan</text:span>
</text:h>
      <text:p text:style-name="P4">
Author: 联合早报 (Person)</text:p>
      <text:p text:style-name="P4">
Publisher: 联合早报 (Organization)</text:p>
      <text:p text:style-name="P4">
Published Time: 2023-06-11T19:18</text:p>
      <text:p text:style-name="P4">
Modified Time: 2023-06-11T19:25</text:p>
      <text:p text:style-name="P4">
Description: A magnitude 6.2 earthquake occurred in the evening of Hokkaido, Japan (June 11), and no casualties and damage reports have not yet been reported. Agence France -Presse reported that the earthquake occurred at 6.55 pm local time (Singapore time at 5.55). The Japan Meteorological Agency did not send a tsunami alert. beautiful...</text:p>
      <text:p text:style-name="P4">
Videos: []</text:p>
      <text:p text:style-name="P4">
Audios: []</text:p>
      <text:p text:style-name="P4">
Images: []</text:p>
      <text:p text:style-name="P4">
Type: NewsArticle</text:p>
      <text:p text:style-name="P4">
Breadcrumbs: ['即时', '国际']</text:p>
      <text:p text:style-name="P4">
Keywords: ['日本', '地震', '北海道']</text:p>
      <!--METADATA-->
      <text:p text:style-name="P4">
A magnitude 6.2 earthquake occurred in the evening of Hokkaido, Japan (June 11), and no casualties and damage reports have not yet been reported.</text:p>
      <text:p text:style-name="P4">
Agence France -Presse reported that the earthquake occurred at 6.55 pm local time (Singapore time at 5.55). The Japan Meteorological Agency did not send a tsunami alert.</text:p>
      <text:p text:style-name="P4">
The U.S. Geological Survey said that the earthquake is along the coast of Puhecho, the Hokkaido Royal High Revitalization Bureau, with a depth of 123 kilometers.</text:p>
      <text:p text:style-name="P4">
According to the Japan Broadcasting Association (NHK), there is no notification from damage or casualties.</text:p>
      <text:p text:style-name="P4">
Japanese nuclear regulatory agencies said that local nuclear facilities did not report abnormal reports.</text:p>
      <text:p text:style-name="P4">
A local official told NHK that the earthquake caused a strong shaking and lasted for 20 to 30 seconds.</text:p>
      <text:p text:style-name="P4">
He said: "The earthquake first shakes the side, and then gradually becomes stronger. It feels like it lasted for a long time, and it was terrifying."</text:p>
      <text:p text:style-name="P4">
News Source: <text:a xlink:type="simple" xlink:href="https://www.zaobao.com.sg/realtime/world/story20230611-1403352" text:style-name="Internet_20_link" text:visited-style-name="Visited_20_Internet_20_Link">
https://www.zaobao.com.sg/realtime/world/story20230611-1403352</text:a>
</text:p>
      <!--NEWS-->
      <text:h text:style-name="P10" text:outline-level="1">
<text:span text:style-name="T4">
The largest province of South Africa is 5.0 earthquake depth of 10 kilometers shaking</text:span>
</text:h>
      <text:p text:style-name="P4">
Publisher: 法新社</text:p>
      <text:p text:style-name="P4">
Published Time: 2023-06-11T2:32:07+00:00</text:p>
      <text:p text:style-name="P4">
Modified Time: 2023-06-11T08:20:02+00:00</text:p>
      <text:p text:style-name="P4">
Description: (AFP, Johnnisburg, 11th) U.S. Geological Survey notified that a scale of 5.0 earthquakes occurred near Johannisburg, South Africa, shaking the most provincial buildings in South Afric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617581in" draw:z-index="0">
<draw:image xlink:href="../Images/rficn/2023-06-11T2-32-07-00-00/000000.png" xlink:type="simple" xlink:show="embed" xlink:actuate="onLoad" draw:mime-type="image/png"/>
</draw:frame>
The U.S. Geological Survey said that the earthquake occurred at 2:38 in the morning at 2:38 in the morning and the depth of the earthquake was about 10 kilometers.</text:p>
      <text:p text:style-name="P4">
The entire Gaueng buildings are shaking. Johannesburg, located in Houden, is the largest city and business center in South Africa.</text:p>
      <text:p text:style-name="P4">
The residents of Quanhao Deng Province felt the earthquake, and some people posted pictures in social media, showing that the structure of the wall was slightly damaged.</text:p>
      <text:p text:style-name="P4">
In August 2014, a gold -mined town near Johnisburg had a scale of 5.3 earthquakes.</text:p>
      <text:p text:style-name="P4">
The last major earthquake in South Africa was a 6.3 earthquake at the 6.3 earthquake at the Western Cape in 1969. (Translator: Lin Yifeng/Calculating Draft: Chen Zhengyi)</text:p>
      <text:p text:style-name="P4">
News Source: <text:a xlink:type="simple" xlink:href="https://www.rfi.fr/cn/%E5%9B%BD%E9%99%85%E6%8A%A5%E9%81%93/20230611-%E5%8D%97%E9%9D%9E%E6%9C%80%E5%A4%A7%E7%9C%81%E8%A7%84%E6%A8%A15-0%E5%9C%B0%E9%9C%87-%E6%B7%B1%E5%BA%A610%E5%85%AC%E9%87%8C%E5%BB%BA%E7%89%A9%E6%91%87%E6%99%83" text:style-name="Internet_20_link" text:visited-style-name="Visited_20_Internet_20_Link">
https://www.rfi.fr/cn/%E5%9B%BD%E9%99%85%E6%8A%A5%E9%81%93/20230611-%E5%8D%97%E9%9D%9E%E6%9C%80%E5%A4%A7%E7%9C%81%E8%A7%84%E6%A8%A15-0%E5%9C%B0%E9%9C%87-%E6%B7%B1%E5%BA%A610%E5%85%AC%E9%87%8C%E5%BB%BA%E7%89%A9%E6%91%87%E6%99%83</text:a>
</text:p>
      <!--NEWS-->
      <text:h text:style-name="P10" text:outline-level="1">
<text:span text:style-name="T4">
Survey: Three -thirds and one German male "acceptable" is rough to women</text:span>
</text:h>
      <text:p text:style-name="P4">
Author: 联合早报 (Person)</text:p>
      <text:p text:style-name="P4">
Publisher: 联合早报 (Organization)</text:p>
      <text:p text:style-name="P4">
Published Time: 2023-06-11T20:46</text:p>
      <text:p text:style-name="P4">
Modified Time: 2023-06-11T21:32</text:p>
      <text:p text:style-name="P4">
Description: The survey shows that more than one -third of men in Germany believe that the violence of women is "acceptable." This survey conducted by the Internet from March 9th to 21st showed that 33%of men from 18 to 35 years old in Germany believed that when they quarreled with female partners ...</text:p>
      <text:p text:style-name="P4">
Videos: []</text:p>
      <text:p text:style-name="P4">
Audios: []</text:p>
      <text:p text:style-name="P4">
Images: []</text:p>
      <text:p text:style-name="P4">
Type: NewsArticle</text:p>
      <text:p text:style-name="P4">
Breadcrumbs: ['即时', '国际']</text:p>
      <text:p text:style-name="P4">
Keywords: ['暴力', '女性', '德国']</text:p>
      <!--METADATA-->
      <text:p text:style-name="P4">
The survey shows that more than one -third of men in Germany believe that the violence of women is "acceptable."</text:p>
      <text:p text:style-name="P4">
The survey conducted by the Internet from March 9th to 21st showed that 33%of the German men aged 18 to 35 believed that they occasionally "hand -slip" when quarreling with female partners. 34%of the respondents acknowledged that they had treated women violently.</text:p>
      <text:p text:style-name="P4">
Karstenkassner, which advocates gender -equal umbrella "Federal FORUM MEN", described that the survey results were "shocking". In an interview with the German media group Funke, he said: "One -third of the investigations were investigated by men and the violence against women. This is a problem. This situation urgently needs to change."</text:p>
      <text:p text:style-name="P4">
The survey was commissioned by the Plan International General of the International Association of Children's Assistance Organization. The investigation object was 1,000 men and 1,000 women aged 18 to 35.</text:p>
      <text:p text:style-name="P4">
The survey also found that 52%of men believe that they play the role of the main supporters in their relationship with their partners, and the other party should be responsible for taking care of housework.</text:p>
      <text:p text:style-name="P4">
Alexandra Tschacher, a spokesman for the International Pei Young Society, pointed out: "Traditional gender characters are still deeply ingrained in people's hearts."</text:p>
      <text:p text:style-name="P4">
According to data from the German Federal Police, more than 115,000 women in the country were violent by partners in 2021, that is, 13 women were killed per hour. In 2021, 301 women in Germany died in the hands of their current or predecessors.</text:p>
      <text:p text:style-name="P4">
German Justice Bushman said last year that such violence should not be diluted into "personal tragedies" and showed that it would promote legal reforms and be punished more severe punishment for female perpetrators.</text:p>
      <text:p text:style-name="P4">
News Source: <text:a xlink:type="simple" xlink:href="https://www.zaobao.com.sg/realtime/world/story20230611-1403369" text:style-name="Internet_20_link" text:visited-style-name="Visited_20_Internet_20_Link">
https://www.zaobao.com.sg/realtime/world/story20230611-1403369</text:a>
</text:p>
      <!--NEWS-->
      <text:h text:style-name="P10" text:outline-level="1">
<text:span text:style-name="T4">
Ukraine: The Russian army bombed the Carkka Dam to prevent the Ukrainian army from counterattacking in the south</text:span>
</text:h>
      <text:p text:style-name="P4">
Author: chinese@voanews.com (美国之音)</text:p>
      <text:p text:style-name="P4">
Publisher: 美国之音中文网 (Type: NewsMediaOrganization)</text:p>
      <text:p text:style-name="P4">
Published Time: 2023-06-11T21:50:59+08:00</text:p>
      <text:p text:style-name="P4">
Modified Time: 2023-06-11 13:50:59Z</text:p>
      <text:p text:style-name="P4">
Description: The Deputy Minister of Defense of Ukraine, Hanna Maliar, said on Sunday (June 11) that the Russian troops bombed Kakhovka Dam to prevent the Ukraine troops from counterattack in the Hermuson region in the south Essence</text:p>
      <text:p text:style-name="P4">
Videos: []</text:p>
      <text:p text:style-name="P4">
Images: []</text:p>
      <text:p text:style-name="P4">
Categories: ['乌克兰局势', '生态环境', '军事']</text:p>
      <text:p text:style-name="P4">
Type: None</text:p>
      <!--METADATA-->
      <text:p text:style-name="P4">
Nonenone</text:p>
      <text:p text:style-name="P4">
News Source: <text:a xlink:type="simple" xlink:href="https://www.voachinese.com/a/ukraine-says-russia-blew-up-dam-to-prevent-offensive-in-south-20230611/7132146.html" text:style-name="Internet_20_link" text:visited-style-name="Visited_20_Internet_20_Link">
https://www.voachinese.com/a/ukraine-says-russia-blew-up-dam-to-prevent-offensive-in-south-20230611/7132146.html</text:a>
</text:p>
      <!--NEWS-->
      <text:h text:style-name="P10" text:outline-level="1">
<text:span text:style-name="T4">
Mercenary Organization Wagner Group claims that it will not sign a contract with the Russian Defense Minister</text:span>
</text:h>
      <text:p text:style-name="P4">
Author: 联合早报 (Person)</text:p>
      <text:p text:style-name="P4">
Publisher: 联合早报 (Organization)</text:p>
      <text:p text:style-name="P4">
Published Time: 2023-06-11T22:12</text:p>
      <text:p text:style-name="P4">
Modified Time: 2023-06-11T22:23</text:p>
      <text:p text:style-name="P4">
Description: The founder of the Russian mercenary organization Wagner Group Porigon's Sunday (June 11) stated that it would not sign any contract with Russian Defense Minister Shoigugo. This means that he has publicly refused to attribute the Wagner Group to His Majesty of the Ministry of Defense of Russia. Pricig has repeatedly criticized Russia ...</text:p>
      <text:p text:style-name="P4">
Videos: []</text:p>
      <text:p text:style-name="P4">
Audios: []</text:p>
      <text:p text:style-name="P4">
Images: []</text:p>
      <text:p text:style-name="P4">
Type: NewsArticle</text:p>
      <text:p text:style-name="P4">
Breadcrumbs: ['即时', '国际']</text:p>
      <text:p text:style-name="P4">
Keywords: ['乌克兰危机', '俄乌战争', '俄罗斯']</text:p>
      <!--METADATA-->
      <text:p text:style-name="P4">
The founder of the Russian mercenary organization Wagner Group Porigon's Sunday (June 11) stated that it would not sign any contract with Russian Defense Minister Shoigugo. This means that he has publicly refused to attribute the Wagner Group to His Majesty of the Ministry of Defense of Russia.</text:p>
      <text:p text:style-name="P4">
Porigon has repeatedly criticized the Russian military's high -level operations and even accused them of "betrayal". Glasimov, Chief of Staff of the Russian Armed Forces, has not publicly responded to Pritig's criticism, but the Russian Ministry of Defense said on Saturday (10th) that Haguku had ordered all the "volunteer teams" to be with The Ministry of National Defense signed a contract to improve the efficiency of the Russian army.</text:p>
      <text:p text:style-name="P4">
Although the Ministry of National Defense did not mention the Wagner Group in the statement, according to Russian media reports, the move was designed to conquer the Wagner Group.</text:p>
      <text:p text:style-name="P4">
When he was questioned, Porigen said that the order was not applicable to the Wagner Group, indicating that "it will not sign any contract with Hogg." The Russian Ministry of Defense did not respond to Reuters' comment requests.</text:p>
      <text:p text:style-name="P4">
Porigen said that the Wagner Group fully obeyed the interests of Russia, but if it must report to the Sakadu, the efficient command structure of the Wagner Group will be destroyed.</text:p>
      <text:p text:style-name="P4">
He said: "Sho Gulu cannot manage the military formation properly."</text:p>
      <text:p text:style-name="P4">
He also said that the Wagner Group's operation in Ukraine was coordinated after coordinating with the Russian general Sergei Surovikin, known as the "Doom General".</text:p>
      <text:p text:style-name="P4">
Parig Ren also said that the Russian Ministry of Defense may refuse to provide weapons and ammunition on the grounds that the Wagner Group did not follow the signing order, but "when the thunder sounded, they would run with weapons and ammunition for help."</text:p>
      <text:p text:style-name="P4">
News Source: <text:a xlink:type="simple" xlink:href="https://www.zaobao.com.sg/realtime/world/story20230611-1403386" text:style-name="Internet_20_link" text:visited-style-name="Visited_20_Internet_20_Link">
https://www.zaobao.com.sg/realtime/world/story20230611-1403386</text:a>
</text:p>
      <!--NEWS-->
      <text:h text:style-name="P10" text:outline-level="1">
<text:span text:style-name="T4">
Ten ASEAN countries will hold the first southern China Navy acting expert: Select the disputed waters to demonstrate to China</text:span>
</text:h>
      <text:p text:style-name="P4">
Author: chinese@voanews.com (向凌)</text:p>
      <text:p text:style-name="P4">
Publisher: 美国之音中文网 (Type: NewsMediaOrganization)</text:p>
      <text:p text:style-name="P4">
Published Time: 2023-06-11T22:14:14+08:00</text:p>
      <text:p text:style-name="P4">
Modified Time: 2023-06-11 14:14:14Z</text:p>
      <text:p text:style-name="P4">
Description: The Southeast Asian National Alliance (ASEAN, referred to as ASEAN) will hold the first 10 countries joint military exercises in the South China Sea in September. Experts believe that ASEAN wants to demonstrate China to demonstrate China to express the consistent determination of ASEAN to safeguard the sovereignty of the South China Sea.</text:p>
      <text:p text:style-name="P4">
Videos: []</text:p>
      <text:p text:style-name="P4">
Images: []</text:p>
      <text:p text:style-name="P4">
Categories: ['亚太', '中国', '军事']</text:p>
      <text:p text:style-name="P4">
Type: None</text:p>
      <!--METADATA-->
      <text:p text:style-name="P4">
Nonenone</text:p>
      <text:p text:style-name="P4">
News Source: <text:a xlink:type="simple" xlink:href="https://www.voachinese.com/a/asean-to-hold-first-joint-military-exercise-off-disputed-south-china-sea-region-20230611/7132223.html" text:style-name="Internet_20_link" text:visited-style-name="Visited_20_Internet_20_Link">
https://www.voachinese.com/a/asean-to-hold-first-joint-military-exercise-off-disputed-south-china-sea-region-20230611/7132223.html</text:a>
</text:p>
      <!--NEWS-->
      <text:h text:style-name="P10" text:outline-level="1">
<text:span text:style-name="T4">
Honduras officially opened an embassy in Beijing for several months in Beijing for several months</text:span>
</text:h>
      <text:p text:style-name="P4">
Author: chinese@voanews.com (美国之音)</text:p>
      <text:p text:style-name="P4">
Publisher: 美国之音中文网 (Type: NewsMediaOrganization)</text:p>
      <text:p text:style-name="P4">
Published Time: 2023-06-11T22:16:15+08:00</text:p>
      <text:p text:style-name="P4">
Modified Time: 2023-06-11 17:10:18Z</text:p>
      <text:p text:style-name="P4">
Description: After a few months of disconnecting diplomatic relations with Taiwan in Central American countries, Sunday (June 11) officially opened the embassy in Beijing on Sunday (June 11).</text:p>
      <text:p text:style-name="P4">
Videos: []</text:p>
      <text:p text:style-name="P4">
Images: []</text:p>
      <text:p text:style-name="P4">
Categories: ['中国', '美洲', '台湾', '台海两岸关系']</text:p>
      <text:p text:style-name="P4">
Type: None</text:p>
      <!--METADATA-->
      <text:p text:style-name="P4">
Nonenone</text:p>
      <text:p text:style-name="P4">
News Source: <text:a xlink:type="simple" xlink:href="https://www.voachinese.com/a/honduras-opens-embassy-in-china-20230611/7132158.html" text:style-name="Internet_20_link" text:visited-style-name="Visited_20_Internet_20_Link">
https://www.voachinese.com/a/honduras-opens-embassy-in-china-20230611/7132158.html</text:a>
</text:p>
      <!--NEWS-->
      <text:h text:style-name="P10" text:outline-level="1">
<text:span text:style-name="T4">
Collapse of Philadelphia highway fire</text:span>
</text:h>
      <text:p text:style-name="P4">
Author: 联合早报 (Person)</text:p>
      <text:p text:style-name="P4">
Publisher: 联合早报 (Organization)</text:p>
      <text:p text:style-name="P4">
Published Time: 2023-06-11T22:37</text:p>
      <text:p text:style-name="P4">
Modified Time: 2023-06-11T22:49</text:p>
      <text:p text:style-name="P4">
Description: An oil tanker fire occurred in a busy highway in Philadelphia, USA, and the fire caused a collapse of the highway traffic bridge. According to Agence France -Presse, the incident was an inter -state highway on No. 95. The collapse caused the viaduct of the four lanes to destroy. Some stones hit the lane below, but there was no ...</text:p>
      <text:p text:style-name="P4">
Videos: []</text:p>
      <text:p text:style-name="P4">
Audios: []</text:p>
      <text:p text:style-name="P4">
Images: []</text:p>
      <text:p text:style-name="P4">
Type: NewsArticle</text:p>
      <text:p text:style-name="P4">
Breadcrumbs: ['即时', '国际']</text:p>
      <text:p text:style-name="P4">
Keywords: ['美国', '大火']</text:p>
      <!--METADATA-->
      <text:p text:style-name="P4">
An oil tanker fire occurred in a busy highway in Philadelphia, USA, and the fire caused a collapse of the highway traffic bridge.</text:p>
      <text:p text:style-name="P4">
According to Agence France -Presse, the incident was the inter -state highway on No. 95. The collapse caused the viaducts of the four lanes to destroy. Some stones hit the lane below, but there was no report from the casualties.</text:p>
      <text:p text:style-name="P4">
A spokesman for the Philadelphia Municipal Government said that "a fire under the inter -road No. 95" caused the road to collapse, but it was not stated that the accident caused a fire.</text:p>
      <text:p text:style-name="P4">
According to local media reports, the fire started at 7 am local time (June 11) at 7 am (at 7 pm Singapore time). The municipal government issued a series of alerts about the tank cars on the highway on the Twitter. The fire obviously caused the viaduct to collapse.</text:p>
      <text:p text:style-name="P4">
The Excellent Director of the Philadelphia Government Alexander said at a press conference: "Inter -State Highway 95 will be affected for a long time."</text:p>
      <text:p text:style-name="P4">
The 95 -north -north -north -south state highway is one of the busiest highways in the United States, connecting major cities from Maine to Florida.</text:p>
      <text:p text:style-name="P4">
News Source: <text:a xlink:type="simple" xlink:href="https://www.zaobao.com.sg/realtime/world/story20230611-1403392" text:style-name="Internet_20_link" text:visited-style-name="Visited_20_Internet_20_Link">
https://www.zaobao.com.sg/realtime/world/story20230611-1403392</text:a>
</text:p>
      <!--NEWS-->
      <text:h text:style-name="P10" text:outline-level="1">
<text:span text:style-name="T4">
Former Scottish Chief Minister Stekin was detained for financial investigation</text:span>
</text:h>
      <text:p text:style-name="P4">
Author: 联合早报 (Person)</text:p>
      <text:p text:style-name="P4">
Publisher: 联合早报 (Organization)</text:p>
      <text:p text:style-name="P4">
Published Time: 2023-06-11T22:55</text:p>
      <text:p text:style-name="P4">
Modified Time: 2023-06-11T23:14</text:p>
      <text:p text:style-name="P4">
Description: Nicola Sturgeon, the former chief minister of Scotland local government, was detained and was investigated by financial violations. Agence France -Presse reported that the Scottish police on Sunday (June 11) stated that a 52 -year -old woman was arrested that she was ...</text:p>
      <text:p text:style-name="P4">
Videos: []</text:p>
      <text:p text:style-name="P4">
Audios: []</text:p>
      <text:p text:style-name="P4">
Images: []</text:p>
      <text:p text:style-name="P4">
Type: NewsArticle</text:p>
      <text:p text:style-name="P4">
Breadcrumbs: ['即时', '国际']</text:p>
      <text:p text:style-name="P4">
Keywords: ['苏格兰', '英国']</text:p>
      <!--METADATA-->
      <text:p text:style-name="P4">
Nicola Sturgeon, the former chief minister of Scotland local government, was detained and was investigated by financial violations.</text:p>
      <text:p text:style-name="P4">
Agence France -Presse reported that the Scottish police on Sunday (June 11) stated that a 52 -year -old woman was arrested that she was the suspect of the Scottish National Party (SNP) funds and financial investigation cases. The woman is currently detained and is being questioned by the police.</text:p>
      <text:p text:style-name="P4">
The British media later confirmed that the woman was the former party leader of the Scottish National Party.</text:p>
      <text:p text:style-name="P4">
The Scottish Police recently launched a financial investigation of the Scottish National Party. Stock is the third arrested person involved and has caused shocks in Scotland's political system.</text:p>
      <text:p text:style-name="P4">
Scottish Police April this year <text:a xlink:type="simple" xlink:href="https://www.zaobao.com/realtime/world/story20230405-1379842" text:style-name="Internet_20_link" text:visited-style-name="Visited_20_Internet_20_Link">
arrested Stergin's husband</text:a>
, Peter Murrell, former CEO of the Scottish National Party.</text:p>
      <text:p text:style-name="P4">
Murrell was accused of misappropriation of 600,000 pounds (about 990,000 yuan) funds donated to the National Party and provided more than 100,000 pounds of personal loans to the National Party. He was later released, waiting for further investigation.</text:p>
      <text:p text:style-name="P4">
The party's financial director Colin Beattie was also arrested in April and was later released.</text:p>
      <text:p text:style-name="P4">
Stekin <text:a xlink:type="simple" xlink:href="https://www.zaobao.com/realtime/world/story20230215-1363512" text:style-name="Internet_20_link" text:visited-style-name="Visited_20_Internet_20_Link">
February officially announced the position of chief minister in February</text:a>
And the last time in March, he appeared as the Chief Minister in Scottish Parliament.</text:p>
      <text:p text:style-name="P4">
News Source: <text:a xlink:type="simple" xlink:href="https://www.zaobao.com.sg/realtime/world/story20230611-1403396" text:style-name="Internet_20_link" text:visited-style-name="Visited_20_Internet_20_Link">
https://www.zaobao.com.sg/realtime/world/story20230611-1403396</text:a>
</text:p>
      <!--NEWS-->
      <text:h text:style-name="P10" text:outline-level="1">
<text:span text:style-name="T4">
Biofuels exported to China are suspected of fraud? EU investigation</text:span>
</text:h>
      <text:p text:style-name="P4">
Author: None (Language: zh)</text:p>
      <text:p text:style-name="P4">
Publisher: None</text:p>
      <text:p text:style-name="P4">
Time: 2023-06-11T9:50:00Z</text:p>
      <text:p text:style-name="P4">
Description: A spokesman for the European Commission told AFP that after receiving a complaint from a EU member state government, the European Commission was investigating biofuels that were suspected of fraud. People familiar with the matter said the complaint came from Germany.</text:p>
      <text:p text:style-name="P4">
Videos: []</text:p>
      <text:p text:style-name="P4">
Images: []</text:p>
      <text:p text:style-name="P4">
Subject: 经济纵横</text:p>
      <text:p text:style-name="P4">
Subjects: ['希腊债务危机', '欧债危机', '欧盟', '乌克兰', '岛屿主权争端', '专题报道：全景观看“习马会”', '诺贝尔奖', '欧洲难民危机', '欧洲', '绿色和平']</text:p>
      <text:p text:style-name="P4">
Keywords: ['生物燃料', '废物燃料', '可持续发展', '市场', '欺诈', '欧盟委员会', '欧委会', '欧盟', '中国', '环保', '燃料']</text:p>
      <text:p text:style-name="P4">
Id: 65839356</text:p>
      <!--METADATA-->
      <text:p text:style-name="P4">
<text:a xlink:type="simple" xlink:href="https://www.dw.com/zh/overlay/image/article/65839356/62767137" text:style-name="Internet_20_link" text:visited-style-name="Visited_20_Internet_20_Link">
 </text:a>
Biofuels are considered more environmentally friendly than fossil fuels</text:p>
      <text:p text:style-name="P4">
(Voice of German in Chinese) A spokesman of the European Commission said on Monday (June 5) that a report from market participants received possible fraud reports involved some sustainable biofuels that have been certified.</text:p>
      <text:p text:style-name="P4">
The spokesman said that the European Commission was cooperating with state -to -laws and investigating these suspected cases with national cooperation. He also said that as the investigation is in progress, the number of imports will not be provided.</text:p>
      <text:p text:style-name="P4">
A person familiar with the matter said the complaint was proposed by Germany.</text:p>
      <text:p text:style-name="P4">
Bio -fuel is made of animal or plant waste. For example, it is made of vegetable oil, farm by -products, animal fat, etc. Bio -fuel is considered more environmentally friendly than fossil fuels.</text:p>
      <text:h text:style-name="P12" text:outline-level="3">
<text:span text:style-name="T4">
Garbage into fuel</text:span>
</text:h>
      <text:p text:style-name="P4">
A spokesman for the European Commission said that fuel suppliers operate fossil fuels and biofuels in the international market. The European Commission "invites all economic actors to participate in the biofuel market to fully investigate and report any suspicious situation." He said: "The European Union treats any scams very seriously and will take appropriate action without hesitation to protect the integrity of its biofuel market."</text:p>
      <text:p text:style-name="P4">
The biofuel industry organization "European Waste and Advanced Biofee Fuel Association" (EWABA), in a letter sent to the European Commission and the German government last week, talked about the "terrible" situation caused by Chinese biological diesel imports to the European Union. The letter said that the exports of biological diesel in China have recently increased, which is considered to have possible fraud, and this situation "suppresses the entire EU's biological diesel market" and leads to the closure of relevant factories.</text:p>
      <text:p text:style-name="P4">
This letter also stated that only by waste, "sustainability and traceability is the unquestionable" biofuel, can it be promoted in the European Union. The letter said that unless the containment measures are adopted and a voluntary certificate of the use of suspicious fuel restrictions from countries outside the EU, "we will soon embark on an irreversible path, which will eventually lead to the entire collapse of the EU industry."</text:p>
      <text:p text:style-name="P4">
(Agence France -Presse)</text:p>
      <text:p text:style-name="P4">
News Source: <text:a xlink:type="simple" xlink:href="https://www.dw.com/zh/中国出口的生物燃料涉嫌欺诈？欧盟展开调查/a-65839356" text:style-name="Internet_20_link" text:visited-style-name="Visited_20_Internet_20_Link">
https://www.dw.com/zh/中国出口的生物燃料涉嫌欺诈？欧盟展开调查/a-65839356?maca=chi-rss-chi-all-1127-rdf</text:a>
</text:p>
      <!--NEWS-->
      <text:h text:style-name="P10" text:outline-level="1">
<text:span text:style-name="T4">
16 police officers were killed by the four police officers in the two Police Department of Vietnam</text:span>
</text:h>
      <text:p text:style-name="P4">
Author: 联合早报 (Person)</text:p>
      <text:p text:style-name="P4">
Publisher: 联合早报 (Organization)</text:p>
      <text:p text:style-name="P4">
Published Time: 2023-06-12T00:12</text:p>
      <text:p text:style-name="P4">
Modified Time: 2023-06-12T00:17</text:p>
      <text:p text:style-name="P4">
Description: Two community police officers were shot on Sunday (June 11) in central Plateau in central Vietnam. Four police officers were killed, two other police officers were injured, and 16 were arrested. According to Agence France -Presse and Reuters, the official website of the Ministry of Public Security issued a news that the police officer was aged 3 ...</text:p>
      <text:p text:style-name="P4">
Videos: []</text:p>
      <text:p text:style-name="P4">
Audios: []</text:p>
      <text:p text:style-name="P4">
Images: []</text:p>
      <text:p text:style-name="P4">
Type: NewsArticle</text:p>
      <text:p text:style-name="P4">
Breadcrumbs: ['即时', '国际']</text:p>
      <text:p text:style-name="P4">
Keywords: ['越南', '枪击案']</text:p>
      <!--METADATA-->
      <text:p text:style-name="P4">
Two community police officers were shot on Sunday (June 11) in central Plateau in central Vietnam. Four police officers were killed, two other police officers were injured, and 16 were arrested.</text:p>
      <text:p text:style-name="P4">
According to Agence France -Presse and Reuters, the official website of the Ministry of Public Security of Vietnam said that the police officers were aged 30 to 35 and were promoted to be promoted. The wounded also includes local officials and civilians, but did not provide the number of casualties.</text:p>
      <text:p text:style-name="P4">
According to Yue Tong News Agency, in the early morning of Sunday, a gang broke into the police station of Yayan and Aksur, Ge Kun County, Dele Province, and fired a shooting, causing a number of police officers, township cadres and the people to die and the public. Injuried. Police rescued two hostages, and the other hostage escaped.</text:p>
      <text:p text:style-name="P4">
16 people were arrested for the incident, and investigators were still searching for more suspects. The Ministry of Public Security also called on the residents of Ge Kun County to keep calm and not panic.</text:p>
      <text:p text:style-name="P4">
There are some ethnic minorities in central Plateau in central Vietnam, which has always been one of Vietnam's sensitive areas. Locals have long dissatisfied with land rights and other issues. Others require more autonomy, while some people in exile overseas advocate regional independence.</text:p>
      <text:p text:style-name="P4">
The violence of guns is extremely rare in Vietnam, and the people cannot hold guns, and the black market guns are extremely rare.</text:p>
      <text:p text:style-name="P4">
In January 2020, a fight in an illegal chicken fighting activity in the suburbs of Ho Chi Minh City, and the four were shot.</text:p>
      <text:p text:style-name="P4">
In 2016, two senior officials in Anpei Province in northern Vietnam were shot and killed by colleagues in the office, and the murderer subsequently shot and committed suicide.</text:p>
      <text:p text:style-name="P4">
News Source: <text:a xlink:type="simple" xlink:href="https://www.zaobao.com.sg/realtime/world/story20230612-1403406" text:style-name="Internet_20_link" text:visited-style-name="Visited_20_Internet_20_Link">
https://www.zaobao.com.sg/realtime/world/story20230612-1403406</text:a>
</text:p>
      <!--NEWS-->
      <text:h text:style-name="P10" text:outline-level="1">
<text:span text:style-name="T4">
Chinese electric vehicles are here!Chinese electric vehicles are here!Will American consumers buy it?</text:span>
</text:h>
      <text:p text:style-name="P4">
Author: chinese@voanews.com (美国之音)</text:p>
      <text:p text:style-name="P4">
Publisher: 美国之音中文网 (Type: NewsMediaOrganization)</text:p>
      <text:p text:style-name="P4">
Published Time: 2023-06-12T00:53:13+08:00</text:p>
      <text:p text:style-name="P4">
Modified Time: 2023-06-11 16:59:06Z</text:p>
      <text:p text:style-name="P4">
Description: After years of preparation, Chinese electric vehicle manufacturers are trying to enter the US electric vehicle market at a price advantage. Industry observers said that Chinese electric vehicle manufacturers have seen them impressive, and more importantly, Chinese electric vehicles with price advantages are only a matter of time to enter the US market.</text:p>
      <text:p text:style-name="P4">
Videos: []</text:p>
      <text:p text:style-name="P4">
Images: []</text:p>
      <text:p text:style-name="P4">
Categories: ['经济·金融·贸易', '美国', '中国', '美中关系', '美中贸易']</text:p>
      <text:p text:style-name="P4">
Type: None</text:p>
      <!--METADATA-->
      <text:p text:style-name="P4">
Nonenone</text:p>
      <text:p text:style-name="P4">
News Source: <text:a xlink:type="simple" xlink:href="https://www.voachinese.com/a/cheap-chinese-evs-are-coming-to-the-us-20230611/7132171.html" text:style-name="Internet_20_link" text:visited-style-name="Visited_20_Internet_20_Link">
https://www.voachinese.com/a/cheap-chinese-evs-are-coming-to-the-us-20230611/7132171.html</text:a>
</text:p>
      <!--NEWS-->
      <text:h text:style-name="P10" text:outline-level="1">
<text:span text:style-name="T4">
Iran's highest leader Hamenei: "Nothing wrong" to reach a nuclear agreement with the West</text:span>
</text:h>
      <text:p text:style-name="P4">
Author: chinese@voanews.com (美国之音)</text:p>
      <text:p text:style-name="P4">
Publisher: 美国之音中文网 (Type: NewsMediaOrganization)</text:p>
      <text:p text:style-name="P4">
Published Time: 2023-06-12T04:58:05+08:00</text:p>
      <text:p text:style-name="P4">
Modified Time: 2023-06-11 20:58:05Z</text:p>
      <text:p text:style-name="P4">
Description: Iran's supreme leader Hamenei said on Sunday that if Iran's nuclear infrastructure remains intact, it is possible to reach an agreement on the nuclear project of Tehran and the West. At present, the nuclear agreement between Tehran and Washington will be deadlocked in 2015.</text:p>
      <text:p text:style-name="P4">
Videos: []</text:p>
      <text:p text:style-name="P4">
Images: []</text:p>
      <text:p text:style-name="P4">
Categories: ['中东', '亚太', '美国']</text:p>
      <text:p text:style-name="P4">
Type: None</text:p>
      <!--METADATA-->
      <text:p text:style-name="P4">
Nonenone</text:p>
      <text:p text:style-name="P4">
News Source: <text:a xlink:type="simple" xlink:href="https://www.voachinese.com/a/iran-s-khamenei-nothing-wrong-with-a-nuclear-deal-with-west/7132485.html" text:style-name="Internet_20_link" text:visited-style-name="Visited_20_Internet_20_Link">
https://www.voachinese.com/a/iran-s-khamenei-nothing-wrong-with-a-nuclear-deal-with-west/713248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